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747cm"/>
    </style:style>
    <style:style style:name="co2" style:family="table-column">
      <style:table-column-properties fo:break-before="auto" style:column-width="3.059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4.311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2.586cm"/>
    </style:style>
    <style:style style:name="co7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2.776cm"/>
    </style:style>
    <style:style style:name="co9" style:family="table-column">
      <style:table-column-properties fo:break-before="auto" style:column-width="3.812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bold" style:font-size-asian="10pt" style:font-style-asian="normal" style:font-weight-asian="bold" style:font-name-complex="MS Sans Serif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3">
      <style:table-cell-properties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8" style:family="table-cell" style:parent-style-name="Default" style:data-style-name="N3">
      <style:table-cell-properties fo:wrap-option="wrap" fo:border="0.74pt solid #000000"/>
      <style:text-properties fo:font-weight="bold" style:font-weight-asian="bold" style:font-weight-complex="bold"/>
    </style:style>
    <style:style style:name="ce9" style:family="table-cell" style:parent-style-name="Default" style:data-style-name="N3"/>
    <style:style style:name="ce10" style:family="table-cell" style:parent-style-name="Default" style:data-style-name="N3">
      <style:table-cell-properties fo:border-bottom="none" fo:border-left="0.74pt solid #000000" fo:border-right="0.74pt solid #000000" fo:border-top="none"/>
    </style:style>
    <style:style style:name="ce11" style:family="table-cell" style:parent-style-name="Default" style:data-style-name="N3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C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Default"/>
        <table:table-row table:style-name="ro1">
          <table:table-cell table:style-name="ce1" office:value-type="string" calcext:value-type="string">
            <text:p>Source : INSEE <text:s/>Flores 2018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table:style-name="ce2"/>
          <table:table-cell table:number-columns-repeated="7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Zone géographique : France entière (y compris DOM)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Champ : total, hors intérimaires et postes annexes pour effectifs au 31/12</text:p>
          </table:table-cell>
          <table:table-cell table:number-columns-repeated="7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Croisé par : Régions X ESS X Famille X Taille d’établissements</text:p>
          </table:table-cell>
          <table:table-cell table:number-columns-repeated="7"/>
          <table:table-cell table:style-name="Default"/>
          <table:table-cell/>
        </table:table-row>
        <table:table-row table:style-name="ro2">
          <table:table-cell table:style-name="ce3"/>
          <table:table-cell table:number-columns-repeated="7"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s : secret statistique</text:p>
          </table:table-cell>
          <table:table-cell table:number-columns-repeated="7"/>
          <table:table-cell table:style-name="Default"/>
          <table:table-cell/>
        </table:table-row>
        <table:table-row table:style-name="ro2">
          <table:table-cell table:style-name="ce4"/>
          <table:table-cell table:number-columns-repeated="7"/>
          <table:table-cell table:style-name="Default"/>
          <table:table-cell/>
        </table:table-row>
        <table:table-row table:style-name="ro3">
          <table:table-cell table:style-name="ce5" office:value-type="string" calcext:value-type="string">
            <text:p>Région</text:p>
          </table:table-cell>
          <table:table-cell table:style-name="ce5" office:value-type="string" calcext:value-type="string">
            <text:p>ESS</text:p>
          </table:table-cell>
          <table:table-cell table:style-name="ce5" office:value-type="string" calcext:value-type="string">
            <text:p>Famille</text:p>
          </table:table-cell>
          <table:table-cell table:style-name="ce8" office:value-type="string" calcext:value-type="string">
            <text:p>Taille d’établissement</text:p>
          </table:table-cell>
          <table:table-cell table:style-name="ce8" office:value-type="string" calcext:value-type="string">
            <text:p>Nombre d’établissements</text:p>
          </table:table-cell>
          <table:table-cell table:style-name="ce8" office:value-type="string" calcext:value-type="string">
            <text:p>Nombre d’entreprises</text:p>
          </table:table-cell>
          <table:table-cell table:style-name="ce8" office:value-type="string" calcext:value-type="string">
            <text:p>Effectifs au 31/12</text:p>
          </table:table-cell>
          <table:table-cell table:style-name="ce8" office:value-type="string" calcext:value-type="string">
            <text:p>Effectifs EQTP</text:p>
          </table:table-cell>
          <table:table-cell table:style-name="ce8" office:value-type="string" calcext:value-type="string">
            <text:p>Rémunérations brutes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2302429" calcext:value-type="float">
            <text:p>2 302 429</text:p>
          </table:table-cell>
          <table:table-cell table:style-name="ce10" office:value-type="float" office:value="1831851" calcext:value-type="float">
            <text:p>1 831 851</text:p>
          </table:table-cell>
          <table:table-cell table:style-name="ce10" office:value-type="float" office:value="22909638" calcext:value-type="float">
            <text:p>22 909 638</text:p>
          </table:table-cell>
          <table:table-cell table:style-name="ce10" office:value-type="float" office:value="21447371" calcext:value-type="float">
            <text:p>21 447 371</text:p>
          </table:table-cell>
          <table:table-cell table:style-name="ce10" office:value-type="float" office:value="783084444311" calcext:value-type="float">
            <text:p>783 084 444 311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906023" calcext:value-type="float">
            <text:p>1 906 023</text:p>
          </table:table-cell>
          <table:table-cell table:style-name="ce10" office:value-type="float" office:value="1579471" calcext:value-type="float">
            <text:p>1 579 471</text:p>
          </table:table-cell>
          <table:table-cell table:style-name="ce10" office:value-type="float" office:value="4289933" calcext:value-type="float">
            <text:p>4 289 933</text:p>
          </table:table-cell>
          <table:table-cell table:style-name="ce10" office:value-type="float" office:value="4202240" calcext:value-type="float">
            <text:p>4 202 240</text:p>
          </table:table-cell>
          <table:table-cell table:style-name="ce10" office:value-type="float" office:value="129778874501" calcext:value-type="float">
            <text:p>129 778 874 501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315949" calcext:value-type="float">
            <text:p>315 949</text:p>
          </table:table-cell>
          <table:table-cell table:style-name="ce10" office:value-type="float" office:value="204233" calcext:value-type="float">
            <text:p>204 233</text:p>
          </table:table-cell>
          <table:table-cell table:style-name="ce10" office:value-type="float" office:value="5891038" calcext:value-type="float">
            <text:p>5 891 038</text:p>
          </table:table-cell>
          <table:table-cell table:style-name="ce10" office:value-type="float" office:value="5400497" calcext:value-type="float">
            <text:p>5 400 497</text:p>
          </table:table-cell>
          <table:table-cell table:style-name="ce10" office:value-type="float" office:value="186487689055" calcext:value-type="float">
            <text:p>186 487 689 055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70166" calcext:value-type="float">
            <text:p>70 166</text:p>
          </table:table-cell>
          <table:table-cell table:style-name="ce10" office:value-type="float" office:value="42331" calcext:value-type="float">
            <text:p>42 331</text:p>
          </table:table-cell>
          <table:table-cell table:style-name="ce10" office:value-type="float" office:value="6312312" calcext:value-type="float">
            <text:p>6 312 312</text:p>
          </table:table-cell>
          <table:table-cell table:style-name="ce10" office:value-type="float" office:value="5844407" calcext:value-type="float">
            <text:p>5 844 407</text:p>
          </table:table-cell>
          <table:table-cell table:style-name="ce10" office:value-type="float" office:value="217024359452" calcext:value-type="float">
            <text:p>217 024 359 452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0291" calcext:value-type="float">
            <text:p>10 291</text:p>
          </table:table-cell>
          <table:table-cell table:style-name="ce10" office:value-type="float" office:value="5816" calcext:value-type="float">
            <text:p>5 816</text:p>
          </table:table-cell>
          <table:table-cell table:style-name="ce10" office:value-type="float" office:value="6416355" calcext:value-type="float">
            <text:p>6 416 355</text:p>
          </table:table-cell>
          <table:table-cell table:style-name="ce10" office:value-type="float" office:value="6000226" calcext:value-type="float">
            <text:p>6 000 226</text:p>
          </table:table-cell>
          <table:table-cell table:style-name="ce10" office:value-type="float" office:value="249793521303" calcext:value-type="float">
            <text:p>249 793 521 303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212718" calcext:value-type="float">
            <text:p>212 718</text:p>
          </table:table-cell>
          <table:table-cell table:style-name="ce10" office:value-type="float" office:value="154679" calcext:value-type="float">
            <text:p>154 679</text:p>
          </table:table-cell>
          <table:table-cell table:style-name="ce10" office:value-type="float" office:value="2320553" calcext:value-type="float">
            <text:p>2 320 553</text:p>
          </table:table-cell>
          <table:table-cell table:style-name="ce10" office:value-type="float" office:value="2059266" calcext:value-type="float">
            <text:p>2 059 266</text:p>
          </table:table-cell>
          <table:table-cell table:style-name="ce10" office:value-type="float" office:value="66697556102" calcext:value-type="float">
            <text:p>66 697 556 102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2089711" calcext:value-type="float">
            <text:p>2 089 711</text:p>
          </table:table-cell>
          <table:table-cell table:style-name="ce10" office:value-type="float" office:value="1677172" calcext:value-type="float">
            <text:p>1 677 172</text:p>
          </table:table-cell>
          <table:table-cell table:style-name="ce10" office:value-type="float" office:value="20589085" calcext:value-type="float">
            <text:p>20 589 085</text:p>
          </table:table-cell>
          <table:table-cell table:style-name="ce10" office:value-type="float" office:value="19388105" calcext:value-type="float">
            <text:p>19 388 105</text:p>
          </table:table-cell>
          <table:table-cell table:style-name="ce10" office:value-type="float" office:value="716386888209" calcext:value-type="float">
            <text:p>716 386 888 209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60088" calcext:value-type="float">
            <text:p>160 088</text:p>
          </table:table-cell>
          <table:table-cell table:style-name="ce10" office:value-type="float" office:value="125160" calcext:value-type="float">
            <text:p>125 160</text:p>
          </table:table-cell>
          <table:table-cell table:style-name="ce10" office:value-type="float" office:value="309573" calcext:value-type="float">
            <text:p>309 573</text:p>
          </table:table-cell>
          <table:table-cell table:style-name="ce10" office:value-type="float" office:value="302955" calcext:value-type="float">
            <text:p>302 955</text:p>
          </table:table-cell>
          <table:table-cell table:style-name="ce10" office:value-type="float" office:value="10075902961" calcext:value-type="float">
            <text:p>10 075 902 961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40777" calcext:value-type="float">
            <text:p>40 777</text:p>
          </table:table-cell>
          <table:table-cell table:style-name="ce10" office:value-type="float" office:value="23404" calcext:value-type="float">
            <text:p>23 404</text:p>
          </table:table-cell>
          <table:table-cell table:style-name="ce10" office:value-type="float" office:value="777949" calcext:value-type="float">
            <text:p>777 949</text:p>
          </table:table-cell>
          <table:table-cell table:style-name="ce10" office:value-type="float" office:value="668389" calcext:value-type="float">
            <text:p>668 389</text:p>
          </table:table-cell>
          <table:table-cell table:style-name="ce10" office:value-type="float" office:value="21313204037" calcext:value-type="float">
            <text:p>21 313 204 037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1161" calcext:value-type="float">
            <text:p>11 161</text:p>
          </table:table-cell>
          <table:table-cell table:style-name="ce10" office:value-type="float" office:value="5706" calcext:value-type="float">
            <text:p>5 706</text:p>
          </table:table-cell>
          <table:table-cell table:style-name="ce10" office:value-type="float" office:value="913156" calcext:value-type="float">
            <text:p>913 156</text:p>
          </table:table-cell>
          <table:table-cell table:style-name="ce10" office:value-type="float" office:value="797681" calcext:value-type="float">
            <text:p>797 681</text:p>
          </table:table-cell>
          <table:table-cell table:style-name="ce10" office:value-type="float" office:value="23842193963" calcext:value-type="float">
            <text:p>23 842 193 963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692" calcext:value-type="float">
            <text:p>692</text:p>
          </table:table-cell>
          <table:table-cell table:style-name="ce10" office:value-type="float" office:value="409" calcext:value-type="float">
            <text:p>409</text:p>
          </table:table-cell>
          <table:table-cell table:style-name="ce10" office:value-type="float" office:value="319875" calcext:value-type="float">
            <text:p>319 875</text:p>
          </table:table-cell>
          <table:table-cell table:style-name="ce10" office:value-type="float" office:value="290241" calcext:value-type="float">
            <text:p>290 241</text:p>
          </table:table-cell>
          <table:table-cell table:style-name="ce10" office:value-type="float" office:value="11466255141" calcext:value-type="float">
            <text:p>11 466 255 141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745935" calcext:value-type="float">
            <text:p>1 745 935</text:p>
          </table:table-cell>
          <table:table-cell table:style-name="ce10" office:value-type="float" office:value="1454311" calcext:value-type="float">
            <text:p>1 454 311</text:p>
          </table:table-cell>
          <table:table-cell table:style-name="ce10" office:value-type="float" office:value="3980360" calcext:value-type="float">
            <text:p>3 980 360</text:p>
          </table:table-cell>
          <table:table-cell table:style-name="ce10" office:value-type="float" office:value="3899285" calcext:value-type="float">
            <text:p>3 899 285</text:p>
          </table:table-cell>
          <table:table-cell table:style-name="ce10" office:value-type="float" office:value="119702971540" calcext:value-type="float">
            <text:p>119 702 971 540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75172" calcext:value-type="float">
            <text:p>275 172</text:p>
          </table:table-cell>
          <table:table-cell table:style-name="ce10" office:value-type="float" office:value="180829" calcext:value-type="float">
            <text:p>180 829</text:p>
          </table:table-cell>
          <table:table-cell table:style-name="ce10" office:value-type="float" office:value="5113089" calcext:value-type="float">
            <text:p>5 113 089</text:p>
          </table:table-cell>
          <table:table-cell table:style-name="ce10" office:value-type="float" office:value="4732108" calcext:value-type="float">
            <text:p>4 732 108</text:p>
          </table:table-cell>
          <table:table-cell table:style-name="ce10" office:value-type="float" office:value="165174485018" calcext:value-type="float">
            <text:p>165 174 485 018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59005" calcext:value-type="float">
            <text:p>59 005</text:p>
          </table:table-cell>
          <table:table-cell table:style-name="ce10" office:value-type="float" office:value="36625" calcext:value-type="float">
            <text:p>36 625</text:p>
          </table:table-cell>
          <table:table-cell table:style-name="ce10" office:value-type="float" office:value="5399156" calcext:value-type="float">
            <text:p>5 399 156</text:p>
          </table:table-cell>
          <table:table-cell table:style-name="ce10" office:value-type="float" office:value="5046726" calcext:value-type="float">
            <text:p>5 046 726</text:p>
          </table:table-cell>
          <table:table-cell table:style-name="ce10" office:value-type="float" office:value="193182165489" calcext:value-type="float">
            <text:p>193 182 165 489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9599" calcext:value-type="float">
            <text:p>9 599</text:p>
          </table:table-cell>
          <table:table-cell table:style-name="ce10" office:value-type="float" office:value="5407" calcext:value-type="float">
            <text:p>5 407</text:p>
          </table:table-cell>
          <table:table-cell table:style-name="ce10" office:value-type="float" office:value="6096480" calcext:value-type="float">
            <text:p>6 096 480</text:p>
          </table:table-cell>
          <table:table-cell table:style-name="ce10" office:value-type="float" office:value="5709986" calcext:value-type="float">
            <text:p>5 709 986</text:p>
          </table:table-cell>
          <table:table-cell table:style-name="ce10" office:value-type="float" office:value="238327266162" calcext:value-type="float">
            <text:p>238 327 266 162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23880" calcext:value-type="float">
            <text:p>23 880</text:p>
          </table:table-cell>
          <table:table-cell table:style-name="ce10" office:value-type="float" office:value="7982" calcext:value-type="float">
            <text:p>7 982</text:p>
          </table:table-cell>
          <table:table-cell table:style-name="ce10" office:value-type="float" office:value="303916" calcext:value-type="float">
            <text:p>303 916</text:p>
          </table:table-cell>
          <table:table-cell table:style-name="ce10" office:value-type="float" office:value="297381" calcext:value-type="float">
            <text:p>297 381</text:p>
          </table:table-cell>
          <table:table-cell table:style-name="ce10" office:value-type="float" office:value="12826013031" calcext:value-type="float">
            <text:p>12 826 013 031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7329" calcext:value-type="float">
            <text:p>7 329</text:p>
          </table:table-cell>
          <table:table-cell table:style-name="ce10" office:value-type="float" office:value="636" calcext:value-type="float">
            <text:p>636</text:p>
          </table:table-cell>
          <table:table-cell table:style-name="ce10" office:value-type="float" office:value="132915" calcext:value-type="float">
            <text:p>132 915</text:p>
          </table:table-cell>
          <table:table-cell table:style-name="ce10" office:value-type="float" office:value="122342" calcext:value-type="float">
            <text:p>122 342</text:p>
          </table:table-cell>
          <table:table-cell table:style-name="ce10" office:value-type="float" office:value="5064427368" calcext:value-type="float">
            <text:p>5 064 427 368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79565" calcext:value-type="float">
            <text:p>179 565</text:p>
          </table:table-cell>
          <table:table-cell table:style-name="ce10" office:value-type="float" office:value="145526" calcext:value-type="float">
            <text:p>145 526</text:p>
          </table:table-cell>
          <table:table-cell table:style-name="ce10" office:value-type="float" office:value="1787426" calcext:value-type="float">
            <text:p>1 787 426</text:p>
          </table:table-cell>
          <table:table-cell table:style-name="ce10" office:value-type="float" office:value="1553201" calcext:value-type="float">
            <text:p>1 553 201</text:p>
          </table:table-cell>
          <table:table-cell table:style-name="ce10" office:value-type="float" office:value="45866553829" calcext:value-type="float">
            <text:p>45 866 553 829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944" calcext:value-type="float">
            <text:p>1 944</text:p>
          </table:table-cell>
          <table:table-cell table:style-name="ce10" office:value-type="float" office:value="535" calcext:value-type="float">
            <text:p>535</text:p>
          </table:table-cell>
          <table:table-cell table:style-name="ce10" office:value-type="float" office:value="96296" calcext:value-type="float">
            <text:p>96 296</text:p>
          </table:table-cell>
          <table:table-cell table:style-name="ce10" office:value-type="float" office:value="86341" calcext:value-type="float">
            <text:p>86 341</text:p>
          </table:table-cell>
          <table:table-cell table:style-name="ce10" office:value-type="float" office:value="2940561874" calcext:value-type="float">
            <text:p>2 940 561 874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948980" calcext:value-type="float">
            <text:p>1 948 980</text:p>
          </table:table-cell>
          <table:table-cell table:style-name="ce10" office:value-type="float" office:value="1612740" calcext:value-type="float">
            <text:p>1 612 740</text:p>
          </table:table-cell>
          <table:table-cell table:style-name="ce10" office:value-type="float" office:value="14938337" calcext:value-type="float">
            <text:p>14 938 337</text:p>
          </table:table-cell>
          <table:table-cell table:style-name="ce10" office:value-type="float" office:value="14129372" calcext:value-type="float">
            <text:p>14 129 372</text:p>
          </table:table-cell>
          <table:table-cell table:style-name="ce10" office:value-type="float" office:value="536290114266" calcext:value-type="float">
            <text:p>536 290 114 266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40731" calcext:value-type="float">
            <text:p>140 731</text:p>
          </table:table-cell>
          <table:table-cell table:style-name="ce10" office:value-type="float" office:value="64432" calcext:value-type="float">
            <text:p>64 432</text:p>
          </table:table-cell>
          <table:table-cell table:style-name="ce10" office:value-type="float" office:value="5650748" calcext:value-type="float">
            <text:p>5 650 748</text:p>
          </table:table-cell>
          <table:table-cell table:style-name="ce10" office:value-type="float" office:value="5258733" calcext:value-type="float">
            <text:p>5 258 733</text:p>
          </table:table-cell>
          <table:table-cell table:style-name="ce10" office:value-type="float" office:value="180096773943" calcext:value-type="float">
            <text:p>180 096 773 943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8264" calcext:value-type="float">
            <text:p>18 264</text:p>
          </table:table-cell>
          <table:table-cell table:style-name="ce10" office:value-type="float" office:value="5904" calcext:value-type="float">
            <text:p>5 904</text:p>
          </table:table-cell>
          <table:table-cell table:style-name="ce10" office:value-type="float" office:value="64527" calcext:value-type="float">
            <text:p>64 527</text:p>
          </table:table-cell>
          <table:table-cell table:style-name="ce10" office:value-type="float" office:value="66784" calcext:value-type="float">
            <text:p>66 784</text:p>
          </table:table-cell>
          <table:table-cell table:style-name="ce10" office:value-type="float" office:value="2729635924" calcext:value-type="float">
            <text:p>2 729 635 924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4780" calcext:value-type="float">
            <text:p>4 780</text:p>
          </table:table-cell>
          <table:table-cell table:style-name="ce10" office:value-type="float" office:value="1652" calcext:value-type="float">
            <text:p>1 652</text:p>
          </table:table-cell>
          <table:table-cell table:style-name="ce10" office:value-type="float" office:value="84106" calcext:value-type="float">
            <text:p>84 106</text:p>
          </table:table-cell>
          <table:table-cell table:style-name="ce10" office:value-type="float" office:value="81012" calcext:value-type="float">
            <text:p>81 012</text:p>
          </table:table-cell>
          <table:table-cell table:style-name="ce10" office:value-type="float" office:value="3310232777" calcext:value-type="float">
            <text:p>3 310 232 777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660" calcext:value-type="float">
            <text:p>660</text:p>
          </table:table-cell>
          <table:table-cell table:style-name="ce10" office:value-type="float" office:value="342" calcext:value-type="float">
            <text:p>342</text:p>
          </table:table-cell>
          <table:table-cell table:style-name="ce10" office:value-type="float" office:value="64021" calcext:value-type="float">
            <text:p>64 021</text:p>
          </table:table-cell>
          <table:table-cell table:style-name="ce10" office:value-type="float" office:value="61137" calcext:value-type="float">
            <text:p>61 137</text:p>
          </table:table-cell>
          <table:table-cell table:style-name="ce10" office:value-type="float" office:value="2513735838" calcext:value-type="float">
            <text:p>2 513 735 838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76" calcext:value-type="float">
            <text:p>176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91262" calcext:value-type="float">
            <text:p>91 262</text:p>
          </table:table-cell>
          <table:table-cell table:style-name="ce10" office:value-type="float" office:value="88448" calcext:value-type="float">
            <text:p>88 448</text:p>
          </table:table-cell>
          <table:table-cell table:style-name="ce10" office:value-type="float" office:value="4272408492" calcext:value-type="float">
            <text:p>4 272 408 492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5225" calcext:value-type="float">
            <text:p>5 225</text:p>
          </table:table-cell>
          <table:table-cell table:style-name="ce10" office:value-type="float" office:value="331" calcext:value-type="float">
            <text:p>331</text:p>
          </table:table-cell>
          <table:table-cell table:style-name="ce10" office:value-type="float" office:value="17196" calcext:value-type="float">
            <text:p>17 196</text:p>
          </table:table-cell>
          <table:table-cell table:style-name="ce10" office:value-type="float" office:value="17121" calcext:value-type="float">
            <text:p>17 121</text:p>
          </table:table-cell>
          <table:table-cell table:style-name="ce10" office:value-type="float" office:value="701823456" calcext:value-type="float">
            <text:p>701 823 456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499" calcext:value-type="float">
            <text:p>1 499</text:p>
          </table:table-cell>
          <table:table-cell table:style-name="ce10" office:value-type="float" office:value="189" calcext:value-type="float">
            <text:p>189</text:p>
          </table:table-cell>
          <table:table-cell table:style-name="ce10" office:value-type="float" office:value="29719" calcext:value-type="float">
            <text:p>29 719</text:p>
          </table:table-cell>
          <table:table-cell table:style-name="ce10" office:value-type="float" office:value="26327" calcext:value-type="float">
            <text:p>26 327</text:p>
          </table:table-cell>
          <table:table-cell table:style-name="ce10" office:value-type="float" office:value="1022433799" calcext:value-type="float">
            <text:p>1 022 433 799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535" calcext:value-type="float">
            <text:p>535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51039" calcext:value-type="float">
            <text:p>51 039</text:p>
          </table:table-cell>
          <table:table-cell table:style-name="ce10" office:value-type="float" office:value="46216" calcext:value-type="float">
            <text:p>46 216</text:p>
          </table:table-cell>
          <table:table-cell table:style-name="ce10" office:value-type="float" office:value="1765757078" calcext:value-type="float">
            <text:p>1 765 757 078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34961" calcext:value-type="float">
            <text:p>34 961</text:p>
          </table:table-cell>
          <table:table-cell table:style-name="ce10" office:value-type="float" office:value="32679" calcext:value-type="float">
            <text:p>32 679</text:p>
          </table:table-cell>
          <table:table-cell table:style-name="ce10" office:value-type="float" office:value="1574413035" calcext:value-type="float">
            <text:p>1 574 413 035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35883" calcext:value-type="float">
            <text:p>135 883</text:p>
          </table:table-cell>
          <table:table-cell table:style-name="ce10" office:value-type="float" office:value="118631" calcext:value-type="float">
            <text:p>118 631</text:p>
          </table:table-cell>
          <table:table-cell table:style-name="ce10" office:value-type="float" office:value="225338" calcext:value-type="float">
            <text:p>225 338</text:p>
          </table:table-cell>
          <table:table-cell table:style-name="ce10" office:value-type="float" office:value="216559" calcext:value-type="float">
            <text:p>216 559</text:p>
          </table:table-cell>
          <table:table-cell table:style-name="ce10" office:value-type="float" office:value="6552555757" calcext:value-type="float">
            <text:p>6 552 555 757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33854" calcext:value-type="float">
            <text:p>33 854</text:p>
          </table:table-cell>
          <table:table-cell table:style-name="ce10" office:value-type="float" office:value="21442" calcext:value-type="float">
            <text:p>21 442</text:p>
          </table:table-cell>
          <table:table-cell table:style-name="ce10" office:value-type="float" office:value="648138" calcext:value-type="float">
            <text:p>648 138</text:p>
          </table:table-cell>
          <table:table-cell table:style-name="ce10" office:value-type="float" office:value="546964" calcext:value-type="float">
            <text:p>546 964</text:p>
          </table:table-cell>
          <table:table-cell table:style-name="ce10" office:value-type="float" office:value="16522045088" calcext:value-type="float">
            <text:p>16 522 045 088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9436" calcext:value-type="float">
            <text:p>9 436</text:p>
          </table:table-cell>
          <table:table-cell table:style-name="ce10" office:value-type="float" office:value="5178" calcext:value-type="float">
            <text:p>5 178</text:p>
          </table:table-cell>
          <table:table-cell table:style-name="ce10" office:value-type="float" office:value="753137" calcext:value-type="float">
            <text:p>753 137</text:p>
          </table:table-cell>
          <table:table-cell table:style-name="ce10" office:value-type="float" office:value="650466" calcext:value-type="float">
            <text:p>650 466</text:p>
          </table:table-cell>
          <table:table-cell table:style-name="ce10" office:value-type="float" office:value="18326445346" calcext:value-type="float">
            <text:p>18 326 445 346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392" calcext:value-type="float">
            <text:p>392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160813" calcext:value-type="float">
            <text:p>160 813</text:p>
          </table:table-cell>
          <table:table-cell table:style-name="ce10" office:value-type="float" office:value="139213" calcext:value-type="float">
            <text:p>139 213</text:p>
          </table:table-cell>
          <table:table-cell table:style-name="ce10" office:value-type="float" office:value="4465507638" calcext:value-type="float">
            <text:p>4 465 507 638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716" calcext:value-type="float">
            <text:p>716</text:p>
          </table:table-cell>
          <table:table-cell table:style-name="ce10" office:value-type="float" office:value="294" calcext:value-type="float">
            <text:p>294</text:p>
          </table:table-cell>
          <table:table-cell table:style-name="ce10" office:value-type="float" office:value="2512" calcext:value-type="float">
            <text:p>2 512</text:p>
          </table:table-cell>
          <table:table-cell table:style-name="ce10" office:value-type="float" office:value="2491" calcext:value-type="float">
            <text:p>2 491</text:p>
          </table:table-cell>
          <table:table-cell table:style-name="ce10" office:value-type="float" office:value="91887824" calcext:value-type="float">
            <text:p>91 887 824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644" calcext:value-type="float">
            <text:p>644</text:p>
          </table:table-cell>
          <table:table-cell table:style-name="ce10" office:value-type="float" office:value="121" calcext:value-type="float">
            <text:p>121</text:p>
          </table:table-cell>
          <table:table-cell table:style-name="ce10" office:value-type="float" office:value="15986" calcext:value-type="float">
            <text:p>15 986</text:p>
          </table:table-cell>
          <table:table-cell table:style-name="ce10" office:value-type="float" office:value="14087" calcext:value-type="float">
            <text:p>14 087</text:p>
          </table:table-cell>
          <table:table-cell table:style-name="ce10" office:value-type="float" office:value="458492373" calcext:value-type="float">
            <text:p>458 492 373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530" calcext:value-type="float">
            <text:p>530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44959" calcext:value-type="float">
            <text:p>44 959</text:p>
          </table:table-cell>
          <table:table-cell table:style-name="ce10" office:value-type="float" office:value="39862" calcext:value-type="float">
            <text:p>39 862</text:p>
          </table:table-cell>
          <table:table-cell table:style-name="ce10" office:value-type="float" office:value="1236255701" calcext:value-type="float">
            <text:p>1 236 255 701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2839" calcext:value-type="float">
            <text:p>32 839</text:p>
          </table:table-cell>
          <table:table-cell table:style-name="ce10" office:value-type="float" office:value="29901" calcext:value-type="float">
            <text:p>29 901</text:p>
          </table:table-cell>
          <table:table-cell table:style-name="ce10" office:value-type="float" office:value="1153925976" calcext:value-type="float">
            <text:p>1 153 925 976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666099" calcext:value-type="float">
            <text:p>1 666 099</text:p>
          </table:table-cell>
          <table:table-cell table:style-name="ce10" office:value-type="float" office:value="1419174" calcext:value-type="float">
            <text:p>1 419 174</text:p>
          </table:table-cell>
          <table:table-cell table:style-name="ce10" office:value-type="float" office:value="3696879" calcext:value-type="float">
            <text:p>3 696 879</text:p>
          </table:table-cell>
          <table:table-cell table:style-name="ce10" office:value-type="float" office:value="3638090" calcext:value-type="float">
            <text:p>3 638 090</text:p>
          </table:table-cell>
          <table:table-cell table:style-name="ce10" office:value-type="float" office:value="111201882507" calcext:value-type="float">
            <text:p>111 201 882 507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35060" calcext:value-type="float">
            <text:p>235 060</text:p>
          </table:table-cell>
          <table:table-cell table:style-name="ce10" office:value-type="float" office:value="165761" calcext:value-type="float">
            <text:p>165 761</text:p>
          </table:table-cell>
          <table:table-cell table:style-name="ce10" office:value-type="float" office:value="4322640" calcext:value-type="float">
            <text:p>4 322 640</text:p>
          </table:table-cell>
          <table:table-cell table:style-name="ce10" office:value-type="float" office:value="3998019" calcext:value-type="float">
            <text:p>3 998 019</text:p>
          </table:table-cell>
          <table:table-cell table:style-name="ce10" office:value-type="float" office:value="140938723700" calcext:value-type="float">
            <text:p>140 938 723 700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41847" calcext:value-type="float">
            <text:p>41 847</text:p>
          </table:table-cell>
          <table:table-cell table:style-name="ce10" office:value-type="float" office:value="24778" calcext:value-type="float">
            <text:p>24 778</text:p>
          </table:table-cell>
          <table:table-cell table:style-name="ce10" office:value-type="float" office:value="3825227" calcext:value-type="float">
            <text:p>3 825 227</text:p>
          </table:table-cell>
          <table:table-cell table:style-name="ce10" office:value-type="float" office:value="3577501" calcext:value-type="float">
            <text:p>3 577 501</text:p>
          </table:table-cell>
          <table:table-cell table:style-name="ce10" office:value-type="float" office:value="142103481693" calcext:value-type="float">
            <text:p>142 103 481 693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5974" calcext:value-type="float">
            <text:p>5 974</text:p>
          </table:table-cell>
          <table:table-cell table:style-name="ce10" office:value-type="float" office:value="3027" calcext:value-type="float">
            <text:p>3 027</text:p>
          </table:table-cell>
          <table:table-cell table:style-name="ce10" office:value-type="float" office:value="3093591" calcext:value-type="float">
            <text:p>3 093 591</text:p>
          </table:table-cell>
          <table:table-cell table:style-name="ce10" office:value-type="float" office:value="2915762" calcext:value-type="float">
            <text:p>2 915 762</text:p>
          </table:table-cell>
          <table:table-cell table:style-name="ce10" office:value-type="float" office:value="142046026366" calcext:value-type="float">
            <text:p>142 046 026 366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79836" calcext:value-type="float">
            <text:p>79 836</text:p>
          </table:table-cell>
          <table:table-cell table:style-name="ce10" office:value-type="float" office:value="35137" calcext:value-type="float">
            <text:p>35 137</text:p>
          </table:table-cell>
          <table:table-cell table:style-name="ce10" office:value-type="float" office:value="283481" calcext:value-type="float">
            <text:p>283 481</text:p>
          </table:table-cell>
          <table:table-cell table:style-name="ce10" office:value-type="float" office:value="261195" calcext:value-type="float">
            <text:p>261 195</text:p>
          </table:table-cell>
          <table:table-cell table:style-name="ce10" office:value-type="float" office:value="8501089033" calcext:value-type="float">
            <text:p>8 501 089 033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40112" calcext:value-type="float">
            <text:p>40 112</text:p>
          </table:table-cell>
          <table:table-cell table:style-name="ce10" office:value-type="float" office:value="15068" calcext:value-type="float">
            <text:p>15 068</text:p>
          </table:table-cell>
          <table:table-cell table:style-name="ce10" office:value-type="float" office:value="790449" calcext:value-type="float">
            <text:p>790 449</text:p>
          </table:table-cell>
          <table:table-cell table:style-name="ce10" office:value-type="float" office:value="734089" calcext:value-type="float">
            <text:p>734 089</text:p>
          </table:table-cell>
          <table:table-cell table:style-name="ce10" office:value-type="float" office:value="24235761318" calcext:value-type="float">
            <text:p>24 235 761 318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7158" calcext:value-type="float">
            <text:p>17 158</text:p>
          </table:table-cell>
          <table:table-cell table:style-name="ce10" office:value-type="float" office:value="11847" calcext:value-type="float">
            <text:p>11 847</text:p>
          </table:table-cell>
          <table:table-cell table:style-name="ce10" office:value-type="float" office:value="1573929" calcext:value-type="float">
            <text:p>1 573 929</text:p>
          </table:table-cell>
          <table:table-cell table:style-name="ce10" office:value-type="float" office:value="1469224" calcext:value-type="float">
            <text:p>1 469 224</text:p>
          </table:table-cell>
          <table:table-cell table:style-name="ce10" office:value-type="float" office:value="51078683796" calcext:value-type="float">
            <text:p>51 078 683 796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3625" calcext:value-type="float">
            <text:p>3 625</text:p>
          </table:table-cell>
          <table:table-cell table:style-name="ce10" office:value-type="float" office:value="2380" calcext:value-type="float">
            <text:p>2 380</text:p>
          </table:table-cell>
          <table:table-cell table:style-name="ce10" office:value-type="float" office:value="3002889" calcext:value-type="float">
            <text:p>3 002 889</text:p>
          </table:table-cell>
          <table:table-cell table:style-name="ce10" office:value-type="float" office:value="2794224" calcext:value-type="float">
            <text:p>2 794 224</text:p>
          </table:table-cell>
          <table:table-cell table:style-name="ce10" office:value-type="float" office:value="96281239796" calcext:value-type="float">
            <text:p>96 281 239 796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23880" calcext:value-type="float">
            <text:p>23 880</text:p>
          </table:table-cell>
          <table:table-cell table:style-name="ce10" office:value-type="float" office:value="7982" calcext:value-type="float">
            <text:p>7 982</text:p>
          </table:table-cell>
          <table:table-cell table:style-name="ce10" office:value-type="float" office:value="303916" calcext:value-type="float">
            <text:p>303 916</text:p>
          </table:table-cell>
          <table:table-cell table:style-name="ce10" office:value-type="float" office:value="297381" calcext:value-type="float">
            <text:p>297 381</text:p>
          </table:table-cell>
          <table:table-cell table:style-name="ce10" office:value-type="float" office:value="12826013031" calcext:value-type="float">
            <text:p>12 826 013 031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7329" calcext:value-type="float">
            <text:p>7 329</text:p>
          </table:table-cell>
          <table:table-cell table:style-name="ce10" office:value-type="float" office:value="636" calcext:value-type="float">
            <text:p>636</text:p>
          </table:table-cell>
          <table:table-cell table:style-name="ce10" office:value-type="float" office:value="132915" calcext:value-type="float">
            <text:p>132 915</text:p>
          </table:table-cell>
          <table:table-cell table:style-name="ce10" office:value-type="float" office:value="122342" calcext:value-type="float">
            <text:p>122 342</text:p>
          </table:table-cell>
          <table:table-cell table:style-name="ce10" office:value-type="float" office:value="5064427368" calcext:value-type="float">
            <text:p>5 064 427 368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79565" calcext:value-type="float">
            <text:p>179 565</text:p>
          </table:table-cell>
          <table:table-cell table:style-name="ce10" office:value-type="float" office:value="145526" calcext:value-type="float">
            <text:p>145 526</text:p>
          </table:table-cell>
          <table:table-cell table:style-name="ce10" office:value-type="float" office:value="1787426" calcext:value-type="float">
            <text:p>1 787 426</text:p>
          </table:table-cell>
          <table:table-cell table:style-name="ce10" office:value-type="float" office:value="1553201" calcext:value-type="float">
            <text:p>1 553 201</text:p>
          </table:table-cell>
          <table:table-cell table:style-name="ce10" office:value-type="float" office:value="45866553829" calcext:value-type="float">
            <text:p>45 866 553 829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944" calcext:value-type="float">
            <text:p>1 944</text:p>
          </table:table-cell>
          <table:table-cell table:style-name="ce10" office:value-type="float" office:value="535" calcext:value-type="float">
            <text:p>535</text:p>
          </table:table-cell>
          <table:table-cell table:style-name="ce10" office:value-type="float" office:value="96296" calcext:value-type="float">
            <text:p>96 296</text:p>
          </table:table-cell>
          <table:table-cell table:style-name="ce10" office:value-type="float" office:value="86341" calcext:value-type="float">
            <text:p>86 341</text:p>
          </table:table-cell>
          <table:table-cell table:style-name="ce10" office:value-type="float" office:value="2940561874" calcext:value-type="float">
            <text:p>2 940 561 874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948980" calcext:value-type="float">
            <text:p>1 948 980</text:p>
          </table:table-cell>
          <table:table-cell table:style-name="ce10" office:value-type="float" office:value="1612740" calcext:value-type="float">
            <text:p>1 612 740</text:p>
          </table:table-cell>
          <table:table-cell table:style-name="ce10" office:value-type="float" office:value="14938337" calcext:value-type="float">
            <text:p>14 938 337</text:p>
          </table:table-cell>
          <table:table-cell table:style-name="ce10" office:value-type="float" office:value="14129372" calcext:value-type="float">
            <text:p>14 129 372</text:p>
          </table:table-cell>
          <table:table-cell table:style-name="ce10" office:value-type="float" office:value="536290114266" calcext:value-type="float">
            <text:p>536 290 114 266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40731" calcext:value-type="float">
            <text:p>140 731</text:p>
          </table:table-cell>
          <table:table-cell table:style-name="ce10" office:value-type="float" office:value="64432" calcext:value-type="float">
            <text:p>64 432</text:p>
          </table:table-cell>
          <table:table-cell table:style-name="ce10" office:value-type="float" office:value="5650748" calcext:value-type="float">
            <text:p>5 650 748</text:p>
          </table:table-cell>
          <table:table-cell table:style-name="ce10" office:value-type="float" office:value="5258733" calcext:value-type="float">
            <text:p>5 258 733</text:p>
          </table:table-cell>
          <table:table-cell table:style-name="ce10" office:value-type="float" office:value="180096773943" calcext:value-type="float">
            <text:p>180 096 773 943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8264" calcext:value-type="float">
            <text:p>18 264</text:p>
          </table:table-cell>
          <table:table-cell table:style-name="ce10" office:value-type="float" office:value="5904" calcext:value-type="float">
            <text:p>5 904</text:p>
          </table:table-cell>
          <table:table-cell table:style-name="ce10" office:value-type="float" office:value="64527" calcext:value-type="float">
            <text:p>64 527</text:p>
          </table:table-cell>
          <table:table-cell table:style-name="ce10" office:value-type="float" office:value="66784" calcext:value-type="float">
            <text:p>66 784</text:p>
          </table:table-cell>
          <table:table-cell table:style-name="ce10" office:value-type="float" office:value="2729635924" calcext:value-type="float">
            <text:p>2 729 635 924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4780" calcext:value-type="float">
            <text:p>4 780</text:p>
          </table:table-cell>
          <table:table-cell table:style-name="ce10" office:value-type="float" office:value="1652" calcext:value-type="float">
            <text:p>1 652</text:p>
          </table:table-cell>
          <table:table-cell table:style-name="ce10" office:value-type="float" office:value="84106" calcext:value-type="float">
            <text:p>84 106</text:p>
          </table:table-cell>
          <table:table-cell table:style-name="ce10" office:value-type="float" office:value="81012" calcext:value-type="float">
            <text:p>81 012</text:p>
          </table:table-cell>
          <table:table-cell table:style-name="ce10" office:value-type="float" office:value="3310232777" calcext:value-type="float">
            <text:p>3 310 232 777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660" calcext:value-type="float">
            <text:p>660</text:p>
          </table:table-cell>
          <table:table-cell table:style-name="ce10" office:value-type="float" office:value="342" calcext:value-type="float">
            <text:p>342</text:p>
          </table:table-cell>
          <table:table-cell table:style-name="ce10" office:value-type="float" office:value="64021" calcext:value-type="float">
            <text:p>64 021</text:p>
          </table:table-cell>
          <table:table-cell table:style-name="ce10" office:value-type="float" office:value="61137" calcext:value-type="float">
            <text:p>61 137</text:p>
          </table:table-cell>
          <table:table-cell table:style-name="ce10" office:value-type="float" office:value="2513735838" calcext:value-type="float">
            <text:p>2 513 735 838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76" calcext:value-type="float">
            <text:p>176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91262" calcext:value-type="float">
            <text:p>91 262</text:p>
          </table:table-cell>
          <table:table-cell table:style-name="ce10" office:value-type="float" office:value="88448" calcext:value-type="float">
            <text:p>88 448</text:p>
          </table:table-cell>
          <table:table-cell table:style-name="ce10" office:value-type="float" office:value="4272408492" calcext:value-type="float">
            <text:p>4 272 408 492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5225" calcext:value-type="float">
            <text:p>5 225</text:p>
          </table:table-cell>
          <table:table-cell table:style-name="ce10" office:value-type="float" office:value="331" calcext:value-type="float">
            <text:p>331</text:p>
          </table:table-cell>
          <table:table-cell table:style-name="ce10" office:value-type="float" office:value="17196" calcext:value-type="float">
            <text:p>17 196</text:p>
          </table:table-cell>
          <table:table-cell table:style-name="ce10" office:value-type="float" office:value="17121" calcext:value-type="float">
            <text:p>17 121</text:p>
          </table:table-cell>
          <table:table-cell table:style-name="ce10" office:value-type="float" office:value="701823456" calcext:value-type="float">
            <text:p>701 823 456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499" calcext:value-type="float">
            <text:p>1 499</text:p>
          </table:table-cell>
          <table:table-cell table:style-name="ce10" office:value-type="float" office:value="189" calcext:value-type="float">
            <text:p>189</text:p>
          </table:table-cell>
          <table:table-cell table:style-name="ce10" office:value-type="float" office:value="29719" calcext:value-type="float">
            <text:p>29 719</text:p>
          </table:table-cell>
          <table:table-cell table:style-name="ce10" office:value-type="float" office:value="26327" calcext:value-type="float">
            <text:p>26 327</text:p>
          </table:table-cell>
          <table:table-cell table:style-name="ce10" office:value-type="float" office:value="1022433799" calcext:value-type="float">
            <text:p>1 022 433 799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535" calcext:value-type="float">
            <text:p>535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51039" calcext:value-type="float">
            <text:p>51 039</text:p>
          </table:table-cell>
          <table:table-cell table:style-name="ce10" office:value-type="float" office:value="46216" calcext:value-type="float">
            <text:p>46 216</text:p>
          </table:table-cell>
          <table:table-cell table:style-name="ce10" office:value-type="float" office:value="1765757078" calcext:value-type="float">
            <text:p>1 765 757 078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34961" calcext:value-type="float">
            <text:p>34 961</text:p>
          </table:table-cell>
          <table:table-cell table:style-name="ce10" office:value-type="float" office:value="32679" calcext:value-type="float">
            <text:p>32 679</text:p>
          </table:table-cell>
          <table:table-cell table:style-name="ce10" office:value-type="float" office:value="1574413035" calcext:value-type="float">
            <text:p>1 574 413 035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35883" calcext:value-type="float">
            <text:p>135 883</text:p>
          </table:table-cell>
          <table:table-cell table:style-name="ce10" office:value-type="float" office:value="118631" calcext:value-type="float">
            <text:p>118 631</text:p>
          </table:table-cell>
          <table:table-cell table:style-name="ce10" office:value-type="float" office:value="225338" calcext:value-type="float">
            <text:p>225 338</text:p>
          </table:table-cell>
          <table:table-cell table:style-name="ce10" office:value-type="float" office:value="216559" calcext:value-type="float">
            <text:p>216 559</text:p>
          </table:table-cell>
          <table:table-cell table:style-name="ce10" office:value-type="float" office:value="6552555757" calcext:value-type="float">
            <text:p>6 552 555 757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33854" calcext:value-type="float">
            <text:p>33 854</text:p>
          </table:table-cell>
          <table:table-cell table:style-name="ce10" office:value-type="float" office:value="21442" calcext:value-type="float">
            <text:p>21 442</text:p>
          </table:table-cell>
          <table:table-cell table:style-name="ce10" office:value-type="float" office:value="648138" calcext:value-type="float">
            <text:p>648 138</text:p>
          </table:table-cell>
          <table:table-cell table:style-name="ce10" office:value-type="float" office:value="546964" calcext:value-type="float">
            <text:p>546 964</text:p>
          </table:table-cell>
          <table:table-cell table:style-name="ce10" office:value-type="float" office:value="16522045088" calcext:value-type="float">
            <text:p>16 522 045 088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9436" calcext:value-type="float">
            <text:p>9 436</text:p>
          </table:table-cell>
          <table:table-cell table:style-name="ce10" office:value-type="float" office:value="5178" calcext:value-type="float">
            <text:p>5 178</text:p>
          </table:table-cell>
          <table:table-cell table:style-name="ce10" office:value-type="float" office:value="753137" calcext:value-type="float">
            <text:p>753 137</text:p>
          </table:table-cell>
          <table:table-cell table:style-name="ce10" office:value-type="float" office:value="650466" calcext:value-type="float">
            <text:p>650 466</text:p>
          </table:table-cell>
          <table:table-cell table:style-name="ce10" office:value-type="float" office:value="18326445346" calcext:value-type="float">
            <text:p>18 326 445 346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392" calcext:value-type="float">
            <text:p>392</text:p>
          </table:table-cell>
          <table:table-cell table:style-name="ce10" office:value-type="float" office:value="275" calcext:value-type="float">
            <text:p>275</text:p>
          </table:table-cell>
          <table:table-cell table:style-name="ce10" office:value-type="float" office:value="160813" calcext:value-type="float">
            <text:p>160 813</text:p>
          </table:table-cell>
          <table:table-cell table:style-name="ce10" office:value-type="float" office:value="139213" calcext:value-type="float">
            <text:p>139 213</text:p>
          </table:table-cell>
          <table:table-cell table:style-name="ce10" office:value-type="float" office:value="4465507638" calcext:value-type="float">
            <text:p>4 465 507 638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716" calcext:value-type="float">
            <text:p>716</text:p>
          </table:table-cell>
          <table:table-cell table:style-name="ce10" office:value-type="float" office:value="294" calcext:value-type="float">
            <text:p>294</text:p>
          </table:table-cell>
          <table:table-cell table:style-name="ce10" office:value-type="float" office:value="2512" calcext:value-type="float">
            <text:p>2 512</text:p>
          </table:table-cell>
          <table:table-cell table:style-name="ce10" office:value-type="float" office:value="2491" calcext:value-type="float">
            <text:p>2 491</text:p>
          </table:table-cell>
          <table:table-cell table:style-name="ce10" office:value-type="float" office:value="91887824" calcext:value-type="float">
            <text:p>91 887 824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644" calcext:value-type="float">
            <text:p>644</text:p>
          </table:table-cell>
          <table:table-cell table:style-name="ce10" office:value-type="float" office:value="121" calcext:value-type="float">
            <text:p>121</text:p>
          </table:table-cell>
          <table:table-cell table:style-name="ce10" office:value-type="float" office:value="15986" calcext:value-type="float">
            <text:p>15 986</text:p>
          </table:table-cell>
          <table:table-cell table:style-name="ce10" office:value-type="float" office:value="14087" calcext:value-type="float">
            <text:p>14 087</text:p>
          </table:table-cell>
          <table:table-cell table:style-name="ce10" office:value-type="float" office:value="458492373" calcext:value-type="float">
            <text:p>458 492 373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530" calcext:value-type="float">
            <text:p>530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44959" calcext:value-type="float">
            <text:p>44 959</text:p>
          </table:table-cell>
          <table:table-cell table:style-name="ce10" office:value-type="float" office:value="39862" calcext:value-type="float">
            <text:p>39 862</text:p>
          </table:table-cell>
          <table:table-cell table:style-name="ce10" office:value-type="float" office:value="1236255701" calcext:value-type="float">
            <text:p>1 236 255 701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32839" calcext:value-type="float">
            <text:p>32 839</text:p>
          </table:table-cell>
          <table:table-cell table:style-name="ce10" office:value-type="float" office:value="29901" calcext:value-type="float">
            <text:p>29 901</text:p>
          </table:table-cell>
          <table:table-cell table:style-name="ce10" office:value-type="float" office:value="1153925976" calcext:value-type="float">
            <text:p>1 153 925 976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666099" calcext:value-type="float">
            <text:p>1 666 099</text:p>
          </table:table-cell>
          <table:table-cell table:style-name="ce10" office:value-type="float" office:value="1419174" calcext:value-type="float">
            <text:p>1 419 174</text:p>
          </table:table-cell>
          <table:table-cell table:style-name="ce10" office:value-type="float" office:value="3696879" calcext:value-type="float">
            <text:p>3 696 879</text:p>
          </table:table-cell>
          <table:table-cell table:style-name="ce10" office:value-type="float" office:value="3638090" calcext:value-type="float">
            <text:p>3 638 090</text:p>
          </table:table-cell>
          <table:table-cell table:style-name="ce10" office:value-type="float" office:value="111201882507" calcext:value-type="float">
            <text:p>111 201 882 507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35060" calcext:value-type="float">
            <text:p>235 060</text:p>
          </table:table-cell>
          <table:table-cell table:style-name="ce10" office:value-type="float" office:value="165761" calcext:value-type="float">
            <text:p>165 761</text:p>
          </table:table-cell>
          <table:table-cell table:style-name="ce10" office:value-type="float" office:value="4322640" calcext:value-type="float">
            <text:p>4 322 640</text:p>
          </table:table-cell>
          <table:table-cell table:style-name="ce10" office:value-type="float" office:value="3998019" calcext:value-type="float">
            <text:p>3 998 019</text:p>
          </table:table-cell>
          <table:table-cell table:style-name="ce10" office:value-type="float" office:value="140938723700" calcext:value-type="float">
            <text:p>140 938 723 700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41847" calcext:value-type="float">
            <text:p>41 847</text:p>
          </table:table-cell>
          <table:table-cell table:style-name="ce10" office:value-type="float" office:value="24778" calcext:value-type="float">
            <text:p>24 778</text:p>
          </table:table-cell>
          <table:table-cell table:style-name="ce10" office:value-type="float" office:value="3825227" calcext:value-type="float">
            <text:p>3 825 227</text:p>
          </table:table-cell>
          <table:table-cell table:style-name="ce10" office:value-type="float" office:value="3577501" calcext:value-type="float">
            <text:p>3 577 501</text:p>
          </table:table-cell>
          <table:table-cell table:style-name="ce10" office:value-type="float" office:value="142103481693" calcext:value-type="float">
            <text:p>142 103 481 693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5974" calcext:value-type="float">
            <text:p>5 974</text:p>
          </table:table-cell>
          <table:table-cell table:style-name="ce10" office:value-type="float" office:value="3027" calcext:value-type="float">
            <text:p>3 027</text:p>
          </table:table-cell>
          <table:table-cell table:style-name="ce10" office:value-type="float" office:value="3093591" calcext:value-type="float">
            <text:p>3 093 591</text:p>
          </table:table-cell>
          <table:table-cell table:style-name="ce10" office:value-type="float" office:value="2915762" calcext:value-type="float">
            <text:p>2 915 762</text:p>
          </table:table-cell>
          <table:table-cell table:style-name="ce10" office:value-type="float" office:value="142046026366" calcext:value-type="float">
            <text:p>142 046 026 366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79836" calcext:value-type="float">
            <text:p>79 836</text:p>
          </table:table-cell>
          <table:table-cell table:style-name="ce10" office:value-type="float" office:value="35137" calcext:value-type="float">
            <text:p>35 137</text:p>
          </table:table-cell>
          <table:table-cell table:style-name="ce10" office:value-type="float" office:value="283481" calcext:value-type="float">
            <text:p>283 481</text:p>
          </table:table-cell>
          <table:table-cell table:style-name="ce10" office:value-type="float" office:value="261195" calcext:value-type="float">
            <text:p>261 195</text:p>
          </table:table-cell>
          <table:table-cell table:style-name="ce10" office:value-type="float" office:value="8501089033" calcext:value-type="float">
            <text:p>8 501 089 033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40112" calcext:value-type="float">
            <text:p>40 112</text:p>
          </table:table-cell>
          <table:table-cell table:style-name="ce10" office:value-type="float" office:value="15068" calcext:value-type="float">
            <text:p>15 068</text:p>
          </table:table-cell>
          <table:table-cell table:style-name="ce10" office:value-type="float" office:value="790449" calcext:value-type="float">
            <text:p>790 449</text:p>
          </table:table-cell>
          <table:table-cell table:style-name="ce10" office:value-type="float" office:value="734089" calcext:value-type="float">
            <text:p>734 089</text:p>
          </table:table-cell>
          <table:table-cell table:style-name="ce10" office:value-type="float" office:value="24235761318" calcext:value-type="float">
            <text:p>24 235 761 318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7158" calcext:value-type="float">
            <text:p>17 158</text:p>
          </table:table-cell>
          <table:table-cell table:style-name="ce10" office:value-type="float" office:value="11847" calcext:value-type="float">
            <text:p>11 847</text:p>
          </table:table-cell>
          <table:table-cell table:style-name="ce10" office:value-type="float" office:value="1573929" calcext:value-type="float">
            <text:p>1 573 929</text:p>
          </table:table-cell>
          <table:table-cell table:style-name="ce10" office:value-type="float" office:value="1469224" calcext:value-type="float">
            <text:p>1 469 224</text:p>
          </table:table-cell>
          <table:table-cell table:style-name="ce10" office:value-type="float" office:value="51078683796" calcext:value-type="float">
            <text:p>51 078 683 796</text:p>
          </table:table-cell>
          <table:table-cell/>
        </table:table-row>
        <table:table-row table:style-name="ro2">
          <table:table-cell table:style-name="ce6" office:value-type="string" calcext:value-type="string">
            <text:p>France entiè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3625" calcext:value-type="float">
            <text:p>3 625</text:p>
          </table:table-cell>
          <table:table-cell table:style-name="ce10" office:value-type="float" office:value="2380" calcext:value-type="float">
            <text:p>2 380</text:p>
          </table:table-cell>
          <table:table-cell table:style-name="ce10" office:value-type="float" office:value="3002889" calcext:value-type="float">
            <text:p>3 002 889</text:p>
          </table:table-cell>
          <table:table-cell table:style-name="ce10" office:value-type="float" office:value="2794224" calcext:value-type="float">
            <text:p>2 794 224</text:p>
          </table:table-cell>
          <table:table-cell table:style-name="ce10" office:value-type="float" office:value="96281239796" calcext:value-type="float">
            <text:p>96 281 239 796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287593" calcext:value-type="float">
            <text:p>287 593</text:p>
          </table:table-cell>
          <table:table-cell table:style-name="ce10" office:value-type="float" office:value="227128" calcext:value-type="float">
            <text:p>227 128</text:p>
          </table:table-cell>
          <table:table-cell table:style-name="ce10" office:value-type="float" office:value="2748106" calcext:value-type="float">
            <text:p>2 748 106</text:p>
          </table:table-cell>
          <table:table-cell table:style-name="ce10" office:value-type="float" office:value="2553977" calcext:value-type="float">
            <text:p>2 553 977</text:p>
          </table:table-cell>
          <table:table-cell table:style-name="ce10" office:value-type="float" office:value="90246991340" calcext:value-type="float">
            <text:p>90 246 991 340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92682" calcext:value-type="float">
            <text:p>92 682</text:p>
          </table:table-cell>
          <table:table-cell table:style-name="ce10" office:value-type="float" office:value="71807" calcext:value-type="float">
            <text:p>71 807</text:p>
          </table:table-cell>
          <table:table-cell table:style-name="ce10" office:value-type="float" office:value="868349" calcext:value-type="float">
            <text:p>868 349</text:p>
          </table:table-cell>
          <table:table-cell table:style-name="ce10" office:value-type="float" office:value="806966" calcext:value-type="float">
            <text:p>806 966</text:p>
          </table:table-cell>
          <table:table-cell table:style-name="ce10" office:value-type="float" office:value="26232201094" calcext:value-type="float">
            <text:p>26 232 201 094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10058" calcext:value-type="float">
            <text:p>110 058</text:p>
          </table:table-cell>
          <table:table-cell table:style-name="ce10" office:value-type="float" office:value="87387" calcext:value-type="float">
            <text:p>87 387</text:p>
          </table:table-cell>
          <table:table-cell table:style-name="ce10" office:value-type="float" office:value="1068307" calcext:value-type="float">
            <text:p>1 068 307</text:p>
          </table:table-cell>
          <table:table-cell table:style-name="ce10" office:value-type="float" office:value="1000947" calcext:value-type="float">
            <text:p>1 000 947</text:p>
          </table:table-cell>
          <table:table-cell table:style-name="ce10" office:value-type="float" office:value="32455272517" calcext:value-type="float">
            <text:p>32 455 272 517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79898" calcext:value-type="float">
            <text:p>79 898</text:p>
          </table:table-cell>
          <table:table-cell table:style-name="ce10" office:value-type="float" office:value="61631" calcext:value-type="float">
            <text:p>61 631</text:p>
          </table:table-cell>
          <table:table-cell table:style-name="ce10" office:value-type="float" office:value="799473" calcext:value-type="float">
            <text:p>799 473</text:p>
          </table:table-cell>
          <table:table-cell table:style-name="ce10" office:value-type="float" office:value="751707" calcext:value-type="float">
            <text:p>751 707</text:p>
          </table:table-cell>
          <table:table-cell table:style-name="ce10" office:value-type="float" office:value="24797683825" calcext:value-type="float">
            <text:p>24 797 683 825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7371" calcext:value-type="float">
            <text:p>17 371</text:p>
          </table:table-cell>
          <table:table-cell table:style-name="ce10" office:value-type="float" office:value="15082" calcext:value-type="float">
            <text:p>15 082</text:p>
          </table:table-cell>
          <table:table-cell table:style-name="ce10" office:value-type="float" office:value="104127" calcext:value-type="float">
            <text:p>104 127</text:p>
          </table:table-cell>
          <table:table-cell table:style-name="ce10" office:value-type="float" office:value="103566" calcext:value-type="float">
            <text:p>103 566</text:p>
          </table:table-cell>
          <table:table-cell table:style-name="ce10" office:value-type="float" office:value="3330932795" calcext:value-type="float">
            <text:p>3 330 932 795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75150" calcext:value-type="float">
            <text:p>175 150</text:p>
          </table:table-cell>
          <table:table-cell table:style-name="ce10" office:value-type="float" office:value="136459" calcext:value-type="float">
            <text:p>136 459</text:p>
          </table:table-cell>
          <table:table-cell table:style-name="ce10" office:value-type="float" office:value="1728094" calcext:value-type="float">
            <text:p>1 728 094</text:p>
          </table:table-cell>
          <table:table-cell table:style-name="ce10" office:value-type="float" office:value="1606598" calcext:value-type="float">
            <text:p>1 606 598</text:p>
          </table:table-cell>
          <table:table-cell table:style-name="ce10" office:value-type="float" office:value="54125496962" calcext:value-type="float">
            <text:p>54 125 496 962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1792" calcext:value-type="float">
            <text:p>11 792</text:p>
          </table:table-cell>
          <table:table-cell table:style-name="ce10" office:value-type="float" office:value="9819" calcext:value-type="float">
            <text:p>9 819</text:p>
          </table:table-cell>
          <table:table-cell table:style-name="ce10" office:value-type="float" office:value="107329" calcext:value-type="float">
            <text:p>107 329</text:p>
          </table:table-cell>
          <table:table-cell table:style-name="ce10" office:value-type="float" office:value="100646" calcext:value-type="float">
            <text:p>100 646</text:p>
          </table:table-cell>
          <table:table-cell table:style-name="ce10" office:value-type="float" office:value="3719433710" calcext:value-type="float">
            <text:p>3 719 433 710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4939" calcext:value-type="float">
            <text:p>4 939</text:p>
          </table:table-cell>
          <table:table-cell table:style-name="ce10" office:value-type="float" office:value="3892" calcext:value-type="float">
            <text:p>3 892</text:p>
          </table:table-cell>
          <table:table-cell table:style-name="ce10" office:value-type="float" office:value="55056" calcext:value-type="float">
            <text:p>55 056</text:p>
          </table:table-cell>
          <table:table-cell table:style-name="ce10" office:value-type="float" office:value="51694" calcext:value-type="float">
            <text:p>51 694</text:p>
          </table:table-cell>
          <table:table-cell table:style-name="ce10" office:value-type="float" office:value="1990693679" calcext:value-type="float">
            <text:p>1 990 693 679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58392" calcext:value-type="float">
            <text:p>158 392</text:p>
          </table:table-cell>
          <table:table-cell table:style-name="ce10" office:value-type="float" office:value="121706" calcext:value-type="float">
            <text:p>121 706</text:p>
          </table:table-cell>
          <table:table-cell table:style-name="ce10" office:value-type="float" office:value="1840804" calcext:value-type="float">
            <text:p>1 840 804</text:p>
          </table:table-cell>
          <table:table-cell table:style-name="ce10" office:value-type="float" office:value="1706760" calcext:value-type="float">
            <text:p>1 706 760</text:p>
          </table:table-cell>
          <table:table-cell table:style-name="ce10" office:value-type="float" office:value="56884303091" calcext:value-type="float">
            <text:p>56 884 303 091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471266" calcext:value-type="float">
            <text:p>471 266</text:p>
          </table:table-cell>
          <table:table-cell table:style-name="ce10" office:value-type="float" office:value="387124" calcext:value-type="float">
            <text:p>387 124</text:p>
          </table:table-cell>
          <table:table-cell table:style-name="ce10" office:value-type="float" office:value="5536058" calcext:value-type="float">
            <text:p>5 536 058</text:p>
          </table:table-cell>
          <table:table-cell table:style-name="ce10" office:value-type="float" office:value="5208892" calcext:value-type="float">
            <text:p>5 208 892</text:p>
          </table:table-cell>
          <table:table-cell table:style-name="ce10" office:value-type="float" office:value="237306875527" calcext:value-type="float">
            <text:p>237 306 875 527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24581" calcext:value-type="float">
            <text:p>24 581</text:p>
          </table:table-cell>
          <table:table-cell table:style-name="ce10" office:value-type="float" office:value="20274" calcext:value-type="float">
            <text:p>20 274</text:p>
          </table:table-cell>
          <table:table-cell table:style-name="ce10" office:value-type="float" office:value="225832" calcext:value-type="float">
            <text:p>225 832</text:p>
          </table:table-cell>
          <table:table-cell table:style-name="ce10" office:value-type="float" office:value="214171" calcext:value-type="float">
            <text:p>214 171</text:p>
          </table:table-cell>
          <table:table-cell table:style-name="ce10" office:value-type="float" office:value="7435412597" calcext:value-type="float">
            <text:p>7 435 412 597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0885" calcext:value-type="float">
            <text:p>10 885</text:p>
          </table:table-cell>
          <table:table-cell table:style-name="ce10" office:value-type="float" office:value="8973" calcext:value-type="float">
            <text:p>8 973</text:p>
          </table:table-cell>
          <table:table-cell table:style-name="ce10" office:value-type="float" office:value="111805" calcext:value-type="float">
            <text:p>111 805</text:p>
          </table:table-cell>
          <table:table-cell table:style-name="ce10" office:value-type="float" office:value="104918" calcext:value-type="float">
            <text:p>104 918</text:p>
          </table:table-cell>
          <table:table-cell table:style-name="ce10" office:value-type="float" office:value="3829724275" calcext:value-type="float">
            <text:p>3 829 724 275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04509" calcext:value-type="float">
            <text:p>104 509</text:p>
          </table:table-cell>
          <table:table-cell table:style-name="ce10" office:value-type="float" office:value="81584" calcext:value-type="float">
            <text:p>81 584</text:p>
          </table:table-cell>
          <table:table-cell table:style-name="ce10" office:value-type="float" office:value="1051725" calcext:value-type="float">
            <text:p>1 051 725</text:p>
          </table:table-cell>
          <table:table-cell table:style-name="ce10" office:value-type="float" office:value="982871" calcext:value-type="float">
            <text:p>982 871</text:p>
          </table:table-cell>
          <table:table-cell table:style-name="ce10" office:value-type="float" office:value="32415871467" calcext:value-type="float">
            <text:p>32 415 871 467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216718" calcext:value-type="float">
            <text:p>216 718</text:p>
          </table:table-cell>
          <table:table-cell table:style-name="ce10" office:value-type="float" office:value="170800" calcext:value-type="float">
            <text:p>170 800</text:p>
          </table:table-cell>
          <table:table-cell table:style-name="ce10" office:value-type="float" office:value="1909359" calcext:value-type="float">
            <text:p>1 909 359</text:p>
          </table:table-cell>
          <table:table-cell table:style-name="ce10" office:value-type="float" office:value="1793853" calcext:value-type="float">
            <text:p>1 793 853</text:p>
          </table:table-cell>
          <table:table-cell table:style-name="ce10" office:value-type="float" office:value="58030065057" calcext:value-type="float">
            <text:p>58 030 065 057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213242" calcext:value-type="float">
            <text:p>213 242</text:p>
          </table:table-cell>
          <table:table-cell table:style-name="ce10" office:value-type="float" office:value="170529" calcext:value-type="float">
            <text:p>170 529</text:p>
          </table:table-cell>
          <table:table-cell table:style-name="ce10" office:value-type="float" office:value="1812855" calcext:value-type="float">
            <text:p>1 812 855</text:p>
          </table:table-cell>
          <table:table-cell table:style-name="ce10" office:value-type="float" office:value="1695887" calcext:value-type="float">
            <text:p>1 695 887</text:p>
          </table:table-cell>
          <table:table-cell table:style-name="ce10" office:value-type="float" office:value="56557720864" calcext:value-type="float">
            <text:p>56 557 720 864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20552" calcext:value-type="float">
            <text:p>120 552</text:p>
          </table:table-cell>
          <table:table-cell table:style-name="ce10" office:value-type="float" office:value="93730" calcext:value-type="float">
            <text:p>93 730</text:p>
          </table:table-cell>
          <table:table-cell table:style-name="ce10" office:value-type="float" office:value="1298412" calcext:value-type="float">
            <text:p>1 298 412</text:p>
          </table:table-cell>
          <table:table-cell table:style-name="ce10" office:value-type="float" office:value="1213684" calcext:value-type="float">
            <text:p>1 213 684</text:p>
          </table:table-cell>
          <table:table-cell table:style-name="ce10" office:value-type="float" office:value="40031942661" calcext:value-type="float">
            <text:p>40 031 942 661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202801" calcext:value-type="float">
            <text:p>202 801</text:p>
          </table:table-cell>
          <table:table-cell table:style-name="ce10" office:value-type="float" office:value="163926" calcext:value-type="float">
            <text:p>163 926</text:p>
          </table:table-cell>
          <table:table-cell table:style-name="ce10" office:value-type="float" office:value="1643947" calcext:value-type="float">
            <text:p>1 643 947</text:p>
          </table:table-cell>
          <table:table-cell table:style-name="ce10" office:value-type="float" office:value="1550232" calcext:value-type="float">
            <text:p>1 550 232</text:p>
          </table:table-cell>
          <table:table-cell table:style-name="ce10" office:value-type="float" office:value="53693822850" calcext:value-type="float">
            <text:p>53 693 822 850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35958" calcext:value-type="float">
            <text:p>235 958</text:p>
          </table:table-cell>
          <table:table-cell table:style-name="ce10" office:value-type="float" office:value="193937" calcext:value-type="float">
            <text:p>193 937</text:p>
          </table:table-cell>
          <table:table-cell table:style-name="ce10" office:value-type="float" office:value="535979" calcext:value-type="float">
            <text:p>535 979</text:p>
          </table:table-cell>
          <table:table-cell table:style-name="ce10" office:value-type="float" office:value="518362" calcext:value-type="float">
            <text:p>518 362</text:p>
          </table:table-cell>
          <table:table-cell table:style-name="ce10" office:value-type="float" office:value="16074161112" calcext:value-type="float">
            <text:p>16 074 161 112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41519" calcext:value-type="float">
            <text:p>41 519</text:p>
          </table:table-cell>
          <table:table-cell table:style-name="ce10" office:value-type="float" office:value="27142" calcext:value-type="float">
            <text:p>27 142</text:p>
          </table:table-cell>
          <table:table-cell table:style-name="ce10" office:value-type="float" office:value="767663" calcext:value-type="float">
            <text:p>767 663</text:p>
          </table:table-cell>
          <table:table-cell table:style-name="ce10" office:value-type="float" office:value="700925" calcext:value-type="float">
            <text:p>700 925</text:p>
          </table:table-cell>
          <table:table-cell table:style-name="ce10" office:value-type="float" office:value="23941406980" calcext:value-type="float">
            <text:p>23 941 406 980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9019" calcext:value-type="float">
            <text:p>9 019</text:p>
          </table:table-cell>
          <table:table-cell table:style-name="ce10" office:value-type="float" office:value="5433" calcext:value-type="float">
            <text:p>5 433</text:p>
          </table:table-cell>
          <table:table-cell table:style-name="ce10" office:value-type="float" office:value="799836" calcext:value-type="float">
            <text:p>799 836</text:p>
          </table:table-cell>
          <table:table-cell table:style-name="ce10" office:value-type="float" office:value="736243" calcext:value-type="float">
            <text:p>736 243</text:p>
          </table:table-cell>
          <table:table-cell table:style-name="ce10" office:value-type="float" office:value="26690020087" calcext:value-type="float">
            <text:p>26 690 020 087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097" calcext:value-type="float">
            <text:p>1 097</text:p>
          </table:table-cell>
          <table:table-cell table:style-name="ce10" office:value-type="float" office:value="616" calcext:value-type="float">
            <text:p>616</text:p>
          </table:table-cell>
          <table:table-cell table:style-name="ce10" office:value-type="float" office:value="644628" calcext:value-type="float">
            <text:p>644 628</text:p>
          </table:table-cell>
          <table:table-cell table:style-name="ce10" office:value-type="float" office:value="598448" calcext:value-type="float">
            <text:p>598 448</text:p>
          </table:table-cell>
          <table:table-cell table:style-name="ce10" office:value-type="float" office:value="23541403161" calcext:value-type="float">
            <text:p>23 541 403 161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76645" calcext:value-type="float">
            <text:p>76 645</text:p>
          </table:table-cell>
          <table:table-cell table:style-name="ce10" office:value-type="float" office:value="61681" calcext:value-type="float">
            <text:p>61 681</text:p>
          </table:table-cell>
          <table:table-cell table:style-name="ce10" office:value-type="float" office:value="178899" calcext:value-type="float">
            <text:p>178 899</text:p>
          </table:table-cell>
          <table:table-cell table:style-name="ce10" office:value-type="float" office:value="170085" calcext:value-type="float">
            <text:p>170 085</text:p>
          </table:table-cell>
          <table:table-cell table:style-name="ce10" office:value-type="float" office:value="4943341074" calcext:value-type="float">
            <text:p>4 943 341 074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2900" calcext:value-type="float">
            <text:p>12 900</text:p>
          </table:table-cell>
          <table:table-cell table:style-name="ce10" office:value-type="float" office:value="8184" calcext:value-type="float">
            <text:p>8 184</text:p>
          </table:table-cell>
          <table:table-cell table:style-name="ce10" office:value-type="float" office:value="243586" calcext:value-type="float">
            <text:p>243 586</text:p>
          </table:table-cell>
          <table:table-cell table:style-name="ce10" office:value-type="float" office:value="222994" calcext:value-type="float">
            <text:p>222 994</text:p>
          </table:table-cell>
          <table:table-cell table:style-name="ce10" office:value-type="float" office:value="7161116479" calcext:value-type="float">
            <text:p>7 161 116 479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779" calcext:value-type="float">
            <text:p>2 779</text:p>
          </table:table-cell>
          <table:table-cell table:style-name="ce10" office:value-type="float" office:value="1721" calcext:value-type="float">
            <text:p>1 721</text:p>
          </table:table-cell>
          <table:table-cell table:style-name="ce10" office:value-type="float" office:value="252022" calcext:value-type="float">
            <text:p>252 022</text:p>
          </table:table-cell>
          <table:table-cell table:style-name="ce10" office:value-type="float" office:value="232379" calcext:value-type="float">
            <text:p>232 379</text:p>
          </table:table-cell>
          <table:table-cell table:style-name="ce10" office:value-type="float" office:value="7704239774" calcext:value-type="float">
            <text:p>7 704 239 774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358" calcext:value-type="float">
            <text:p>358</text:p>
          </table:table-cell>
          <table:table-cell table:style-name="ce10" office:value-type="float" office:value="221" calcext:value-type="float">
            <text:p>221</text:p>
          </table:table-cell>
          <table:table-cell table:style-name="ce10" office:value-type="float" office:value="193842" calcext:value-type="float">
            <text:p>193 842</text:p>
          </table:table-cell>
          <table:table-cell table:style-name="ce10" office:value-type="float" office:value="181507" calcext:value-type="float">
            <text:p>181 507</text:p>
          </table:table-cell>
          <table:table-cell table:style-name="ce10" office:value-type="float" office:value="6423503767" calcext:value-type="float">
            <text:p>6 423 503 767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90612" calcext:value-type="float">
            <text:p>90 612</text:p>
          </table:table-cell>
          <table:table-cell table:style-name="ce10" office:value-type="float" office:value="74821" calcext:value-type="float">
            <text:p>74 821</text:p>
          </table:table-cell>
          <table:table-cell table:style-name="ce10" office:value-type="float" office:value="206199" calcext:value-type="float">
            <text:p>206 199</text:p>
          </table:table-cell>
          <table:table-cell table:style-name="ce10" office:value-type="float" office:value="204506" calcext:value-type="float">
            <text:p>204 506</text:p>
          </table:table-cell>
          <table:table-cell table:style-name="ce10" office:value-type="float" office:value="5887260160" calcext:value-type="float">
            <text:p>5 887 260 160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5507" calcext:value-type="float">
            <text:p>15 507</text:p>
          </table:table-cell>
          <table:table-cell table:style-name="ce10" office:value-type="float" office:value="10181" calcext:value-type="float">
            <text:p>10 181</text:p>
          </table:table-cell>
          <table:table-cell table:style-name="ce10" office:value-type="float" office:value="292237" calcext:value-type="float">
            <text:p>292 237</text:p>
          </table:table-cell>
          <table:table-cell table:style-name="ce10" office:value-type="float" office:value="269568" calcext:value-type="float">
            <text:p>269 568</text:p>
          </table:table-cell>
          <table:table-cell table:style-name="ce10" office:value-type="float" office:value="8602784131" calcext:value-type="float">
            <text:p>8 602 784 131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487" calcext:value-type="float">
            <text:p>3 487</text:p>
          </table:table-cell>
          <table:table-cell table:style-name="ce10" office:value-type="float" office:value="2117" calcext:value-type="float">
            <text:p>2 117</text:p>
          </table:table-cell>
          <table:table-cell table:style-name="ce10" office:value-type="float" office:value="314014" calcext:value-type="float">
            <text:p>314 014</text:p>
          </table:table-cell>
          <table:table-cell table:style-name="ce10" office:value-type="float" office:value="288833" calcext:value-type="float">
            <text:p>288 833</text:p>
          </table:table-cell>
          <table:table-cell table:style-name="ce10" office:value-type="float" office:value="9535345386" calcext:value-type="float">
            <text:p>9 535 345 386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452" calcext:value-type="float">
            <text:p>452</text:p>
          </table:table-cell>
          <table:table-cell table:style-name="ce10" office:value-type="float" office:value="268" calcext:value-type="float">
            <text:p>268</text:p>
          </table:table-cell>
          <table:table-cell table:style-name="ce10" office:value-type="float" office:value="255857" calcext:value-type="float">
            <text:p>255 857</text:p>
          </table:table-cell>
          <table:table-cell table:style-name="ce10" office:value-type="float" office:value="238040" calcext:value-type="float">
            <text:p>238 040</text:p>
          </table:table-cell>
          <table:table-cell table:style-name="ce10" office:value-type="float" office:value="8429882840" calcext:value-type="float">
            <text:p>8 429 882 840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65581" calcext:value-type="float">
            <text:p>65 581</text:p>
          </table:table-cell>
          <table:table-cell table:style-name="ce10" office:value-type="float" office:value="52799" calcext:value-type="float">
            <text:p>52 799</text:p>
          </table:table-cell>
          <table:table-cell table:style-name="ce10" office:value-type="float" office:value="153358" calcext:value-type="float">
            <text:p>153 358</text:p>
          </table:table-cell>
          <table:table-cell table:style-name="ce10" office:value-type="float" office:value="149716" calcext:value-type="float">
            <text:p>149 716</text:p>
          </table:table-cell>
          <table:table-cell table:style-name="ce10" office:value-type="float" office:value="4347009885" calcext:value-type="float">
            <text:p>4 347 009 885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1369" calcext:value-type="float">
            <text:p>11 369</text:p>
          </table:table-cell>
          <table:table-cell table:style-name="ce10" office:value-type="float" office:value="7118" calcext:value-type="float">
            <text:p>7 118</text:p>
          </table:table-cell>
          <table:table-cell table:style-name="ce10" office:value-type="float" office:value="216324" calcext:value-type="float">
            <text:p>216 324</text:p>
          </table:table-cell>
          <table:table-cell table:style-name="ce10" office:value-type="float" office:value="199197" calcext:value-type="float">
            <text:p>199 197</text:p>
          </table:table-cell>
          <table:table-cell table:style-name="ce10" office:value-type="float" office:value="6358807391" calcext:value-type="float">
            <text:p>6 358 807 391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582" calcext:value-type="float">
            <text:p>2 582</text:p>
          </table:table-cell>
          <table:table-cell table:style-name="ce10" office:value-type="float" office:value="1520" calcext:value-type="float">
            <text:p>1 520</text:p>
          </table:table-cell>
          <table:table-cell table:style-name="ce10" office:value-type="float" office:value="233097" calcext:value-type="float">
            <text:p>233 097</text:p>
          </table:table-cell>
          <table:table-cell table:style-name="ce10" office:value-type="float" office:value="217033" calcext:value-type="float">
            <text:p>217 033</text:p>
          </table:table-cell>
          <table:table-cell table:style-name="ce10" office:value-type="float" office:value="7233775587" calcext:value-type="float">
            <text:p>7 233 775 587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366" calcext:value-type="float">
            <text:p>366</text:p>
          </table:table-cell>
          <table:table-cell table:style-name="ce10" office:value-type="float" office:value="194" calcext:value-type="float">
            <text:p>194</text:p>
          </table:table-cell>
          <table:table-cell table:style-name="ce10" office:value-type="float" office:value="196694" calcext:value-type="float">
            <text:p>196 694</text:p>
          </table:table-cell>
          <table:table-cell table:style-name="ce10" office:value-type="float" office:value="185761" calcext:value-type="float">
            <text:p>185 761</text:p>
          </table:table-cell>
          <table:table-cell table:style-name="ce10" office:value-type="float" office:value="6858090962" calcext:value-type="float">
            <text:p>6 858 090 962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5254" calcext:value-type="float">
            <text:p>15 254</text:p>
          </table:table-cell>
          <table:table-cell table:style-name="ce10" office:value-type="float" office:value="13509" calcext:value-type="float">
            <text:p>13 509</text:p>
          </table:table-cell>
          <table:table-cell table:style-name="ce10" office:value-type="float" office:value="31152" calcext:value-type="float">
            <text:p>31 152</text:p>
          </table:table-cell>
          <table:table-cell table:style-name="ce10" office:value-type="float" office:value="34974" calcext:value-type="float">
            <text:p>34 974</text:p>
          </table:table-cell>
          <table:table-cell table:style-name="ce10" office:value-type="float" office:value="985785107" calcext:value-type="float">
            <text:p>985 785 107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811" calcext:value-type="float">
            <text:p>1 811</text:p>
          </table:table-cell>
          <table:table-cell table:style-name="ce10" office:value-type="float" office:value="1358" calcext:value-type="float">
            <text:p>1 358</text:p>
          </table:table-cell>
          <table:table-cell table:style-name="ce10" office:value-type="float" office:value="32689" calcext:value-type="float">
            <text:p>32 689</text:p>
          </table:table-cell>
          <table:table-cell table:style-name="ce10" office:value-type="float" office:value="30827" calcext:value-type="float">
            <text:p>30 827</text:p>
          </table:table-cell>
          <table:table-cell table:style-name="ce10" office:value-type="float" office:value="995011509" calcext:value-type="float">
            <text:p>995 011 509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88" calcext:value-type="float">
            <text:p>288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25697" calcext:value-type="float">
            <text:p>25 697</text:p>
          </table:table-cell>
          <table:table-cell table:style-name="ce10" office:value-type="float" office:value="23628" calcext:value-type="float">
            <text:p>23 628</text:p>
          </table:table-cell>
          <table:table-cell table:style-name="ce10" office:value-type="float" office:value="839187860" calcext:value-type="float">
            <text:p>839 187 860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4589" calcext:value-type="float">
            <text:p>14 589</text:p>
          </table:table-cell>
          <table:table-cell table:style-name="ce10" office:value-type="float" office:value="14136" calcext:value-type="float">
            <text:p>14 136</text:p>
          </table:table-cell>
          <table:table-cell table:style-name="ce10" office:value-type="float" office:value="510948319" calcext:value-type="float">
            <text:p>510 948 319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43769" calcext:value-type="float">
            <text:p>143 769</text:p>
          </table:table-cell>
          <table:table-cell table:style-name="ce10" office:value-type="float" office:value="116679" calcext:value-type="float">
            <text:p>116 679</text:p>
          </table:table-cell>
          <table:table-cell table:style-name="ce10" office:value-type="float" office:value="332820" calcext:value-type="float">
            <text:p>332 820</text:p>
          </table:table-cell>
          <table:table-cell table:style-name="ce10" office:value-type="float" office:value="315167" calcext:value-type="float">
            <text:p>315 167</text:p>
          </table:table-cell>
          <table:table-cell table:style-name="ce10" office:value-type="float" office:value="9371944796" calcext:value-type="float">
            <text:p>9 371 944 796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5074" calcext:value-type="float">
            <text:p>25 074</text:p>
          </table:table-cell>
          <table:table-cell table:style-name="ce10" office:value-type="float" office:value="16015" calcext:value-type="float">
            <text:p>16 015</text:p>
          </table:table-cell>
          <table:table-cell table:style-name="ce10" office:value-type="float" office:value="468005" calcext:value-type="float">
            <text:p>468 005</text:p>
          </table:table-cell>
          <table:table-cell table:style-name="ce10" office:value-type="float" office:value="428630" calcext:value-type="float">
            <text:p>428 630</text:p>
          </table:table-cell>
          <table:table-cell table:style-name="ce10" office:value-type="float" office:value="14064838174" calcext:value-type="float">
            <text:p>14 064 838 174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5565" calcext:value-type="float">
            <text:p>5 565</text:p>
          </table:table-cell>
          <table:table-cell table:style-name="ce10" office:value-type="float" office:value="3321" calcext:value-type="float">
            <text:p>3 321</text:p>
          </table:table-cell>
          <table:table-cell table:style-name="ce10" office:value-type="float" office:value="503441" calcext:value-type="float">
            <text:p>503 441</text:p>
          </table:table-cell>
          <table:table-cell table:style-name="ce10" office:value-type="float" office:value="465603" calcext:value-type="float">
            <text:p>465 603</text:p>
          </table:table-cell>
          <table:table-cell table:style-name="ce10" office:value-type="float" office:value="16187236683" calcext:value-type="float">
            <text:p>16 187 236 683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742" calcext:value-type="float">
            <text:p>742</text:p>
          </table:table-cell>
          <table:table-cell table:style-name="ce10" office:value-type="float" office:value="444" calcext:value-type="float">
            <text:p>444</text:p>
          </table:table-cell>
          <table:table-cell table:style-name="ce10" office:value-type="float" office:value="423828" calcext:value-type="float">
            <text:p>423 828</text:p>
          </table:table-cell>
          <table:table-cell table:style-name="ce10" office:value-type="float" office:value="397199" calcext:value-type="float">
            <text:p>397 199</text:p>
          </table:table-cell>
          <table:table-cell table:style-name="ce10" office:value-type="float" office:value="14501477309" calcext:value-type="float">
            <text:p>14 501 477 309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9799" calcext:value-type="float">
            <text:p>9 799</text:p>
          </table:table-cell>
          <table:table-cell table:style-name="ce10" office:value-type="float" office:value="8437" calcext:value-type="float">
            <text:p>8 437</text:p>
          </table:table-cell>
          <table:table-cell table:style-name="ce10" office:value-type="float" office:value="25815" calcext:value-type="float">
            <text:p>25 815</text:p>
          </table:table-cell>
          <table:table-cell table:style-name="ce10" office:value-type="float" office:value="25000" calcext:value-type="float">
            <text:p>25 000</text:p>
          </table:table-cell>
          <table:table-cell table:style-name="ce10" office:value-type="float" office:value="750061276" calcext:value-type="float">
            <text:p>750 061 276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652" calcext:value-type="float">
            <text:p>1 652</text:p>
          </table:table-cell>
          <table:table-cell table:style-name="ce10" office:value-type="float" office:value="1133" calcext:value-type="float">
            <text:p>1 133</text:p>
          </table:table-cell>
          <table:table-cell table:style-name="ce10" office:value-type="float" office:value="29869" calcext:value-type="float">
            <text:p>29 869</text:p>
          </table:table-cell>
          <table:table-cell table:style-name="ce10" office:value-type="float" office:value="27243" calcext:value-type="float">
            <text:p>27 243</text:p>
          </table:table-cell>
          <table:table-cell table:style-name="ce10" office:value-type="float" office:value="989047694" calcext:value-type="float">
            <text:p>989 047 694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04" calcext:value-type="float">
            <text:p>304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float" office:value="28222" calcext:value-type="float">
            <text:p>28 222</text:p>
          </table:table-cell>
          <table:table-cell table:style-name="ce10" office:value-type="float" office:value="26269" calcext:value-type="float">
            <text:p>26 269</text:p>
          </table:table-cell>
          <table:table-cell table:style-name="ce10" office:value-type="float" office:value="1124688710" calcext:value-type="float">
            <text:p>1 124 688 710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3423" calcext:value-type="float">
            <text:p>23 423</text:p>
          </table:table-cell>
          <table:table-cell table:style-name="ce10" office:value-type="float" office:value="22134" calcext:value-type="float">
            <text:p>22 134</text:p>
          </table:table-cell>
          <table:table-cell table:style-name="ce10" office:value-type="float" office:value="855636030" calcext:value-type="float">
            <text:p>855 636 030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3950" calcext:value-type="float">
            <text:p>3 950</text:p>
          </table:table-cell>
          <table:table-cell table:style-name="ce10" office:value-type="float" office:value="3263" calcext:value-type="float">
            <text:p>3 263</text:p>
          </table:table-cell>
          <table:table-cell table:style-name="ce10" office:value-type="float" office:value="10389" calcext:value-type="float">
            <text:p>10 389</text:p>
          </table:table-cell>
          <table:table-cell table:style-name="ce10" office:value-type="float" office:value="10170" calcext:value-type="float">
            <text:p>10 170</text:p>
          </table:table-cell>
          <table:table-cell table:style-name="ce10" office:value-type="float" office:value="313943666" calcext:value-type="float">
            <text:p>313 943 666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803" calcext:value-type="float">
            <text:p>803</text:p>
          </table:table-cell>
          <table:table-cell table:style-name="ce10" office:value-type="float" office:value="489" calcext:value-type="float">
            <text:p>489</text:p>
          </table:table-cell>
          <table:table-cell table:style-name="ce10" office:value-type="float" office:value="15081" calcext:value-type="float">
            <text:p>15 081</text:p>
          </table:table-cell>
          <table:table-cell table:style-name="ce10" office:value-type="float" office:value="14166" calcext:value-type="float">
            <text:p>14 166</text:p>
          </table:table-cell>
          <table:table-cell table:style-name="ce10" office:value-type="float" office:value="536573263" calcext:value-type="float">
            <text:p>536 573 263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68" calcext:value-type="float">
            <text:p>168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office:value-type="float" office:value="16294" calcext:value-type="float">
            <text:p>16 294</text:p>
          </table:table-cell>
          <table:table-cell table:style-name="ce10" office:value-type="float" office:value="14851" calcext:value-type="float">
            <text:p>14 851</text:p>
          </table:table-cell>
          <table:table-cell table:style-name="ce10" office:value-type="float" office:value="632626142" calcext:value-type="float">
            <text:p>632 626 142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3292" calcext:value-type="float">
            <text:p>13 292</text:p>
          </table:table-cell>
          <table:table-cell table:style-name="ce10" office:value-type="float" office:value="12507" calcext:value-type="float">
            <text:p>12 507</text:p>
          </table:table-cell>
          <table:table-cell table:style-name="ce10" office:value-type="float" office:value="507550608" calcext:value-type="float">
            <text:p>507 550 608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27363" calcext:value-type="float">
            <text:p>127 363</text:p>
          </table:table-cell>
          <table:table-cell table:style-name="ce10" office:value-type="float" office:value="102581" calcext:value-type="float">
            <text:p>102 581</text:p>
          </table:table-cell>
          <table:table-cell table:style-name="ce10" office:value-type="float" office:value="302574" calcext:value-type="float">
            <text:p>302 574</text:p>
          </table:table-cell>
          <table:table-cell table:style-name="ce10" office:value-type="float" office:value="290770" calcext:value-type="float">
            <text:p>290 770</text:p>
          </table:table-cell>
          <table:table-cell table:style-name="ce10" office:value-type="float" office:value="8600729966" calcext:value-type="float">
            <text:p>8 600 729 966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4105" calcext:value-type="float">
            <text:p>24 105</text:p>
          </table:table-cell>
          <table:table-cell table:style-name="ce10" office:value-type="float" office:value="15053" calcext:value-type="float">
            <text:p>15 053</text:p>
          </table:table-cell>
          <table:table-cell table:style-name="ce10" office:value-type="float" office:value="462892" calcext:value-type="float">
            <text:p>462 892</text:p>
          </table:table-cell>
          <table:table-cell table:style-name="ce10" office:value-type="float" office:value="423217" calcext:value-type="float">
            <text:p>423 217</text:p>
          </table:table-cell>
          <table:table-cell table:style-name="ce10" office:value-type="float" office:value="13657245287" calcext:value-type="float">
            <text:p>13 657 245 287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6035" calcext:value-type="float">
            <text:p>6 035</text:p>
          </table:table-cell>
          <table:table-cell table:style-name="ce10" office:value-type="float" office:value="3567" calcext:value-type="float">
            <text:p>3 567</text:p>
          </table:table-cell>
          <table:table-cell table:style-name="ce10" office:value-type="float" office:value="550962" calcext:value-type="float">
            <text:p>550 962</text:p>
          </table:table-cell>
          <table:table-cell table:style-name="ce10" office:value-type="float" office:value="507219" calcext:value-type="float">
            <text:p>507 219</text:p>
          </table:table-cell>
          <table:table-cell table:style-name="ce10" office:value-type="float" office:value="17269278190" calcext:value-type="float">
            <text:p>17 269 278 190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889" calcext:value-type="float">
            <text:p>889</text:p>
          </table:table-cell>
          <table:table-cell table:style-name="ce10" office:value-type="float" office:value="505" calcext:value-type="float">
            <text:p>505</text:p>
          </table:table-cell>
          <table:table-cell table:style-name="ce10" office:value-type="float" office:value="524376" calcext:value-type="float">
            <text:p>524 376</text:p>
          </table:table-cell>
          <table:table-cell table:style-name="ce10" office:value-type="float" office:value="485554" calcext:value-type="float">
            <text:p>485 554</text:p>
          </table:table-cell>
          <table:table-cell table:style-name="ce10" office:value-type="float" office:value="17357049648" calcext:value-type="float">
            <text:p>17 357 049 648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388744" calcext:value-type="float">
            <text:p>388 744</text:p>
          </table:table-cell>
          <table:table-cell table:style-name="ce10" office:value-type="float" office:value="334578" calcext:value-type="float">
            <text:p>334 578</text:p>
          </table:table-cell>
          <table:table-cell table:style-name="ce10" office:value-type="float" office:value="851296" calcext:value-type="float">
            <text:p>851 296</text:p>
          </table:table-cell>
          <table:table-cell table:style-name="ce10" office:value-type="float" office:value="836748" calcext:value-type="float">
            <text:p>836 748</text:p>
          </table:table-cell>
          <table:table-cell table:style-name="ce10" office:value-type="float" office:value="30745008389" calcext:value-type="float">
            <text:p>30 745 008 389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64527" calcext:value-type="float">
            <text:p>64 527</text:p>
          </table:table-cell>
          <table:table-cell table:style-name="ce10" office:value-type="float" office:value="42242" calcext:value-type="float">
            <text:p>42 242</text:p>
          </table:table-cell>
          <table:table-cell table:style-name="ce10" office:value-type="float" office:value="1195609" calcext:value-type="float">
            <text:p>1 195 609</text:p>
          </table:table-cell>
          <table:table-cell table:style-name="ce10" office:value-type="float" office:value="1086577" calcext:value-type="float">
            <text:p>1 086 577</text:p>
          </table:table-cell>
          <table:table-cell table:style-name="ce10" office:value-type="float" office:value="45385194229" calcext:value-type="float">
            <text:p>45 385 194 229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4894" calcext:value-type="float">
            <text:p>14 894</text:p>
          </table:table-cell>
          <table:table-cell table:style-name="ce10" office:value-type="float" office:value="8701" calcext:value-type="float">
            <text:p>8 701</text:p>
          </table:table-cell>
          <table:table-cell table:style-name="ce10" office:value-type="float" office:value="1371835" calcext:value-type="float">
            <text:p>1 371 835</text:p>
          </table:table-cell>
          <table:table-cell table:style-name="ce10" office:value-type="float" office:value="1285227" calcext:value-type="float">
            <text:p>1 285 227</text:p>
          </table:table-cell>
          <table:table-cell table:style-name="ce10" office:value-type="float" office:value="59910916074" calcext:value-type="float">
            <text:p>59 910 916 074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3101" calcext:value-type="float">
            <text:p>3 101</text:p>
          </table:table-cell>
          <table:table-cell table:style-name="ce10" office:value-type="float" office:value="1603" calcext:value-type="float">
            <text:p>1 603</text:p>
          </table:table-cell>
          <table:table-cell table:style-name="ce10" office:value-type="float" office:value="2117318" calcext:value-type="float">
            <text:p>2 117 318</text:p>
          </table:table-cell>
          <table:table-cell table:style-name="ce10" office:value-type="float" office:value="2000339" calcext:value-type="float">
            <text:p>2 000 339</text:p>
          </table:table-cell>
          <table:table-cell table:style-name="ce10" office:value-type="float" office:value="101265756835" calcext:value-type="float">
            <text:p>101 265 756 835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0585" calcext:value-type="float">
            <text:p>20 585</text:p>
          </table:table-cell>
          <table:table-cell table:style-name="ce10" office:value-type="float" office:value="17536" calcext:value-type="float">
            <text:p>17 536</text:p>
          </table:table-cell>
          <table:table-cell table:style-name="ce10" office:value-type="float" office:value="46402" calcext:value-type="float">
            <text:p>46 402</text:p>
          </table:table-cell>
          <table:table-cell table:style-name="ce10" office:value-type="float" office:value="46968" calcext:value-type="float">
            <text:p>46 968</text:p>
          </table:table-cell>
          <table:table-cell table:style-name="ce10" office:value-type="float" office:value="1296534505" calcext:value-type="float">
            <text:p>1 296 534 505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3320" calcext:value-type="float">
            <text:p>3 320</text:p>
          </table:table-cell>
          <table:table-cell table:style-name="ce10" office:value-type="float" office:value="2248" calcext:value-type="float">
            <text:p>2 248</text:p>
          </table:table-cell>
          <table:table-cell table:style-name="ce10" office:value-type="float" office:value="60226" calcext:value-type="float">
            <text:p>60 226</text:p>
          </table:table-cell>
          <table:table-cell table:style-name="ce10" office:value-type="float" office:value="56123" calcext:value-type="float">
            <text:p>56 123</text:p>
          </table:table-cell>
          <table:table-cell table:style-name="ce10" office:value-type="float" office:value="1916470009" calcext:value-type="float">
            <text:p>1 916 470 009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599" calcext:value-type="float">
            <text:p>599</text:p>
          </table:table-cell>
          <table:table-cell table:style-name="ce10" office:value-type="float" office:value="426" calcext:value-type="float">
            <text:p>426</text:p>
          </table:table-cell>
          <table:table-cell table:style-name="ce10" office:value-type="float" office:value="57896" calcext:value-type="float">
            <text:p>57 896</text:p>
          </table:table-cell>
          <table:table-cell table:style-name="ce10" office:value-type="float" office:value="53776" calcext:value-type="float">
            <text:p>53 776</text:p>
          </table:table-cell>
          <table:table-cell table:style-name="ce10" office:value-type="float" office:value="2119746729" calcext:value-type="float">
            <text:p>2 119 746 729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61308" calcext:value-type="float">
            <text:p>61 308</text:p>
          </table:table-cell>
          <table:table-cell table:style-name="ce10" office:value-type="float" office:value="57305" calcext:value-type="float">
            <text:p>57 305</text:p>
          </table:table-cell>
          <table:table-cell table:style-name="ce10" office:value-type="float" office:value="2102661354" calcext:value-type="float">
            <text:p>2 102 661 354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8816" calcext:value-type="float">
            <text:p>8 816</text:p>
          </table:table-cell>
          <table:table-cell table:style-name="ce10" office:value-type="float" office:value="7486" calcext:value-type="float">
            <text:p>7 486</text:p>
          </table:table-cell>
          <table:table-cell table:style-name="ce10" office:value-type="float" office:value="23524" calcext:value-type="float">
            <text:p>23 524</text:p>
          </table:table-cell>
          <table:table-cell table:style-name="ce10" office:value-type="float" office:value="23163" calcext:value-type="float">
            <text:p>23 163</text:p>
          </table:table-cell>
          <table:table-cell table:style-name="ce10" office:value-type="float" office:value="718562487" calcext:value-type="float">
            <text:p>718 562 487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662" calcext:value-type="float">
            <text:p>1 662</text:p>
          </table:table-cell>
          <table:table-cell table:style-name="ce10" office:value-type="float" office:value="1169" calcext:value-type="float">
            <text:p>1 169</text:p>
          </table:table-cell>
          <table:table-cell table:style-name="ce10" office:value-type="float" office:value="30448" calcext:value-type="float">
            <text:p>30 448</text:p>
          </table:table-cell>
          <table:table-cell table:style-name="ce10" office:value-type="float" office:value="27937" calcext:value-type="float">
            <text:p>27 937</text:p>
          </table:table-cell>
          <table:table-cell table:style-name="ce10" office:value-type="float" office:value="994072620" calcext:value-type="float">
            <text:p>994 072 620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62" calcext:value-type="float">
            <text:p>362</text:p>
          </table:table-cell>
          <table:table-cell table:style-name="ce10" office:value-type="float" office:value="280" calcext:value-type="float">
            <text:p>280</text:p>
          </table:table-cell>
          <table:table-cell table:style-name="ce10" office:value-type="float" office:value="32066" calcext:value-type="float">
            <text:p>32 066</text:p>
          </table:table-cell>
          <table:table-cell table:style-name="ce10" office:value-type="float" office:value="29242" calcext:value-type="float">
            <text:p>29 242</text:p>
          </table:table-cell>
          <table:table-cell table:style-name="ce10" office:value-type="float" office:value="1144313091" calcext:value-type="float">
            <text:p>1 144 313 091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5767" calcext:value-type="float">
            <text:p>25 767</text:p>
          </table:table-cell>
          <table:table-cell table:style-name="ce10" office:value-type="float" office:value="24576" calcext:value-type="float">
            <text:p>24 576</text:p>
          </table:table-cell>
          <table:table-cell table:style-name="ce10" office:value-type="float" office:value="972776077" calcext:value-type="float">
            <text:p>972 776 077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86238" calcext:value-type="float">
            <text:p>86 238</text:p>
          </table:table-cell>
          <table:table-cell table:style-name="ce10" office:value-type="float" office:value="69878" calcext:value-type="float">
            <text:p>69 878</text:p>
          </table:table-cell>
          <table:table-cell table:style-name="ce10" office:value-type="float" office:value="199199" calcext:value-type="float">
            <text:p>199 199</text:p>
          </table:table-cell>
          <table:table-cell table:style-name="ce10" office:value-type="float" office:value="192984" calcext:value-type="float">
            <text:p>192 984</text:p>
          </table:table-cell>
          <table:table-cell table:style-name="ce10" office:value-type="float" office:value="5542614500" calcext:value-type="float">
            <text:p>5 542 614 500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4529" calcext:value-type="float">
            <text:p>14 529</text:p>
          </table:table-cell>
          <table:table-cell table:style-name="ce10" office:value-type="float" office:value="9400" calcext:value-type="float">
            <text:p>9 400</text:p>
          </table:table-cell>
          <table:table-cell table:style-name="ce10" office:value-type="float" office:value="276878" calcext:value-type="float">
            <text:p>276 878</text:p>
          </table:table-cell>
          <table:table-cell table:style-name="ce10" office:value-type="float" office:value="255065" calcext:value-type="float">
            <text:p>255 065</text:p>
          </table:table-cell>
          <table:table-cell table:style-name="ce10" office:value-type="float" office:value="8116104605" calcext:value-type="float">
            <text:p>8 116 104 605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260" calcext:value-type="float">
            <text:p>3 260</text:p>
          </table:table-cell>
          <table:table-cell table:style-name="ce10" office:value-type="float" office:value="2008" calcext:value-type="float">
            <text:p>2 008</text:p>
          </table:table-cell>
          <table:table-cell table:style-name="ce10" office:value-type="float" office:value="295671" calcext:value-type="float">
            <text:p>295 671</text:p>
          </table:table-cell>
          <table:table-cell table:style-name="ce10" office:value-type="float" office:value="273774" calcext:value-type="float">
            <text:p>273 774</text:p>
          </table:table-cell>
          <table:table-cell table:style-name="ce10" office:value-type="float" office:value="9110843474" calcext:value-type="float">
            <text:p>9 110 843 474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482" calcext:value-type="float">
            <text:p>482</text:p>
          </table:table-cell>
          <table:table-cell table:style-name="ce10" office:value-type="float" office:value="298" calcext:value-type="float">
            <text:p>298</text:p>
          </table:table-cell>
          <table:table-cell table:style-name="ce10" office:value-type="float" office:value="279977" calcext:value-type="float">
            <text:p>279 977</text:p>
          </table:table-cell>
          <table:table-cell table:style-name="ce10" office:value-type="float" office:value="261049" calcext:value-type="float">
            <text:p>261 049</text:p>
          </table:table-cell>
          <table:table-cell table:style-name="ce10" office:value-type="float" office:value="9646308888" calcext:value-type="float">
            <text:p>9 646 308 888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81660" calcext:value-type="float">
            <text:p>181 660</text:p>
          </table:table-cell>
          <table:table-cell table:style-name="ce10" office:value-type="float" office:value="148123" calcext:value-type="float">
            <text:p>148 123</text:p>
          </table:table-cell>
          <table:table-cell table:style-name="ce10" office:value-type="float" office:value="406549" calcext:value-type="float">
            <text:p>406 549</text:p>
          </table:table-cell>
          <table:table-cell table:style-name="ce10" office:value-type="float" office:value="403939" calcext:value-type="float">
            <text:p>403 939</text:p>
          </table:table-cell>
          <table:table-cell table:style-name="ce10" office:value-type="float" office:value="11536402800" calcext:value-type="float">
            <text:p>11 536 402 800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8398" calcext:value-type="float">
            <text:p>28 398</text:p>
          </table:table-cell>
          <table:table-cell table:style-name="ce10" office:value-type="float" office:value="18594" calcext:value-type="float">
            <text:p>18 594</text:p>
          </table:table-cell>
          <table:table-cell table:style-name="ce10" office:value-type="float" office:value="529842" calcext:value-type="float">
            <text:p>529 842</text:p>
          </table:table-cell>
          <table:table-cell table:style-name="ce10" office:value-type="float" office:value="490913" calcext:value-type="float">
            <text:p>490 913</text:p>
          </table:table-cell>
          <table:table-cell table:style-name="ce10" office:value-type="float" office:value="15545898071" calcext:value-type="float">
            <text:p>15 545 898 071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5947" calcext:value-type="float">
            <text:p>5 947</text:p>
          </table:table-cell>
          <table:table-cell table:style-name="ce10" office:value-type="float" office:value="3673" calcext:value-type="float">
            <text:p>3 673</text:p>
          </table:table-cell>
          <table:table-cell table:style-name="ce10" office:value-type="float" office:value="518464" calcext:value-type="float">
            <text:p>518 464</text:p>
          </table:table-cell>
          <table:table-cell table:style-name="ce10" office:value-type="float" office:value="482142" calcext:value-type="float">
            <text:p>482 142</text:p>
          </table:table-cell>
          <table:table-cell table:style-name="ce10" office:value-type="float" office:value="15997121017" calcext:value-type="float">
            <text:p>15 997 121 017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713" calcext:value-type="float">
            <text:p>713</text:p>
          </table:table-cell>
          <table:table-cell table:style-name="ce10" office:value-type="float" office:value="410" calcext:value-type="float">
            <text:p>410</text:p>
          </table:table-cell>
          <table:table-cell table:style-name="ce10" office:value-type="float" office:value="454504" calcext:value-type="float">
            <text:p>454 504</text:p>
          </table:table-cell>
          <table:table-cell table:style-name="ce10" office:value-type="float" office:value="416860" calcext:value-type="float">
            <text:p>416 860</text:p>
          </table:table-cell>
          <table:table-cell table:style-name="ce10" office:value-type="float" office:value="14950643169" calcext:value-type="float">
            <text:p>14 950 643 169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80474" calcext:value-type="float">
            <text:p>180 474</text:p>
          </table:table-cell>
          <table:table-cell table:style-name="ce10" office:value-type="float" office:value="149833" calcext:value-type="float">
            <text:p>149 833</text:p>
          </table:table-cell>
          <table:table-cell table:style-name="ce10" office:value-type="float" office:value="387989" calcext:value-type="float">
            <text:p>387 989</text:p>
          </table:table-cell>
          <table:table-cell table:style-name="ce10" office:value-type="float" office:value="384312" calcext:value-type="float">
            <text:p>384 312</text:p>
          </table:table-cell>
          <table:table-cell table:style-name="ce10" office:value-type="float" office:value="10998289030" calcext:value-type="float">
            <text:p>10 998 289 030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6452" calcext:value-type="float">
            <text:p>26 452</text:p>
          </table:table-cell>
          <table:table-cell table:style-name="ce10" office:value-type="float" office:value="16939" calcext:value-type="float">
            <text:p>16 939</text:p>
          </table:table-cell>
          <table:table-cell table:style-name="ce10" office:value-type="float" office:value="487472" calcext:value-type="float">
            <text:p>487 472</text:p>
          </table:table-cell>
          <table:table-cell table:style-name="ce10" office:value-type="float" office:value="447307" calcext:value-type="float">
            <text:p>447 307</text:p>
          </table:table-cell>
          <table:table-cell table:style-name="ce10" office:value-type="float" office:value="14308789000" calcext:value-type="float">
            <text:p>14 308 789 000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5635" calcext:value-type="float">
            <text:p>5 635</text:p>
          </table:table-cell>
          <table:table-cell table:style-name="ce10" office:value-type="float" office:value="3382" calcext:value-type="float">
            <text:p>3 382</text:p>
          </table:table-cell>
          <table:table-cell table:style-name="ce10" office:value-type="float" office:value="490619" calcext:value-type="float">
            <text:p>490 619</text:p>
          </table:table-cell>
          <table:table-cell table:style-name="ce10" office:value-type="float" office:value="450066" calcext:value-type="float">
            <text:p>450 066</text:p>
          </table:table-cell>
          <table:table-cell table:style-name="ce10" office:value-type="float" office:value="15243061167" calcext:value-type="float">
            <text:p>15 243 061 167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681" calcext:value-type="float">
            <text:p>681</text:p>
          </table:table-cell>
          <table:table-cell table:style-name="ce10" office:value-type="float" office:value="375" calcext:value-type="float">
            <text:p>375</text:p>
          </table:table-cell>
          <table:table-cell table:style-name="ce10" office:value-type="float" office:value="446775" calcext:value-type="float">
            <text:p>446 775</text:p>
          </table:table-cell>
          <table:table-cell table:style-name="ce10" office:value-type="float" office:value="414202" calcext:value-type="float">
            <text:p>414 202</text:p>
          </table:table-cell>
          <table:table-cell table:style-name="ce10" office:value-type="float" office:value="16007581667" calcext:value-type="float">
            <text:p>16 007 581 667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97047" calcext:value-type="float">
            <text:p>97 047</text:p>
          </table:table-cell>
          <table:table-cell table:style-name="ce10" office:value-type="float" office:value="78566" calcext:value-type="float">
            <text:p>78 566</text:p>
          </table:table-cell>
          <table:table-cell table:style-name="ce10" office:value-type="float" office:value="228318" calcext:value-type="float">
            <text:p>228 318</text:p>
          </table:table-cell>
          <table:table-cell table:style-name="ce10" office:value-type="float" office:value="225522" calcext:value-type="float">
            <text:p>225 522</text:p>
          </table:table-cell>
          <table:table-cell table:style-name="ce10" office:value-type="float" office:value="6529811791" calcext:value-type="float">
            <text:p>6 529 811 791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8534" calcext:value-type="float">
            <text:p>18 534</text:p>
          </table:table-cell>
          <table:table-cell table:style-name="ce10" office:value-type="float" office:value="12056" calcext:value-type="float">
            <text:p>12 056</text:p>
          </table:table-cell>
          <table:table-cell table:style-name="ce10" office:value-type="float" office:value="350476" calcext:value-type="float">
            <text:p>350 476</text:p>
          </table:table-cell>
          <table:table-cell table:style-name="ce10" office:value-type="float" office:value="321445" calcext:value-type="float">
            <text:p>321 445</text:p>
          </table:table-cell>
          <table:table-cell table:style-name="ce10" office:value-type="float" office:value="10390232950" calcext:value-type="float">
            <text:p>10 390 232 950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4381" calcext:value-type="float">
            <text:p>4 381</text:p>
          </table:table-cell>
          <table:table-cell table:style-name="ce10" office:value-type="float" office:value="2758" calcext:value-type="float">
            <text:p>2 758</text:p>
          </table:table-cell>
          <table:table-cell table:style-name="ce10" office:value-type="float" office:value="398638" calcext:value-type="float">
            <text:p>398 638</text:p>
          </table:table-cell>
          <table:table-cell table:style-name="ce10" office:value-type="float" office:value="367768" calcext:value-type="float">
            <text:p>367 768</text:p>
          </table:table-cell>
          <table:table-cell table:style-name="ce10" office:value-type="float" office:value="12356452295" calcext:value-type="float">
            <text:p>12 356 452 295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590" calcext:value-type="float">
            <text:p>590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320980" calcext:value-type="float">
            <text:p>320 980</text:p>
          </table:table-cell>
          <table:table-cell table:style-name="ce10" office:value-type="float" office:value="298949" calcext:value-type="float">
            <text:p>298 949</text:p>
          </table:table-cell>
          <table:table-cell table:style-name="ce10" office:value-type="float" office:value="10755445625" calcext:value-type="float">
            <text:p>10 755 445 625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73528" calcext:value-type="float">
            <text:p>173 528</text:p>
          </table:table-cell>
          <table:table-cell table:style-name="ce10" office:value-type="float" office:value="145764" calcext:value-type="float">
            <text:p>145 764</text:p>
          </table:table-cell>
          <table:table-cell table:style-name="ce10" office:value-type="float" office:value="369471" calcext:value-type="float">
            <text:p>369 471</text:p>
          </table:table-cell>
          <table:table-cell table:style-name="ce10" office:value-type="float" office:value="369855" calcext:value-type="float">
            <text:p>369 855</text:p>
          </table:table-cell>
          <table:table-cell table:style-name="ce10" office:value-type="float" office:value="11137413957" calcext:value-type="float">
            <text:p>11 137 413 957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3787" calcext:value-type="float">
            <text:p>23 787</text:p>
          </table:table-cell>
          <table:table-cell table:style-name="ce10" office:value-type="float" office:value="14912" calcext:value-type="float">
            <text:p>14 912</text:p>
          </table:table-cell>
          <table:table-cell table:style-name="ce10" office:value-type="float" office:value="431741" calcext:value-type="float">
            <text:p>431 741</text:p>
          </table:table-cell>
          <table:table-cell table:style-name="ce10" office:value-type="float" office:value="398362" calcext:value-type="float">
            <text:p>398 362</text:p>
          </table:table-cell>
          <table:table-cell table:style-name="ce10" office:value-type="float" office:value="13524096663" calcext:value-type="float">
            <text:p>13 524 096 663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4861" calcext:value-type="float">
            <text:p>4 861</text:p>
          </table:table-cell>
          <table:table-cell table:style-name="ce10" office:value-type="float" office:value="2881" calcext:value-type="float">
            <text:p>2 881</text:p>
          </table:table-cell>
          <table:table-cell table:style-name="ce10" office:value-type="float" office:value="423538" calcext:value-type="float">
            <text:p>423 538</text:p>
          </table:table-cell>
          <table:table-cell table:style-name="ce10" office:value-type="float" office:value="390354" calcext:value-type="float">
            <text:p>390 354</text:p>
          </table:table-cell>
          <table:table-cell table:style-name="ce10" office:value-type="float" office:value="13925507186" calcext:value-type="float">
            <text:p>13 925 507 186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625" calcext:value-type="float">
            <text:p>625</text:p>
          </table:table-cell>
          <table:table-cell table:style-name="ce10" office:value-type="float" office:value="369" calcext:value-type="float">
            <text:p>369</text:p>
          </table:table-cell>
          <table:table-cell table:style-name="ce10" office:value-type="float" office:value="419197" calcext:value-type="float">
            <text:p>419 197</text:p>
          </table:table-cell>
          <table:table-cell table:style-name="ce10" office:value-type="float" office:value="391661" calcext:value-type="float">
            <text:p>391 661</text:p>
          </table:table-cell>
          <table:table-cell table:style-name="ce10" office:value-type="float" office:value="15106805044" calcext:value-type="float">
            <text:p>15 106 805 044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27981" calcext:value-type="float">
            <text:p>27 981</text:p>
          </table:table-cell>
          <table:table-cell table:style-name="ce10" office:value-type="float" office:value="20436" calcext:value-type="float">
            <text:p>20 436</text:p>
          </table:table-cell>
          <table:table-cell table:style-name="ce10" office:value-type="float" office:value="291941" calcext:value-type="float">
            <text:p>291 941</text:p>
          </table:table-cell>
          <table:table-cell table:style-name="ce10" office:value-type="float" office:value="254651" calcext:value-type="float">
            <text:p>254 651</text:p>
          </table:table-cell>
          <table:table-cell table:style-name="ce10" office:value-type="float" office:value="7996161287" calcext:value-type="float">
            <text:p>7 996 161 287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259612" calcext:value-type="float">
            <text:p>259 612</text:p>
          </table:table-cell>
          <table:table-cell table:style-name="ce10" office:value-type="float" office:value="206692" calcext:value-type="float">
            <text:p>206 692</text:p>
          </table:table-cell>
          <table:table-cell table:style-name="ce10" office:value-type="float" office:value="2456165" calcext:value-type="float">
            <text:p>2 456 165</text:p>
          </table:table-cell>
          <table:table-cell table:style-name="ce10" office:value-type="float" office:value="2299326" calcext:value-type="float">
            <text:p>2 299 326</text:p>
          </table:table-cell>
          <table:table-cell table:style-name="ce10" office:value-type="float" office:value="82250830053" calcext:value-type="float">
            <text:p>82 250 830 053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9627" calcext:value-type="float">
            <text:p>9 627</text:p>
          </table:table-cell>
          <table:table-cell table:style-name="ce10" office:value-type="float" office:value="6420" calcext:value-type="float">
            <text:p>6 420</text:p>
          </table:table-cell>
          <table:table-cell table:style-name="ce10" office:value-type="float" office:value="99404" calcext:value-type="float">
            <text:p>99 404</text:p>
          </table:table-cell>
          <table:table-cell table:style-name="ce10" office:value-type="float" office:value="87469" calcext:value-type="float">
            <text:p>87 469</text:p>
          </table:table-cell>
          <table:table-cell table:style-name="ce10" office:value-type="float" office:value="2669045244" calcext:value-type="float">
            <text:p>2 669 045 244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83055" calcext:value-type="float">
            <text:p>83 055</text:p>
          </table:table-cell>
          <table:table-cell table:style-name="ce10" office:value-type="float" office:value="65387" calcext:value-type="float">
            <text:p>65 387</text:p>
          </table:table-cell>
          <table:table-cell table:style-name="ce10" office:value-type="float" office:value="768945" calcext:value-type="float">
            <text:p>768 945</text:p>
          </table:table-cell>
          <table:table-cell table:style-name="ce10" office:value-type="float" office:value="719497" calcext:value-type="float">
            <text:p>719 497</text:p>
          </table:table-cell>
          <table:table-cell table:style-name="ce10" office:value-type="float" office:value="23563155850" calcext:value-type="float">
            <text:p>23 563 155 850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2814" calcext:value-type="float">
            <text:p>12 814</text:p>
          </table:table-cell>
          <table:table-cell table:style-name="ce10" office:value-type="float" office:value="9550" calcext:value-type="float">
            <text:p>9 550</text:p>
          </table:table-cell>
          <table:table-cell table:style-name="ce10" office:value-type="float" office:value="148149" calcext:value-type="float">
            <text:p>148 149</text:p>
          </table:table-cell>
          <table:table-cell table:style-name="ce10" office:value-type="float" office:value="133298" calcext:value-type="float">
            <text:p>133 298</text:p>
          </table:table-cell>
          <table:table-cell table:style-name="ce10" office:value-type="float" office:value="4257647368" calcext:value-type="float">
            <text:p>4 257 647 368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97244" calcext:value-type="float">
            <text:p>97 244</text:p>
          </table:table-cell>
          <table:table-cell table:style-name="ce10" office:value-type="float" office:value="77837" calcext:value-type="float">
            <text:p>77 837</text:p>
          </table:table-cell>
          <table:table-cell table:style-name="ce10" office:value-type="float" office:value="920158" calcext:value-type="float">
            <text:p>920 158</text:p>
          </table:table-cell>
          <table:table-cell table:style-name="ce10" office:value-type="float" office:value="867648" calcext:value-type="float">
            <text:p>867 648</text:p>
          </table:table-cell>
          <table:table-cell table:style-name="ce10" office:value-type="float" office:value="28197625149" calcext:value-type="float">
            <text:p>28 197 625 149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8833" calcext:value-type="float">
            <text:p>8 833</text:p>
          </table:table-cell>
          <table:table-cell table:style-name="ce10" office:value-type="float" office:value="6274" calcext:value-type="float">
            <text:p>6 274</text:p>
          </table:table-cell>
          <table:table-cell table:style-name="ce10" office:value-type="float" office:value="83011" calcext:value-type="float">
            <text:p>83 011</text:p>
          </table:table-cell>
          <table:table-cell table:style-name="ce10" office:value-type="float" office:value="74379" calcext:value-type="float">
            <text:p>74 379</text:p>
          </table:table-cell>
          <table:table-cell table:style-name="ce10" office:value-type="float" office:value="2318663377" calcext:value-type="float">
            <text:p>2 318 663 377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71065" calcext:value-type="float">
            <text:p>71 065</text:p>
          </table:table-cell>
          <table:table-cell table:style-name="ce10" office:value-type="float" office:value="55357" calcext:value-type="float">
            <text:p>55 357</text:p>
          </table:table-cell>
          <table:table-cell table:style-name="ce10" office:value-type="float" office:value="716462" calcext:value-type="float">
            <text:p>716 462</text:p>
          </table:table-cell>
          <table:table-cell table:style-name="ce10" office:value-type="float" office:value="677329" calcext:value-type="float">
            <text:p>677 329</text:p>
          </table:table-cell>
          <table:table-cell table:style-name="ce10" office:value-type="float" office:value="22479020448" calcext:value-type="float">
            <text:p>22 479 020 448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018" calcext:value-type="float">
            <text:p>1 018</text:p>
          </table:table-cell>
          <table:table-cell table:style-name="ce10" office:value-type="float" office:value="755" calcext:value-type="float">
            <text:p>755</text:p>
          </table:table-cell>
          <table:table-cell table:style-name="ce10" office:value-type="float" office:value="8065" calcext:value-type="float">
            <text:p>8 065</text:p>
          </table:table-cell>
          <table:table-cell table:style-name="ce10" office:value-type="float" office:value="6955" calcext:value-type="float">
            <text:p>6 955</text:p>
          </table:table-cell>
          <table:table-cell table:style-name="ce10" office:value-type="float" office:value="217281076" calcext:value-type="float">
            <text:p>217 281 076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6353" calcext:value-type="float">
            <text:p>16 353</text:p>
          </table:table-cell>
          <table:table-cell table:style-name="ce10" office:value-type="float" office:value="14327" calcext:value-type="float">
            <text:p>14 327</text:p>
          </table:table-cell>
          <table:table-cell table:style-name="ce10" office:value-type="float" office:value="96062" calcext:value-type="float">
            <text:p>96 062</text:p>
          </table:table-cell>
          <table:table-cell table:style-name="ce10" office:value-type="float" office:value="96611" calcext:value-type="float">
            <text:p>96 611</text:p>
          </table:table-cell>
          <table:table-cell table:style-name="ce10" office:value-type="float" office:value="3113651719" calcext:value-type="float">
            <text:p>3 113 651 719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5813" calcext:value-type="float">
            <text:p>15 813</text:p>
          </table:table-cell>
          <table:table-cell table:style-name="ce10" office:value-type="float" office:value="10694" calcext:value-type="float">
            <text:p>10 694</text:p>
          </table:table-cell>
          <table:table-cell table:style-name="ce10" office:value-type="float" office:value="192997" calcext:value-type="float">
            <text:p>192 997</text:p>
          </table:table-cell>
          <table:table-cell table:style-name="ce10" office:value-type="float" office:value="171692" calcext:value-type="float">
            <text:p>171 692</text:p>
          </table:table-cell>
          <table:table-cell table:style-name="ce10" office:value-type="float" office:value="5353355176" calcext:value-type="float">
            <text:p>5 353 355 176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59337" calcext:value-type="float">
            <text:p>159 337</text:p>
          </table:table-cell>
          <table:table-cell table:style-name="ce10" office:value-type="float" office:value="125765" calcext:value-type="float">
            <text:p>125 765</text:p>
          </table:table-cell>
          <table:table-cell table:style-name="ce10" office:value-type="float" office:value="1535097" calcext:value-type="float">
            <text:p>1 535 097</text:p>
          </table:table-cell>
          <table:table-cell table:style-name="ce10" office:value-type="float" office:value="1434906" calcext:value-type="float">
            <text:p>1 434 906</text:p>
          </table:table-cell>
          <table:table-cell table:style-name="ce10" office:value-type="float" office:value="48772141786" calcext:value-type="float">
            <text:p>48 772 141 786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015" calcext:value-type="float">
            <text:p>1 015</text:p>
          </table:table-cell>
          <table:table-cell table:style-name="ce10" office:value-type="float" office:value="692" calcext:value-type="float">
            <text:p>692</text:p>
          </table:table-cell>
          <table:table-cell table:style-name="ce10" office:value-type="float" office:value="10210" calcext:value-type="float">
            <text:p>10 210</text:p>
          </table:table-cell>
          <table:table-cell table:style-name="ce10" office:value-type="float" office:value="9077" calcext:value-type="float">
            <text:p>9 077</text:p>
          </table:table-cell>
          <table:table-cell table:style-name="ce10" office:value-type="float" office:value="297593647" calcext:value-type="float">
            <text:p>297 593 647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0777" calcext:value-type="float">
            <text:p>10 777</text:p>
          </table:table-cell>
          <table:table-cell table:style-name="ce10" office:value-type="float" office:value="9127" calcext:value-type="float">
            <text:p>9 127</text:p>
          </table:table-cell>
          <table:table-cell table:style-name="ce10" office:value-type="float" office:value="97119" calcext:value-type="float">
            <text:p>97 119</text:p>
          </table:table-cell>
          <table:table-cell table:style-name="ce10" office:value-type="float" office:value="91569" calcext:value-type="float">
            <text:p>91 569</text:p>
          </table:table-cell>
          <table:table-cell table:style-name="ce10" office:value-type="float" office:value="3421840063" calcext:value-type="float">
            <text:p>3 421 840 063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433" calcext:value-type="float">
            <text:p>433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4156" calcext:value-type="float">
            <text:p>4 156</text:p>
          </table:table-cell>
          <table:table-cell table:style-name="ce10" office:value-type="float" office:value="3770" calcext:value-type="float">
            <text:p>3 770</text:p>
          </table:table-cell>
          <table:table-cell table:style-name="ce10" office:value-type="float" office:value="123442853" calcext:value-type="float">
            <text:p>123 442 853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4506" calcext:value-type="float">
            <text:p>4 506</text:p>
          </table:table-cell>
          <table:table-cell table:style-name="ce10" office:value-type="float" office:value="3597" calcext:value-type="float">
            <text:p>3 597</text:p>
          </table:table-cell>
          <table:table-cell table:style-name="ce10" office:value-type="float" office:value="50900" calcext:value-type="float">
            <text:p>50 900</text:p>
          </table:table-cell>
          <table:table-cell table:style-name="ce10" office:value-type="float" office:value="47923" calcext:value-type="float">
            <text:p>47 923</text:p>
          </table:table-cell>
          <table:table-cell table:style-name="ce10" office:value-type="float" office:value="1867250826" calcext:value-type="float">
            <text:p>1 867 250 826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4775" calcext:value-type="float">
            <text:p>14 775</text:p>
          </table:table-cell>
          <table:table-cell table:style-name="ce10" office:value-type="float" office:value="10016" calcext:value-type="float">
            <text:p>10 016</text:p>
          </table:table-cell>
          <table:table-cell table:style-name="ce10" office:value-type="float" office:value="201786" calcext:value-type="float">
            <text:p>201 786</text:p>
          </table:table-cell>
          <table:table-cell table:style-name="ce10" office:value-type="float" office:value="176090" calcext:value-type="float">
            <text:p>176 090</text:p>
          </table:table-cell>
          <table:table-cell table:style-name="ce10" office:value-type="float" office:value="5368531212" calcext:value-type="float">
            <text:p>5 368 531 212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43617" calcext:value-type="float">
            <text:p>143 617</text:p>
          </table:table-cell>
          <table:table-cell table:style-name="ce10" office:value-type="float" office:value="111690" calcext:value-type="float">
            <text:p>111 690</text:p>
          </table:table-cell>
          <table:table-cell table:style-name="ce10" office:value-type="float" office:value="1639018" calcext:value-type="float">
            <text:p>1 639 018</text:p>
          </table:table-cell>
          <table:table-cell table:style-name="ce10" office:value-type="float" office:value="1530671" calcext:value-type="float">
            <text:p>1 530 671</text:p>
          </table:table-cell>
          <table:table-cell table:style-name="ce10" office:value-type="float" office:value="51515771879" calcext:value-type="float">
            <text:p>51 515 771 879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33223" calcext:value-type="float">
            <text:p>33 223</text:p>
          </table:table-cell>
          <table:table-cell table:style-name="ce10" office:value-type="float" office:value="25426" calcext:value-type="float">
            <text:p>25 426</text:p>
          </table:table-cell>
          <table:table-cell table:style-name="ce10" office:value-type="float" office:value="390038" calcext:value-type="float">
            <text:p>390 038</text:p>
          </table:table-cell>
          <table:table-cell table:style-name="ce10" office:value-type="float" office:value="348200" calcext:value-type="float">
            <text:p>348 200</text:p>
          </table:table-cell>
          <table:table-cell table:style-name="ce10" office:value-type="float" office:value="13326618470" calcext:value-type="float">
            <text:p>13 326 618 470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438043" calcext:value-type="float">
            <text:p>438 043</text:p>
          </table:table-cell>
          <table:table-cell table:style-name="ce10" office:value-type="float" office:value="361698" calcext:value-type="float">
            <text:p>361 698</text:p>
          </table:table-cell>
          <table:table-cell table:style-name="ce10" office:value-type="float" office:value="5146020" calcext:value-type="float">
            <text:p>5 146 020</text:p>
          </table:table-cell>
          <table:table-cell table:style-name="ce10" office:value-type="float" office:value="4860692" calcext:value-type="float">
            <text:p>4 860 692</text:p>
          </table:table-cell>
          <table:table-cell table:style-name="ce10" office:value-type="float" office:value="223980257057" calcext:value-type="float">
            <text:p>223 980 257 057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2031" calcext:value-type="float">
            <text:p>2 031</text:p>
          </table:table-cell>
          <table:table-cell table:style-name="ce10" office:value-type="float" office:value="1557" calcext:value-type="float">
            <text:p>1 557</text:p>
          </table:table-cell>
          <table:table-cell table:style-name="ce10" office:value-type="float" office:value="22109" calcext:value-type="float">
            <text:p>22 109</text:p>
          </table:table-cell>
          <table:table-cell table:style-name="ce10" office:value-type="float" office:value="20044" calcext:value-type="float">
            <text:p>20 044</text:p>
          </table:table-cell>
          <table:table-cell table:style-name="ce10" office:value-type="float" office:value="647307817" calcext:value-type="float">
            <text:p>647 307 817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22550" calcext:value-type="float">
            <text:p>22 550</text:p>
          </table:table-cell>
          <table:table-cell table:style-name="ce10" office:value-type="float" office:value="18717" calcext:value-type="float">
            <text:p>18 717</text:p>
          </table:table-cell>
          <table:table-cell table:style-name="ce10" office:value-type="float" office:value="203723" calcext:value-type="float">
            <text:p>203 723</text:p>
          </table:table-cell>
          <table:table-cell table:style-name="ce10" office:value-type="float" office:value="194127" calcext:value-type="float">
            <text:p>194 127</text:p>
          </table:table-cell>
          <table:table-cell table:style-name="ce10" office:value-type="float" office:value="6788104780" calcext:value-type="float">
            <text:p>6 788 104 780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955" calcext:value-type="float">
            <text:p>955</text:p>
          </table:table-cell>
          <table:table-cell table:style-name="ce10" office:value-type="float" office:value="711" calcext:value-type="float">
            <text:p>711</text:p>
          </table:table-cell>
          <table:table-cell table:style-name="ce10" office:value-type="float" office:value="10852" calcext:value-type="float">
            <text:p>10 852</text:p>
          </table:table-cell>
          <table:table-cell table:style-name="ce10" office:value-type="float" office:value="9420" calcext:value-type="float">
            <text:p>9 420</text:p>
          </table:table-cell>
          <table:table-cell table:style-name="ce10" office:value-type="float" office:value="322204263" calcext:value-type="float">
            <text:p>322 204 263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9930" calcext:value-type="float">
            <text:p>9 930</text:p>
          </table:table-cell>
          <table:table-cell table:style-name="ce10" office:value-type="float" office:value="8262" calcext:value-type="float">
            <text:p>8 262</text:p>
          </table:table-cell>
          <table:table-cell table:style-name="ce10" office:value-type="float" office:value="100953" calcext:value-type="float">
            <text:p>100 953</text:p>
          </table:table-cell>
          <table:table-cell table:style-name="ce10" office:value-type="float" office:value="95498" calcext:value-type="float">
            <text:p>95 498</text:p>
          </table:table-cell>
          <table:table-cell table:style-name="ce10" office:value-type="float" office:value="3507520012" calcext:value-type="float">
            <text:p>3 507 520 012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0263" calcext:value-type="float">
            <text:p>10 263</text:p>
          </table:table-cell>
          <table:table-cell table:style-name="ce10" office:value-type="float" office:value="7288" calcext:value-type="float">
            <text:p>7 288</text:p>
          </table:table-cell>
          <table:table-cell table:style-name="ce10" office:value-type="float" office:value="112172" calcext:value-type="float">
            <text:p>112 172</text:p>
          </table:table-cell>
          <table:table-cell table:style-name="ce10" office:value-type="float" office:value="99625" calcext:value-type="float">
            <text:p>99 625</text:p>
          </table:table-cell>
          <table:table-cell table:style-name="ce10" office:value-type="float" office:value="3058256220" calcext:value-type="float">
            <text:p>3 058 256 220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94246" calcext:value-type="float">
            <text:p>94 246</text:p>
          </table:table-cell>
          <table:table-cell table:style-name="ce10" office:value-type="float" office:value="74296" calcext:value-type="float">
            <text:p>74 296</text:p>
          </table:table-cell>
          <table:table-cell table:style-name="ce10" office:value-type="float" office:value="939553" calcext:value-type="float">
            <text:p>939 553</text:p>
          </table:table-cell>
          <table:table-cell table:style-name="ce10" office:value-type="float" office:value="883247" calcext:value-type="float">
            <text:p>883 247</text:p>
          </table:table-cell>
          <table:table-cell table:style-name="ce10" office:value-type="float" office:value="29357615247" calcext:value-type="float">
            <text:p>29 357 615 247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21143" calcext:value-type="float">
            <text:p>21 143</text:p>
          </table:table-cell>
          <table:table-cell table:style-name="ce10" office:value-type="float" office:value="15405" calcext:value-type="float">
            <text:p>15 405</text:p>
          </table:table-cell>
          <table:table-cell table:style-name="ce10" office:value-type="float" office:value="219186" calcext:value-type="float">
            <text:p>219 186</text:p>
          </table:table-cell>
          <table:table-cell table:style-name="ce10" office:value-type="float" office:value="197417" calcext:value-type="float">
            <text:p>197 417</text:p>
          </table:table-cell>
          <table:table-cell table:style-name="ce10" office:value-type="float" office:value="6187828661" calcext:value-type="float">
            <text:p>6 187 828 661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95575" calcext:value-type="float">
            <text:p>195 575</text:p>
          </table:table-cell>
          <table:table-cell table:style-name="ce10" office:value-type="float" office:value="155395" calcext:value-type="float">
            <text:p>155 395</text:p>
          </table:table-cell>
          <table:table-cell table:style-name="ce10" office:value-type="float" office:value="1690173" calcext:value-type="float">
            <text:p>1 690 173</text:p>
          </table:table-cell>
          <table:table-cell table:style-name="ce10" office:value-type="float" office:value="1596436" calcext:value-type="float">
            <text:p>1 596 436</text:p>
          </table:table-cell>
          <table:table-cell table:style-name="ce10" office:value-type="float" office:value="51842236396" calcext:value-type="float">
            <text:p>51 842 236 396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21986" calcext:value-type="float">
            <text:p>21 986</text:p>
          </table:table-cell>
          <table:table-cell table:style-name="ce10" office:value-type="float" office:value="16510" calcext:value-type="float">
            <text:p>16 510</text:p>
          </table:table-cell>
          <table:table-cell table:style-name="ce10" office:value-type="float" office:value="207719" calcext:value-type="float">
            <text:p>207 719</text:p>
          </table:table-cell>
          <table:table-cell table:style-name="ce10" office:value-type="float" office:value="185307" calcext:value-type="float">
            <text:p>185 307</text:p>
          </table:table-cell>
          <table:table-cell table:style-name="ce10" office:value-type="float" office:value="5608343152" calcext:value-type="float">
            <text:p>5 608 343 152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91256" calcext:value-type="float">
            <text:p>191 256</text:p>
          </table:table-cell>
          <table:table-cell table:style-name="ce10" office:value-type="float" office:value="154019" calcext:value-type="float">
            <text:p>154 019</text:p>
          </table:table-cell>
          <table:table-cell table:style-name="ce10" office:value-type="float" office:value="1605136" calcext:value-type="float">
            <text:p>1 605 136</text:p>
          </table:table-cell>
          <table:table-cell table:style-name="ce10" office:value-type="float" office:value="1510580" calcext:value-type="float">
            <text:p>1 510 580</text:p>
          </table:table-cell>
          <table:table-cell table:style-name="ce10" office:value-type="float" office:value="50949377712" calcext:value-type="float">
            <text:p>50 949 377 712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5071" calcext:value-type="float">
            <text:p>15 071</text:p>
          </table:table-cell>
          <table:table-cell table:style-name="ce10" office:value-type="float" office:value="10856" calcext:value-type="float">
            <text:p>10 856</text:p>
          </table:table-cell>
          <table:table-cell table:style-name="ce10" office:value-type="float" office:value="161929" calcext:value-type="float">
            <text:p>161 929</text:p>
          </table:table-cell>
          <table:table-cell table:style-name="ce10" office:value-type="float" office:value="142396" calcext:value-type="float">
            <text:p>142 396</text:p>
          </table:table-cell>
          <table:table-cell table:style-name="ce10" office:value-type="float" office:value="4461456386" calcext:value-type="float">
            <text:p>4 461 456 386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05481" calcext:value-type="float">
            <text:p>105 481</text:p>
          </table:table-cell>
          <table:table-cell table:style-name="ce10" office:value-type="float" office:value="82874" calcext:value-type="float">
            <text:p>82 874</text:p>
          </table:table-cell>
          <table:table-cell table:style-name="ce10" office:value-type="float" office:value="1136483" calcext:value-type="float">
            <text:p>1 136 483</text:p>
          </table:table-cell>
          <table:table-cell table:style-name="ce10" office:value-type="float" office:value="1071288" calcext:value-type="float">
            <text:p>1 071 288</text:p>
          </table:table-cell>
          <table:table-cell table:style-name="ce10" office:value-type="float" office:value="35570486275" calcext:value-type="float">
            <text:p>35 570 486 275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5737" calcext:value-type="float">
            <text:p>15 737</text:p>
          </table:table-cell>
          <table:table-cell table:style-name="ce10" office:value-type="float" office:value="11794" calcext:value-type="float">
            <text:p>11 794</text:p>
          </table:table-cell>
          <table:table-cell table:style-name="ce10" office:value-type="float" office:value="156829" calcext:value-type="float">
            <text:p>156 829</text:p>
          </table:table-cell>
          <table:table-cell table:style-name="ce10" office:value-type="float" office:value="139476" calcext:value-type="float">
            <text:p>139 476</text:p>
          </table:table-cell>
          <table:table-cell table:style-name="ce10" office:value-type="float" office:value="4483819893" calcext:value-type="float">
            <text:p>4 483 819 893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87064" calcext:value-type="float">
            <text:p>187 064</text:p>
          </table:table-cell>
          <table:table-cell table:style-name="ce10" office:value-type="float" office:value="152132" calcext:value-type="float">
            <text:p>152 132</text:p>
          </table:table-cell>
          <table:table-cell table:style-name="ce10" office:value-type="float" office:value="1487118" calcext:value-type="float">
            <text:p>1 487 118</text:p>
          </table:table-cell>
          <table:table-cell table:style-name="ce10" office:value-type="float" office:value="1410756" calcext:value-type="float">
            <text:p>1 410 756</text:p>
          </table:table-cell>
          <table:table-cell table:style-name="ce10" office:value-type="float" office:value="49210002957" calcext:value-type="float">
            <text:p>49 210 002 957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0954" calcext:value-type="float">
            <text:p>20 954</text:p>
          </table:table-cell>
          <table:table-cell table:style-name="ce10" office:value-type="float" office:value="16410" calcext:value-type="float">
            <text:p>16 410</text:p>
          </table:table-cell>
          <table:table-cell table:style-name="ce10" office:value-type="float" office:value="41206" calcext:value-type="float">
            <text:p>41 206</text:p>
          </table:table-cell>
          <table:table-cell table:style-name="ce10" office:value-type="float" office:value="39323" calcext:value-type="float">
            <text:p>39 323</text:p>
          </table:table-cell>
          <table:table-cell table:style-name="ce10" office:value-type="float" office:value="1290123936" calcext:value-type="float">
            <text:p>1 290 123 936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5537" calcext:value-type="float">
            <text:p>5 537</text:p>
          </table:table-cell>
          <table:table-cell table:style-name="ce10" office:value-type="float" office:value="3258" calcext:value-type="float">
            <text:p>3 258</text:p>
          </table:table-cell>
          <table:table-cell table:style-name="ce10" office:value-type="float" office:value="104489" calcext:value-type="float">
            <text:p>104 489</text:p>
          </table:table-cell>
          <table:table-cell table:style-name="ce10" office:value-type="float" office:value="88106" calcext:value-type="float">
            <text:p>88 106</text:p>
          </table:table-cell>
          <table:table-cell table:style-name="ce10" office:value-type="float" office:value="2744328822" calcext:value-type="float">
            <text:p>2 744 328 822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414" calcext:value-type="float">
            <text:p>1 414</text:p>
          </table:table-cell>
          <table:table-cell table:style-name="ce10" office:value-type="float" office:value="726" calcext:value-type="float">
            <text:p>726</text:p>
          </table:table-cell>
          <table:table-cell table:style-name="ce10" office:value-type="float" office:value="113221" calcext:value-type="float">
            <text:p>113 221</text:p>
          </table:table-cell>
          <table:table-cell table:style-name="ce10" office:value-type="float" office:value="97879" calcext:value-type="float">
            <text:p>97 879</text:p>
          </table:table-cell>
          <table:table-cell table:style-name="ce10" office:value-type="float" office:value="2888665864" calcext:value-type="float">
            <text:p>2 888 665 864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76" calcext:value-type="float">
            <text:p>76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33025" calcext:value-type="float">
            <text:p>33 025</text:p>
          </table:table-cell>
          <table:table-cell table:style-name="ce10" office:value-type="float" office:value="29342" calcext:value-type="float">
            <text:p>29 342</text:p>
          </table:table-cell>
          <table:table-cell table:style-name="ce10" office:value-type="float" office:value="1073042665" calcext:value-type="float">
            <text:p>1 073 042 665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15004" calcext:value-type="float">
            <text:p>215 004</text:p>
          </table:table-cell>
          <table:table-cell table:style-name="ce10" office:value-type="float" office:value="177527" calcext:value-type="float">
            <text:p>177 527</text:p>
          </table:table-cell>
          <table:table-cell table:style-name="ce10" office:value-type="float" office:value="494773" calcext:value-type="float">
            <text:p>494 773</text:p>
          </table:table-cell>
          <table:table-cell table:style-name="ce10" office:value-type="float" office:value="479039" calcext:value-type="float">
            <text:p>479 039</text:p>
          </table:table-cell>
          <table:table-cell table:style-name="ce10" office:value-type="float" office:value="14784037176" calcext:value-type="float">
            <text:p>14 784 037 176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35982" calcext:value-type="float">
            <text:p>35 982</text:p>
          </table:table-cell>
          <table:table-cell table:style-name="ce10" office:value-type="float" office:value="23884" calcext:value-type="float">
            <text:p>23 884</text:p>
          </table:table-cell>
          <table:table-cell table:style-name="ce10" office:value-type="float" office:value="663174" calcext:value-type="float">
            <text:p>663 174</text:p>
          </table:table-cell>
          <table:table-cell table:style-name="ce10" office:value-type="float" office:value="612819" calcext:value-type="float">
            <text:p>612 819</text:p>
          </table:table-cell>
          <table:table-cell table:style-name="ce10" office:value-type="float" office:value="21197078158" calcext:value-type="float">
            <text:p>21 197 078 158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7605" calcext:value-type="float">
            <text:p>7 605</text:p>
          </table:table-cell>
          <table:table-cell table:style-name="ce10" office:value-type="float" office:value="4707" calcext:value-type="float">
            <text:p>4 707</text:p>
          </table:table-cell>
          <table:table-cell table:style-name="ce10" office:value-type="float" office:value="686615" calcext:value-type="float">
            <text:p>686 615</text:p>
          </table:table-cell>
          <table:table-cell table:style-name="ce10" office:value-type="float" office:value="638363" calcext:value-type="float">
            <text:p>638 363</text:p>
          </table:table-cell>
          <table:table-cell table:style-name="ce10" office:value-type="float" office:value="23801354223" calcext:value-type="float">
            <text:p>23 801 354 223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021" calcext:value-type="float">
            <text:p>1 021</text:p>
          </table:table-cell>
          <table:table-cell table:style-name="ce10" office:value-type="float" office:value="574" calcext:value-type="float">
            <text:p>574</text:p>
          </table:table-cell>
          <table:table-cell table:style-name="ce10" office:value-type="float" office:value="611603" calcext:value-type="float">
            <text:p>611 603</text:p>
          </table:table-cell>
          <table:table-cell table:style-name="ce10" office:value-type="float" office:value="569105" calcext:value-type="float">
            <text:p>569 105</text:p>
          </table:table-cell>
          <table:table-cell table:style-name="ce10" office:value-type="float" office:value="22468360496" calcext:value-type="float">
            <text:p>22 468 360 496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7148" calcext:value-type="float">
            <text:p>7 148</text:p>
          </table:table-cell>
          <table:table-cell table:style-name="ce10" office:value-type="float" office:value="5111" calcext:value-type="float">
            <text:p>5 111</text:p>
          </table:table-cell>
          <table:table-cell table:style-name="ce10" office:value-type="float" office:value="14804" calcext:value-type="float">
            <text:p>14 804</text:p>
          </table:table-cell>
          <table:table-cell table:style-name="ce10" office:value-type="float" office:value="14531" calcext:value-type="float">
            <text:p>14 531</text:p>
          </table:table-cell>
          <table:table-cell table:style-name="ce10" office:value-type="float" office:value="477139209" calcext:value-type="float">
            <text:p>477 139 209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002" calcext:value-type="float">
            <text:p>2 002</text:p>
          </table:table-cell>
          <table:table-cell table:style-name="ce10" office:value-type="float" office:value="1086" calcext:value-type="float">
            <text:p>1 086</text:p>
          </table:table-cell>
          <table:table-cell table:style-name="ce10" office:value-type="float" office:value="38532" calcext:value-type="float">
            <text:p>38 532</text:p>
          </table:table-cell>
          <table:table-cell table:style-name="ce10" office:value-type="float" office:value="32598" calcext:value-type="float">
            <text:p>32 598</text:p>
          </table:table-cell>
          <table:table-cell table:style-name="ce10" office:value-type="float" office:value="1006179397" calcext:value-type="float">
            <text:p>1 006 179 397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451" calcext:value-type="float">
            <text:p>451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36209" calcext:value-type="float">
            <text:p>36 209</text:p>
          </table:table-cell>
          <table:table-cell table:style-name="ce10" office:value-type="float" office:value="31574" calcext:value-type="float">
            <text:p>31 574</text:p>
          </table:table-cell>
          <table:table-cell table:style-name="ce10" office:value-type="float" office:value="905598366" calcext:value-type="float">
            <text:p>905 598 366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9859" calcext:value-type="float">
            <text:p>9 859</text:p>
          </table:table-cell>
          <table:table-cell table:style-name="ce10" office:value-type="float" office:value="8767" calcext:value-type="float">
            <text:p>8 767</text:p>
          </table:table-cell>
          <table:table-cell table:style-name="ce10" office:value-type="float" office:value="280128272" calcext:value-type="float">
            <text:p>280 128 272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69497" calcext:value-type="float">
            <text:p>69 497</text:p>
          </table:table-cell>
          <table:table-cell table:style-name="ce10" office:value-type="float" office:value="56570" calcext:value-type="float">
            <text:p>56 570</text:p>
          </table:table-cell>
          <table:table-cell table:style-name="ce10" office:value-type="float" office:value="164095" calcext:value-type="float">
            <text:p>164 095</text:p>
          </table:table-cell>
          <table:table-cell table:style-name="ce10" office:value-type="float" office:value="155555" calcext:value-type="float">
            <text:p>155 555</text:p>
          </table:table-cell>
          <table:table-cell table:style-name="ce10" office:value-type="float" office:value="4466201865" calcext:value-type="float">
            <text:p>4 466 201 865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0898" calcext:value-type="float">
            <text:p>10 898</text:p>
          </table:table-cell>
          <table:table-cell table:style-name="ce10" office:value-type="float" office:value="7098" calcext:value-type="float">
            <text:p>7 098</text:p>
          </table:table-cell>
          <table:table-cell table:style-name="ce10" office:value-type="float" office:value="205054" calcext:value-type="float">
            <text:p>205 054</text:p>
          </table:table-cell>
          <table:table-cell table:style-name="ce10" office:value-type="float" office:value="190397" calcext:value-type="float">
            <text:p>190 397</text:p>
          </table:table-cell>
          <table:table-cell table:style-name="ce10" office:value-type="float" office:value="6154937082" calcext:value-type="float">
            <text:p>6 154 937 082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328" calcext:value-type="float">
            <text:p>2 328</text:p>
          </table:table-cell>
          <table:table-cell table:style-name="ce10" office:value-type="float" office:value="1507" calcext:value-type="float">
            <text:p>1 507</text:p>
          </table:table-cell>
          <table:table-cell table:style-name="ce10" office:value-type="float" office:value="215813" calcext:value-type="float">
            <text:p>215 813</text:p>
          </table:table-cell>
          <table:table-cell table:style-name="ce10" office:value-type="float" office:value="200806" calcext:value-type="float">
            <text:p>200 806</text:p>
          </table:table-cell>
          <table:table-cell table:style-name="ce10" office:value-type="float" office:value="6798641408" calcext:value-type="float">
            <text:p>6 798 641 408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332" calcext:value-type="float">
            <text:p>332</text:p>
          </table:table-cell>
          <table:table-cell table:style-name="ce10" office:value-type="float" office:value="212" calcext:value-type="float">
            <text:p>212</text:p>
          </table:table-cell>
          <table:table-cell table:style-name="ce10" office:value-type="float" office:value="183983" calcext:value-type="float">
            <text:p>183 983</text:p>
          </table:table-cell>
          <table:table-cell table:style-name="ce10" office:value-type="float" office:value="172740" calcext:value-type="float">
            <text:p>172 740</text:p>
          </table:table-cell>
          <table:table-cell table:style-name="ce10" office:value-type="float" office:value="6143375495" calcext:value-type="float">
            <text:p>6 143 375 495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9629" calcext:value-type="float">
            <text:p>9 629</text:p>
          </table:table-cell>
          <table:table-cell table:style-name="ce10" office:value-type="float" office:value="7688" calcext:value-type="float">
            <text:p>7 688</text:p>
          </table:table-cell>
          <table:table-cell table:style-name="ce10" office:value-type="float" office:value="18173" calcext:value-type="float">
            <text:p>18 173</text:p>
          </table:table-cell>
          <table:table-cell table:style-name="ce10" office:value-type="float" office:value="18026" calcext:value-type="float">
            <text:p>18 026</text:p>
          </table:table-cell>
          <table:table-cell table:style-name="ce10" office:value-type="float" office:value="565552908" calcext:value-type="float">
            <text:p>565 552 908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453" calcext:value-type="float">
            <text:p>2 453</text:p>
          </table:table-cell>
          <table:table-cell table:style-name="ce10" office:value-type="float" office:value="1471" calcext:value-type="float">
            <text:p>1 471</text:p>
          </table:table-cell>
          <table:table-cell table:style-name="ce10" office:value-type="float" office:value="48056" calcext:value-type="float">
            <text:p>48 056</text:p>
          </table:table-cell>
          <table:table-cell table:style-name="ce10" office:value-type="float" office:value="42046" calcext:value-type="float">
            <text:p>42 046</text:p>
          </table:table-cell>
          <table:table-cell table:style-name="ce10" office:value-type="float" office:value="1296759668" calcext:value-type="float">
            <text:p>1 296 759 668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686" calcext:value-type="float">
            <text:p>686</text:p>
          </table:table-cell>
          <table:table-cell table:style-name="ce10" office:value-type="float" office:value="362" calcext:value-type="float">
            <text:p>362</text:p>
          </table:table-cell>
          <table:table-cell table:style-name="ce10" office:value-type="float" office:value="58301" calcext:value-type="float">
            <text:p>58 301</text:p>
          </table:table-cell>
          <table:table-cell table:style-name="ce10" office:value-type="float" office:value="50987" calcext:value-type="float">
            <text:p>50 987</text:p>
          </table:table-cell>
          <table:table-cell table:style-name="ce10" office:value-type="float" office:value="1480346633" calcext:value-type="float">
            <text:p>1 480 346 633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3619" calcext:value-type="float">
            <text:p>23 619</text:p>
          </table:table-cell>
          <table:table-cell table:style-name="ce10" office:value-type="float" office:value="22239" calcext:value-type="float">
            <text:p>22 239</text:p>
          </table:table-cell>
          <table:table-cell table:style-name="ce10" office:value-type="float" office:value="914988159" calcext:value-type="float">
            <text:p>914 988 159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80983" calcext:value-type="float">
            <text:p>80 983</text:p>
          </table:table-cell>
          <table:table-cell table:style-name="ce10" office:value-type="float" office:value="67133" calcext:value-type="float">
            <text:p>67 133</text:p>
          </table:table-cell>
          <table:table-cell table:style-name="ce10" office:value-type="float" office:value="188026" calcext:value-type="float">
            <text:p>188 026</text:p>
          </table:table-cell>
          <table:table-cell table:style-name="ce10" office:value-type="float" office:value="186480" calcext:value-type="float">
            <text:p>186 480</text:p>
          </table:table-cell>
          <table:table-cell table:style-name="ce10" office:value-type="float" office:value="5321707252" calcext:value-type="float">
            <text:p>5 321 707 252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3054" calcext:value-type="float">
            <text:p>13 054</text:p>
          </table:table-cell>
          <table:table-cell table:style-name="ce10" office:value-type="float" office:value="8710" calcext:value-type="float">
            <text:p>8 710</text:p>
          </table:table-cell>
          <table:table-cell table:style-name="ce10" office:value-type="float" office:value="244181" calcext:value-type="float">
            <text:p>244 181</text:p>
          </table:table-cell>
          <table:table-cell table:style-name="ce10" office:value-type="float" office:value="227522" calcext:value-type="float">
            <text:p>227 522</text:p>
          </table:table-cell>
          <table:table-cell table:style-name="ce10" office:value-type="float" office:value="7306024463" calcext:value-type="float">
            <text:p>7 306 024 463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801" calcext:value-type="float">
            <text:p>2 801</text:p>
          </table:table-cell>
          <table:table-cell table:style-name="ce10" office:value-type="float" office:value="1755" calcext:value-type="float">
            <text:p>1 755</text:p>
          </table:table-cell>
          <table:table-cell table:style-name="ce10" office:value-type="float" office:value="255713" calcext:value-type="float">
            <text:p>255 713</text:p>
          </table:table-cell>
          <table:table-cell table:style-name="ce10" office:value-type="float" office:value="237846" calcext:value-type="float">
            <text:p>237 846</text:p>
          </table:table-cell>
          <table:table-cell table:style-name="ce10" office:value-type="float" office:value="8054998753" calcext:value-type="float">
            <text:p>8 054 998 753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406" calcext:value-type="float">
            <text:p>406</text:p>
          </table:table-cell>
          <table:table-cell table:style-name="ce10" office:value-type="float" office:value="239" calcext:value-type="float">
            <text:p>239</text:p>
          </table:table-cell>
          <table:table-cell table:style-name="ce10" office:value-type="float" office:value="232238" calcext:value-type="float">
            <text:p>232 238</text:p>
          </table:table-cell>
          <table:table-cell table:style-name="ce10" office:value-type="float" office:value="215801" calcext:value-type="float">
            <text:p>215 801</text:p>
          </table:table-cell>
          <table:table-cell table:style-name="ce10" office:value-type="float" office:value="7514894681" calcext:value-type="float">
            <text:p>7 514 894 681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6900" calcext:value-type="float">
            <text:p>6 900</text:p>
          </table:table-cell>
          <table:table-cell table:style-name="ce10" office:value-type="float" office:value="5281" calcext:value-type="float">
            <text:p>5 281</text:p>
          </table:table-cell>
          <table:table-cell table:style-name="ce10" office:value-type="float" office:value="12890" calcext:value-type="float">
            <text:p>12 890</text:p>
          </table:table-cell>
          <table:table-cell table:style-name="ce10" office:value-type="float" office:value="12744" calcext:value-type="float">
            <text:p>12 744</text:p>
          </table:table-cell>
          <table:table-cell table:style-name="ce10" office:value-type="float" office:value="409460004" calcext:value-type="float">
            <text:p>409 460 004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545" calcext:value-type="float">
            <text:p>1 545</text:p>
          </table:table-cell>
          <table:table-cell table:style-name="ce10" office:value-type="float" office:value="819" calcext:value-type="float">
            <text:p>819</text:p>
          </table:table-cell>
          <table:table-cell table:style-name="ce10" office:value-type="float" office:value="29878" calcext:value-type="float">
            <text:p>29 878</text:p>
          </table:table-cell>
          <table:table-cell table:style-name="ce10" office:value-type="float" office:value="25568" calcext:value-type="float">
            <text:p>25 568</text:p>
          </table:table-cell>
          <table:table-cell table:style-name="ce10" office:value-type="float" office:value="781173796" calcext:value-type="float">
            <text:p>781 173 796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63" calcext:value-type="float">
            <text:p>363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29630" calcext:value-type="float">
            <text:p>29 630</text:p>
          </table:table-cell>
          <table:table-cell table:style-name="ce10" office:value-type="float" office:value="26119" calcext:value-type="float">
            <text:p>26 119</text:p>
          </table:table-cell>
          <table:table-cell table:style-name="ce10" office:value-type="float" office:value="733684341" calcext:value-type="float">
            <text:p>733 684 341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0613" calcext:value-type="float">
            <text:p>10 613</text:p>
          </table:table-cell>
          <table:table-cell table:style-name="ce10" office:value-type="float" office:value="9947" calcext:value-type="float">
            <text:p>9 947</text:p>
          </table:table-cell>
          <table:table-cell table:style-name="ce10" office:value-type="float" office:value="394345236" calcext:value-type="float">
            <text:p>394 345 236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58681" calcext:value-type="float">
            <text:p>58 681</text:p>
          </table:table-cell>
          <table:table-cell table:style-name="ce10" office:value-type="float" office:value="47518" calcext:value-type="float">
            <text:p>47 518</text:p>
          </table:table-cell>
          <table:table-cell table:style-name="ce10" office:value-type="float" office:value="140468" calcext:value-type="float">
            <text:p>140 468</text:p>
          </table:table-cell>
          <table:table-cell table:style-name="ce10" office:value-type="float" office:value="136972" calcext:value-type="float">
            <text:p>136 972</text:p>
          </table:table-cell>
          <table:table-cell table:style-name="ce10" office:value-type="float" office:value="3937549881" calcext:value-type="float">
            <text:p>3 937 549 881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9824" calcext:value-type="float">
            <text:p>9 824</text:p>
          </table:table-cell>
          <table:table-cell table:style-name="ce10" office:value-type="float" office:value="6299" calcext:value-type="float">
            <text:p>6 299</text:p>
          </table:table-cell>
          <table:table-cell table:style-name="ce10" office:value-type="float" office:value="186446" calcext:value-type="float">
            <text:p>186 446</text:p>
          </table:table-cell>
          <table:table-cell table:style-name="ce10" office:value-type="float" office:value="173629" calcext:value-type="float">
            <text:p>173 629</text:p>
          </table:table-cell>
          <table:table-cell table:style-name="ce10" office:value-type="float" office:value="5577633595" calcext:value-type="float">
            <text:p>5 577 633 595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219" calcext:value-type="float">
            <text:p>2 219</text:p>
          </table:table-cell>
          <table:table-cell table:style-name="ce10" office:value-type="float" office:value="1360" calcext:value-type="float">
            <text:p>1 360</text:p>
          </table:table-cell>
          <table:table-cell table:style-name="ce10" office:value-type="float" office:value="203467" calcext:value-type="float">
            <text:p>203 467</text:p>
          </table:table-cell>
          <table:table-cell table:style-name="ce10" office:value-type="float" office:value="190914" calcext:value-type="float">
            <text:p>190 914</text:p>
          </table:table-cell>
          <table:table-cell table:style-name="ce10" office:value-type="float" office:value="6500091246" calcext:value-type="float">
            <text:p>6 500 091 246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341" calcext:value-type="float">
            <text:p>341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186081" calcext:value-type="float">
            <text:p>186 081</text:p>
          </table:table-cell>
          <table:table-cell table:style-name="ce10" office:value-type="float" office:value="175814" calcext:value-type="float">
            <text:p>175 814</text:p>
          </table:table-cell>
          <table:table-cell table:style-name="ce10" office:value-type="float" office:value="6463745726" calcext:value-type="float">
            <text:p>6 463 745 726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772" calcext:value-type="float">
            <text:p>772</text:p>
          </table:table-cell>
          <table:table-cell table:style-name="ce10" office:value-type="float" office:value="610" calcext:value-type="float">
            <text:p>610</text:p>
          </table:table-cell>
          <table:table-cell table:number-columns-repeated="2" table:style-name="ce10" office:value-type="string" calcext:value-type="string">
            <text:p>s</text:p>
          </table:table-cell>
          <table:table-cell table:style-name="ce10" office:value-type="float" office:value="51863056" calcext:value-type="float">
            <text:p>51 863 056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15" calcext:value-type="float">
            <text:p>215</text:p>
          </table:table-cell>
          <table:table-cell table:style-name="ce10" office:value-type="float" office:value="129" calcext:value-type="float">
            <text:p>129</text:p>
          </table:table-cell>
          <table:table-cell table:style-name="ce10" office:value-type="float" office:value="4121" calcext:value-type="float">
            <text:p>4 121</text:p>
          </table:table-cell>
          <table:table-cell table:style-name="ce10" office:value-type="float" office:value="3469" calcext:value-type="float">
            <text:p>3 469</text:p>
          </table:table-cell>
          <table:table-cell table:style-name="ce10" office:value-type="float" office:value="109481926" calcext:value-type="float">
            <text:p>109 481 926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042" calcext:value-type="float">
            <text:p>2 042</text:p>
          </table:table-cell>
          <table:table-cell table:style-name="ce10" office:value-type="float" office:value="1629" calcext:value-type="float">
            <text:p>1 629</text:p>
          </table:table-cell>
          <table:table-cell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4482" calcext:value-type="float">
            <text:p>14 482</text:p>
          </table:table-cell>
          <table:table-cell table:style-name="ce10" office:value-type="float" office:value="12899" calcext:value-type="float">
            <text:p>12 899</text:p>
          </table:table-cell>
          <table:table-cell table:number-columns-repeated="2" table:style-name="ce10" office:value-type="string" calcext:value-type="string">
            <text:p>s</text:p>
          </table:table-cell>
          <table:table-cell table:style-name="ce10" office:value-type="float" office:value="933922051" calcext:value-type="float">
            <text:p>933 922 051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596" calcext:value-type="float">
            <text:p>1 596</text:p>
          </table:table-cell>
          <table:table-cell table:style-name="ce10" office:value-type="float" office:value="1229" calcext:value-type="float">
            <text:p>1 229</text:p>
          </table:table-cell>
          <table:table-cell table:style-name="ce10" office:value-type="float" office:value="28568" calcext:value-type="float">
            <text:p>28 568</text:p>
          </table:table-cell>
          <table:table-cell table:style-name="ce10" office:value-type="float" office:value="27359" calcext:value-type="float">
            <text:p>27 359</text:p>
          </table:table-cell>
          <table:table-cell table:style-name="ce10" office:value-type="float" office:value="885529583" calcext:value-type="float">
            <text:p>885 529 583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58" calcext:value-type="float">
            <text:p>258</text:p>
          </table:table-cell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23655" calcext:value-type="float">
            <text:p>23 655</text:p>
          </table:table-cell>
          <table:table-cell table:style-name="ce10" office:value-type="float" office:value="21999" calcext:value-type="float">
            <text:p>21 999</text:p>
          </table:table-cell>
          <table:table-cell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1563" calcext:value-type="float">
            <text:p>11 563</text:p>
          </table:table-cell>
          <table:table-cell table:style-name="ce10" office:value-type="float" office:value="8376" calcext:value-type="float">
            <text:p>8 376</text:p>
          </table:table-cell>
          <table:table-cell table:style-name="ce10" office:value-type="float" office:value="23995" calcext:value-type="float">
            <text:p>23 995</text:p>
          </table:table-cell>
          <table:table-cell table:style-name="ce10" office:value-type="float" office:value="23415" calcext:value-type="float">
            <text:p>23 415</text:p>
          </table:table-cell>
          <table:table-cell table:style-name="ce10" office:value-type="float" office:value="777899112" calcext:value-type="float">
            <text:p>777 899 112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3232" calcext:value-type="float">
            <text:p>3 232</text:p>
          </table:table-cell>
          <table:table-cell table:style-name="ce10" office:value-type="float" office:value="1823" calcext:value-type="float">
            <text:p>1 823</text:p>
          </table:table-cell>
          <table:table-cell table:style-name="ce10" office:value-type="float" office:value="62043" calcext:value-type="float">
            <text:p>62 043</text:p>
          </table:table-cell>
          <table:table-cell table:style-name="ce10" office:value-type="float" office:value="53733" calcext:value-type="float">
            <text:p>53 733</text:p>
          </table:table-cell>
          <table:table-cell table:style-name="ce10" office:value-type="float" office:value="1666636301" calcext:value-type="float">
            <text:p>1 666 636 301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954" calcext:value-type="float">
            <text:p>954</text:p>
          </table:table-cell>
          <table:table-cell table:style-name="ce10" office:value-type="float" office:value="457" calcext:value-type="float">
            <text:p>457</text:p>
          </table:table-cell>
          <table:table-cell table:style-name="ce10" office:value-type="float" office:value="77852" calcext:value-type="float">
            <text:p>77 852</text:p>
          </table:table-cell>
          <table:table-cell table:style-name="ce10" office:value-type="float" office:value="68234" calcext:value-type="float">
            <text:p>68 234</text:p>
          </table:table-cell>
          <table:table-cell table:style-name="ce10" office:value-type="float" office:value="1968664465" calcext:value-type="float">
            <text:p>1 968 664 465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9107" calcext:value-type="float">
            <text:p>29 107</text:p>
          </table:table-cell>
          <table:table-cell table:style-name="ce10" office:value-type="float" office:value="26309" calcext:value-type="float">
            <text:p>26 309</text:p>
          </table:table-cell>
          <table:table-cell table:style-name="ce10" office:value-type="float" office:value="940155298" calcext:value-type="float">
            <text:p>940 155 298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32206" calcext:value-type="float">
            <text:p>132 206</text:p>
          </table:table-cell>
          <table:table-cell table:style-name="ce10" office:value-type="float" office:value="108303" calcext:value-type="float">
            <text:p>108 303</text:p>
          </table:table-cell>
          <table:table-cell table:style-name="ce10" office:value-type="float" office:value="308825" calcext:value-type="float">
            <text:p>308 825</text:p>
          </table:table-cell>
          <table:table-cell table:style-name="ce10" office:value-type="float" office:value="291752" calcext:value-type="float">
            <text:p>291 752</text:p>
          </table:table-cell>
          <table:table-cell table:style-name="ce10" office:value-type="float" office:value="8594045684" calcext:value-type="float">
            <text:p>8 594 045 684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1842" calcext:value-type="float">
            <text:p>21 842</text:p>
          </table:table-cell>
          <table:table-cell table:style-name="ce10" office:value-type="float" office:value="14192" calcext:value-type="float">
            <text:p>14 192</text:p>
          </table:table-cell>
          <table:table-cell table:style-name="ce10" office:value-type="float" office:value="405962" calcext:value-type="float">
            <text:p>405 962</text:p>
          </table:table-cell>
          <table:table-cell table:style-name="ce10" office:value-type="float" office:value="374896" calcext:value-type="float">
            <text:p>374 896</text:p>
          </table:table-cell>
          <table:table-cell table:style-name="ce10" office:value-type="float" office:value="12398201873" calcext:value-type="float">
            <text:p>12 398 201 873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4611" calcext:value-type="float">
            <text:p>4 611</text:p>
          </table:table-cell>
          <table:table-cell table:style-name="ce10" office:value-type="float" office:value="2864" calcext:value-type="float">
            <text:p>2 864</text:p>
          </table:table-cell>
          <table:table-cell table:style-name="ce10" office:value-type="float" office:value="425589" calcext:value-type="float">
            <text:p>425 589</text:p>
          </table:table-cell>
          <table:table-cell table:style-name="ce10" office:value-type="float" office:value="397369" calcext:value-type="float">
            <text:p>397 369</text:p>
          </table:table-cell>
          <table:table-cell table:style-name="ce10" office:value-type="float" office:value="14218572218" calcext:value-type="float">
            <text:p>14 218 572 218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678" calcext:value-type="float">
            <text:p>678</text:p>
          </table:table-cell>
          <table:table-cell table:style-name="ce10" office:value-type="float" office:value="406" calcext:value-type="float">
            <text:p>406</text:p>
          </table:table-cell>
          <table:table-cell table:style-name="ce10" office:value-type="float" office:value="394721" calcext:value-type="float">
            <text:p>394 721</text:p>
          </table:table-cell>
          <table:table-cell table:style-name="ce10" office:value-type="float" office:value="370890" calcext:value-type="float">
            <text:p>370 890</text:p>
          </table:table-cell>
          <table:table-cell table:style-name="ce10" office:value-type="float" office:value="13561322011" calcext:value-type="float">
            <text:p>13 561 322 011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713" calcext:value-type="float">
            <text:p>713</text:p>
          </table:table-cell>
          <table:table-cell table:style-name="ce10" office:value-type="float" office:value="508" calcext:value-type="float">
            <text:p>508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60" calcext:value-type="float">
            <text:p>260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4974" calcext:value-type="float">
            <text:p>4 974</text:p>
          </table:table-cell>
          <table:table-cell table:style-name="ce10" office:value-type="float" office:value="4213" calcext:value-type="float">
            <text:p>4 213</text:p>
          </table:table-cell>
          <table:table-cell table:style-name="ce10" office:value-type="float" office:value="138695762" calcext:value-type="float">
            <text:p>138 695 762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022" calcext:value-type="float">
            <text:p>3 022</text:p>
          </table:table-cell>
          <table:table-cell table:style-name="ce10" office:value-type="float" office:value="2654" calcext:value-type="float">
            <text:p>2 654</text:p>
          </table:table-cell>
          <table:table-cell table:style-name="ce10" office:value-type="float" office:value="90753420" calcext:value-type="float">
            <text:p>90 753 420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9086" calcext:value-type="float">
            <text:p>9 086</text:p>
          </table:table-cell>
          <table:table-cell table:style-name="ce10" office:value-type="float" office:value="7929" calcext:value-type="float">
            <text:p>7 929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392" calcext:value-type="float">
            <text:p>1 392</text:p>
          </table:table-cell>
          <table:table-cell table:style-name="ce10" office:value-type="float" office:value="973" calcext:value-type="float">
            <text:p>973</text:p>
          </table:table-cell>
          <table:table-cell table:style-name="ce10" office:value-type="float" office:value="24895" calcext:value-type="float">
            <text:p>24 895</text:p>
          </table:table-cell>
          <table:table-cell table:style-name="ce10" office:value-type="float" office:value="23030" calcext:value-type="float">
            <text:p>23 030</text:p>
          </table:table-cell>
          <table:table-cell table:style-name="ce10" office:value-type="float" office:value="850351932" calcext:value-type="float">
            <text:p>850 351 932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63" calcext:value-type="float">
            <text:p>263</text:p>
          </table:table-cell>
          <table:table-cell table:style-name="ce10" office:value-type="float" office:value="196" calcext:value-type="float">
            <text:p>196</text:p>
          </table:table-cell>
          <table:table-cell table:style-name="ce10" office:value-type="float" office:value="25200" calcext:value-type="float">
            <text:p>25 200</text:p>
          </table:table-cell>
          <table:table-cell table:style-name="ce10" office:value-type="float" office:value="23616" calcext:value-type="float">
            <text:p>23 616</text:p>
          </table:table-cell>
          <table:table-cell table:style-name="ce10" office:value-type="float" office:value="1033935290" calcext:value-type="float">
            <text:p>1 033 935 290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29" calcext:value-type="float">
            <text:p>29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313" calcext:value-type="float">
            <text:p>313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796" calcext:value-type="float">
            <text:p>796</text:p>
          </table:table-cell>
          <table:table-cell table:style-name="ce10" office:value-type="float" office:value="755" calcext:value-type="float">
            <text:p>755</text:p>
          </table:table-cell>
          <table:table-cell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03" calcext:value-type="float">
            <text:p>103</text:p>
          </table:table-cell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1890" calcext:value-type="float">
            <text:p>1 890</text:p>
          </table:table-cell>
          <table:table-cell table:style-name="ce10" office:value-type="float" office:value="1695" calcext:value-type="float">
            <text:p>1 695</text:p>
          </table:table-cell>
          <table:table-cell table:style-name="ce10" office:value-type="float" office:value="54803183" calcext:value-type="float">
            <text:p>54 803 183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470" calcext:value-type="float">
            <text:p>1 470</text:p>
          </table:table-cell>
          <table:table-cell table:style-name="ce10" office:value-type="float" office:value="1321" calcext:value-type="float">
            <text:p>1 321</text:p>
          </table:table-cell>
          <table:table-cell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3637" calcext:value-type="float">
            <text:p>3 637</text:p>
          </table:table-cell>
          <table:table-cell table:style-name="ce10" office:value-type="float" office:value="3038" calcext:value-type="float">
            <text:p>3 038</text:p>
          </table:table-cell>
          <table:table-cell table:style-name="ce10" office:value-type="float" office:value="9593" calcext:value-type="float">
            <text:p>9 593</text:p>
          </table:table-cell>
          <table:table-cell table:style-name="ce10" office:value-type="float" office:value="9415" calcext:value-type="float">
            <text:p>9 415</text:p>
          </table:table-cell>
          <table:table-cell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700" calcext:value-type="float">
            <text:p>700</text:p>
          </table:table-cell>
          <table:table-cell table:style-name="ce10" office:value-type="float" office:value="431" calcext:value-type="float">
            <text:p>431</text:p>
          </table:table-cell>
          <table:table-cell table:style-name="ce10" office:value-type="float" office:value="13191" calcext:value-type="float">
            <text:p>13 191</text:p>
          </table:table-cell>
          <table:table-cell table:style-name="ce10" office:value-type="float" office:value="12471" calcext:value-type="float">
            <text:p>12 471</text:p>
          </table:table-cell>
          <table:table-cell table:style-name="ce10" office:value-type="float" office:value="481770080" calcext:value-type="float">
            <text:p>481 770 080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51" calcext:value-type="float">
            <text:p>151</text:p>
          </table:table-cell>
          <table:table-cell table:style-name="ce10" office:value-type="float" office:value="113" calcext:value-type="float">
            <text:p>113</text:p>
          </table:table-cell>
          <table:table-cell table:style-name="ce10" office:value-type="float" office:value="14824" calcext:value-type="float">
            <text:p>14 824</text:p>
          </table:table-cell>
          <table:table-cell table:style-name="ce10" office:value-type="float" office:value="13530" calcext:value-type="float">
            <text:p>13 530</text:p>
          </table:table-cell>
          <table:table-cell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3292" calcext:value-type="float">
            <text:p>13 292</text:p>
          </table:table-cell>
          <table:table-cell table:style-name="ce10" office:value-type="float" office:value="12507" calcext:value-type="float">
            <text:p>12 507</text:p>
          </table:table-cell>
          <table:table-cell table:style-name="ce10" office:value-type="float" office:value="507550608" calcext:value-type="float">
            <text:p>507 550 608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0539" calcext:value-type="float">
            <text:p>10 539</text:p>
          </table:table-cell>
          <table:table-cell table:style-name="ce10" office:value-type="float" office:value="7824" calcext:value-type="float">
            <text:p>7 824</text:p>
          </table:table-cell>
          <table:table-cell table:style-name="ce10" office:value-type="float" office:value="20963" calcext:value-type="float">
            <text:p>20 963</text:p>
          </table:table-cell>
          <table:table-cell table:style-name="ce10" office:value-type="float" office:value="20557" calcext:value-type="float">
            <text:p>20 557</text:p>
          </table:table-cell>
          <table:table-cell table:style-name="ce10" office:value-type="float" office:value="697695272" calcext:value-type="float">
            <text:p>697 695 272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3084" calcext:value-type="float">
            <text:p>3 084</text:p>
          </table:table-cell>
          <table:table-cell table:style-name="ce10" office:value-type="float" office:value="1591" calcext:value-type="float">
            <text:p>1 591</text:p>
          </table:table-cell>
          <table:table-cell table:style-name="ce10" office:value-type="float" office:value="61743" calcext:value-type="float">
            <text:p>61 743</text:p>
          </table:table-cell>
          <table:table-cell table:style-name="ce10" office:value-type="float" office:value="53104" calcext:value-type="float">
            <text:p>53 104</text:p>
          </table:table-cell>
          <table:table-cell table:style-name="ce10" office:value-type="float" office:value="1673340539" calcext:value-type="float">
            <text:p>1 673 340 539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081" calcext:value-type="float">
            <text:p>1 081</text:p>
          </table:table-cell>
          <table:table-cell table:style-name="ce10" office:value-type="float" office:value="567" calcext:value-type="float">
            <text:p>567</text:p>
          </table:table-cell>
          <table:table-cell table:style-name="ce10" office:value-type="float" office:value="91729" calcext:value-type="float">
            <text:p>91 729</text:p>
          </table:table-cell>
          <table:table-cell table:style-name="ce10" office:value-type="float" office:value="78375" calcext:value-type="float">
            <text:p>78 375</text:p>
          </table:table-cell>
          <table:table-cell table:style-name="ce10" office:value-type="float" office:value="2266227273" calcext:value-type="float">
            <text:p>2 266 227 273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71" calcext:value-type="float">
            <text:p>71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7351" calcext:value-type="float">
            <text:p>27 351</text:p>
          </table:table-cell>
          <table:table-cell table:style-name="ce10" office:value-type="float" office:value="24053" calcext:value-type="float">
            <text:p>24 053</text:p>
          </table:table-cell>
          <table:table-cell table:style-name="ce10" office:value-type="float" office:value="731268128" calcext:value-type="float">
            <text:p>731 268 128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16824" calcext:value-type="float">
            <text:p>116 824</text:p>
          </table:table-cell>
          <table:table-cell table:style-name="ce10" office:value-type="float" office:value="94757" calcext:value-type="float">
            <text:p>94 757</text:p>
          </table:table-cell>
          <table:table-cell table:style-name="ce10" office:value-type="float" office:value="281611" calcext:value-type="float">
            <text:p>281 611</text:p>
          </table:table-cell>
          <table:table-cell table:style-name="ce10" office:value-type="float" office:value="270213" calcext:value-type="float">
            <text:p>270 213</text:p>
          </table:table-cell>
          <table:table-cell table:style-name="ce10" office:value-type="float" office:value="7903034694" calcext:value-type="float">
            <text:p>7 903 034 694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1021" calcext:value-type="float">
            <text:p>21 021</text:p>
          </table:table-cell>
          <table:table-cell table:style-name="ce10" office:value-type="float" office:value="13462" calcext:value-type="float">
            <text:p>13 462</text:p>
          </table:table-cell>
          <table:table-cell table:style-name="ce10" office:value-type="float" office:value="401149" calcext:value-type="float">
            <text:p>401 149</text:p>
          </table:table-cell>
          <table:table-cell table:style-name="ce10" office:value-type="float" office:value="370113" calcext:value-type="float">
            <text:p>370 113</text:p>
          </table:table-cell>
          <table:table-cell table:style-name="ce10" office:value-type="float" office:value="11983904748" calcext:value-type="float">
            <text:p>11 983 904 748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4954" calcext:value-type="float">
            <text:p>4 954</text:p>
          </table:table-cell>
          <table:table-cell table:style-name="ce10" office:value-type="float" office:value="3000" calcext:value-type="float">
            <text:p>3 000</text:p>
          </table:table-cell>
          <table:table-cell table:style-name="ce10" office:value-type="float" office:value="459233" calcext:value-type="float">
            <text:p>459 233</text:p>
          </table:table-cell>
          <table:table-cell table:style-name="ce10" office:value-type="float" office:value="428844" calcext:value-type="float">
            <text:p>428 844</text:p>
          </table:table-cell>
          <table:table-cell table:style-name="ce10" office:value-type="float" office:value="15003050917" calcext:value-type="float">
            <text:p>15 003 050 917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818" calcext:value-type="float">
            <text:p>818</text:p>
          </table:table-cell>
          <table:table-cell table:style-name="ce10" office:value-type="float" office:value="471" calcext:value-type="float">
            <text:p>471</text:p>
          </table:table-cell>
          <table:table-cell table:style-name="ce10" office:value-type="float" office:value="497025" calcext:value-type="float">
            <text:p>497 025</text:p>
          </table:table-cell>
          <table:table-cell table:style-name="ce10" office:value-type="float" office:value="461501" calcext:value-type="float">
            <text:p>461 501</text:p>
          </table:table-cell>
          <table:table-cell table:style-name="ce10" office:value-type="float" office:value="16625781520" calcext:value-type="float">
            <text:p>16 625 781 520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4998" calcext:value-type="float">
            <text:p>24 998</text:p>
          </table:table-cell>
          <table:table-cell table:style-name="ce10" office:value-type="float" office:value="20792" calcext:value-type="float">
            <text:p>20 792</text:p>
          </table:table-cell>
          <table:table-cell table:style-name="ce10" office:value-type="float" office:value="45821" calcext:value-type="float">
            <text:p>45 821</text:p>
          </table:table-cell>
          <table:table-cell table:style-name="ce10" office:value-type="float" office:value="44514" calcext:value-type="float">
            <text:p>44 514</text:p>
          </table:table-cell>
          <table:table-cell table:style-name="ce10" office:value-type="float" office:value="1699021850" calcext:value-type="float">
            <text:p>1 699 021 850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6288" calcext:value-type="float">
            <text:p>6 288</text:p>
          </table:table-cell>
          <table:table-cell table:style-name="ce10" office:value-type="float" office:value="3644" calcext:value-type="float">
            <text:p>3 644</text:p>
          </table:table-cell>
          <table:table-cell table:style-name="ce10" office:value-type="float" office:value="115511" calcext:value-type="float">
            <text:p>115 511</text:p>
          </table:table-cell>
          <table:table-cell table:style-name="ce10" office:value-type="float" office:value="97750" calcext:value-type="float">
            <text:p>97 750</text:p>
          </table:table-cell>
          <table:table-cell table:style-name="ce10" office:value-type="float" office:value="3609731397" calcext:value-type="float">
            <text:p>3 609 731 397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793" calcext:value-type="float">
            <text:p>1 793</text:p>
          </table:table-cell>
          <table:table-cell table:style-name="ce10" office:value-type="float" office:value="902" calcext:value-type="float">
            <text:p>902</text:p>
          </table:table-cell>
          <table:table-cell table:style-name="ce10" office:value-type="float" office:value="150758" calcext:value-type="float">
            <text:p>150 758</text:p>
          </table:table-cell>
          <table:table-cell table:style-name="ce10" office:value-type="float" office:value="132619" calcext:value-type="float">
            <text:p>132 619</text:p>
          </table:table-cell>
          <table:table-cell table:style-name="ce10" office:value-type="float" office:value="4581982252" calcext:value-type="float">
            <text:p>4 581 982 252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44" calcext:value-type="float">
            <text:p>144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77948" calcext:value-type="float">
            <text:p>77 948</text:p>
          </table:table-cell>
          <table:table-cell table:style-name="ce10" office:value-type="float" office:value="73317" calcext:value-type="float">
            <text:p>73 317</text:p>
          </table:table-cell>
          <table:table-cell table:style-name="ce10" office:value-type="float" office:value="3435882971" calcext:value-type="float">
            <text:p>3 435 882 971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363746" calcext:value-type="float">
            <text:p>363 746</text:p>
          </table:table-cell>
          <table:table-cell table:style-name="ce10" office:value-type="float" office:value="313786" calcext:value-type="float">
            <text:p>313 786</text:p>
          </table:table-cell>
          <table:table-cell table:style-name="ce10" office:value-type="float" office:value="805475" calcext:value-type="float">
            <text:p>805 475</text:p>
          </table:table-cell>
          <table:table-cell table:style-name="ce10" office:value-type="float" office:value="792234" calcext:value-type="float">
            <text:p>792 234</text:p>
          </table:table-cell>
          <table:table-cell table:style-name="ce10" office:value-type="float" office:value="29045986539" calcext:value-type="float">
            <text:p>29 045 986 539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58239" calcext:value-type="float">
            <text:p>58 239</text:p>
          </table:table-cell>
          <table:table-cell table:style-name="ce10" office:value-type="float" office:value="38598" calcext:value-type="float">
            <text:p>38 598</text:p>
          </table:table-cell>
          <table:table-cell table:style-name="ce10" office:value-type="float" office:value="1080098" calcext:value-type="float">
            <text:p>1 080 098</text:p>
          </table:table-cell>
          <table:table-cell table:style-name="ce10" office:value-type="float" office:value="988828" calcext:value-type="float">
            <text:p>988 828</text:p>
          </table:table-cell>
          <table:table-cell table:style-name="ce10" office:value-type="float" office:value="41775462832" calcext:value-type="float">
            <text:p>41 775 462 832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3101" calcext:value-type="float">
            <text:p>13 101</text:p>
          </table:table-cell>
          <table:table-cell table:style-name="ce10" office:value-type="float" office:value="7799" calcext:value-type="float">
            <text:p>7 799</text:p>
          </table:table-cell>
          <table:table-cell table:style-name="ce10" office:value-type="float" office:value="1221077" calcext:value-type="float">
            <text:p>1 221 077</text:p>
          </table:table-cell>
          <table:table-cell table:style-name="ce10" office:value-type="float" office:value="1152608" calcext:value-type="float">
            <text:p>1 152 608</text:p>
          </table:table-cell>
          <table:table-cell table:style-name="ce10" office:value-type="float" office:value="55328933822" calcext:value-type="float">
            <text:p>55 328 933 822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2957" calcext:value-type="float">
            <text:p>2 957</text:p>
          </table:table-cell>
          <table:table-cell table:style-name="ce10" office:value-type="float" office:value="1515" calcext:value-type="float">
            <text:p>1 515</text:p>
          </table:table-cell>
          <table:table-cell table:style-name="ce10" office:value-type="float" office:value="2039370" calcext:value-type="float">
            <text:p>2 039 370</text:p>
          </table:table-cell>
          <table:table-cell table:style-name="ce10" office:value-type="float" office:value="1927022" calcext:value-type="float">
            <text:p>1 927 022</text:p>
          </table:table-cell>
          <table:table-cell table:style-name="ce10" office:value-type="float" office:value="97829873864" calcext:value-type="float">
            <text:p>97 829 873 864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519" calcext:value-type="float">
            <text:p>1 519</text:p>
          </table:table-cell>
          <table:table-cell table:style-name="ce10" office:value-type="float" office:value="1237" calcext:value-type="float">
            <text:p>1 237</text:p>
          </table:table-cell>
          <table:table-cell table:style-name="ce10" office:value-type="float" office:value="3456" calcext:value-type="float">
            <text:p>3 456</text:p>
          </table:table-cell>
          <table:table-cell table:style-name="ce10" office:value-type="float" office:value="3724" calcext:value-type="float">
            <text:p>3 724</text:p>
          </table:table-cell>
          <table:table-cell table:style-name="ce10" office:value-type="float" office:value="111036044" calcext:value-type="float">
            <text:p>111 036 044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416" calcext:value-type="float">
            <text:p>416</text:p>
          </table:table-cell>
          <table:table-cell table:style-name="ce10" office:value-type="float" office:value="271" calcext:value-type="float">
            <text:p>271</text:p>
          </table:table-cell>
          <table:table-cell table:style-name="ce10" office:value-type="float" office:value="8126" calcext:value-type="float">
            <text:p>8 126</text:p>
          </table:table-cell>
          <table:table-cell table:style-name="ce10" office:value-type="float" office:value="6907" calcext:value-type="float">
            <text:p>6 907</text:p>
          </table:table-cell>
          <table:table-cell table:style-name="ce10" office:value-type="float" office:value="227685673" calcext:value-type="float">
            <text:p>227 685 673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7497" calcext:value-type="float">
            <text:p>7 497</text:p>
          </table:table-cell>
          <table:table-cell table:style-name="ce10" office:value-type="float" office:value="6874" calcext:value-type="float">
            <text:p>6 874</text:p>
          </table:table-cell>
          <table:table-cell table:style-name="ce10" office:value-type="float" office:value="210421050" calcext:value-type="float">
            <text:p>210 421 050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030" calcext:value-type="float">
            <text:p>3 030</text:p>
          </table:table-cell>
          <table:table-cell table:style-name="ce10" office:value-type="float" office:value="2539" calcext:value-type="float">
            <text:p>2 539</text:p>
          </table:table-cell>
          <table:table-cell table:style-name="ce10" office:value-type="float" office:value="98165050" calcext:value-type="float">
            <text:p>98 165 050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9066" calcext:value-type="float">
            <text:p>19 066</text:p>
          </table:table-cell>
          <table:table-cell table:style-name="ce10" office:value-type="float" office:value="16299" calcext:value-type="float">
            <text:p>16 299</text:p>
          </table:table-cell>
          <table:table-cell table:style-name="ce10" office:value-type="float" office:value="42946" calcext:value-type="float">
            <text:p>42 946</text:p>
          </table:table-cell>
          <table:table-cell table:style-name="ce10" office:value-type="float" office:value="43244" calcext:value-type="float">
            <text:p>43 244</text:p>
          </table:table-cell>
          <table:table-cell table:style-name="ce10" office:value-type="float" office:value="1185498461" calcext:value-type="float">
            <text:p>1 185 498 461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904" calcext:value-type="float">
            <text:p>2 904</text:p>
          </table:table-cell>
          <table:table-cell table:style-name="ce10" office:value-type="float" office:value="1977" calcext:value-type="float">
            <text:p>1 977</text:p>
          </table:table-cell>
          <table:table-cell table:style-name="ce10" office:value-type="float" office:value="52100" calcext:value-type="float">
            <text:p>52 100</text:p>
          </table:table-cell>
          <table:table-cell table:style-name="ce10" office:value-type="float" office:value="49216" calcext:value-type="float">
            <text:p>49 216</text:p>
          </table:table-cell>
          <table:table-cell table:style-name="ce10" office:value-type="float" office:value="1688784336" calcext:value-type="float">
            <text:p>1 688 784 336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510" calcext:value-type="float">
            <text:p>510</text:p>
          </table:table-cell>
          <table:table-cell table:style-name="ce10" office:value-type="float" office:value="382" calcext:value-type="float">
            <text:p>382</text:p>
          </table:table-cell>
          <table:table-cell table:style-name="ce10" office:value-type="float" office:value="50399" calcext:value-type="float">
            <text:p>50 399</text:p>
          </table:table-cell>
          <table:table-cell table:style-name="ce10" office:value-type="float" office:value="46902" calcext:value-type="float">
            <text:p>46 902</text:p>
          </table:table-cell>
          <table:table-cell table:style-name="ce10" office:value-type="float" office:value="1909325679" calcext:value-type="float">
            <text:p>1 909 325 679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58278" calcext:value-type="float">
            <text:p>58 278</text:p>
          </table:table-cell>
          <table:table-cell table:style-name="ce10" office:value-type="float" office:value="54765" calcext:value-type="float">
            <text:p>54 765</text:p>
          </table:table-cell>
          <table:table-cell table:style-name="ce10" office:value-type="float" office:value="2004496304" calcext:value-type="float">
            <text:p>2 004 496 304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684" calcext:value-type="float">
            <text:p>684</text:p>
          </table:table-cell>
          <table:table-cell table:style-name="ce10" office:value-type="float" office:value="531" calcext:value-type="float">
            <text:p>53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11" calcext:value-type="float">
            <text:p>211</text:p>
          </table:table-cell>
          <table:table-cell table:style-name="ce10" office:value-type="float" office:value="137" calcext:value-type="float">
            <text:p>137</text:p>
          </table:table-cell>
          <table:table-cell table:style-name="ce10" office:value-type="float" office:value="4014" calcext:value-type="float">
            <text:p>4 014</text:p>
          </table:table-cell>
          <table:table-cell table:style-name="ce10" office:value-type="float" office:value="3469" calcext:value-type="float">
            <text:p>3 469</text:p>
          </table:table-cell>
          <table:table-cell table:style-name="ce10" office:value-type="float" office:value="119315617" calcext:value-type="float">
            <text:p>119 315 617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4961" calcext:value-type="float">
            <text:p>4 961</text:p>
          </table:table-cell>
          <table:table-cell table:style-name="ce10" office:value-type="float" office:value="4161" calcext:value-type="float">
            <text:p>4 161</text:p>
          </table:table-cell>
          <table:table-cell table:style-name="ce10" office:value-type="float" office:value="144629575" calcext:value-type="float">
            <text:p>144 629 575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8132" calcext:value-type="float">
            <text:p>8 132</text:p>
          </table:table-cell>
          <table:table-cell table:style-name="ce10" office:value-type="float" office:value="6955" calcext:value-type="float">
            <text:p>6 955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451" calcext:value-type="float">
            <text:p>1 451</text:p>
          </table:table-cell>
          <table:table-cell table:style-name="ce10" office:value-type="float" office:value="1032" calcext:value-type="float">
            <text:p>1 032</text:p>
          </table:table-cell>
          <table:table-cell table:style-name="ce10" office:value-type="float" office:value="26434" calcext:value-type="float">
            <text:p>26 434</text:p>
          </table:table-cell>
          <table:table-cell table:style-name="ce10" office:value-type="float" office:value="24468" calcext:value-type="float">
            <text:p>24 468</text:p>
          </table:table-cell>
          <table:table-cell table:style-name="ce10" office:value-type="float" office:value="874757003" calcext:value-type="float">
            <text:p>874 757 003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238" calcext:value-type="float">
            <text:p>238</text:p>
          </table:table-cell>
          <table:table-cell table:style-name="ce10" office:value-type="float" office:value="27105" calcext:value-type="float">
            <text:p>27 105</text:p>
          </table:table-cell>
          <table:table-cell table:style-name="ce10" office:value-type="float" office:value="25081" calcext:value-type="float">
            <text:p>25 081</text:p>
          </table:table-cell>
          <table:table-cell table:style-name="ce10" office:value-type="float" office:value="999683516" calcext:value-type="float">
            <text:p>999 683 516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7" calcext:value-type="float">
            <text:p>37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7798" calcext:value-type="float">
            <text:p>7 798</text:p>
          </table:table-cell>
          <table:table-cell table:style-name="ce10" office:value-type="float" office:value="5924" calcext:value-type="float">
            <text:p>5 924</text:p>
          </table:table-cell>
          <table:table-cell table:style-name="ce10" office:value-type="float" office:value="14621" calcext:value-type="float">
            <text:p>14 621</text:p>
          </table:table-cell>
          <table:table-cell table:style-name="ce10" office:value-type="float" office:value="14236" calcext:value-type="float">
            <text:p>14 236</text:p>
          </table:table-cell>
          <table:table-cell table:style-name="ce10" office:value-type="float" office:value="468553153" calcext:value-type="float">
            <text:p>468 553 153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865" calcext:value-type="float">
            <text:p>1 865</text:p>
          </table:table-cell>
          <table:table-cell table:style-name="ce10" office:value-type="float" office:value="1052" calcext:value-type="float">
            <text:p>1 052</text:p>
          </table:table-cell>
          <table:table-cell table:style-name="ce10" office:value-type="float" office:value="36359" calcext:value-type="float">
            <text:p>36 359</text:p>
          </table:table-cell>
          <table:table-cell table:style-name="ce10" office:value-type="float" office:value="31509" calcext:value-type="float">
            <text:p>31 509</text:p>
          </table:table-cell>
          <table:table-cell table:style-name="ce10" office:value-type="float" office:value="986973695" calcext:value-type="float">
            <text:p>986 973 695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566" calcext:value-type="float">
            <text:p>566</text:p>
          </table:table-cell>
          <table:table-cell table:style-name="ce10" office:value-type="float" office:value="284" calcext:value-type="float">
            <text:p>284</text:p>
          </table:table-cell>
          <table:table-cell table:style-name="ce10" office:value-type="float" office:value="45105" calcext:value-type="float">
            <text:p>45 105</text:p>
          </table:table-cell>
          <table:table-cell table:style-name="ce10" office:value-type="float" office:value="39689" calcext:value-type="float">
            <text:p>39 689</text:p>
          </table:table-cell>
          <table:table-cell table:style-name="ce10" office:value-type="float" office:value="1102535992" calcext:value-type="float">
            <text:p>1 102 535 992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087" calcext:value-type="float">
            <text:p>16 087</text:p>
          </table:table-cell>
          <table:table-cell table:style-name="ce10" office:value-type="float" office:value="14191" calcext:value-type="float">
            <text:p>14 191</text:p>
          </table:table-cell>
          <table:table-cell table:style-name="ce10" office:value-type="float" office:value="500193380" calcext:value-type="float">
            <text:p>500 193 380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78440" calcext:value-type="float">
            <text:p>78 440</text:p>
          </table:table-cell>
          <table:table-cell table:style-name="ce10" office:value-type="float" office:value="63954" calcext:value-type="float">
            <text:p>63 954</text:p>
          </table:table-cell>
          <table:table-cell table:style-name="ce10" office:value-type="float" office:value="184578" calcext:value-type="float">
            <text:p>184 578</text:p>
          </table:table-cell>
          <table:table-cell table:style-name="ce10" office:value-type="float" office:value="178748" calcext:value-type="float">
            <text:p>178 748</text:p>
          </table:table-cell>
          <table:table-cell table:style-name="ce10" office:value-type="float" office:value="5074061347" calcext:value-type="float">
            <text:p>5 074 061 347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2664" calcext:value-type="float">
            <text:p>12 664</text:p>
          </table:table-cell>
          <table:table-cell table:style-name="ce10" office:value-type="float" office:value="8348" calcext:value-type="float">
            <text:p>8 348</text:p>
          </table:table-cell>
          <table:table-cell table:style-name="ce10" office:value-type="float" office:value="240519" calcext:value-type="float">
            <text:p>240 519</text:p>
          </table:table-cell>
          <table:table-cell table:style-name="ce10" office:value-type="float" office:value="223556" calcext:value-type="float">
            <text:p>223 556</text:p>
          </table:table-cell>
          <table:table-cell table:style-name="ce10" office:value-type="float" office:value="7129130910" calcext:value-type="float">
            <text:p>7 129 130 910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694" calcext:value-type="float">
            <text:p>2 694</text:p>
          </table:table-cell>
          <table:table-cell table:style-name="ce10" office:value-type="float" office:value="1724" calcext:value-type="float">
            <text:p>1 724</text:p>
          </table:table-cell>
          <table:table-cell table:style-name="ce10" office:value-type="float" office:value="250566" calcext:value-type="float">
            <text:p>250 566</text:p>
          </table:table-cell>
          <table:table-cell table:style-name="ce10" office:value-type="float" office:value="234085" calcext:value-type="float">
            <text:p>234 085</text:p>
          </table:table-cell>
          <table:table-cell table:style-name="ce10" office:value-type="float" office:value="8008307482" calcext:value-type="float">
            <text:p>8 008 307 482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448" calcext:value-type="float">
            <text:p>448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263890" calcext:value-type="float">
            <text:p>263 890</text:p>
          </table:table-cell>
          <table:table-cell table:style-name="ce10" office:value-type="float" office:value="246858" calcext:value-type="float">
            <text:p>246 858</text:p>
          </table:table-cell>
          <table:table-cell table:style-name="ce10" office:value-type="float" office:value="9146115508" calcext:value-type="float">
            <text:p>9 146 115 508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6129" calcext:value-type="float">
            <text:p>16 129</text:p>
          </table:table-cell>
          <table:table-cell table:style-name="ce10" office:value-type="float" office:value="12519" calcext:value-type="float">
            <text:p>12 519</text:p>
          </table:table-cell>
          <table:table-cell table:style-name="ce10" office:value-type="float" office:value="31032" calcext:value-type="float">
            <text:p>31 032</text:p>
          </table:table-cell>
          <table:table-cell table:style-name="ce10" office:value-type="float" office:value="30814" calcext:value-type="float">
            <text:p>30 814</text:p>
          </table:table-cell>
          <table:table-cell table:style-name="ce10" office:value-type="float" office:value="987338773" calcext:value-type="float">
            <text:p>987 338 773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3886" calcext:value-type="float">
            <text:p>3 886</text:p>
          </table:table-cell>
          <table:table-cell table:style-name="ce10" office:value-type="float" office:value="2295" calcext:value-type="float">
            <text:p>2 295</text:p>
          </table:table-cell>
          <table:table-cell table:style-name="ce10" office:value-type="float" office:value="74316" calcext:value-type="float">
            <text:p>74 316</text:p>
          </table:table-cell>
          <table:table-cell table:style-name="ce10" office:value-type="float" office:value="65023" calcext:value-type="float">
            <text:p>65 023</text:p>
          </table:table-cell>
          <table:table-cell table:style-name="ce10" office:value-type="float" office:value="1970171105" calcext:value-type="float">
            <text:p>1 970 171 105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069" calcext:value-type="float">
            <text:p>1 069</text:p>
          </table:table-cell>
          <table:table-cell table:style-name="ce10" office:value-type="float" office:value="560" calcext:value-type="float">
            <text:p>560</text:p>
          </table:table-cell>
          <table:table-cell table:style-name="ce10" office:value-type="float" office:value="86954" calcext:value-type="float">
            <text:p>86 954</text:p>
          </table:table-cell>
          <table:table-cell table:style-name="ce10" office:value-type="float" office:value="76551" calcext:value-type="float">
            <text:p>76 551</text:p>
          </table:table-cell>
          <table:table-cell table:style-name="ce10" office:value-type="float" office:value="2176035240" calcext:value-type="float">
            <text:p>2 176 035 240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26884" calcext:value-type="float">
            <text:p>26 884</text:p>
          </table:table-cell>
          <table:table-cell table:style-name="ce10" office:value-type="float" office:value="25030" calcext:value-type="float">
            <text:p>25 030</text:p>
          </table:table-cell>
          <table:table-cell table:style-name="ce10" office:value-type="float" office:value="1054283543" calcext:value-type="float">
            <text:p>1 054 283 543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65531" calcext:value-type="float">
            <text:p>165 531</text:p>
          </table:table-cell>
          <table:table-cell table:style-name="ce10" office:value-type="float" office:value="135604" calcext:value-type="float">
            <text:p>135 604</text:p>
          </table:table-cell>
          <table:table-cell table:style-name="ce10" office:value-type="float" office:value="375517" calcext:value-type="float">
            <text:p>375 517</text:p>
          </table:table-cell>
          <table:table-cell table:style-name="ce10" office:value-type="float" office:value="373125" calcext:value-type="float">
            <text:p>373 125</text:p>
          </table:table-cell>
          <table:table-cell table:style-name="ce10" office:value-type="float" office:value="10549064027" calcext:value-type="float">
            <text:p>10 549 064 027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4512" calcext:value-type="float">
            <text:p>24 512</text:p>
          </table:table-cell>
          <table:table-cell table:style-name="ce10" office:value-type="float" office:value="16299" calcext:value-type="float">
            <text:p>16 299</text:p>
          </table:table-cell>
          <table:table-cell table:style-name="ce10" office:value-type="float" office:value="455526" calcext:value-type="float">
            <text:p>455 526</text:p>
          </table:table-cell>
          <table:table-cell table:style-name="ce10" office:value-type="float" office:value="425889" calcext:value-type="float">
            <text:p>425 889</text:p>
          </table:table-cell>
          <table:table-cell table:style-name="ce10" office:value-type="float" office:value="13575726966" calcext:value-type="float">
            <text:p>13 575 726 966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4878" calcext:value-type="float">
            <text:p>4 878</text:p>
          </table:table-cell>
          <table:table-cell table:style-name="ce10" office:value-type="float" office:value="3113" calcext:value-type="float">
            <text:p>3 113</text:p>
          </table:table-cell>
          <table:table-cell table:style-name="ce10" office:value-type="float" office:value="431510" calcext:value-type="float">
            <text:p>431 510</text:p>
          </table:table-cell>
          <table:table-cell table:style-name="ce10" office:value-type="float" office:value="405591" calcext:value-type="float">
            <text:p>405 591</text:p>
          </table:table-cell>
          <table:table-cell table:style-name="ce10" office:value-type="float" office:value="13821085777" calcext:value-type="float">
            <text:p>13 821 085 777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654" calcext:value-type="float">
            <text:p>654</text:p>
          </table:table-cell>
          <table:table-cell table:style-name="ce10" office:value-type="float" office:value="379" calcext:value-type="float">
            <text:p>379</text:p>
          </table:table-cell>
          <table:table-cell table:style-name="ce10" office:value-type="float" office:value="427620" calcext:value-type="float">
            <text:p>427 620</text:p>
          </table:table-cell>
          <table:table-cell table:style-name="ce10" office:value-type="float" office:value="391830" calcext:value-type="float">
            <text:p>391 830</text:p>
          </table:table-cell>
          <table:table-cell table:style-name="ce10" office:value-type="float" office:value="13896359626" calcext:value-type="float">
            <text:p>13 896 359 626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7159" calcext:value-type="float">
            <text:p>17 159</text:p>
          </table:table-cell>
          <table:table-cell table:style-name="ce10" office:value-type="float" office:value="13734" calcext:value-type="float">
            <text:p>13 734</text:p>
          </table:table-cell>
          <table:table-cell table:style-name="ce10" office:value-type="float" office:value="31064" calcext:value-type="float">
            <text:p>31 064</text:p>
          </table:table-cell>
          <table:table-cell table:style-name="ce10" office:value-type="float" office:value="31072" calcext:value-type="float">
            <text:p>31 072</text:p>
          </table:table-cell>
          <table:table-cell table:style-name="ce10" office:value-type="float" office:value="979998645" calcext:value-type="float">
            <text:p>979 998 645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3697" calcext:value-type="float">
            <text:p>3 697</text:p>
          </table:table-cell>
          <table:table-cell table:style-name="ce10" office:value-type="float" office:value="2188" calcext:value-type="float">
            <text:p>2 188</text:p>
          </table:table-cell>
          <table:table-cell table:style-name="ce10" office:value-type="float" office:value="70471" calcext:value-type="float">
            <text:p>70 471</text:p>
          </table:table-cell>
          <table:table-cell table:style-name="ce10" office:value-type="float" office:value="61289" calcext:value-type="float">
            <text:p>61 289</text:p>
          </table:table-cell>
          <table:table-cell table:style-name="ce10" office:value-type="float" office:value="1846261004" calcext:value-type="float">
            <text:p>1 846 261 004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085" calcext:value-type="float">
            <text:p>1 085</text:p>
          </table:table-cell>
          <table:table-cell table:style-name="ce10" office:value-type="float" office:value="561" calcext:value-type="float">
            <text:p>561</text:p>
          </table:table-cell>
          <table:table-cell table:style-name="ce10" office:value-type="float" office:value="84197" calcext:value-type="float">
            <text:p>84 197</text:p>
          </table:table-cell>
          <table:table-cell table:style-name="ce10" office:value-type="float" office:value="74030" calcext:value-type="float">
            <text:p>74 030</text:p>
          </table:table-cell>
          <table:table-cell table:style-name="ce10" office:value-type="float" office:value="2116720329" calcext:value-type="float">
            <text:p>2 116 720 329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1987" calcext:value-type="float">
            <text:p>21 987</text:p>
          </table:table-cell>
          <table:table-cell table:style-name="ce10" office:value-type="float" office:value="18916" calcext:value-type="float">
            <text:p>18 916</text:p>
          </table:table-cell>
          <table:table-cell table:style-name="ce10" office:value-type="float" office:value="665363174" calcext:value-type="float">
            <text:p>665 363 174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63315" calcext:value-type="float">
            <text:p>163 315</text:p>
          </table:table-cell>
          <table:table-cell table:style-name="ce10" office:value-type="float" office:value="136099" calcext:value-type="float">
            <text:p>136 099</text:p>
          </table:table-cell>
          <table:table-cell table:style-name="ce10" office:value-type="float" office:value="356925" calcext:value-type="float">
            <text:p>356 925</text:p>
          </table:table-cell>
          <table:table-cell table:style-name="ce10" office:value-type="float" office:value="353240" calcext:value-type="float">
            <text:p>353 240</text:p>
          </table:table-cell>
          <table:table-cell table:style-name="ce10" office:value-type="float" office:value="10018290385" calcext:value-type="float">
            <text:p>10 018 290 385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2755" calcext:value-type="float">
            <text:p>22 755</text:p>
          </table:table-cell>
          <table:table-cell table:style-name="ce10" office:value-type="float" office:value="14751" calcext:value-type="float">
            <text:p>14 751</text:p>
          </table:table-cell>
          <table:table-cell table:style-name="ce10" office:value-type="float" office:value="417001" calcext:value-type="float">
            <text:p>417 001</text:p>
          </table:table-cell>
          <table:table-cell table:style-name="ce10" office:value-type="float" office:value="386019" calcext:value-type="float">
            <text:p>386 019</text:p>
          </table:table-cell>
          <table:table-cell table:style-name="ce10" office:value-type="float" office:value="12462527996" calcext:value-type="float">
            <text:p>12 462 527 996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4550" calcext:value-type="float">
            <text:p>4 550</text:p>
          </table:table-cell>
          <table:table-cell table:style-name="ce10" office:value-type="float" office:value="2821" calcext:value-type="float">
            <text:p>2 821</text:p>
          </table:table-cell>
          <table:table-cell table:style-name="ce10" office:value-type="float" office:value="406422" calcext:value-type="float">
            <text:p>406 422</text:p>
          </table:table-cell>
          <table:table-cell table:style-name="ce10" office:value-type="float" office:value="376036" calcext:value-type="float">
            <text:p>376 036</text:p>
          </table:table-cell>
          <table:table-cell table:style-name="ce10" office:value-type="float" office:value="13126340838" calcext:value-type="float">
            <text:p>13 126 340 838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636" calcext:value-type="float">
            <text:p>636</text:p>
          </table:table-cell>
          <table:table-cell table:style-name="ce10" office:value-type="float" office:value="348" calcext:value-type="float">
            <text:p>348</text:p>
          </table:table-cell>
          <table:table-cell table:style-name="ce10" office:value-type="float" office:value="424788" calcext:value-type="float">
            <text:p>424 788</text:p>
          </table:table-cell>
          <table:table-cell table:style-name="ce10" office:value-type="float" office:value="395286" calcext:value-type="float">
            <text:p>395 286</text:p>
          </table:table-cell>
          <table:table-cell table:style-name="ce10" office:value-type="float" office:value="15342218493" calcext:value-type="float">
            <text:p>15 342 218 493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1167" calcext:value-type="float">
            <text:p>11 167</text:p>
          </table:table-cell>
          <table:table-cell table:style-name="ce10" office:value-type="float" office:value="8657" calcext:value-type="float">
            <text:p>8 657</text:p>
          </table:table-cell>
          <table:table-cell table:style-name="ce10" office:value-type="float" office:value="22097" calcext:value-type="float">
            <text:p>22 097</text:p>
          </table:table-cell>
          <table:table-cell table:style-name="ce10" office:value-type="float" office:value="20899" calcext:value-type="float">
            <text:p>20 899</text:p>
          </table:table-cell>
          <table:table-cell table:style-name="ce10" office:value-type="float" office:value="659480292" calcext:value-type="float">
            <text:p>659 480 292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3080" calcext:value-type="float">
            <text:p>3 080</text:p>
          </table:table-cell>
          <table:table-cell table:style-name="ce10" office:value-type="float" office:value="1747" calcext:value-type="float">
            <text:p>1 747</text:p>
          </table:table-cell>
          <table:table-cell table:style-name="ce10" office:value-type="float" office:value="58340" calcext:value-type="float">
            <text:p>58 340</text:p>
          </table:table-cell>
          <table:table-cell table:style-name="ce10" office:value-type="float" office:value="50303" calcext:value-type="float">
            <text:p>50 303</text:p>
          </table:table-cell>
          <table:table-cell table:style-name="ce10" office:value-type="float" office:value="1568615291" calcext:value-type="float">
            <text:p>1 568 615 291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776" calcext:value-type="float">
            <text:p>776</text:p>
          </table:table-cell>
          <table:table-cell table:style-name="ce10" office:value-type="float" office:value="422" calcext:value-type="float">
            <text:p>422</text:p>
          </table:table-cell>
          <table:table-cell table:style-name="ce10" office:value-type="float" office:value="63110" calcext:value-type="float">
            <text:p>63 110</text:p>
          </table:table-cell>
          <table:table-cell table:style-name="ce10" office:value-type="float" office:value="54983" calcext:value-type="float">
            <text:p>54 983</text:p>
          </table:table-cell>
          <table:table-cell table:style-name="ce10" office:value-type="float" office:value="1608482611" calcext:value-type="float">
            <text:p>1 608 482 611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8382" calcext:value-type="float">
            <text:p>18 382</text:p>
          </table:table-cell>
          <table:table-cell table:style-name="ce10" office:value-type="float" office:value="16211" calcext:value-type="float">
            <text:p>16 211</text:p>
          </table:table-cell>
          <table:table-cell table:style-name="ce10" office:value-type="float" office:value="624878192" calcext:value-type="float">
            <text:p>624 878 192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85880" calcext:value-type="float">
            <text:p>85 880</text:p>
          </table:table-cell>
          <table:table-cell table:style-name="ce10" office:value-type="float" office:value="69909" calcext:value-type="float">
            <text:p>69 909</text:p>
          </table:table-cell>
          <table:table-cell table:style-name="ce10" office:value-type="float" office:value="206221" calcext:value-type="float">
            <text:p>206 221</text:p>
          </table:table-cell>
          <table:table-cell table:style-name="ce10" office:value-type="float" office:value="204623" calcext:value-type="float">
            <text:p>204 623</text:p>
          </table:table-cell>
          <table:table-cell table:style-name="ce10" office:value-type="float" office:value="5870331499" calcext:value-type="float">
            <text:p>5 870 331 499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5454" calcext:value-type="float">
            <text:p>15 454</text:p>
          </table:table-cell>
          <table:table-cell table:style-name="ce10" office:value-type="float" office:value="10309" calcext:value-type="float">
            <text:p>10 309</text:p>
          </table:table-cell>
          <table:table-cell table:style-name="ce10" office:value-type="float" office:value="292136" calcext:value-type="float">
            <text:p>292 136</text:p>
          </table:table-cell>
          <table:table-cell table:style-name="ce10" office:value-type="float" office:value="271142" calcext:value-type="float">
            <text:p>271 142</text:p>
          </table:table-cell>
          <table:table-cell table:style-name="ce10" office:value-type="float" office:value="8821617659" calcext:value-type="float">
            <text:p>8 821 617 659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605" calcext:value-type="float">
            <text:p>3 605</text:p>
          </table:table-cell>
          <table:table-cell table:style-name="ce10" office:value-type="float" office:value="2336" calcext:value-type="float">
            <text:p>2 336</text:p>
          </table:table-cell>
          <table:table-cell table:style-name="ce10" office:value-type="float" office:value="335528" calcext:value-type="float">
            <text:p>335 528</text:p>
          </table:table-cell>
          <table:table-cell table:style-name="ce10" office:value-type="float" office:value="312786" calcext:value-type="float">
            <text:p>312 786</text:p>
          </table:table-cell>
          <table:table-cell table:style-name="ce10" office:value-type="float" office:value="10747969684" calcext:value-type="float">
            <text:p>10 747 969 684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542" calcext:value-type="float">
            <text:p>542</text:p>
          </table:table-cell>
          <table:table-cell table:style-name="ce10" office:value-type="float" office:value="320" calcext:value-type="float">
            <text:p>320</text:p>
          </table:table-cell>
          <table:table-cell table:style-name="ce10" office:value-type="float" office:value="302598" calcext:value-type="float">
            <text:p>302 598</text:p>
          </table:table-cell>
          <table:table-cell table:style-name="ce10" office:value-type="float" office:value="282738" calcext:value-type="float">
            <text:p>282 738</text:p>
          </table:table-cell>
          <table:table-cell table:style-name="ce10" office:value-type="float" office:value="10130567433" calcext:value-type="float">
            <text:p>10 130 567 433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2103" calcext:value-type="float">
            <text:p>12 103</text:p>
          </table:table-cell>
          <table:table-cell table:style-name="ce10" office:value-type="float" office:value="9733" calcext:value-type="float">
            <text:p>9 733</text:p>
          </table:table-cell>
          <table:table-cell table:style-name="ce10" office:value-type="float" office:value="23385" calcext:value-type="float">
            <text:p>23 385</text:p>
          </table:table-cell>
          <table:table-cell table:style-name="ce10" office:value-type="float" office:value="23134" calcext:value-type="float">
            <text:p>23 134</text:p>
          </table:table-cell>
          <table:table-cell table:style-name="ce10" office:value-type="float" office:value="756514788" calcext:value-type="float">
            <text:p>756 514 788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903" calcext:value-type="float">
            <text:p>2 903</text:p>
          </table:table-cell>
          <table:table-cell table:style-name="ce10" office:value-type="float" office:value="1675" calcext:value-type="float">
            <text:p>1 675</text:p>
          </table:table-cell>
          <table:table-cell table:style-name="ce10" office:value-type="float" office:value="55086" calcext:value-type="float">
            <text:p>55 086</text:p>
          </table:table-cell>
          <table:table-cell table:style-name="ce10" office:value-type="float" office:value="47606" calcext:value-type="float">
            <text:p>47 606</text:p>
          </table:table-cell>
          <table:table-cell table:style-name="ce10" office:value-type="float" office:value="1513050861" calcext:value-type="float">
            <text:p>1 513 050 861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687" calcext:value-type="float">
            <text:p>687</text:p>
          </table:table-cell>
          <table:table-cell table:style-name="ce10" office:value-type="float" office:value="355" calcext:value-type="float">
            <text:p>355</text:p>
          </table:table-cell>
          <table:table-cell table:style-name="ce10" office:value-type="float" office:value="57098" calcext:value-type="float">
            <text:p>57 098</text:p>
          </table:table-cell>
          <table:table-cell table:style-name="ce10" office:value-type="float" office:value="50003" calcext:value-type="float">
            <text:p>50 003</text:p>
          </table:table-cell>
          <table:table-cell table:style-name="ce10" office:value-type="float" office:value="1483341896" calcext:value-type="float">
            <text:p>1 483 341 896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21260" calcext:value-type="float">
            <text:p>21 260</text:p>
          </table:table-cell>
          <table:table-cell table:style-name="ce10" office:value-type="float" office:value="18733" calcext:value-type="float">
            <text:p>18 733</text:p>
          </table:table-cell>
          <table:table-cell table:style-name="ce10" office:value-type="float" office:value="730912348" calcext:value-type="float">
            <text:p>730 912 348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61425" calcext:value-type="float">
            <text:p>161 425</text:p>
          </table:table-cell>
          <table:table-cell table:style-name="ce10" office:value-type="float" office:value="136031" calcext:value-type="float">
            <text:p>136 031</text:p>
          </table:table-cell>
          <table:table-cell table:style-name="ce10" office:value-type="float" office:value="346086" calcext:value-type="float">
            <text:p>346 086</text:p>
          </table:table-cell>
          <table:table-cell table:style-name="ce10" office:value-type="float" office:value="346721" calcext:value-type="float">
            <text:p>346 721</text:p>
          </table:table-cell>
          <table:table-cell table:style-name="ce10" office:value-type="float" office:value="10380899169" calcext:value-type="float">
            <text:p>10 380 899 169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0884" calcext:value-type="float">
            <text:p>20 884</text:p>
          </table:table-cell>
          <table:table-cell table:style-name="ce10" office:value-type="float" office:value="13237" calcext:value-type="float">
            <text:p>13 237</text:p>
          </table:table-cell>
          <table:table-cell table:style-name="ce10" office:value-type="float" office:value="376655" calcext:value-type="float">
            <text:p>376 655</text:p>
          </table:table-cell>
          <table:table-cell table:style-name="ce10" office:value-type="float" office:value="350756" calcext:value-type="float">
            <text:p>350 756</text:p>
          </table:table-cell>
          <table:table-cell table:style-name="ce10" office:value-type="float" office:value="12011045802" calcext:value-type="float">
            <text:p>12 011 045 802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4174" calcext:value-type="float">
            <text:p>4 174</text:p>
          </table:table-cell>
          <table:table-cell table:style-name="ce10" office:value-type="float" office:value="2526" calcext:value-type="float">
            <text:p>2 526</text:p>
          </table:table-cell>
          <table:table-cell table:style-name="ce10" office:value-type="float" office:value="366440" calcext:value-type="float">
            <text:p>366 440</text:p>
          </table:table-cell>
          <table:table-cell table:style-name="ce10" office:value-type="float" office:value="340351" calcext:value-type="float">
            <text:p>340 351</text:p>
          </table:table-cell>
          <table:table-cell table:style-name="ce10" office:value-type="float" office:value="12442165290" calcext:value-type="float">
            <text:p>12 442 165 290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Ensemb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581" calcext:value-type="float">
            <text:p>581</text:p>
          </table:table-cell>
          <table:table-cell table:style-name="ce10" office:value-type="float" office:value="338" calcext:value-type="float">
            <text:p>338</text:p>
          </table:table-cell>
          <table:table-cell table:style-name="ce10" office:value-type="float" office:value="397937" calcext:value-type="float">
            <text:p>397 937</text:p>
          </table:table-cell>
          <table:table-cell table:style-name="ce10" office:value-type="float" office:value="372929" calcext:value-type="float">
            <text:p>372 929</text:p>
          </table:table-cell>
          <table:table-cell table:style-name="ce10" office:value-type="float" office:value="14375892696" calcext:value-type="float">
            <text:p>14 375 892 696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2967" calcext:value-type="float">
            <text:p>2 967</text:p>
          </table:table-cell>
          <table:table-cell table:style-name="ce10" office:value-type="float" office:value="911" calcext:value-type="float">
            <text:p>911</text:p>
          </table:table-cell>
          <table:table-cell table:style-name="ce10" office:value-type="float" office:value="35465" calcext:value-type="float">
            <text:p>35 465</text:p>
          </table:table-cell>
          <table:table-cell table:style-name="ce10" office:value-type="float" office:value="34559" calcext:value-type="float">
            <text:p>34 559</text:p>
          </table:table-cell>
          <table:table-cell table:style-name="ce10" office:value-type="float" office:value="1459457796" calcext:value-type="float">
            <text:p>1 459 457 796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081" calcext:value-type="float">
            <text:p>1 081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18619" calcext:value-type="float">
            <text:p>18 619</text:p>
          </table:table-cell>
          <table:table-cell table:style-name="ce10" office:value-type="float" office:value="16689" calcext:value-type="float">
            <text:p>16 689</text:p>
          </table:table-cell>
          <table:table-cell table:style-name="ce10" office:value-type="float" office:value="651193528" calcext:value-type="float">
            <text:p>651 193 528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23634" calcext:value-type="float">
            <text:p>23 634</text:p>
          </table:table-cell>
          <table:table-cell table:style-name="ce10" office:value-type="float" office:value="19382" calcext:value-type="float">
            <text:p>19 382</text:p>
          </table:table-cell>
          <table:table-cell table:style-name="ce10" office:value-type="float" office:value="227360" calcext:value-type="float">
            <text:p>227 360</text:p>
          </table:table-cell>
          <table:table-cell table:style-name="ce10" office:value-type="float" office:value="194261" calcext:value-type="float">
            <text:p>194 261</text:p>
          </table:table-cell>
          <table:table-cell table:style-name="ce10" office:value-type="float" office:value="5594162166" calcext:value-type="float">
            <text:p>5 594 162 166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299" calcext:value-type="float">
            <text:p>29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10497" calcext:value-type="float">
            <text:p>10 497</text:p>
          </table:table-cell>
          <table:table-cell table:style-name="ce10" office:value-type="float" office:value="9141" calcext:value-type="float">
            <text:p>9 141</text:p>
          </table:table-cell>
          <table:table-cell table:style-name="ce10" office:value-type="float" office:value="291347797" calcext:value-type="float">
            <text:p>291 347 797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243281" calcext:value-type="float">
            <text:p>243 281</text:p>
          </table:table-cell>
          <table:table-cell table:style-name="ce10" office:value-type="float" office:value="199501" calcext:value-type="float">
            <text:p>199 501</text:p>
          </table:table-cell>
          <table:table-cell table:style-name="ce10" office:value-type="float" office:value="1828673" calcext:value-type="float">
            <text:p>1 828 673</text:p>
          </table:table-cell>
          <table:table-cell table:style-name="ce10" office:value-type="float" office:value="1718760" calcext:value-type="float">
            <text:p>1 718 760</text:p>
          </table:table-cell>
          <table:table-cell table:style-name="ce10" office:value-type="float" office:value="62851246623" calcext:value-type="float">
            <text:p>62 851 246 623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6331" calcext:value-type="float">
            <text:p>16 331</text:p>
          </table:table-cell>
          <table:table-cell table:style-name="ce10" office:value-type="float" office:value="7191" calcext:value-type="float">
            <text:p>7 191</text:p>
          </table:table-cell>
          <table:table-cell table:style-name="ce10" office:value-type="float" office:value="627492" calcext:value-type="float">
            <text:p>627 492</text:p>
          </table:table-cell>
          <table:table-cell table:style-name="ce10" office:value-type="float" office:value="580566" calcext:value-type="float">
            <text:p>580 566</text:p>
          </table:table-cell>
          <table:table-cell table:style-name="ce10" office:value-type="float" office:value="19399583430" calcext:value-type="float">
            <text:p>19 399 583 430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362" calcext:value-type="float">
            <text:p>1 362</text:p>
          </table:table-cell>
          <table:table-cell table:style-name="ce10" office:value-type="float" office:value="453" calcext:value-type="float">
            <text:p>453</text:p>
          </table:table-cell>
          <table:table-cell table:style-name="ce10" office:value-type="float" office:value="14112" calcext:value-type="float">
            <text:p>14 112</text:p>
          </table:table-cell>
          <table:table-cell table:style-name="ce10" office:value-type="float" office:value="13766" calcext:value-type="float">
            <text:p>13 766</text:p>
          </table:table-cell>
          <table:table-cell table:style-name="ce10" office:value-type="float" office:value="586931882" calcext:value-type="float">
            <text:p>586 931 882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498" calcext:value-type="float">
            <text:p>49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8123" calcext:value-type="float">
            <text:p>8 123</text:p>
          </table:table-cell>
          <table:table-cell table:style-name="ce10" office:value-type="float" office:value="7412" calcext:value-type="float">
            <text:p>7 412</text:p>
          </table:table-cell>
          <table:table-cell table:style-name="ce10" office:value-type="float" office:value="231817433" calcext:value-type="float">
            <text:p>231 817 433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7721" calcext:value-type="float">
            <text:p>7 721</text:p>
          </table:table-cell>
          <table:table-cell table:style-name="ce10" office:value-type="float" office:value="5935" calcext:value-type="float">
            <text:p>5 935</text:p>
          </table:table-cell>
          <table:table-cell table:style-name="ce10" office:value-type="float" office:value="75143" calcext:value-type="float">
            <text:p>75 143</text:p>
          </table:table-cell>
          <table:table-cell table:style-name="ce10" office:value-type="float" office:value="64541" calcext:value-type="float">
            <text:p>64 541</text:p>
          </table:table-cell>
          <table:table-cell table:style-name="ce10" office:value-type="float" office:value="1795670651" calcext:value-type="float">
            <text:p>1 795 670 651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026" calcext:value-type="float">
            <text:p>2 026</text:p>
          </table:table-cell>
          <table:table-cell table:style-name="ce10" office:value-type="float" office:value="1750" calcext:value-type="float">
            <text:p>1 750</text:p>
          </table:table-cell>
          <table:table-cell table:style-name="ce10" office:value-type="float" office:value="54625278" calcext:value-type="float">
            <text:p>54 625 278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72953" calcext:value-type="float">
            <text:p>72 953</text:p>
          </table:table-cell>
          <table:table-cell table:style-name="ce10" office:value-type="float" office:value="59805" calcext:value-type="float">
            <text:p>59 805</text:p>
          </table:table-cell>
          <table:table-cell table:style-name="ce10" office:value-type="float" office:value="534950" calcext:value-type="float">
            <text:p>534 950</text:p>
          </table:table-cell>
          <table:table-cell table:style-name="ce10" office:value-type="float" office:value="502736" calcext:value-type="float">
            <text:p>502 736</text:p>
          </table:table-cell>
          <table:table-cell table:style-name="ce10" office:value-type="float" office:value="16476482365" calcext:value-type="float">
            <text:p>16 476 482 365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0102" calcext:value-type="float">
            <text:p>10 102</text:p>
          </table:table-cell>
          <table:table-cell table:style-name="ce10" office:value-type="float" office:value="5582" calcext:value-type="float">
            <text:p>5 582</text:p>
          </table:table-cell>
          <table:table-cell table:style-name="ce10" office:value-type="float" office:value="233995" calcext:value-type="float">
            <text:p>233 995</text:p>
          </table:table-cell>
          <table:table-cell table:style-name="ce10" office:value-type="float" office:value="216761" calcext:value-type="float">
            <text:p>216 761</text:p>
          </table:table-cell>
          <table:table-cell table:style-name="ce10" office:value-type="float" office:value="7086673485" calcext:value-type="float">
            <text:p>7 086 673 485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743" calcext:value-type="float">
            <text:p>1 743</text:p>
          </table:table-cell>
          <table:table-cell table:style-name="ce10" office:value-type="float" office:value="690" calcext:value-type="float">
            <text:p>690</text:p>
          </table:table-cell>
          <table:table-cell table:style-name="ce10" office:value-type="float" office:value="27813" calcext:value-type="float">
            <text:p>27 813</text:p>
          </table:table-cell>
          <table:table-cell table:style-name="ce10" office:value-type="float" office:value="27216" calcext:value-type="float">
            <text:p>27 216</text:p>
          </table:table-cell>
          <table:table-cell table:style-name="ce10" office:value-type="float" office:value="1103965922" calcext:value-type="float">
            <text:p>1 103 965 922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382" calcext:value-type="float">
            <text:p>382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8501" calcext:value-type="float">
            <text:p>8 501</text:p>
          </table:table-cell>
          <table:table-cell table:style-name="ce10" office:value-type="float" office:value="7779" calcext:value-type="float">
            <text:p>7 779</text:p>
          </table:table-cell>
          <table:table-cell table:style-name="ce10" office:value-type="float" office:value="276984937" calcext:value-type="float">
            <text:p>276 984 937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0602" calcext:value-type="float">
            <text:p>10 602</text:p>
          </table:table-cell>
          <table:table-cell table:style-name="ce10" office:value-type="float" office:value="8818" calcext:value-type="float">
            <text:p>8 818</text:p>
          </table:table-cell>
          <table:table-cell table:style-name="ce10" office:value-type="float" office:value="106505" calcext:value-type="float">
            <text:p>106 505</text:p>
          </table:table-cell>
          <table:table-cell table:style-name="ce10" office:value-type="float" office:value="93628" calcext:value-type="float">
            <text:p>93 628</text:p>
          </table:table-cell>
          <table:table-cell table:style-name="ce10" office:value-type="float" office:value="2717676448" calcext:value-type="float">
            <text:p>2 717 676 448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5330" calcext:value-type="float">
            <text:p>5 330</text:p>
          </table:table-cell>
          <table:table-cell table:style-name="ce10" office:value-type="float" office:value="4675" calcext:value-type="float">
            <text:p>4 675</text:p>
          </table:table-cell>
          <table:table-cell table:style-name="ce10" office:value-type="float" office:value="159020061" calcext:value-type="float">
            <text:p>159 020 061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91665" calcext:value-type="float">
            <text:p>91 665</text:p>
          </table:table-cell>
          <table:table-cell table:style-name="ce10" office:value-type="float" office:value="75298" calcext:value-type="float">
            <text:p>75 298</text:p>
          </table:table-cell>
          <table:table-cell table:style-name="ce10" office:value-type="float" office:value="667038" calcext:value-type="float">
            <text:p>667 038</text:p>
          </table:table-cell>
          <table:table-cell table:style-name="ce10" office:value-type="float" office:value="633924" calcext:value-type="float">
            <text:p>633 924</text:p>
          </table:table-cell>
          <table:table-cell table:style-name="ce10" office:value-type="float" office:value="20569095572" calcext:value-type="float">
            <text:p>20 569 095 572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5579" calcext:value-type="float">
            <text:p>5 579</text:p>
          </table:table-cell>
          <table:table-cell table:style-name="ce10" office:value-type="float" office:value="2539" calcext:value-type="float">
            <text:p>2 539</text:p>
          </table:table-cell>
          <table:table-cell table:style-name="ce10" office:value-type="float" office:value="253120" calcext:value-type="float">
            <text:p>253 120</text:p>
          </table:table-cell>
          <table:table-cell table:style-name="ce10" office:value-type="float" office:value="233724" calcext:value-type="float">
            <text:p>233 724</text:p>
          </table:table-cell>
          <table:table-cell table:style-name="ce10" office:value-type="float" office:value="7628529577" calcext:value-type="float">
            <text:p>7 628 529 577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081" calcext:value-type="float">
            <text:p>1 081</text:p>
          </table:table-cell>
          <table:table-cell table:style-name="ce10" office:value-type="float" office:value="228" calcext:value-type="float">
            <text:p>228</text:p>
          </table:table-cell>
          <table:table-cell table:style-name="ce10" office:value-type="float" office:value="13720" calcext:value-type="float">
            <text:p>13 720</text:p>
          </table:table-cell>
          <table:table-cell table:style-name="ce10" office:value-type="float" office:value="13668" calcext:value-type="float">
            <text:p>13 668</text:p>
          </table:table-cell>
          <table:table-cell table:style-name="ce10" office:value-type="float" office:value="578040790" calcext:value-type="float">
            <text:p>578 040 790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332" calcext:value-type="float">
            <text:p>332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6540" calcext:value-type="float">
            <text:p>6 540</text:p>
          </table:table-cell>
          <table:table-cell table:style-name="ce10" office:value-type="float" office:value="6175" calcext:value-type="float">
            <text:p>6 175</text:p>
          </table:table-cell>
          <table:table-cell table:style-name="ce10" office:value-type="float" office:value="250709696" calcext:value-type="float">
            <text:p>250 709 696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7365" calcext:value-type="float">
            <text:p>7 365</text:p>
          </table:table-cell>
          <table:table-cell table:style-name="ce10" office:value-type="float" office:value="6021" calcext:value-type="float">
            <text:p>6 021</text:p>
          </table:table-cell>
          <table:table-cell table:style-name="ce10" office:value-type="float" office:value="60096" calcext:value-type="float">
            <text:p>60 096</text:p>
          </table:table-cell>
          <table:table-cell table:style-name="ce10" office:value-type="float" office:value="52084" calcext:value-type="float">
            <text:p>52 084</text:p>
          </table:table-cell>
          <table:table-cell table:style-name="ce10" office:value-type="float" office:value="1421507943" calcext:value-type="float">
            <text:p>1 421 507 943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655" calcext:value-type="float">
            <text:p>2 655</text:p>
          </table:table-cell>
          <table:table-cell table:style-name="ce10" office:value-type="float" office:value="2451" calcext:value-type="float">
            <text:p>2 451</text:p>
          </table:table-cell>
          <table:table-cell table:style-name="ce10" office:value-type="float" office:value="68404948" calcext:value-type="float">
            <text:p>68 404 948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64568" calcext:value-type="float">
            <text:p>64 568</text:p>
          </table:table-cell>
          <table:table-cell table:style-name="ce10" office:value-type="float" office:value="52048" calcext:value-type="float">
            <text:p>52 048</text:p>
          </table:table-cell>
          <table:table-cell table:style-name="ce10" office:value-type="float" office:value="517753" calcext:value-type="float">
            <text:p>517 753</text:p>
          </table:table-cell>
          <table:table-cell table:style-name="ce10" office:value-type="float" office:value="491164" calcext:value-type="float">
            <text:p>491 164</text:p>
          </table:table-cell>
          <table:table-cell table:style-name="ce10" office:value-type="float" office:value="16417148708" calcext:value-type="float">
            <text:p>16 417 148 708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6497" calcext:value-type="float">
            <text:p>6 497</text:p>
          </table:table-cell>
          <table:table-cell table:style-name="ce10" office:value-type="float" office:value="3309" calcext:value-type="float">
            <text:p>3 309</text:p>
          </table:table-cell>
          <table:table-cell table:style-name="ce10" office:value-type="float" office:value="198709" calcext:value-type="float">
            <text:p>198 709</text:p>
          </table:table-cell>
          <table:table-cell table:style-name="ce10" office:value-type="float" office:value="186165" calcext:value-type="float">
            <text:p>186 165</text:p>
          </table:table-cell>
          <table:table-cell table:style-name="ce10" office:value-type="float" office:value="6061871740" calcext:value-type="float">
            <text:p>6 061 871 740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1047" calcext:value-type="float">
            <text:p>1 047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office:value-type="float" office:value="47457736" calcext:value-type="float">
            <text:p>47 457 736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872" calcext:value-type="float">
            <text:p>872</text:p>
          </table:table-cell>
          <table:table-cell table:style-name="ce10" office:value-type="float" office:value="708" calcext:value-type="float">
            <text:p>708</text:p>
          </table:table-cell>
          <table:table-cell table:style-name="ce10" office:value-type="float" office:value="6453" calcext:value-type="float">
            <text:p>6 453</text:p>
          </table:table-cell>
          <table:table-cell table:style-name="ce10" office:value-type="float" office:value="5478" calcext:value-type="float">
            <text:p>5 478</text:p>
          </table:table-cell>
          <table:table-cell table:style-name="ce10" office:value-type="float" office:value="150363973" calcext:value-type="float">
            <text:p>150 363 973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5349" calcext:value-type="float">
            <text:p>15 349</text:p>
          </table:table-cell>
          <table:table-cell table:style-name="ce10" office:value-type="float" office:value="13837" calcext:value-type="float">
            <text:p>13 837</text:p>
          </table:table-cell>
          <table:table-cell table:style-name="ce10" office:value-type="float" office:value="64646" calcext:value-type="float">
            <text:p>64 646</text:p>
          </table:table-cell>
          <table:table-cell table:style-name="ce10" office:value-type="float" office:value="66633" calcext:value-type="float">
            <text:p>66 633</text:p>
          </table:table-cell>
          <table:table-cell table:style-name="ce10" office:value-type="float" office:value="2022081418" calcext:value-type="float">
            <text:p>2 022 081 418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004" calcext:value-type="float">
            <text:p>1 004</text:p>
          </table:table-cell>
          <table:table-cell table:style-name="ce10" office:value-type="float" office:value="490" calcext:value-type="float">
            <text:p>490</text:p>
          </table:table-cell>
          <table:table-cell table:style-name="ce10" office:value-type="float" office:value="31416" calcext:value-type="float">
            <text:p>31 416</text:p>
          </table:table-cell>
          <table:table-cell table:style-name="ce10" office:value-type="float" office:value="29978" calcext:value-type="float">
            <text:p>29 978</text:p>
          </table:table-cell>
          <table:table-cell table:style-name="ce10" office:value-type="float" office:value="1091570301" calcext:value-type="float">
            <text:p>1 091 570 301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2495" calcext:value-type="float">
            <text:p>2 495</text:p>
          </table:table-cell>
          <table:table-cell table:style-name="ce10" office:value-type="float" office:value="872" calcext:value-type="float">
            <text:p>872</text:p>
          </table:table-cell>
          <table:table-cell table:style-name="ce10" office:value-type="float" office:value="29346" calcext:value-type="float">
            <text:p>29 346</text:p>
          </table:table-cell>
          <table:table-cell table:style-name="ce10" office:value-type="float" office:value="28719" calcext:value-type="float">
            <text:p>28 719</text:p>
          </table:table-cell>
          <table:table-cell table:style-name="ce10" office:value-type="float" office:value="1267358654" calcext:value-type="float">
            <text:p>1 267 358 654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508" calcext:value-type="float">
            <text:p>508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6867" calcext:value-type="float">
            <text:p>6 867</text:p>
          </table:table-cell>
          <table:table-cell table:style-name="ce10" office:value-type="float" office:value="6489" calcext:value-type="float">
            <text:p>6 489</text:p>
          </table:table-cell>
          <table:table-cell table:style-name="ce10" office:value-type="float" office:value="272196786" calcext:value-type="float">
            <text:p>272 196 786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2640" calcext:value-type="float">
            <text:p>12 640</text:p>
          </table:table-cell>
          <table:table-cell table:style-name="ce10" office:value-type="float" office:value="9733" calcext:value-type="float">
            <text:p>9 733</text:p>
          </table:table-cell>
          <table:table-cell table:style-name="ce10" office:value-type="float" office:value="146363" calcext:value-type="float">
            <text:p>146 363</text:p>
          </table:table-cell>
          <table:table-cell table:style-name="ce10" office:value-type="float" office:value="127098" calcext:value-type="float">
            <text:p>127 098</text:p>
          </table:table-cell>
          <table:table-cell table:style-name="ce10" office:value-type="float" office:value="3519624723" calcext:value-type="float">
            <text:p>3 519 624 723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10421" calcext:value-type="float">
            <text:p>10 421</text:p>
          </table:table-cell>
          <table:table-cell table:style-name="ce10" office:value-type="float" office:value="9386" calcext:value-type="float">
            <text:p>9 386</text:p>
          </table:table-cell>
          <table:table-cell table:style-name="ce10" office:value-type="float" office:value="294175013" calcext:value-type="float">
            <text:p>294 175 013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42808" calcext:value-type="float">
            <text:p>142 808</text:p>
          </table:table-cell>
          <table:table-cell table:style-name="ce10" office:value-type="float" office:value="116708" calcext:value-type="float">
            <text:p>116 708</text:p>
          </table:table-cell>
          <table:table-cell table:style-name="ce10" office:value-type="float" office:value="1098059" calcext:value-type="float">
            <text:p>1 098 059</text:p>
          </table:table-cell>
          <table:table-cell table:style-name="ce10" office:value-type="float" office:value="1029247" calcext:value-type="float">
            <text:p>1 029 247</text:p>
          </table:table-cell>
          <table:table-cell table:style-name="ce10" office:value-type="float" office:value="35155054652" calcext:value-type="float">
            <text:p>35 155 054 652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6529" calcext:value-type="float">
            <text:p>16 529</text:p>
          </table:table-cell>
          <table:table-cell table:style-name="ce10" office:value-type="float" office:value="9057" calcext:value-type="float">
            <text:p>9 057</text:p>
          </table:table-cell>
          <table:table-cell table:style-name="ce10" office:value-type="float" office:value="437038" calcext:value-type="float">
            <text:p>437 038</text:p>
          </table:table-cell>
          <table:table-cell table:style-name="ce10" office:value-type="float" office:value="405659" calcext:value-type="float">
            <text:p>405 659</text:p>
          </table:table-cell>
          <table:table-cell table:style-name="ce10" office:value-type="float" office:value="13617087134" calcext:value-type="float">
            <text:p>13 617 087 134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053" calcext:value-type="float">
            <text:p>1 053</text:p>
          </table:table-cell>
          <table:table-cell table:style-name="ce10" office:value-type="float" office:value="1057" calcext:value-type="float">
            <text:p>1 057</text:p>
          </table:table-cell>
          <table:table-cell table:style-name="ce10" office:value-type="float" office:value="57737715" calcext:value-type="float">
            <text:p>57 737 715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92" calcext:value-type="float">
            <text:p>292</text:p>
          </table:table-cell>
          <table:table-cell table:style-name="ce10" office:value-type="float" office:value="288" calcext:value-type="float">
            <text:p>288</text:p>
          </table:table-cell>
          <table:table-cell table:style-name="ce10" office:value-type="float" office:value="12999366" calcext:value-type="float">
            <text:p>12 999 366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868" calcext:value-type="float">
            <text:p>868</text:p>
          </table:table-cell>
          <table:table-cell table:style-name="ce10" office:value-type="float" office:value="655" calcext:value-type="float">
            <text:p>655</text:p>
          </table:table-cell>
          <table:table-cell table:style-name="ce10" office:value-type="float" office:value="8713" calcext:value-type="float">
            <text:p>8 713</text:p>
          </table:table-cell>
          <table:table-cell table:style-name="ce10" office:value-type="float" office:value="7589" calcext:value-type="float">
            <text:p>7 589</text:p>
          </table:table-cell>
          <table:table-cell table:style-name="ce10" office:value-type="float" office:value="222243106" calcext:value-type="float">
            <text:p>222 243 106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143" calcext:value-type="float">
            <text:p>143</text:p>
          </table:table-cell>
          <table:table-cell table:style-name="ce10" office:value-type="float" office:value="4613460" calcext:value-type="float">
            <text:p>4 613 460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0150" calcext:value-type="float">
            <text:p>10 150</text:p>
          </table:table-cell>
          <table:table-cell table:style-name="ce10" office:value-type="float" office:value="8905" calcext:value-type="float">
            <text:p>8 905</text:p>
          </table:table-cell>
          <table:table-cell table:style-name="ce10" office:value-type="float" office:value="57823" calcext:value-type="float">
            <text:p>57 823</text:p>
          </table:table-cell>
          <table:table-cell table:style-name="ce10" office:value-type="float" office:value="54234" calcext:value-type="float">
            <text:p>54 234</text:p>
          </table:table-cell>
          <table:table-cell table:style-name="ce10" office:value-type="float" office:value="1864841858" calcext:value-type="float">
            <text:p>1 864 841 858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627" calcext:value-type="float">
            <text:p>627</text:p>
          </table:table-cell>
          <table:table-cell table:style-name="ce10" office:value-type="float" office:value="222" calcext:value-type="float">
            <text:p>222</text:p>
          </table:table-cell>
          <table:table-cell table:style-name="ce10" office:value-type="float" office:value="39296" calcext:value-type="float">
            <text:p>39 296</text:p>
          </table:table-cell>
          <table:table-cell table:style-name="ce10" office:value-type="float" office:value="37335" calcext:value-type="float">
            <text:p>37 335</text:p>
          </table:table-cell>
          <table:table-cell table:style-name="ce10" office:value-type="float" office:value="1556998205" calcext:value-type="float">
            <text:p>1 556 998 205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77" calcext:value-type="float">
            <text:p>177</text:p>
          </table:table-cell>
          <table:table-cell table:style-name="ce10" office:value-type="float" office:value="168" calcext:value-type="float">
            <text:p>168</text:p>
          </table:table-cell>
          <table:table-cell table:style-name="ce10" office:value-type="float" office:value="7661639" calcext:value-type="float">
            <text:p>7 661 639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396" calcext:value-type="float">
            <text:p>396</text:p>
          </table:table-cell>
          <table:table-cell table:style-name="ce10" office:value-type="float" office:value="286" calcext:value-type="float">
            <text:p>286</text:p>
          </table:table-cell>
          <table:table-cell table:style-name="ce10" office:value-type="float" office:value="3859" calcext:value-type="float">
            <text:p>3 859</text:p>
          </table:table-cell>
          <table:table-cell table:style-name="ce10" office:value-type="float" office:value="3482" calcext:value-type="float">
            <text:p>3 482</text:p>
          </table:table-cell>
          <table:table-cell table:style-name="ce10" office:value-type="float" office:value="111096430" calcext:value-type="float">
            <text:p>111 096 430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4121" calcext:value-type="float">
            <text:p>4 121</text:p>
          </table:table-cell>
          <table:table-cell table:style-name="ce10" office:value-type="float" office:value="3468" calcext:value-type="float">
            <text:p>3 468</text:p>
          </table:table-cell>
          <table:table-cell table:style-name="ce10" office:value-type="float" office:value="24295" calcext:value-type="float">
            <text:p>24 295</text:p>
          </table:table-cell>
          <table:table-cell table:style-name="ce10" office:value-type="float" office:value="22939" calcext:value-type="float">
            <text:p>22 939</text:p>
          </table:table-cell>
          <table:table-cell table:style-name="ce10" office:value-type="float" office:value="815312805" calcext:value-type="float">
            <text:p>815 312 805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385" calcext:value-type="float">
            <text:p>385</text:p>
          </table:table-cell>
          <table:table-cell table:style-name="ce10" office:value-type="float" office:value="129" calcext:value-type="float">
            <text:p>129</text:p>
          </table:table-cell>
          <table:table-cell table:style-name="ce10" office:value-type="float" office:value="26605" calcext:value-type="float">
            <text:p>26 605</text:p>
          </table:table-cell>
          <table:table-cell table:style-name="ce10" office:value-type="float" office:value="24985" calcext:value-type="float">
            <text:p>24 985</text:p>
          </table:table-cell>
          <table:table-cell table:style-name="ce10" office:value-type="float" office:value="1051938021" calcext:value-type="float">
            <text:p>1 051 938 021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739" calcext:value-type="float">
            <text:p>1 739</text:p>
          </table:table-cell>
          <table:table-cell table:style-name="ce10" office:value-type="float" office:value="397" calcext:value-type="float">
            <text:p>397</text:p>
          </table:table-cell>
          <table:table-cell table:style-name="ce10" office:value-type="float" office:value="19638" calcext:value-type="float">
            <text:p>19 638</text:p>
          </table:table-cell>
          <table:table-cell table:style-name="ce10" office:value-type="float" office:value="19071" calcext:value-type="float">
            <text:p>19 071</text:p>
          </table:table-cell>
          <table:table-cell table:style-name="ce10" office:value-type="float" office:value="843131497" calcext:value-type="float">
            <text:p>843 131 497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493" calcext:value-type="float">
            <text:p>493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5862" calcext:value-type="float">
            <text:p>5 862</text:p>
          </table:table-cell>
          <table:table-cell table:style-name="ce10" office:value-type="float" office:value="5594" calcext:value-type="float">
            <text:p>5 594</text:p>
          </table:table-cell>
          <table:table-cell table:style-name="ce10" office:value-type="float" office:value="223450955" calcext:value-type="float">
            <text:p>223 450 955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2427" calcext:value-type="float">
            <text:p>12 427</text:p>
          </table:table-cell>
          <table:table-cell table:style-name="ce10" office:value-type="float" office:value="9566" calcext:value-type="float">
            <text:p>9 566</text:p>
          </table:table-cell>
          <table:table-cell table:style-name="ce10" office:value-type="float" office:value="169618" calcext:value-type="float">
            <text:p>169 618</text:p>
          </table:table-cell>
          <table:table-cell table:style-name="ce10" office:value-type="float" office:value="145284" calcext:value-type="float">
            <text:p>145 284</text:p>
          </table:table-cell>
          <table:table-cell table:style-name="ce10" office:value-type="float" office:value="4113623980" calcext:value-type="float">
            <text:p>4 113 623 980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16" calcext:value-type="float">
            <text:p>116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6668" calcext:value-type="float">
            <text:p>6 668</text:p>
          </table:table-cell>
          <table:table-cell table:style-name="ce10" office:value-type="float" office:value="6140" calcext:value-type="float">
            <text:p>6 140</text:p>
          </table:table-cell>
          <table:table-cell table:style-name="ce10" office:value-type="float" office:value="188324780" calcext:value-type="float">
            <text:p>188 324 780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29562" calcext:value-type="float">
            <text:p>129 562</text:p>
          </table:table-cell>
          <table:table-cell table:style-name="ce10" office:value-type="float" office:value="105005" calcext:value-type="float">
            <text:p>105 005</text:p>
          </table:table-cell>
          <table:table-cell table:style-name="ce10" office:value-type="float" office:value="1154945" calcext:value-type="float">
            <text:p>1 154 945</text:p>
          </table:table-cell>
          <table:table-cell table:style-name="ce10" office:value-type="float" office:value="1082924" calcext:value-type="float">
            <text:p>1 082 924</text:p>
          </table:table-cell>
          <table:table-cell table:style-name="ce10" office:value-type="float" office:value="36741019758" calcext:value-type="float">
            <text:p>36 741 019 758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4055" calcext:value-type="float">
            <text:p>14 055</text:p>
          </table:table-cell>
          <table:table-cell table:style-name="ce10" office:value-type="float" office:value="6685" calcext:value-type="float">
            <text:p>6 685</text:p>
          </table:table-cell>
          <table:table-cell table:style-name="ce10" office:value-type="float" office:value="484073" calcext:value-type="float">
            <text:p>484 073</text:p>
          </table:table-cell>
          <table:table-cell table:style-name="ce10" office:value-type="float" office:value="447747" calcext:value-type="float">
            <text:p>447 747</text:p>
          </table:table-cell>
          <table:table-cell table:style-name="ce10" office:value-type="float" office:value="14774752121" calcext:value-type="float">
            <text:p>14 774 752 121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891" calcext:value-type="float">
            <text:p>1 891</text:p>
          </table:table-cell>
          <table:table-cell table:style-name="ce10" office:value-type="float" office:value="462" calcext:value-type="float">
            <text:p>462</text:p>
          </table:table-cell>
          <table:table-cell table:style-name="ce10" office:value-type="float" office:value="34248" calcext:value-type="float">
            <text:p>34 248</text:p>
          </table:table-cell>
          <table:table-cell table:style-name="ce10" office:value-type="float" office:value="33467" calcext:value-type="float">
            <text:p>33 467</text:p>
          </table:table-cell>
          <table:table-cell table:style-name="ce10" office:value-type="float" office:value="1747434137" calcext:value-type="float">
            <text:p>1 747 434 137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691" calcext:value-type="float">
            <text:p>691</text:p>
          </table:table-cell>
          <table:table-cell table:style-name="ce10" office:value-type="float" office:value="178" calcext:value-type="float">
            <text:p>178</text:p>
          </table:table-cell>
          <table:table-cell table:style-name="ce10" office:value-type="float" office:value="23373" calcext:value-type="float">
            <text:p>23 373</text:p>
          </table:table-cell>
          <table:table-cell table:style-name="ce10" office:value-type="float" office:value="21551" calcext:value-type="float">
            <text:p>21 551</text:p>
          </table:table-cell>
          <table:table-cell table:style-name="ce10" office:value-type="float" office:value="1086272956" calcext:value-type="float">
            <text:p>1 086 272 956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29987" calcext:value-type="float">
            <text:p>29 987</text:p>
          </table:table-cell>
          <table:table-cell table:style-name="ce10" office:value-type="float" office:value="24504" calcext:value-type="float">
            <text:p>24 504</text:p>
          </table:table-cell>
          <table:table-cell table:style-name="ce10" office:value-type="float" office:value="299559" calcext:value-type="float">
            <text:p>299 559</text:p>
          </table:table-cell>
          <table:table-cell table:style-name="ce10" office:value-type="float" office:value="263325" calcext:value-type="float">
            <text:p>263 325</text:p>
          </table:table-cell>
          <table:table-cell table:style-name="ce10" office:value-type="float" office:value="9337126073" calcext:value-type="float">
            <text:p>9 337 126 073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654" calcext:value-type="float">
            <text:p>654</text:p>
          </table:table-cell>
          <table:table-cell table:style-name="ce10" office:value-type="float" office:value="282" calcext:value-type="float">
            <text:p>282</text:p>
          </table:table-cell>
          <table:table-cell table:style-name="ce10" office:value-type="float" office:value="32858" calcext:value-type="float">
            <text:p>32 858</text:p>
          </table:table-cell>
          <table:table-cell table:style-name="ce10" office:value-type="float" office:value="29856" calcext:value-type="float">
            <text:p>29 856</text:p>
          </table:table-cell>
          <table:table-cell table:style-name="ce10" office:value-type="float" office:value="1155785304" calcext:value-type="float">
            <text:p>1 155 785 304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421404" calcext:value-type="float">
            <text:p>421 404</text:p>
          </table:table-cell>
          <table:table-cell table:style-name="ce10" office:value-type="float" office:value="357093" calcext:value-type="float">
            <text:p>357 093</text:p>
          </table:table-cell>
          <table:table-cell table:style-name="ce10" office:value-type="float" office:value="3922686" calcext:value-type="float">
            <text:p>3 922 686</text:p>
          </table:table-cell>
          <table:table-cell table:style-name="ce10" office:value-type="float" office:value="3708029" calcext:value-type="float">
            <text:p>3 708 029</text:p>
          </table:table-cell>
          <table:table-cell table:style-name="ce10" office:value-type="float" office:value="181079301202" calcext:value-type="float">
            <text:p>181 079 301 202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6639" calcext:value-type="float">
            <text:p>16 639</text:p>
          </table:table-cell>
          <table:table-cell table:style-name="ce10" office:value-type="float" office:value="4605" calcext:value-type="float">
            <text:p>4 605</text:p>
          </table:table-cell>
          <table:table-cell table:style-name="ce10" office:value-type="float" office:value="1223334" calcext:value-type="float">
            <text:p>1 223 334</text:p>
          </table:table-cell>
          <table:table-cell table:style-name="ce10" office:value-type="float" office:value="1152664" calcext:value-type="float">
            <text:p>1 152 664</text:p>
          </table:table-cell>
          <table:table-cell table:style-name="ce10" office:value-type="float" office:value="42900955855" calcext:value-type="float">
            <text:p>42 900 955 855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3050" calcext:value-type="float">
            <text:p>3 050</text:p>
          </table:table-cell>
          <table:table-cell table:style-name="ce10" office:value-type="float" office:value="2722" calcext:value-type="float">
            <text:p>2 722</text:p>
          </table:table-cell>
          <table:table-cell table:style-name="ce10" office:value-type="float" office:value="127506591" calcext:value-type="float">
            <text:p>127 506 591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87" calcext:value-type="float">
            <text:p>687</text:p>
          </table:table-cell>
          <table:table-cell table:style-name="ce10" office:value-type="float" office:value="676" calcext:value-type="float">
            <text:p>676</text:p>
          </table:table-cell>
          <table:table-cell table:style-name="ce10" office:value-type="float" office:value="29905989" calcext:value-type="float">
            <text:p>29 905 989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749" calcext:value-type="float">
            <text:p>1 749</text:p>
          </table:table-cell>
          <table:table-cell table:style-name="ce10" office:value-type="float" office:value="1471" calcext:value-type="float">
            <text:p>1 471</text:p>
          </table:table-cell>
          <table:table-cell table:style-name="ce10" office:value-type="float" office:value="16719" calcext:value-type="float">
            <text:p>16 719</text:p>
          </table:table-cell>
          <table:table-cell table:style-name="ce10" office:value-type="float" office:value="15127" calcext:value-type="float">
            <text:p>15 127</text:p>
          </table:table-cell>
          <table:table-cell table:style-name="ce10" office:value-type="float" office:value="439427606" calcext:value-type="float">
            <text:p>439 427 606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653" calcext:value-type="float">
            <text:p>1 653</text:p>
          </table:table-cell>
          <table:table-cell table:style-name="ce10" office:value-type="float" office:value="1519" calcext:value-type="float">
            <text:p>1 519</text:p>
          </table:table-cell>
          <table:table-cell table:style-name="ce10" office:value-type="float" office:value="50467631" calcext:value-type="float">
            <text:p>50 467 631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21569" calcext:value-type="float">
            <text:p>21 569</text:p>
          </table:table-cell>
          <table:table-cell table:style-name="ce10" office:value-type="float" office:value="18469" calcext:value-type="float">
            <text:p>18 469</text:p>
          </table:table-cell>
          <table:table-cell table:style-name="ce10" office:value-type="float" office:value="122182" calcext:value-type="float">
            <text:p>122 182</text:p>
          </table:table-cell>
          <table:table-cell table:style-name="ce10" office:value-type="float" office:value="117898" calcext:value-type="float">
            <text:p>117 898</text:p>
          </table:table-cell>
          <table:table-cell table:style-name="ce10" office:value-type="float" office:value="3698017052" calcext:value-type="float">
            <text:p>3 698 017 052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981" calcext:value-type="float">
            <text:p>981</text:p>
          </table:table-cell>
          <table:table-cell table:style-name="ce10" office:value-type="float" office:value="248" calcext:value-type="float">
            <text:p>248</text:p>
          </table:table-cell>
          <table:table-cell table:style-name="ce10" office:value-type="float" office:value="81541" calcext:value-type="float">
            <text:p>81 541</text:p>
          </table:table-cell>
          <table:table-cell table:style-name="ce10" office:value-type="float" office:value="76230" calcext:value-type="float">
            <text:p>76 230</text:p>
          </table:table-cell>
          <table:table-cell table:style-name="ce10" office:value-type="float" office:value="3090087728" calcext:value-type="float">
            <text:p>3 090 087 728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072" calcext:value-type="float">
            <text:p>1 072</text:p>
          </table:table-cell>
          <table:table-cell table:style-name="ce10" office:value-type="float" office:value="1074" calcext:value-type="float">
            <text:p>1 074</text:p>
          </table:table-cell>
          <table:table-cell table:style-name="ce10" office:value-type="float" office:value="58248351" calcext:value-type="float">
            <text:p>58 248 351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808" calcext:value-type="float">
            <text:p>808</text:p>
          </table:table-cell>
          <table:table-cell table:style-name="ce10" office:value-type="float" office:value="669" calcext:value-type="float">
            <text:p>669</text:p>
          </table:table-cell>
          <table:table-cell table:style-name="ce10" office:value-type="float" office:value="9078" calcext:value-type="float">
            <text:p>9 078</text:p>
          </table:table-cell>
          <table:table-cell table:style-name="ce10" office:value-type="float" office:value="7690" calcext:value-type="float">
            <text:p>7 690</text:p>
          </table:table-cell>
          <table:table-cell table:style-name="ce10" office:value-type="float" office:value="236625762" calcext:value-type="float">
            <text:p>236 625 762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9311" calcext:value-type="float">
            <text:p>9 311</text:p>
          </table:table-cell>
          <table:table-cell table:style-name="ce10" office:value-type="float" office:value="8035" calcext:value-type="float">
            <text:p>8 035</text:p>
          </table:table-cell>
          <table:table-cell table:style-name="ce10" office:value-type="float" office:value="60561" calcext:value-type="float">
            <text:p>60 561</text:p>
          </table:table-cell>
          <table:table-cell table:style-name="ce10" office:value-type="float" office:value="56991" calcext:value-type="float">
            <text:p>56 991</text:p>
          </table:table-cell>
          <table:table-cell table:style-name="ce10" office:value-type="float" office:value="1923154423" calcext:value-type="float">
            <text:p>1 923 154 423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619" calcext:value-type="float">
            <text:p>619</text:p>
          </table:table-cell>
          <table:table-cell table:style-name="ce10" office:value-type="float" office:value="227" calcext:value-type="float">
            <text:p>227</text:p>
          </table:table-cell>
          <table:table-cell table:style-name="ce10" office:value-type="float" office:value="40392" calcext:value-type="float">
            <text:p>40 392</text:p>
          </table:table-cell>
          <table:table-cell table:style-name="ce10" office:value-type="float" office:value="38506" calcext:value-type="float">
            <text:p>38 506</text:p>
          </table:table-cell>
          <table:table-cell table:style-name="ce10" office:value-type="float" office:value="1584365589" calcext:value-type="float">
            <text:p>1 584 365 589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335" calcext:value-type="float">
            <text:p>1 335</text:p>
          </table:table-cell>
          <table:table-cell table:style-name="ce10" office:value-type="float" office:value="424" calcext:value-type="float">
            <text:p>424</text:p>
          </table:table-cell>
          <table:table-cell table:style-name="ce10" office:value-type="float" office:value="15738" calcext:value-type="float">
            <text:p>15 738</text:p>
          </table:table-cell>
          <table:table-cell table:style-name="ce10" office:value-type="float" office:value="15621" calcext:value-type="float">
            <text:p>15 621</text:p>
          </table:table-cell>
          <table:table-cell table:style-name="ce10" office:value-type="float" office:value="647193587" calcext:value-type="float">
            <text:p>647 193 587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453" calcext:value-type="float">
            <text:p>45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5898" calcext:value-type="float">
            <text:p>5 898</text:p>
          </table:table-cell>
          <table:table-cell table:style-name="ce10" office:value-type="float" office:value="5432" calcext:value-type="float">
            <text:p>5 432</text:p>
          </table:table-cell>
          <table:table-cell table:style-name="ce10" office:value-type="float" office:value="232544715" calcext:value-type="float">
            <text:p>232 544 715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8377" calcext:value-type="float">
            <text:p>8 377</text:p>
          </table:table-cell>
          <table:table-cell table:style-name="ce10" office:value-type="float" office:value="6834" calcext:value-type="float">
            <text:p>6 834</text:p>
          </table:table-cell>
          <table:table-cell table:style-name="ce10" office:value-type="float" office:value="85500" calcext:value-type="float">
            <text:p>85 500</text:p>
          </table:table-cell>
          <table:table-cell table:style-name="ce10" office:value-type="float" office:value="74171" calcext:value-type="float">
            <text:p>74 171</text:p>
          </table:table-cell>
          <table:table-cell table:style-name="ce10" office:value-type="float" office:value="2040177972" calcext:value-type="float">
            <text:p>2 040 177 972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036" calcext:value-type="float">
            <text:p>5 036</text:p>
          </table:table-cell>
          <table:table-cell table:style-name="ce10" office:value-type="float" office:value="4400" calcext:value-type="float">
            <text:p>4 400</text:p>
          </table:table-cell>
          <table:table-cell table:style-name="ce10" office:value-type="float" office:value="138339946" calcext:value-type="float">
            <text:p>138 339 946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85681" calcext:value-type="float">
            <text:p>85 681</text:p>
          </table:table-cell>
          <table:table-cell table:style-name="ce10" office:value-type="float" office:value="69861" calcext:value-type="float">
            <text:p>69 861</text:p>
          </table:table-cell>
          <table:table-cell table:style-name="ce10" office:value-type="float" office:value="669993" calcext:value-type="float">
            <text:p>669 993</text:p>
          </table:table-cell>
          <table:table-cell table:style-name="ce10" office:value-type="float" office:value="633112" calcext:value-type="float">
            <text:p>633 112</text:p>
          </table:table-cell>
          <table:table-cell table:style-name="ce10" office:value-type="float" office:value="21219401198" calcext:value-type="float">
            <text:p>21 219 401 198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8565" calcext:value-type="float">
            <text:p>8 565</text:p>
          </table:table-cell>
          <table:table-cell table:style-name="ce10" office:value-type="float" office:value="4435" calcext:value-type="float">
            <text:p>4 435</text:p>
          </table:table-cell>
          <table:table-cell table:style-name="ce10" office:value-type="float" office:value="269560" calcext:value-type="float">
            <text:p>269 560</text:p>
          </table:table-cell>
          <table:table-cell table:style-name="ce10" office:value-type="float" office:value="250135" calcext:value-type="float">
            <text:p>250 135</text:p>
          </table:table-cell>
          <table:table-cell table:style-name="ce10" office:value-type="float" office:value="8138214049" calcext:value-type="float">
            <text:p>8 138 214 049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2689" calcext:value-type="float">
            <text:p>2 689</text:p>
          </table:table-cell>
          <table:table-cell table:style-name="ce10" office:value-type="float" office:value="948" calcext:value-type="float">
            <text:p>948</text:p>
          </table:table-cell>
          <table:table-cell table:style-name="ce10" office:value-type="float" office:value="35268" calcext:value-type="float">
            <text:p>35 268</text:p>
          </table:table-cell>
          <table:table-cell table:style-name="ce10" office:value-type="float" office:value="34694" calcext:value-type="float">
            <text:p>34 694</text:p>
          </table:table-cell>
          <table:table-cell table:style-name="ce10" office:value-type="float" office:value="1367279425" calcext:value-type="float">
            <text:p>1 367 279 425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774" calcext:value-type="float">
            <text:p>774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17805" calcext:value-type="float">
            <text:p>17 805</text:p>
          </table:table-cell>
          <table:table-cell table:style-name="ce10" office:value-type="float" office:value="16914" calcext:value-type="float">
            <text:p>16 914</text:p>
          </table:table-cell>
          <table:table-cell table:style-name="ce10" office:value-type="float" office:value="762740054" calcext:value-type="float">
            <text:p>762 740 054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7537" calcext:value-type="float">
            <text:p>17 537</text:p>
          </table:table-cell>
          <table:table-cell table:style-name="ce10" office:value-type="float" office:value="14389" calcext:value-type="float">
            <text:p>14 389</text:p>
          </table:table-cell>
          <table:table-cell table:style-name="ce10" office:value-type="float" office:value="158579" calcext:value-type="float">
            <text:p>158 579</text:p>
          </table:table-cell>
          <table:table-cell table:style-name="ce10" office:value-type="float" office:value="139091" calcext:value-type="float">
            <text:p>139 091</text:p>
          </table:table-cell>
          <table:table-cell table:style-name="ce10" office:value-type="float" office:value="3849147122" calcext:value-type="float">
            <text:p>3 849 147 122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43" calcext:value-type="float">
            <text:p>14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7534" calcext:value-type="float">
            <text:p>7 534</text:p>
          </table:table-cell>
          <table:table-cell table:style-name="ce10" office:value-type="float" office:value="6719" calcext:value-type="float">
            <text:p>6 719</text:p>
          </table:table-cell>
          <table:table-cell table:style-name="ce10" office:value-type="float" office:value="208662060" calcext:value-type="float">
            <text:p>208 662 060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80298" calcext:value-type="float">
            <text:p>180 298</text:p>
          </table:table-cell>
          <table:table-cell table:style-name="ce10" office:value-type="float" office:value="147819" calcext:value-type="float">
            <text:p>147 819</text:p>
          </table:table-cell>
          <table:table-cell table:style-name="ce10" office:value-type="float" office:value="1165779" calcext:value-type="float">
            <text:p>1 165 779</text:p>
          </table:table-cell>
          <table:table-cell table:style-name="ce10" office:value-type="float" office:value="1115038" calcext:value-type="float">
            <text:p>1 115 038</text:p>
          </table:table-cell>
          <table:table-cell table:style-name="ce10" office:value-type="float" office:value="36409459235" calcext:value-type="float">
            <text:p>36 409 459 235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5277" calcext:value-type="float">
            <text:p>15 277</text:p>
          </table:table-cell>
          <table:table-cell table:style-name="ce10" office:value-type="float" office:value="7576" calcext:value-type="float">
            <text:p>7 576</text:p>
          </table:table-cell>
          <table:table-cell table:style-name="ce10" office:value-type="float" office:value="524394" calcext:value-type="float">
            <text:p>524 394</text:p>
          </table:table-cell>
          <table:table-cell table:style-name="ce10" office:value-type="float" office:value="481398" calcext:value-type="float">
            <text:p>481 398</text:p>
          </table:table-cell>
          <table:table-cell table:style-name="ce10" office:value-type="float" office:value="15432777161" calcext:value-type="float">
            <text:p>15 432 777 161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2665" calcext:value-type="float">
            <text:p>2 665</text:p>
          </table:table-cell>
          <table:table-cell table:style-name="ce10" office:value-type="float" office:value="1100" calcext:value-type="float">
            <text:p>1 100</text:p>
          </table:table-cell>
          <table:table-cell table:style-name="ce10" office:value-type="float" office:value="28410" calcext:value-type="float">
            <text:p>28 410</text:p>
          </table:table-cell>
          <table:table-cell table:style-name="ce10" office:value-type="float" office:value="28204" calcext:value-type="float">
            <text:p>28 204</text:p>
          </table:table-cell>
          <table:table-cell table:style-name="ce10" office:value-type="float" office:value="1139877453" calcext:value-type="float">
            <text:p>1 139 877 453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834" calcext:value-type="float">
            <text:p>834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12809" calcext:value-type="float">
            <text:p>12 809</text:p>
          </table:table-cell>
          <table:table-cell table:style-name="ce10" office:value-type="float" office:value="11684" calcext:value-type="float">
            <text:p>11 684</text:p>
          </table:table-cell>
          <table:table-cell table:style-name="ce10" office:value-type="float" office:value="434745183" calcext:value-type="float">
            <text:p>434 745 183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8406" calcext:value-type="float">
            <text:p>18 406</text:p>
          </table:table-cell>
          <table:table-cell table:style-name="ce10" office:value-type="float" office:value="15343" calcext:value-type="float">
            <text:p>15 343</text:p>
          </table:table-cell>
          <table:table-cell table:style-name="ce10" office:value-type="float" office:value="162726" calcext:value-type="float">
            <text:p>162 726</text:p>
          </table:table-cell>
          <table:table-cell table:style-name="ce10" office:value-type="float" office:value="142028" calcext:value-type="float">
            <text:p>142 028</text:p>
          </table:table-cell>
          <table:table-cell table:style-name="ce10" office:value-type="float" office:value="3922269614" calcext:value-type="float">
            <text:p>3 922 269 614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3774" calcext:value-type="float">
            <text:p>3 774</text:p>
          </table:table-cell>
          <table:table-cell table:style-name="ce10" office:value-type="float" office:value="3390" calcext:value-type="float">
            <text:p>3 390</text:p>
          </table:table-cell>
          <table:table-cell table:style-name="ce10" office:value-type="float" office:value="111450902" calcext:value-type="float">
            <text:p>111 450 902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76844" calcext:value-type="float">
            <text:p>176 844</text:p>
          </table:table-cell>
          <table:table-cell table:style-name="ce10" office:value-type="float" office:value="146946" calcext:value-type="float">
            <text:p>146 946</text:p>
          </table:table-cell>
          <table:table-cell table:style-name="ce10" office:value-type="float" office:value="1110989" calcext:value-type="float">
            <text:p>1 110 989</text:p>
          </table:table-cell>
          <table:table-cell table:style-name="ce10" office:value-type="float" office:value="1053470" calcext:value-type="float">
            <text:p>1 053 470</text:p>
          </table:table-cell>
          <table:table-cell table:style-name="ce10" office:value-type="float" office:value="35833272218" calcext:value-type="float">
            <text:p>35 833 272 218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4412" calcext:value-type="float">
            <text:p>14 412</text:p>
          </table:table-cell>
          <table:table-cell table:style-name="ce10" office:value-type="float" office:value="7073" calcext:value-type="float">
            <text:p>7 073</text:p>
          </table:table-cell>
          <table:table-cell table:style-name="ce10" office:value-type="float" office:value="494147" calcext:value-type="float">
            <text:p>494 147</text:p>
          </table:table-cell>
          <table:table-cell table:style-name="ce10" office:value-type="float" office:value="457111" calcext:value-type="float">
            <text:p>457 111</text:p>
          </table:table-cell>
          <table:table-cell table:style-name="ce10" office:value-type="float" office:value="15116105494" calcext:value-type="float">
            <text:p>15 116 105 494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896" calcext:value-type="float">
            <text:p>1 896</text:p>
          </table:table-cell>
          <table:table-cell table:style-name="ce10" office:value-type="float" office:value="646" calcext:value-type="float">
            <text:p>646</text:p>
          </table:table-cell>
          <table:table-cell table:style-name="ce10" office:value-type="float" office:value="26152" calcext:value-type="float">
            <text:p>26 152</text:p>
          </table:table-cell>
          <table:table-cell table:style-name="ce10" office:value-type="float" office:value="25309" calcext:value-type="float">
            <text:p>25 309</text:p>
          </table:table-cell>
          <table:table-cell table:style-name="ce10" office:value-type="float" office:value="1024062902" calcext:value-type="float">
            <text:p>1 024 062 902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505" calcext:value-type="float">
            <text:p>50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8734" calcext:value-type="float">
            <text:p>8 734</text:p>
          </table:table-cell>
          <table:table-cell table:style-name="ce10" office:value-type="float" office:value="7762" calcext:value-type="float">
            <text:p>7 762</text:p>
          </table:table-cell>
          <table:table-cell table:style-name="ce10" office:value-type="float" office:value="274796616" calcext:value-type="float">
            <text:p>274 796 616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2611" calcext:value-type="float">
            <text:p>12 611</text:p>
          </table:table-cell>
          <table:table-cell table:style-name="ce10" office:value-type="float" office:value="10172" calcext:value-type="float">
            <text:p>10 172</text:p>
          </table:table-cell>
          <table:table-cell table:style-name="ce10" office:value-type="float" office:value="124317" calcext:value-type="float">
            <text:p>124 317</text:p>
          </table:table-cell>
          <table:table-cell table:style-name="ce10" office:value-type="float" office:value="106946" calcext:value-type="float">
            <text:p>106 946</text:p>
          </table:table-cell>
          <table:table-cell table:style-name="ce10" office:value-type="float" office:value="3090659640" calcext:value-type="float">
            <text:p>3 090 659 640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726" calcext:value-type="float">
            <text:p>2 726</text:p>
          </table:table-cell>
          <table:table-cell table:style-name="ce10" office:value-type="float" office:value="2379" calcext:value-type="float">
            <text:p>2 379</text:p>
          </table:table-cell>
          <table:table-cell table:style-name="ce10" office:value-type="float" office:value="71937228" calcext:value-type="float">
            <text:p>71 937 228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99651" calcext:value-type="float">
            <text:p>99 651</text:p>
          </table:table-cell>
          <table:table-cell table:style-name="ce10" office:value-type="float" office:value="80292" calcext:value-type="float">
            <text:p>80 292</text:p>
          </table:table-cell>
          <table:table-cell table:style-name="ce10" office:value-type="float" office:value="871141" calcext:value-type="float">
            <text:p>871 141</text:p>
          </table:table-cell>
          <table:table-cell table:style-name="ce10" office:value-type="float" office:value="826133" calcext:value-type="float">
            <text:p>826 133</text:p>
          </table:table-cell>
          <table:table-cell table:style-name="ce10" office:value-type="float" office:value="27506669230" calcext:value-type="float">
            <text:p>27 506 669 230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5830" calcext:value-type="float">
            <text:p>5 830</text:p>
          </table:table-cell>
          <table:table-cell table:style-name="ce10" office:value-type="float" office:value="2582" calcext:value-type="float">
            <text:p>2 582</text:p>
          </table:table-cell>
          <table:table-cell table:style-name="ce10" office:value-type="float" office:value="265342" calcext:value-type="float">
            <text:p>265 342</text:p>
          </table:table-cell>
          <table:table-cell table:style-name="ce10" office:value-type="float" office:value="245155" calcext:value-type="float">
            <text:p>245 155</text:p>
          </table:table-cell>
          <table:table-cell table:style-name="ce10" office:value-type="float" office:value="8063817045" calcext:value-type="float">
            <text:p>8 063 817 045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490" calcext:value-type="float">
            <text:p>1 490</text:p>
          </table:table-cell>
          <table:table-cell table:style-name="ce10" office:value-type="float" office:value="665" calcext:value-type="float">
            <text:p>665</text:p>
          </table:table-cell>
          <table:table-cell table:style-name="ce10" office:value-type="float" office:value="17607" calcext:value-type="float">
            <text:p>17 607</text:p>
          </table:table-cell>
          <table:table-cell table:style-name="ce10" office:value-type="float" office:value="17089" calcext:value-type="float">
            <text:p>17 089</text:p>
          </table:table-cell>
          <table:table-cell table:style-name="ce10" office:value-type="float" office:value="762666954" calcext:value-type="float">
            <text:p>762 666 954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597" calcext:value-type="float">
            <text:p>59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7698" calcext:value-type="float">
            <text:p>7 698</text:p>
          </table:table-cell>
          <table:table-cell table:style-name="ce10" office:value-type="float" office:value="6878" calcext:value-type="float">
            <text:p>6 878</text:p>
          </table:table-cell>
          <table:table-cell table:style-name="ce10" office:value-type="float" office:value="281686807" calcext:value-type="float">
            <text:p>281 686 807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3565" calcext:value-type="float">
            <text:p>13 565</text:p>
          </table:table-cell>
          <table:table-cell table:style-name="ce10" office:value-type="float" office:value="11040" calcext:value-type="float">
            <text:p>11 040</text:p>
          </table:table-cell>
          <table:table-cell table:style-name="ce10" office:value-type="float" office:value="126838" calcext:value-type="float">
            <text:p>126 838</text:p>
          </table:table-cell>
          <table:table-cell table:style-name="ce10" office:value-type="float" office:value="111376" calcext:value-type="float">
            <text:p>111 376</text:p>
          </table:table-cell>
          <table:table-cell table:style-name="ce10" office:value-type="float" office:value="3305150620" calcext:value-type="float">
            <text:p>3 305 150 620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4686" calcext:value-type="float">
            <text:p>4 686</text:p>
          </table:table-cell>
          <table:table-cell table:style-name="ce10" office:value-type="float" office:value="4133" calcext:value-type="float">
            <text:p>4 133</text:p>
          </table:table-cell>
          <table:table-cell table:style-name="ce10" office:value-type="float" office:value="134315512" calcext:value-type="float">
            <text:p>134 315 512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79765" calcext:value-type="float">
            <text:p>179 765</text:p>
          </table:table-cell>
          <table:table-cell table:style-name="ce10" office:value-type="float" office:value="149650" calcext:value-type="float">
            <text:p>149 650</text:p>
          </table:table-cell>
          <table:table-cell table:style-name="ce10" office:value-type="float" office:value="1066824" calcext:value-type="float">
            <text:p>1 066 824</text:p>
          </table:table-cell>
          <table:table-cell table:style-name="ce10" office:value-type="float" office:value="1016141" calcext:value-type="float">
            <text:p>1 016 141</text:p>
          </table:table-cell>
          <table:table-cell table:style-name="ce10" office:value-type="float" office:value="35708555949" calcext:value-type="float">
            <text:p>35 708 555 949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7299" calcext:value-type="float">
            <text:p>7 299</text:p>
          </table:table-cell>
          <table:table-cell table:style-name="ce10" office:value-type="float" office:value="2482" calcext:value-type="float">
            <text:p>2 482</text:p>
          </table:table-cell>
          <table:table-cell table:style-name="ce10" office:value-type="float" office:value="420294" calcext:value-type="float">
            <text:p>420 294</text:p>
          </table:table-cell>
          <table:table-cell table:style-name="ce10" office:value-type="float" office:value="394615" calcext:value-type="float">
            <text:p>394 615</text:p>
          </table:table-cell>
          <table:table-cell table:style-name="ce10" office:value-type="float" office:value="13501447008" calcext:value-type="float">
            <text:p>13 501 447 008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211" calcext:value-type="float">
            <text:p>2 211</text:p>
          </table:table-cell>
          <table:table-cell table:style-name="ce10" office:value-type="float" office:value="645" calcext:value-type="float">
            <text:p>645</text:p>
          </table:table-cell>
          <table:table-cell table:style-name="ce10" office:value-type="float" office:value="8515" calcext:value-type="float">
            <text:p>8 515</text:p>
          </table:table-cell>
          <table:table-cell table:style-name="ce10" office:value-type="float" office:value="8704" calcext:value-type="float">
            <text:p>8 704</text:p>
          </table:table-cell>
          <table:table-cell table:style-name="ce10" office:value-type="float" office:value="353741497" calcext:value-type="float">
            <text:p>353 741 497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661" calcext:value-type="float">
            <text:p>661</text:p>
          </table:table-cell>
          <table:table-cell table:style-name="ce10" office:value-type="float" office:value="211" calcext:value-type="float">
            <text:p>211</text:p>
          </table:table-cell>
          <table:table-cell table:style-name="ce10" office:value-type="float" office:value="11568" calcext:value-type="float">
            <text:p>11 568</text:p>
          </table:table-cell>
          <table:table-cell table:style-name="ce10" office:value-type="float" office:value="11133" calcext:value-type="float">
            <text:p>11 133</text:p>
          </table:table-cell>
          <table:table-cell table:style-name="ce10" office:value-type="float" office:value="458341365" calcext:value-type="float">
            <text:p>458 341 365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6885" calcext:value-type="float">
            <text:p>6 885</text:p>
          </table:table-cell>
          <table:table-cell table:style-name="ce10" office:value-type="float" office:value="6446" calcext:value-type="float">
            <text:p>6 446</text:p>
          </table:table-cell>
          <table:table-cell table:style-name="ce10" office:value-type="float" office:value="258318185" calcext:value-type="float">
            <text:p>258 318 185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497" calcext:value-type="float">
            <text:p>8 497</text:p>
          </table:table-cell>
          <table:table-cell table:style-name="ce10" office:value-type="float" office:value="8276" calcext:value-type="float">
            <text:p>8 276</text:p>
          </table:table-cell>
          <table:table-cell table:style-name="ce10" office:value-type="float" office:value="389056749" calcext:value-type="float">
            <text:p>389 056 749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773" calcext:value-type="float">
            <text:p>773</text:p>
          </table:table-cell>
          <table:table-cell table:style-name="ce10" office:value-type="float" office:value="64" calcext:value-type="float">
            <text:p>64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15" calcext:value-type="float">
            <text:p>21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4601" calcext:value-type="float">
            <text:p>4 601</text:p>
          </table:table-cell>
          <table:table-cell table:style-name="ce10" office:value-type="float" office:value="3899" calcext:value-type="float">
            <text:p>3 899</text:p>
          </table:table-cell>
          <table:table-cell table:style-name="ce10" office:value-type="float" office:value="142981043" calcext:value-type="float">
            <text:p>142 981 043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7686" calcext:value-type="float">
            <text:p>7 686</text:p>
          </table:table-cell>
          <table:table-cell table:style-name="ce10" office:value-type="float" office:value="6915" calcext:value-type="float">
            <text:p>6 915</text:p>
          </table:table-cell>
          <table:table-cell table:style-name="ce10" office:value-type="float" office:value="254762835" calcext:value-type="float">
            <text:p>254 762 835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7835" calcext:value-type="float">
            <text:p>17 835</text:p>
          </table:table-cell>
          <table:table-cell table:style-name="ce10" office:value-type="float" office:value="15676" calcext:value-type="float">
            <text:p>15 676</text:p>
          </table:table-cell>
          <table:table-cell table:style-name="ce10" office:value-type="float" office:value="29599" calcext:value-type="float">
            <text:p>29 599</text:p>
          </table:table-cell>
          <table:table-cell table:style-name="ce10" office:value-type="float" office:value="27583" calcext:value-type="float">
            <text:p>27 583</text:p>
          </table:table-cell>
          <table:table-cell table:style-name="ce10" office:value-type="float" office:value="815157336" calcext:value-type="float">
            <text:p>815 157 336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4564" calcext:value-type="float">
            <text:p>4 564</text:p>
          </table:table-cell>
          <table:table-cell table:style-name="ce10" office:value-type="float" office:value="3019" calcext:value-type="float">
            <text:p>3 019</text:p>
          </table:table-cell>
          <table:table-cell table:style-name="ce10" office:value-type="float" office:value="86133" calcext:value-type="float">
            <text:p>86 133</text:p>
          </table:table-cell>
          <table:table-cell table:style-name="ce10" office:value-type="float" office:value="71224" calcext:value-type="float">
            <text:p>71 224</text:p>
          </table:table-cell>
          <table:table-cell table:style-name="ce10" office:value-type="float" office:value="2084328049" calcext:value-type="float">
            <text:p>2 084 328 049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189" calcext:value-type="float">
            <text:p>1 189</text:p>
          </table:table-cell>
          <table:table-cell table:style-name="ce10" office:value-type="float" office:value="657" calcext:value-type="float">
            <text:p>657</text:p>
          </table:table-cell>
          <table:table-cell table:style-name="ce10" office:value-type="float" office:value="93758" calcext:value-type="float">
            <text:p>93 758</text:p>
          </table:table-cell>
          <table:table-cell table:style-name="ce10" office:value-type="float" office:value="80297" calcext:value-type="float">
            <text:p>80 297</text:p>
          </table:table-cell>
          <table:table-cell table:style-name="ce10" office:value-type="float" office:value="2241751510" calcext:value-type="float">
            <text:p>2 241 751 510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7870" calcext:value-type="float">
            <text:p>17 870</text:p>
          </table:table-cell>
          <table:table-cell table:style-name="ce10" office:value-type="float" office:value="15157" calcext:value-type="float">
            <text:p>15 157</text:p>
          </table:table-cell>
          <table:table-cell table:style-name="ce10" office:value-type="float" office:value="452925271" calcext:value-type="float">
            <text:p>452 925 271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187" calcext:value-type="float">
            <text:p>2 187</text:p>
          </table:table-cell>
          <table:table-cell table:style-name="ce10" office:value-type="float" office:value="1850" calcext:value-type="float">
            <text:p>1 850</text:p>
          </table:table-cell>
          <table:table-cell table:style-name="ce10" office:value-type="float" office:value="58678365" calcext:value-type="float">
            <text:p>58 678 365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4892" calcext:value-type="float">
            <text:p>4 892</text:p>
          </table:table-cell>
          <table:table-cell table:style-name="ce10" office:value-type="float" office:value="4222" calcext:value-type="float">
            <text:p>4 222</text:p>
          </table:table-cell>
          <table:table-cell table:style-name="ce10" office:value-type="float" office:value="133833334" calcext:value-type="float">
            <text:p>133 833 334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06161" calcext:value-type="float">
            <text:p>206 161</text:p>
          </table:table-cell>
          <table:table-cell table:style-name="ce10" office:value-type="float" office:value="174202" calcext:value-type="float">
            <text:p>174 202</text:p>
          </table:table-cell>
          <table:table-cell table:style-name="ce10" office:value-type="float" office:value="459475" calcext:value-type="float">
            <text:p>459 475</text:p>
          </table:table-cell>
          <table:table-cell table:style-name="ce10" office:value-type="float" office:value="446604" calcext:value-type="float">
            <text:p>446 604</text:p>
          </table:table-cell>
          <table:table-cell table:style-name="ce10" office:value-type="float" office:value="13741950443" calcext:value-type="float">
            <text:p>13 741 950 443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30987" calcext:value-type="float">
            <text:p>30 987</text:p>
          </table:table-cell>
          <table:table-cell table:style-name="ce10" office:value-type="float" office:value="21772" calcext:value-type="float">
            <text:p>21 772</text:p>
          </table:table-cell>
          <table:table-cell table:style-name="ce10" office:value-type="float" office:value="567102" calcext:value-type="float">
            <text:p>567 102</text:p>
          </table:table-cell>
          <table:table-cell table:style-name="ce10" office:value-type="float" office:value="524543" calcext:value-type="float">
            <text:p>524 543</text:p>
          </table:table-cell>
          <table:table-cell table:style-name="ce10" office:value-type="float" office:value="18362745119" calcext:value-type="float">
            <text:p>18 362 745 119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5476" calcext:value-type="float">
            <text:p>5 476</text:p>
          </table:table-cell>
          <table:table-cell table:style-name="ce10" office:value-type="float" office:value="3199" calcext:value-type="float">
            <text:p>3 199</text:p>
          </table:table-cell>
          <table:table-cell table:style-name="ce10" office:value-type="float" office:value="492033" calcext:value-type="float">
            <text:p>492 033</text:p>
          </table:table-cell>
          <table:table-cell table:style-name="ce10" office:value-type="float" office:value="458423" calcext:value-type="float">
            <text:p>458 423</text:p>
          </table:table-cell>
          <table:table-cell table:style-name="ce10" office:value-type="float" office:value="17646585695" calcext:value-type="float">
            <text:p>17 646 585 695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657" calcext:value-type="float">
            <text:p>657</text:p>
          </table:table-cell>
          <table:table-cell table:style-name="ce10" office:value-type="float" office:value="328" calcext:value-type="float">
            <text:p>328</text:p>
          </table:table-cell>
          <table:table-cell table:style-name="ce10" office:value-type="float" office:value="310063" calcext:value-type="float">
            <text:p>310 063</text:p>
          </table:table-cell>
          <table:table-cell table:style-name="ce10" office:value-type="float" office:value="289189" calcext:value-type="float">
            <text:p>289 189</text:p>
          </table:table-cell>
          <table:table-cell table:style-name="ce10" office:value-type="float" office:value="13099965366" calcext:value-type="float">
            <text:p>13 099 965 366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8843" calcext:value-type="float">
            <text:p>8 843</text:p>
          </table:table-cell>
          <table:table-cell table:style-name="ce10" office:value-type="float" office:value="3325" calcext:value-type="float">
            <text:p>3 325</text:p>
          </table:table-cell>
          <table:table-cell table:style-name="ce10" office:value-type="float" office:value="35298" calcext:value-type="float">
            <text:p>35 298</text:p>
          </table:table-cell>
          <table:table-cell table:style-name="ce10" office:value-type="float" office:value="32434" calcext:value-type="float">
            <text:p>32 434</text:p>
          </table:table-cell>
          <table:table-cell table:style-name="ce10" office:value-type="float" office:value="1042086733" calcext:value-type="float">
            <text:p>1 042 086 733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4995" calcext:value-type="float">
            <text:p>4 995</text:p>
          </table:table-cell>
          <table:table-cell table:style-name="ce10" office:value-type="float" office:value="2112" calcext:value-type="float">
            <text:p>2 112</text:p>
          </table:table-cell>
          <table:table-cell table:style-name="ce10" office:value-type="float" office:value="96072" calcext:value-type="float">
            <text:p>96 072</text:p>
          </table:table-cell>
          <table:table-cell table:style-name="ce10" office:value-type="float" office:value="88275" calcext:value-type="float">
            <text:p>88 275</text:p>
          </table:table-cell>
          <table:table-cell table:style-name="ce10" office:value-type="float" office:value="2834333039" calcext:value-type="float">
            <text:p>2 834 333 039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129" calcext:value-type="float">
            <text:p>2 129</text:p>
          </table:table-cell>
          <table:table-cell table:style-name="ce10" office:value-type="float" office:value="1508" calcext:value-type="float">
            <text:p>1 508</text:p>
          </table:table-cell>
          <table:table-cell table:style-name="ce10" office:value-type="float" office:value="194582" calcext:value-type="float">
            <text:p>194 582</text:p>
          </table:table-cell>
          <table:table-cell table:style-name="ce10" office:value-type="float" office:value="179940" calcext:value-type="float">
            <text:p>179 940</text:p>
          </table:table-cell>
          <table:table-cell table:style-name="ce10" office:value-type="float" office:value="6154768528" calcext:value-type="float">
            <text:p>6 154 768 528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364" calcext:value-type="float">
            <text:p>364</text:p>
          </table:table-cell>
          <table:table-cell table:style-name="ce10" office:value-type="float" office:value="246" calcext:value-type="float">
            <text:p>246</text:p>
          </table:table-cell>
          <table:table-cell table:style-name="ce10" office:value-type="float" office:value="301540" calcext:value-type="float">
            <text:p>301 540</text:p>
          </table:table-cell>
          <table:table-cell table:style-name="ce10" office:value-type="float" office:value="279917" calcext:value-type="float">
            <text:p>279 917</text:p>
          </table:table-cell>
          <table:table-cell table:style-name="ce10" office:value-type="float" office:value="9368395130" calcext:value-type="float">
            <text:p>9 368 395 130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049" calcext:value-type="float">
            <text:p>1 049</text:p>
          </table:table-cell>
          <table:table-cell table:style-name="ce10" office:value-type="float" office:value="317" calcext:value-type="float">
            <text:p>317</text:p>
          </table:table-cell>
          <table:table-cell table:style-name="ce10" office:value-type="float" office:value="3858" calcext:value-type="float">
            <text:p>3 858</text:p>
          </table:table-cell>
          <table:table-cell table:style-name="ce10" office:value-type="float" office:value="3836" calcext:value-type="float">
            <text:p>3 836</text:p>
          </table:table-cell>
          <table:table-cell table:style-name="ce10" office:value-type="float" office:value="156551940" calcext:value-type="float">
            <text:p>156 551 940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77" calcext:value-type="float">
            <text:p>277</text:p>
          </table:table-cell>
          <table:table-cell table:style-name="ce10" office:value-type="float" office:value="116" calcext:value-type="float">
            <text:p>116</text:p>
          </table:table-cell>
          <table:table-cell table:style-name="ce10" office:value-type="float" office:value="4830" calcext:value-type="float">
            <text:p>4 830</text:p>
          </table:table-cell>
          <table:table-cell table:style-name="ce10" office:value-type="float" office:value="4636" calcext:value-type="float">
            <text:p>4 636</text:p>
          </table:table-cell>
          <table:table-cell table:style-name="ce10" office:value-type="float" office:value="195225589" calcext:value-type="float">
            <text:p>195 225 589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345" calcext:value-type="float">
            <text:p>34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023" calcext:value-type="float">
            <text:p>1 023</text:p>
          </table:table-cell>
          <table:table-cell table:style-name="ce10" office:value-type="float" office:value="1197" calcext:value-type="float">
            <text:p>1 197</text:p>
          </table:table-cell>
          <table:table-cell table:style-name="ce10" office:value-type="float" office:value="42988017" calcext:value-type="float">
            <text:p>42 988 017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5738" calcext:value-type="float">
            <text:p>5 738</text:p>
          </table:table-cell>
          <table:table-cell table:style-name="ce10" office:value-type="float" office:value="4778" calcext:value-type="float">
            <text:p>4 778</text:p>
          </table:table-cell>
          <table:table-cell table:style-name="ce10" office:value-type="float" office:value="9879" calcext:value-type="float">
            <text:p>9 879</text:p>
          </table:table-cell>
          <table:table-cell table:style-name="ce10" office:value-type="float" office:value="9418" calcext:value-type="float">
            <text:p>9 418</text:p>
          </table:table-cell>
          <table:table-cell table:style-name="ce10" office:value-type="float" office:value="275134639" calcext:value-type="float">
            <text:p>275 134 639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602" calcext:value-type="float">
            <text:p>1 602</text:p>
          </table:table-cell>
          <table:table-cell table:style-name="ce10" office:value-type="float" office:value="958" calcext:value-type="float">
            <text:p>958</text:p>
          </table:table-cell>
          <table:table-cell table:style-name="ce10" office:value-type="float" office:value="31203" calcext:value-type="float">
            <text:p>31 203</text:p>
          </table:table-cell>
          <table:table-cell table:style-name="ce10" office:value-type="float" office:value="25766" calcext:value-type="float">
            <text:p>25 766</text:p>
          </table:table-cell>
          <table:table-cell table:style-name="ce10" office:value-type="float" office:value="735761753" calcext:value-type="float">
            <text:p>735 761 753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64" calcext:value-type="float">
            <text:p>364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27744" calcext:value-type="float">
            <text:p>27 744</text:p>
          </table:table-cell>
          <table:table-cell table:style-name="ce10" office:value-type="float" office:value="23827" calcext:value-type="float">
            <text:p>23 827</text:p>
          </table:table-cell>
          <table:table-cell table:style-name="ce10" office:value-type="float" office:value="631743281" calcext:value-type="float">
            <text:p>631 743 281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6317" calcext:value-type="float">
            <text:p>6 317</text:p>
          </table:table-cell>
          <table:table-cell table:style-name="ce10" office:value-type="float" office:value="5530" calcext:value-type="float">
            <text:p>5 530</text:p>
          </table:table-cell>
          <table:table-cell table:style-name="ce10" office:value-type="float" office:value="153030978" calcext:value-type="float">
            <text:p>153 030 978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2464613" calcext:value-type="float">
            <text:p>2 464 613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62252" calcext:value-type="float">
            <text:p>62 252</text:p>
          </table:table-cell>
          <table:table-cell table:style-name="ce10" office:value-type="float" office:value="52484" calcext:value-type="float">
            <text:p>52 484</text:p>
          </table:table-cell>
          <table:table-cell table:style-name="ce10" office:value-type="float" office:value="143346" calcext:value-type="float">
            <text:p>143 346</text:p>
          </table:table-cell>
          <table:table-cell table:style-name="ce10" office:value-type="float" office:value="137245" calcext:value-type="float">
            <text:p>137 245</text:p>
          </table:table-cell>
          <table:table-cell table:style-name="ce10" office:value-type="float" office:value="3895339718" calcext:value-type="float">
            <text:p>3 895 339 718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8983" calcext:value-type="float">
            <text:p>8 983</text:p>
          </table:table-cell>
          <table:table-cell table:style-name="ce10" office:value-type="float" office:value="6226" calcext:value-type="float">
            <text:p>6 226</text:p>
          </table:table-cell>
          <table:table-cell table:style-name="ce10" office:value-type="float" office:value="167408" calcext:value-type="float">
            <text:p>167 408</text:p>
          </table:table-cell>
          <table:table-cell table:style-name="ce10" office:value-type="float" office:value="155202" calcext:value-type="float">
            <text:p>155 202</text:p>
          </table:table-cell>
          <table:table-cell table:style-name="ce10" office:value-type="float" office:value="5007857089" calcext:value-type="float">
            <text:p>5 007 857 089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531" calcext:value-type="float">
            <text:p>1 531</text:p>
          </table:table-cell>
          <table:table-cell table:style-name="ce10" office:value-type="float" office:value="983" calcext:value-type="float">
            <text:p>983</text:p>
          </table:table-cell>
          <table:table-cell table:style-name="ce10" office:value-type="float" office:value="142091" calcext:value-type="float">
            <text:p>142 091</text:p>
          </table:table-cell>
          <table:table-cell table:style-name="ce10" office:value-type="float" office:value="131988" calcext:value-type="float">
            <text:p>131 988</text:p>
          </table:table-cell>
          <table:table-cell table:style-name="ce10" office:value-type="float" office:value="4498081784" calcext:value-type="float">
            <text:p>4 498 081 784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82105" calcext:value-type="float">
            <text:p>82 105</text:p>
          </table:table-cell>
          <table:table-cell table:style-name="ce10" office:value-type="float" office:value="78301" calcext:value-type="float">
            <text:p>78 301</text:p>
          </table:table-cell>
          <table:table-cell table:style-name="ce10" office:value-type="float" office:value="3075203774" calcext:value-type="float">
            <text:p>3 075 203 774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7245" calcext:value-type="float">
            <text:p>7 245</text:p>
          </table:table-cell>
          <table:table-cell table:style-name="ce10" office:value-type="float" office:value="4086" calcext:value-type="float">
            <text:p>4 086</text:p>
          </table:table-cell>
          <table:table-cell table:style-name="ce10" office:value-type="float" office:value="20749" calcext:value-type="float">
            <text:p>20 749</text:p>
          </table:table-cell>
          <table:table-cell table:style-name="ce10" office:value-type="float" office:value="18310" calcext:value-type="float">
            <text:p>18 310</text:p>
          </table:table-cell>
          <table:table-cell table:style-name="ce10" office:value-type="float" office:value="570862147" calcext:value-type="float">
            <text:p>570 862 147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915" calcext:value-type="float">
            <text:p>1 915</text:p>
          </table:table-cell>
          <table:table-cell table:style-name="ce10" office:value-type="float" office:value="872" calcext:value-type="float">
            <text:p>872</text:p>
          </table:table-cell>
          <table:table-cell table:style-name="ce10" office:value-type="float" office:value="37646" calcext:value-type="float">
            <text:p>37 646</text:p>
          </table:table-cell>
          <table:table-cell table:style-name="ce10" office:value-type="float" office:value="35195" calcext:value-type="float">
            <text:p>35 195</text:p>
          </table:table-cell>
          <table:table-cell table:style-name="ce10" office:value-type="float" office:value="1147079993" calcext:value-type="float">
            <text:p>1 147 079 993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797" calcext:value-type="float">
            <text:p>797</text:p>
          </table:table-cell>
          <table:table-cell table:style-name="ce10" office:value-type="float" office:value="524" calcext:value-type="float">
            <text:p>524</text:p>
          </table:table-cell>
          <table:table-cell table:style-name="ce10" office:value-type="float" office:value="73722" calcext:value-type="float">
            <text:p>73 722</text:p>
          </table:table-cell>
          <table:table-cell table:style-name="ce10" office:value-type="float" office:value="68818" calcext:value-type="float">
            <text:p>68 818</text:p>
          </table:table-cell>
          <table:table-cell table:style-name="ce10" office:value-type="float" office:value="2300559624" calcext:value-type="float">
            <text:p>2 300 559 624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45" calcext:value-type="float">
            <text:p>14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1878" calcext:value-type="float">
            <text:p>101 878</text:p>
          </table:table-cell>
          <table:table-cell table:style-name="ce10" office:value-type="float" office:value="94439" calcext:value-type="float">
            <text:p>94 439</text:p>
          </table:table-cell>
          <table:table-cell table:style-name="ce10" office:value-type="float" office:value="3068171721" calcext:value-type="float">
            <text:p>3 068 171 721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332" calcext:value-type="float">
            <text:p>1 332</text:p>
          </table:table-cell>
          <table:table-cell table:style-name="ce10" office:value-type="float" office:value="536" calcext:value-type="float">
            <text:p>536</text:p>
          </table:table-cell>
          <table:table-cell table:style-name="ce10" office:value-type="float" office:value="3857" calcext:value-type="float">
            <text:p>3 857</text:p>
          </table:table-cell>
          <table:table-cell table:style-name="ce10" office:value-type="float" office:value="3930" calcext:value-type="float">
            <text:p>3 930</text:p>
          </table:table-cell>
          <table:table-cell table:style-name="ce10" office:value-type="float" office:value="145157038" calcext:value-type="float">
            <text:p>145 157 038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339" calcext:value-type="float">
            <text:p>339</text:p>
          </table:table-cell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6499" calcext:value-type="float">
            <text:p>6 499</text:p>
          </table:table-cell>
          <table:table-cell table:style-name="ce10" office:value-type="float" office:value="6155" calcext:value-type="float">
            <text:p>6 155</text:p>
          </table:table-cell>
          <table:table-cell table:style-name="ce10" office:value-type="float" office:value="229367754" calcext:value-type="float">
            <text:p>229 367 754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4437" calcext:value-type="float">
            <text:p>4 437</text:p>
          </table:table-cell>
          <table:table-cell table:style-name="ce10" office:value-type="float" office:value="4343" calcext:value-type="float">
            <text:p>4 343</text:p>
          </table:table-cell>
          <table:table-cell table:style-name="ce10" office:value-type="float" office:value="150343457" calcext:value-type="float">
            <text:p>150 343 457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3020" calcext:value-type="float">
            <text:p>13 020</text:p>
          </table:table-cell>
          <table:table-cell table:style-name="ce10" office:value-type="float" office:value="12787" calcext:value-type="float">
            <text:p>12 787</text:p>
          </table:table-cell>
          <table:table-cell table:style-name="ce10" office:value-type="float" office:value="579097673" calcext:value-type="float">
            <text:p>579 097 673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57" calcext:value-type="float">
            <text:p>257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845" calcext:value-type="float">
            <text:p>845</text:p>
          </table:table-cell>
          <table:table-cell table:style-name="ce10" office:value-type="float" office:value="827" calcext:value-type="float">
            <text:p>827</text:p>
          </table:table-cell>
          <table:table-cell table:style-name="ce10" office:value-type="float" office:value="33717175" calcext:value-type="float">
            <text:p>33 717 175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731" calcext:value-type="float">
            <text:p>1 731</text:p>
          </table:table-cell>
          <table:table-cell table:style-name="ce10" office:value-type="float" office:value="1473" calcext:value-type="float">
            <text:p>1 473</text:p>
          </table:table-cell>
          <table:table-cell table:style-name="ce10" office:value-type="float" office:value="48578195" calcext:value-type="float">
            <text:p>48 578 195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908" calcext:value-type="float">
            <text:p>2 908</text:p>
          </table:table-cell>
          <table:table-cell table:style-name="ce10" office:value-type="float" office:value="2645" calcext:value-type="float">
            <text:p>2 645</text:p>
          </table:table-cell>
          <table:table-cell table:style-name="ce10" office:value-type="float" office:value="86411540" calcext:value-type="float">
            <text:p>86 411 540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017" calcext:value-type="float">
            <text:p>3 017</text:p>
          </table:table-cell>
          <table:table-cell table:style-name="ce10" office:value-type="float" office:value="2834" calcext:value-type="float">
            <text:p>2 834</text:p>
          </table:table-cell>
          <table:table-cell table:style-name="ce10" office:value-type="float" office:value="108278027" calcext:value-type="float">
            <text:p>108 278 027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8019" calcext:value-type="float">
            <text:p>8 019</text:p>
          </table:table-cell>
          <table:table-cell table:style-name="ce10" office:value-type="float" office:value="7134" calcext:value-type="float">
            <text:p>7 134</text:p>
          </table:table-cell>
          <table:table-cell table:style-name="ce10" office:value-type="float" office:value="13423" calcext:value-type="float">
            <text:p>13 423</text:p>
          </table:table-cell>
          <table:table-cell table:style-name="ce10" office:value-type="float" office:value="13217" calcext:value-type="float">
            <text:p>13 217</text:p>
          </table:table-cell>
          <table:table-cell table:style-name="ce10" office:value-type="float" office:value="384982838" calcext:value-type="float">
            <text:p>384 982 838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999" calcext:value-type="float">
            <text:p>1 999</text:p>
          </table:table-cell>
          <table:table-cell table:style-name="ce10" office:value-type="float" office:value="1342" calcext:value-type="float">
            <text:p>1 342</text:p>
          </table:table-cell>
          <table:table-cell table:style-name="ce10" office:value-type="float" office:value="39122" calcext:value-type="float">
            <text:p>39 122</text:p>
          </table:table-cell>
          <table:table-cell table:style-name="ce10" office:value-type="float" office:value="33817" calcext:value-type="float">
            <text:p>33 817</text:p>
          </table:table-cell>
          <table:table-cell table:style-name="ce10" office:value-type="float" office:value="999388698" calcext:value-type="float">
            <text:p>999 388 698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566" calcext:value-type="float">
            <text:p>566</text:p>
          </table:table-cell>
          <table:table-cell table:style-name="ce10" office:value-type="float" office:value="327" calcext:value-type="float">
            <text:p>327</text:p>
          </table:table-cell>
          <table:table-cell table:style-name="ce10" office:value-type="float" office:value="47966" calcext:value-type="float">
            <text:p>47 966</text:p>
          </table:table-cell>
          <table:table-cell table:style-name="ce10" office:value-type="float" office:value="41419" calcext:value-type="float">
            <text:p>41 419</text:p>
          </table:table-cell>
          <table:table-cell table:style-name="ce10" office:value-type="float" office:value="1159688796" calcext:value-type="float">
            <text:p>1 159 688 796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5994" calcext:value-type="float">
            <text:p>5 994</text:p>
          </table:table-cell>
          <table:table-cell table:style-name="ce10" office:value-type="float" office:value="5176" calcext:value-type="float">
            <text:p>5 176</text:p>
          </table:table-cell>
          <table:table-cell table:style-name="ce10" office:value-type="float" office:value="173616116" calcext:value-type="float">
            <text:p>173 616 116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1695857" calcext:value-type="float">
            <text:p>1 695 857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office:value-type="float" office:value="600" calcext:value-type="float">
            <text:p>600</text:p>
          </table:table-cell>
          <table:table-cell table:style-name="ce10" office:value-type="float" office:value="19425021" calcext:value-type="float">
            <text:p>19 425 021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990" calcext:value-type="float">
            <text:p>2 990</text:p>
          </table:table-cell>
          <table:table-cell table:style-name="ce10" office:value-type="float" office:value="2580" calcext:value-type="float">
            <text:p>2 580</text:p>
          </table:table-cell>
          <table:table-cell table:style-name="ce10" office:value-type="float" office:value="83902840" calcext:value-type="float">
            <text:p>83 902 840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4 - Grandes entreprises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1588" calcext:value-type="float">
            <text:p>1 588</text:p>
          </table:table-cell>
          <table:table-cell table:style-name="ce10" office:value-type="float" office:value="1443" calcext:value-type="float">
            <text:p>1 443</text:p>
          </table:table-cell>
          <table:table-cell table:style-name="ce10" office:value-type="float" office:value="53996343" calcext:value-type="float">
            <text:p>53 996 343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78429" calcext:value-type="float">
            <text:p>78 429</text:p>
          </table:table-cell>
          <table:table-cell table:style-name="ce10" office:value-type="float" office:value="66207" calcext:value-type="float">
            <text:p>66 207</text:p>
          </table:table-cell>
          <table:table-cell table:style-name="ce10" office:value-type="float" office:value="177151" calcext:value-type="float">
            <text:p>177 151</text:p>
          </table:table-cell>
          <table:table-cell table:style-name="ce10" office:value-type="float" office:value="176068" calcext:value-type="float">
            <text:p>176 068</text:p>
          </table:table-cell>
          <table:table-cell table:style-name="ce10" office:value-type="float" office:value="4978463227" calcext:value-type="float">
            <text:p>4 978 463 227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1076" calcext:value-type="float">
            <text:p>11 076</text:p>
          </table:table-cell>
          <table:table-cell table:style-name="ce10" office:value-type="float" office:value="7782" calcext:value-type="float">
            <text:p>7 782</text:p>
          </table:table-cell>
          <table:table-cell table:style-name="ce10" office:value-type="float" office:value="204326" calcext:value-type="float">
            <text:p>204 326</text:p>
          </table:table-cell>
          <table:table-cell table:style-name="ce10" office:value-type="float" office:value="190724" calcext:value-type="float">
            <text:p>190 724</text:p>
          </table:table-cell>
          <table:table-cell table:style-name="ce10" office:value-type="float" office:value="6138088247" calcext:value-type="float">
            <text:p>6 138 088 247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914" calcext:value-type="float">
            <text:p>1 914</text:p>
          </table:table-cell>
          <table:table-cell table:style-name="ce10" office:value-type="float" office:value="1171" calcext:value-type="float">
            <text:p>1 171</text:p>
          </table:table-cell>
          <table:table-cell table:style-name="ce10" office:value-type="float" office:value="176539" calcext:value-type="float">
            <text:p>176 539</text:p>
          </table:table-cell>
          <table:table-cell table:style-name="ce10" office:value-type="float" office:value="164472" calcext:value-type="float">
            <text:p>164 472</text:p>
          </table:table-cell>
          <table:table-cell table:style-name="ce10" office:value-type="float" office:value="5650011431" calcext:value-type="float">
            <text:p>5 650 011 431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246" calcext:value-type="float">
            <text:p>246</text:p>
          </table:table-cell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109022" calcext:value-type="float">
            <text:p>109 022</text:p>
          </table:table-cell>
          <table:table-cell table:style-name="ce10" office:value-type="float" office:value="102660" calcext:value-type="float">
            <text:p>102 660</text:p>
          </table:table-cell>
          <table:table-cell table:style-name="ce10" office:value-type="float" office:value="3802532667" calcext:value-type="float">
            <text:p>3 802 532 667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554" calcext:value-type="float">
            <text:p>2 554</text:p>
          </table:table-cell>
          <table:table-cell table:style-name="ce10" office:value-type="float" office:value="926" calcext:value-type="float">
            <text:p>926</text:p>
          </table:table-cell>
          <table:table-cell table:style-name="ce10" office:value-type="float" office:value="10875" calcext:value-type="float">
            <text:p>10 875</text:p>
          </table:table-cell>
          <table:table-cell table:style-name="ce10" office:value-type="float" office:value="10412" calcext:value-type="float">
            <text:p>10 412</text:p>
          </table:table-cell>
          <table:table-cell table:style-name="ce10" office:value-type="float" office:value="343244025" calcext:value-type="float">
            <text:p>343 244 025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978" calcext:value-type="float">
            <text:p>1 978</text:p>
          </table:table-cell>
          <table:table-cell table:style-name="ce10" office:value-type="float" office:value="928" calcext:value-type="float">
            <text:p>928</text:p>
          </table:table-cell>
          <table:table-cell table:style-name="ce10" office:value-type="float" office:value="39855" calcext:value-type="float">
            <text:p>39 855</text:p>
          </table:table-cell>
          <table:table-cell table:style-name="ce10" office:value-type="float" office:value="36798" calcext:value-type="float">
            <text:p>36 798</text:p>
          </table:table-cell>
          <table:table-cell table:style-name="ce10" office:value-type="float" office:value="1167936216" calcext:value-type="float">
            <text:p>1 167 936 216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887" calcext:value-type="float">
            <text:p>887</text:p>
          </table:table-cell>
          <table:table-cell table:style-name="ce10" office:value-type="float" office:value="584" calcext:value-type="float">
            <text:p>584</text:p>
          </table:table-cell>
          <table:table-cell table:style-name="ce10" office:value-type="float" office:value="79174" calcext:value-type="float">
            <text:p>79 174</text:p>
          </table:table-cell>
          <table:table-cell table:style-name="ce10" office:value-type="float" office:value="73373" calcext:value-type="float">
            <text:p>73 373</text:p>
          </table:table-cell>
          <table:table-cell table:style-name="ce10" office:value-type="float" office:value="2404987322" calcext:value-type="float">
            <text:p>2 404 987 322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123216" calcext:value-type="float">
            <text:p>123 216</text:p>
          </table:table-cell>
          <table:table-cell table:style-name="ce10" office:value-type="float" office:value="113141" calcext:value-type="float">
            <text:p>113 141</text:p>
          </table:table-cell>
          <table:table-cell table:style-name="ce10" office:value-type="float" office:value="3712362014" calcext:value-type="float">
            <text:p>3 712 362 014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848" calcext:value-type="float">
            <text:p>848</text:p>
          </table:table-cell>
          <table:table-cell table:style-name="ce10" office:value-type="float" office:value="177" calcext:value-type="float">
            <text:p>177</text:p>
          </table:table-cell>
          <table:table-cell table:style-name="ce10" office:value-type="float" office:value="3155" calcext:value-type="float">
            <text:p>3 155</text:p>
          </table:table-cell>
          <table:table-cell table:style-name="ce10" office:value-type="float" office:value="3282" calcext:value-type="float">
            <text:p>3 282</text:p>
          </table:table-cell>
          <table:table-cell table:style-name="ce10" office:value-type="float" office:value="130160362" calcext:value-type="float">
            <text:p>130 160 362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353" calcext:value-type="float">
            <text:p>3 353</text:p>
          </table:table-cell>
          <table:table-cell table:style-name="ce10" office:value-type="float" office:value="3280" calcext:value-type="float">
            <text:p>3 280</text:p>
          </table:table-cell>
          <table:table-cell table:style-name="ce10" office:value-type="float" office:value="128888011" calcext:value-type="float">
            <text:p>128 888 011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560" calcext:value-type="float">
            <text:p>2 560</text:p>
          </table:table-cell>
          <table:table-cell table:style-name="ce10" office:value-type="float" office:value="2547" calcext:value-type="float">
            <text:p>2 547</text:p>
          </table:table-cell>
          <table:table-cell table:style-name="ce10" office:value-type="float" office:value="101332856" calcext:value-type="float">
            <text:p>101 332 856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652" calcext:value-type="float">
            <text:p>4 652</text:p>
          </table:table-cell>
          <table:table-cell table:style-name="ce10" office:value-type="float" office:value="4560" calcext:value-type="float">
            <text:p>4 560</text:p>
          </table:table-cell>
          <table:table-cell table:style-name="ce10" office:value-type="float" office:value="217659561" calcext:value-type="float">
            <text:p>217 659 561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41" calcext:value-type="float">
            <text:p>241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479" calcext:value-type="float">
            <text:p>1 479</text:p>
          </table:table-cell>
          <table:table-cell table:style-name="ce10" office:value-type="float" office:value="1365" calcext:value-type="float">
            <text:p>1 365</text:p>
          </table:table-cell>
          <table:table-cell table:style-name="ce10" office:value-type="float" office:value="48866766" calcext:value-type="float">
            <text:p>48 866 766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4 - Grandes entreprises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s</text:p>
          </table:table-cell>
          <table:table-cell table:style-name="ce10" office:value-type="float" office:value="94057995" calcext:value-type="float">
            <text:p>94 057 995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5799" calcext:value-type="float">
            <text:p>5 799</text:p>
          </table:table-cell>
          <table:table-cell table:style-name="ce10" office:value-type="float" office:value="5093" calcext:value-type="float">
            <text:p>5 093</text:p>
          </table:table-cell>
          <table:table-cell table:style-name="ce10" office:value-type="float" office:value="8907" calcext:value-type="float">
            <text:p>8 907</text:p>
          </table:table-cell>
          <table:table-cell table:style-name="ce10" office:value-type="float" office:value="8666" calcext:value-type="float">
            <text:p>8 666</text:p>
          </table:table-cell>
          <table:table-cell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254" calcext:value-type="float">
            <text:p>1 254</text:p>
          </table:table-cell>
          <table:table-cell table:style-name="ce10" office:value-type="float" office:value="774" calcext:value-type="float">
            <text:p>774</text:p>
          </table:table-cell>
          <table:table-cell table:style-name="ce10" office:value-type="float" office:value="24370" calcext:value-type="float">
            <text:p>24 370</text:p>
          </table:table-cell>
          <table:table-cell table:style-name="ce10" office:value-type="float" office:value="20299" calcext:value-type="float">
            <text:p>20 299</text:p>
          </table:table-cell>
          <table:table-cell table:style-name="ce10" office:value-type="float" office:value="584258541" calcext:value-type="float">
            <text:p>584 258 541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02" calcext:value-type="float">
            <text:p>302</text:p>
          </table:table-cell>
          <table:table-cell table:style-name="ce10" office:value-type="float" office:value="146" calcext:value-type="float">
            <text:p>146</text:p>
          </table:table-cell>
          <table:table-cell table:style-name="ce10" office:value-type="float" office:value="23364" calcext:value-type="float">
            <text:p>23 364</text:p>
          </table:table-cell>
          <table:table-cell table:style-name="ce10" office:value-type="float" office:value="20151" calcext:value-type="float">
            <text:p>20 151</text:p>
          </table:table-cell>
          <table:table-cell table:style-name="ce10" office:value-type="float" office:value="517067460" calcext:value-type="float">
            <text:p>517 067 460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455" calcext:value-type="float">
            <text:p>3 455</text:p>
          </table:table-cell>
          <table:table-cell table:style-name="ce10" office:value-type="float" office:value="2967" calcext:value-type="float">
            <text:p>2 967</text:p>
          </table:table-cell>
          <table:table-cell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76" calcext:value-type="float">
            <text:p>676</text:p>
          </table:table-cell>
          <table:table-cell table:style-name="ce10" office:value-type="float" office:value="624" calcext:value-type="float">
            <text:p>624</text:p>
          </table:table-cell>
          <table:table-cell table:style-name="ce10" office:value-type="float" office:value="19160478" calcext:value-type="float">
            <text:p>19 160 478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54675" calcext:value-type="float">
            <text:p>54 675</text:p>
          </table:table-cell>
          <table:table-cell table:style-name="ce10" office:value-type="float" office:value="45614" calcext:value-type="float">
            <text:p>45 614</text:p>
          </table:table-cell>
          <table:table-cell table:style-name="ce10" office:value-type="float" office:value="126231" calcext:value-type="float">
            <text:p>126 231</text:p>
          </table:table-cell>
          <table:table-cell table:style-name="ce10" office:value-type="float" office:value="123867" calcext:value-type="float">
            <text:p>123 867</text:p>
          </table:table-cell>
          <table:table-cell table:style-name="ce10" office:value-type="float" office:value="3523057895" calcext:value-type="float">
            <text:p>3 523 057 895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8149" calcext:value-type="float">
            <text:p>8 149</text:p>
          </table:table-cell>
          <table:table-cell table:style-name="ce10" office:value-type="float" office:value="5475" calcext:value-type="float">
            <text:p>5 475</text:p>
          </table:table-cell>
          <table:table-cell table:style-name="ce10" office:value-type="float" office:value="154591" calcext:value-type="float">
            <text:p>154 591</text:p>
          </table:table-cell>
          <table:table-cell table:style-name="ce10" office:value-type="float" office:value="143888" calcext:value-type="float">
            <text:p>143 888</text:p>
          </table:table-cell>
          <table:table-cell table:style-name="ce10" office:value-type="float" office:value="4624798117" calcext:value-type="float">
            <text:p>4 624 798 117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525" calcext:value-type="float">
            <text:p>1 525</text:p>
          </table:table-cell>
          <table:table-cell table:style-name="ce10" office:value-type="float" office:value="861" calcext:value-type="float">
            <text:p>861</text:p>
          </table:table-cell>
          <table:table-cell table:style-name="ce10" office:value-type="float" office:value="139403" calcext:value-type="float">
            <text:p>139 403</text:p>
          </table:table-cell>
          <table:table-cell table:style-name="ce10" office:value-type="float" office:value="130662" calcext:value-type="float">
            <text:p>130 662</text:p>
          </table:table-cell>
          <table:table-cell table:style-name="ce10" office:value-type="float" office:value="4498712920" calcext:value-type="float">
            <text:p>4 498 712 920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97528" calcext:value-type="float">
            <text:p>97 528</text:p>
          </table:table-cell>
          <table:table-cell table:style-name="ce10" office:value-type="float" office:value="92747" calcext:value-type="float">
            <text:p>92 747</text:p>
          </table:table-cell>
          <table:table-cell table:style-name="ce10" office:value-type="float" office:value="3770579776" calcext:value-type="float">
            <text:p>3 770 579 776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4006" calcext:value-type="float">
            <text:p>4 006</text:p>
          </table:table-cell>
          <table:table-cell table:style-name="ce10" office:value-type="float" office:value="1904" calcext:value-type="float">
            <text:p>1 904</text:p>
          </table:table-cell>
          <table:table-cell table:style-name="ce10" office:value-type="float" office:value="14237" calcext:value-type="float">
            <text:p>14 237</text:p>
          </table:table-cell>
          <table:table-cell table:style-name="ce10" office:value-type="float" office:value="13105" calcext:value-type="float">
            <text:p>13 105</text:p>
          </table:table-cell>
          <table:table-cell table:style-name="ce10" office:value-type="float" office:value="414491986" calcext:value-type="float">
            <text:p>414 491 986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675" calcext:value-type="float">
            <text:p>1 675</text:p>
          </table:table-cell>
          <table:table-cell table:style-name="ce10" office:value-type="float" office:value="824" calcext:value-type="float">
            <text:p>824</text:p>
          </table:table-cell>
          <table:table-cell table:style-name="ce10" office:value-type="float" office:value="31855" calcext:value-type="float">
            <text:p>31 855</text:p>
          </table:table-cell>
          <table:table-cell table:style-name="ce10" office:value-type="float" office:value="29741" calcext:value-type="float">
            <text:p>29 741</text:p>
          </table:table-cell>
          <table:table-cell table:style-name="ce10" office:value-type="float" office:value="952835478" calcext:value-type="float">
            <text:p>952 835 478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694" calcext:value-type="float">
            <text:p>694</text:p>
          </table:table-cell>
          <table:table-cell table:style-name="ce10" office:value-type="float" office:value="499" calcext:value-type="float">
            <text:p>499</text:p>
          </table:table-cell>
          <table:table-cell table:style-name="ce10" office:value-type="float" office:value="64064" calcext:value-type="float">
            <text:p>64 064</text:p>
          </table:table-cell>
          <table:table-cell table:style-name="ce10" office:value-type="float" office:value="60252" calcext:value-type="float">
            <text:p>60 252</text:p>
          </table:table-cell>
          <table:table-cell table:style-name="ce10" office:value-type="float" office:value="2001378326" calcext:value-type="float">
            <text:p>2 001 378 326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22" calcext:value-type="float">
            <text:p>122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88553" calcext:value-type="float">
            <text:p>88 553</text:p>
          </table:table-cell>
          <table:table-cell table:style-name="ce10" office:value-type="float" office:value="83067" calcext:value-type="float">
            <text:p>83 067</text:p>
          </table:table-cell>
          <table:table-cell table:style-name="ce10" office:value-type="float" office:value="2693165950" calcext:value-type="float">
            <text:p>2 693 165 950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27" calcext:value-type="float">
            <text:p>27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546" calcext:value-type="float">
            <text:p>546</text:p>
          </table:table-cell>
          <table:table-cell table:style-name="ce10" office:value-type="float" office:value="496" calcext:value-type="float">
            <text:p>496</text:p>
          </table:table-cell>
          <table:table-cell table:style-name="ce10" office:value-type="float" office:value="23262533" calcext:value-type="float">
            <text:p>23 262 533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4 - Grandes entreprises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87" calcext:value-type="float">
            <text:p>287</text:p>
          </table:table-cell>
          <table:table-cell table:style-name="ce10" office:value-type="float" office:value="251" calcext:value-type="float">
            <text:p>251</text:p>
          </table:table-cell>
          <table:table-cell table:style-name="ce10" office:value-type="float" office:value="9328535" calcext:value-type="float">
            <text:p>9 328 535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674" calcext:value-type="float">
            <text:p>674</text:p>
          </table:table-cell>
          <table:table-cell table:style-name="ce10" office:value-type="float" office:value="579" calcext:value-type="float">
            <text:p>579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71" calcext:value-type="float">
            <text:p>171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office:value-type="float" office:value="3288" calcext:value-type="float">
            <text:p>3 288</text:p>
          </table:table-cell>
          <table:table-cell table:style-name="ce10" office:value-type="float" office:value="2721" calcext:value-type="float">
            <text:p>2 721</text:p>
          </table:table-cell>
          <table:table-cell table:style-name="ce10" office:value-type="float" office:value="76890858" calcext:value-type="float">
            <text:p>76 890 858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3886" calcext:value-type="float">
            <text:p>13 886</text:p>
          </table:table-cell>
          <table:table-cell table:style-name="ce10" office:value-type="float" office:value="12634" calcext:value-type="float">
            <text:p>12 634</text:p>
          </table:table-cell>
          <table:table-cell table:style-name="ce10" office:value-type="float" office:value="27470" calcext:value-type="float">
            <text:p>27 470</text:p>
          </table:table-cell>
          <table:table-cell table:style-name="ce10" office:value-type="float" office:value="31411" calcext:value-type="float">
            <text:p>31 411</text:p>
          </table:table-cell>
          <table:table-cell table:style-name="ce10" office:value-type="float" office:value="867323436" calcext:value-type="float">
            <text:p>867 323 436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323" calcext:value-type="float">
            <text:p>1 323</text:p>
          </table:table-cell>
          <table:table-cell table:style-name="ce10" office:value-type="float" office:value="1104" calcext:value-type="float">
            <text:p>1 104</text:p>
          </table:table-cell>
          <table:table-cell table:style-name="ce10" office:value-type="float" office:value="23103" calcext:value-type="float">
            <text:p>23 103</text:p>
          </table:table-cell>
          <table:table-cell table:style-name="ce10" office:value-type="float" office:value="22212" calcext:value-type="float">
            <text:p>22 212</text:p>
          </table:table-cell>
          <table:table-cell table:style-name="ce10" office:value-type="float" office:value="703572487" calcext:value-type="float">
            <text:p>703 572 487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96" calcext:value-type="float">
            <text:p>96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596" calcext:value-type="float">
            <text:p>596</text:p>
          </table:table-cell>
          <table:table-cell table:style-name="ce10" office:value-type="float" office:value="265" calcext:value-type="float">
            <text:p>265</text:p>
          </table:table-cell>
          <table:table-cell table:number-columns-repeated="2" table:style-name="ce10" office:value-type="string" calcext:value-type="string">
            <text:p>s</text:p>
          </table:table-cell>
          <table:table-cell table:style-name="ce10" office:value-type="float" office:value="66598615" calcext:value-type="float">
            <text:p>66 598 615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73" calcext:value-type="float">
            <text:p>273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office:value-type="float" office:value="5465" calcext:value-type="float">
            <text:p>5 465</text:p>
          </table:table-cell>
          <table:table-cell table:style-name="ce10" office:value-type="float" office:value="5147" calcext:value-type="float">
            <text:p>5 147</text:p>
          </table:table-cell>
          <table:table-cell table:style-name="ce10" office:value-type="float" office:value="181957096" calcext:value-type="float">
            <text:p>181 957 096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float" office:value="88" calcext:value-type="float">
            <text:p>88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4 - Grandes entreprises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910" calcext:value-type="float">
            <text:p>1 910</text:p>
          </table:table-cell>
          <table:table-cell table:style-name="ce10" office:value-type="float" office:value="568" calcext:value-type="float">
            <text:p>568</text:p>
          </table:table-cell>
          <table:table-cell table:style-name="ce10" office:value-type="float" office:value="5887" calcext:value-type="float">
            <text:p>5 887</text:p>
          </table:table-cell>
          <table:table-cell table:style-name="ce10" office:value-type="float" office:value="6175" calcext:value-type="float">
            <text:p>6 175</text:p>
          </table:table-cell>
          <table:table-cell table:style-name="ce10" office:value-type="float" office:value="257038794" calcext:value-type="float">
            <text:p>257 038 794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8114" calcext:value-type="float">
            <text:p>8 114</text:p>
          </table:table-cell>
          <table:table-cell table:style-name="ce10" office:value-type="float" office:value="7754" calcext:value-type="float">
            <text:p>7 754</text:p>
          </table:table-cell>
          <table:table-cell table:style-name="ce10" office:value-type="float" office:value="332013682" calcext:value-type="float">
            <text:p>332 013 682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7313" calcext:value-type="float">
            <text:p>7 313</text:p>
          </table:table-cell>
          <table:table-cell table:style-name="ce10" office:value-type="float" office:value="7087" calcext:value-type="float">
            <text:p>7 087</text:p>
          </table:table-cell>
          <table:table-cell table:style-name="ce10" office:value-type="float" office:value="309926927" calcext:value-type="float">
            <text:p>309 926 927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8032" calcext:value-type="float">
            <text:p>8 032</text:p>
          </table:table-cell>
          <table:table-cell table:style-name="ce10" office:value-type="float" office:value="7703" calcext:value-type="float">
            <text:p>7 703</text:p>
          </table:table-cell>
          <table:table-cell table:style-name="ce10" office:value-type="float" office:value="368379251" calcext:value-type="float">
            <text:p>368 379 251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378" calcext:value-type="float">
            <text:p>378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977" calcext:value-type="float">
            <text:p>1 977</text:p>
          </table:table-cell>
          <table:table-cell table:style-name="ce10" office:value-type="float" office:value="1818" calcext:value-type="float">
            <text:p>1 818</text:p>
          </table:table-cell>
          <table:table-cell table:style-name="ce10" office:value-type="float" office:value="75129530" calcext:value-type="float">
            <text:p>75 129 530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479" calcext:value-type="float">
            <text:p>2 479</text:p>
          </table:table-cell>
          <table:table-cell table:style-name="ce10" office:value-type="float" office:value="2307" calcext:value-type="float">
            <text:p>2 307</text:p>
          </table:table-cell>
          <table:table-cell table:style-name="ce10" office:value-type="float" office:value="92636830" calcext:value-type="float">
            <text:p>92 636 830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9216" calcext:value-type="float">
            <text:p>9 216</text:p>
          </table:table-cell>
          <table:table-cell table:style-name="ce10" office:value-type="float" office:value="7765" calcext:value-type="float">
            <text:p>7 765</text:p>
          </table:table-cell>
          <table:table-cell table:style-name="ce10" office:value-type="float" office:value="16647" calcext:value-type="float">
            <text:p>16 647</text:p>
          </table:table-cell>
          <table:table-cell table:style-name="ce10" office:value-type="float" office:value="15738" calcext:value-type="float">
            <text:p>15 738</text:p>
          </table:table-cell>
          <table:table-cell table:style-name="ce10" office:value-type="float" office:value="460943916" calcext:value-type="float">
            <text:p>460 943 916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586" calcext:value-type="float">
            <text:p>2 586</text:p>
          </table:table-cell>
          <table:table-cell table:style-name="ce10" office:value-type="float" office:value="1540" calcext:value-type="float">
            <text:p>1 540</text:p>
          </table:table-cell>
          <table:table-cell table:style-name="ce10" office:value-type="float" office:value="50639" calcext:value-type="float">
            <text:p>50 639</text:p>
          </table:table-cell>
          <table:table-cell table:style-name="ce10" office:value-type="float" office:value="43018" calcext:value-type="float">
            <text:p>43 018</text:p>
          </table:table-cell>
          <table:table-cell table:style-name="ce10" office:value-type="float" office:value="1226230032" calcext:value-type="float">
            <text:p>1 226 230 032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804" calcext:value-type="float">
            <text:p>804</text:p>
          </table:table-cell>
          <table:table-cell table:style-name="ce10" office:value-type="float" office:value="404" calcext:value-type="float">
            <text:p>404</text:p>
          </table:table-cell>
          <table:table-cell table:style-name="ce10" office:value-type="float" office:value="62930" calcext:value-type="float">
            <text:p>62 930</text:p>
          </table:table-cell>
          <table:table-cell table:style-name="ce10" office:value-type="float" office:value="54222" calcext:value-type="float">
            <text:p>54 222</text:p>
          </table:table-cell>
          <table:table-cell table:style-name="ce10" office:value-type="float" office:value="1429435275" calcext:value-type="float">
            <text:p>1 429 435 275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6147" calcext:value-type="float">
            <text:p>16 147</text:p>
          </table:table-cell>
          <table:table-cell table:style-name="ce10" office:value-type="float" office:value="14120" calcext:value-type="float">
            <text:p>14 120</text:p>
          </table:table-cell>
          <table:table-cell table:style-name="ce10" office:value-type="float" office:value="403015500" calcext:value-type="float">
            <text:p>403 015 500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313" calcext:value-type="float">
            <text:p>1 313</text:p>
          </table:table-cell>
          <table:table-cell table:style-name="ce10" office:value-type="float" office:value="1144" calcext:value-type="float">
            <text:p>1 144</text:p>
          </table:table-cell>
          <table:table-cell table:style-name="ce10" office:value-type="float" office:value="33263057" calcext:value-type="float">
            <text:p>33 263 057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130" calcext:value-type="float">
            <text:p>5 130</text:p>
          </table:table-cell>
          <table:table-cell table:style-name="ce10" office:value-type="float" office:value="4617" calcext:value-type="float">
            <text:p>4 617</text:p>
          </table:table-cell>
          <table:table-cell table:style-name="ce10" office:value-type="float" office:value="136665433" calcext:value-type="float">
            <text:p>136 665 433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20879" calcext:value-type="float">
            <text:p>120 879</text:p>
          </table:table-cell>
          <table:table-cell table:style-name="ce10" office:value-type="float" office:value="101795" calcext:value-type="float">
            <text:p>101 795</text:p>
          </table:table-cell>
          <table:table-cell table:style-name="ce10" office:value-type="float" office:value="277287" calcext:value-type="float">
            <text:p>277 287</text:p>
          </table:table-cell>
          <table:table-cell table:style-name="ce10" office:value-type="float" office:value="263509" calcext:value-type="float">
            <text:p>263 509</text:p>
          </table:table-cell>
          <table:table-cell table:style-name="ce10" office:value-type="float" office:value="7693056054" calcext:value-type="float">
            <text:p>7 693 056 054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8344" calcext:value-type="float">
            <text:p>18 344</text:p>
          </table:table-cell>
          <table:table-cell table:style-name="ce10" office:value-type="float" office:value="12774" calcext:value-type="float">
            <text:p>12 774</text:p>
          </table:table-cell>
          <table:table-cell table:style-name="ce10" office:value-type="float" office:value="335539" calcext:value-type="float">
            <text:p>335 539</text:p>
          </table:table-cell>
          <table:table-cell table:style-name="ce10" office:value-type="float" office:value="309705" calcext:value-type="float">
            <text:p>309 705</text:p>
          </table:table-cell>
          <table:table-cell table:style-name="ce10" office:value-type="float" office:value="10241856839" calcext:value-type="float">
            <text:p>10 241 856 839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165" calcext:value-type="float">
            <text:p>3 165</text:p>
          </table:table-cell>
          <table:table-cell table:style-name="ce10" office:value-type="float" office:value="1901" calcext:value-type="float">
            <text:p>1 901</text:p>
          </table:table-cell>
          <table:table-cell table:style-name="ce10" office:value-type="float" office:value="291343" calcext:value-type="float">
            <text:p>291 343</text:p>
          </table:table-cell>
          <table:table-cell table:style-name="ce10" office:value-type="float" office:value="272312" calcext:value-type="float">
            <text:p>272 312</text:p>
          </table:table-cell>
          <table:table-cell table:style-name="ce10" office:value-type="float" office:value="9902506222" calcext:value-type="float">
            <text:p>9 902 506 222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420" calcext:value-type="float">
            <text:p>420</text:p>
          </table:table-cell>
          <table:table-cell table:style-name="ce10" office:value-type="float" office:value="238" calcext:value-type="float">
            <text:p>238</text:p>
          </table:table-cell>
          <table:table-cell table:style-name="ce10" office:value-type="float" office:value="193890" calcext:value-type="float">
            <text:p>193 890</text:p>
          </table:table-cell>
          <table:table-cell table:style-name="ce10" office:value-type="float" office:value="183721" calcext:value-type="float">
            <text:p>183 721</text:p>
          </table:table-cell>
          <table:table-cell table:style-name="ce10" office:value-type="float" office:value="7317635537" calcext:value-type="float">
            <text:p>7 317 635 537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1327" calcext:value-type="float">
            <text:p>11 327</text:p>
          </table:table-cell>
          <table:table-cell table:style-name="ce10" office:value-type="float" office:value="6508" calcext:value-type="float">
            <text:p>6 508</text:p>
          </table:table-cell>
          <table:table-cell table:style-name="ce10" office:value-type="float" office:value="31538" calcext:value-type="float">
            <text:p>31 538</text:p>
          </table:table-cell>
          <table:table-cell table:style-name="ce10" office:value-type="float" office:value="28242" calcext:value-type="float">
            <text:p>28 242</text:p>
          </table:table-cell>
          <table:table-cell table:style-name="ce10" office:value-type="float" office:value="900989630" calcext:value-type="float">
            <text:p>900 989 630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3498" calcext:value-type="float">
            <text:p>3 498</text:p>
          </table:table-cell>
          <table:table-cell table:style-name="ce10" office:value-type="float" office:value="1418" calcext:value-type="float">
            <text:p>1 418</text:p>
          </table:table-cell>
          <table:table-cell table:style-name="ce10" office:value-type="float" office:value="70423" calcext:value-type="float">
            <text:p>70 423</text:p>
          </table:table-cell>
          <table:table-cell table:style-name="ce10" office:value-type="float" office:value="65191" calcext:value-type="float">
            <text:p>65 191</text:p>
          </table:table-cell>
          <table:table-cell table:style-name="ce10" office:value-type="float" office:value="2156345034" calcext:value-type="float">
            <text:p>2 156 345 034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446" calcext:value-type="float">
            <text:p>1 446</text:p>
          </table:table-cell>
          <table:table-cell table:style-name="ce10" office:value-type="float" office:value="963" calcext:value-type="float">
            <text:p>963</text:p>
          </table:table-cell>
          <table:table-cell table:style-name="ce10" office:value-type="float" office:value="134246" calcext:value-type="float">
            <text:p>134 246</text:p>
          </table:table-cell>
          <table:table-cell table:style-name="ce10" office:value-type="float" office:value="125057" calcext:value-type="float">
            <text:p>125 057</text:p>
          </table:table-cell>
          <table:table-cell table:style-name="ce10" office:value-type="float" office:value="4316065996" calcext:value-type="float">
            <text:p>4 316 065 996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258" calcext:value-type="float">
            <text:p>258</text:p>
          </table:table-cell>
          <table:table-cell table:style-name="ce10" office:value-type="float" office:value="168" calcext:value-type="float">
            <text:p>168</text:p>
          </table:table-cell>
          <table:table-cell table:style-name="ce10" office:value-type="float" office:value="200831" calcext:value-type="float">
            <text:p>200 831</text:p>
          </table:table-cell>
          <table:table-cell table:style-name="ce10" office:value-type="float" office:value="187169" calcext:value-type="float">
            <text:p>187 169</text:p>
          </table:table-cell>
          <table:table-cell table:style-name="ce10" office:value-type="float" office:value="6243686474" calcext:value-type="float">
            <text:p>6 243 686 474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62" calcext:value-type="float">
            <text:p>462</text:p>
          </table:table-cell>
          <table:table-cell table:style-name="ce10" office:value-type="float" office:value="453" calcext:value-type="float">
            <text:p>453</text:p>
          </table:table-cell>
          <table:table-cell table:style-name="ce10" office:value-type="float" office:value="23161961" calcext:value-type="float">
            <text:p>23 161 961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3770273" calcext:value-type="float">
            <text:p>3 770 273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3 - Moyennes entreprises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603" calcext:value-type="float">
            <text:p>603</text:p>
          </table:table-cell>
          <table:table-cell table:style-name="ce10" office:value-type="float" office:value="479" calcext:value-type="float">
            <text:p>479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27" calcext:value-type="float">
            <text:p>227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4297" calcext:value-type="float">
            <text:p>4 297</text:p>
          </table:table-cell>
          <table:table-cell table:style-name="ce10" office:value-type="float" office:value="3553" calcext:value-type="float">
            <text:p>3 553</text:p>
          </table:table-cell>
          <table:table-cell table:style-name="ce10" office:value-type="float" office:value="106870729" calcext:value-type="float">
            <text:p>106 870 729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601" calcext:value-type="float">
            <text:p>2 601</text:p>
          </table:table-cell>
          <table:table-cell table:style-name="ce10" office:value-type="float" office:value="2234" calcext:value-type="float">
            <text:p>2 234</text:p>
          </table:table-cell>
          <table:table-cell table:style-name="ce10" office:value-type="float" office:value="65202112" calcext:value-type="float">
            <text:p>65 202 112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4 - Grandes entreprises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8871" calcext:value-type="float">
            <text:p>8 871</text:p>
          </table:table-cell>
          <table:table-cell table:style-name="ce10" office:value-type="float" office:value="7891" calcext:value-type="float">
            <text:p>7 891</text:p>
          </table:table-cell>
          <table:table-cell table:style-name="ce10" office:value-type="float" office:value="22828" calcext:value-type="float">
            <text:p>22 828</text:p>
          </table:table-cell>
          <table:table-cell table:style-name="ce10" office:value-type="float" office:value="21992" calcext:value-type="float">
            <text:p>21 992</text:p>
          </table:table-cell>
          <table:table-cell table:style-name="ce10" office:value-type="float" office:value="637922924" calcext:value-type="float">
            <text:p>637 922 924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135" calcext:value-type="float">
            <text:p>1 135</text:p>
          </table:table-cell>
          <table:table-cell table:style-name="ce10" office:value-type="float" office:value="913" calcext:value-type="float">
            <text:p>913</text:p>
          </table:table-cell>
          <table:table-cell table:style-name="ce10" office:value-type="float" office:value="19744" calcext:value-type="float">
            <text:p>19 744</text:p>
          </table:table-cell>
          <table:table-cell table:style-name="ce10" office:value-type="float" office:value="18129" calcext:value-type="float">
            <text:p>18 129</text:p>
          </table:table-cell>
          <table:table-cell table:style-name="ce10" office:value-type="float" office:value="631685332" calcext:value-type="float">
            <text:p>631 685 332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15" calcext:value-type="float">
            <text:p>215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57" calcext:value-type="float">
            <text:p>257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5151" calcext:value-type="float">
            <text:p>5 151</text:p>
          </table:table-cell>
          <table:table-cell table:style-name="ce10" office:value-type="float" office:value="4901" calcext:value-type="float">
            <text:p>4 901</text:p>
          </table:table-cell>
          <table:table-cell table:style-name="ce10" office:value-type="float" office:value="218666600" calcext:value-type="float">
            <text:p>218 666 600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101" calcext:value-type="float">
            <text:p>10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0001" calcext:value-type="float">
            <text:p>20 001</text:p>
          </table:table-cell>
          <table:table-cell table:style-name="ce10" office:value-type="float" office:value="18965" calcext:value-type="float">
            <text:p>18 965</text:p>
          </table:table-cell>
          <table:table-cell table:style-name="ce10" office:value-type="float" office:value="733312709" calcext:value-type="float">
            <text:p>733 312 709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84" calcext:value-type="float">
            <text:p>284</text:p>
          </table:table-cell>
          <table:table-cell table:style-name="ce10" office:value-type="float" office:value="217" calcext:value-type="float">
            <text:p>217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1781" calcext:value-type="float">
            <text:p>1 781</text:p>
          </table:table-cell>
          <table:table-cell table:style-name="ce10" office:value-type="float" office:value="1590" calcext:value-type="float">
            <text:p>1 590</text:p>
          </table:table-cell>
          <table:table-cell table:style-name="ce10" office:value-type="float" office:value="49768858" calcext:value-type="float">
            <text:p>49 768 858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3546" calcext:value-type="float">
            <text:p>3 546</text:p>
          </table:table-cell>
          <table:table-cell table:style-name="ce10" office:value-type="float" office:value="3021" calcext:value-type="float">
            <text:p>3 021</text:p>
          </table:table-cell>
          <table:table-cell table:style-name="ce10" office:value-type="float" office:value="9179" calcext:value-type="float">
            <text:p>9 179</text:p>
          </table:table-cell>
          <table:table-cell table:style-name="ce10" office:value-type="float" office:value="8991" calcext:value-type="float">
            <text:p>8 991</text:p>
          </table:table-cell>
          <table:table-cell table:style-name="ce10" office:value-type="float" office:value="268209625" calcext:value-type="float">
            <text:p>268 209 625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512" calcext:value-type="float">
            <text:p>512</text:p>
          </table:table-cell>
          <table:table-cell table:style-name="ce10" office:value-type="float" office:value="404" calcext:value-type="float">
            <text:p>404</text:p>
          </table:table-cell>
          <table:table-cell table:style-name="ce10" office:value-type="float" office:value="8996" calcext:value-type="float">
            <text:p>8 996</text:p>
          </table:table-cell>
          <table:table-cell table:style-name="ce10" office:value-type="float" office:value="8358" calcext:value-type="float">
            <text:p>8 358</text:p>
          </table:table-cell>
          <table:table-cell table:style-name="ce10" office:value-type="float" office:value="295306207" calcext:value-type="float">
            <text:p>295 306 207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4 - Grandes entreprises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414" calcext:value-type="float">
            <text:p>414</text:p>
          </table:table-cell>
          <table:table-cell table:style-name="ce10" office:value-type="float" office:value="424" calcext:value-type="float">
            <text:p>424</text:p>
          </table:table-cell>
          <table:table-cell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88" calcext:value-type="float">
            <text:p>18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4195" calcext:value-type="float">
            <text:p>4 195</text:p>
          </table:table-cell>
          <table:table-cell table:style-name="ce10" office:value-type="float" office:value="4113" calcext:value-type="float">
            <text:p>4 113</text:p>
          </table:table-cell>
          <table:table-cell table:style-name="ce10" office:value-type="float" office:value="186463873" calcext:value-type="float">
            <text:p>186 463 873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71" calcext:value-type="float">
            <text:p>7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396" calcext:value-type="float">
            <text:p>1 396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5218" calcext:value-type="float">
            <text:p>5 218</text:p>
          </table:table-cell>
          <table:table-cell table:style-name="ce10" office:value-type="float" office:value="5288" calcext:value-type="float">
            <text:p>5 288</text:p>
          </table:table-cell>
          <table:table-cell table:style-name="ce10" office:value-type="float" office:value="228374030" calcext:value-type="float">
            <text:p>228 374 030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89" calcext:value-type="float">
            <text:p>289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4929" calcext:value-type="float">
            <text:p>4 929</text:p>
          </table:table-cell>
          <table:table-cell table:style-name="ce10" office:value-type="float" office:value="4691" calcext:value-type="float">
            <text:p>4 691</text:p>
          </table:table-cell>
          <table:table-cell table:style-name="ce10" office:value-type="float" office:value="200289387" calcext:value-type="float">
            <text:p>200 289 387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4912" calcext:value-type="float">
            <text:p>4 912</text:p>
          </table:table-cell>
          <table:table-cell table:style-name="ce10" office:value-type="float" office:value="4633" calcext:value-type="float">
            <text:p>4 633</text:p>
          </table:table-cell>
          <table:table-cell table:style-name="ce10" office:value-type="float" office:value="202288780" calcext:value-type="float">
            <text:p>202 288 780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579" calcext:value-type="float">
            <text:p>4 579</text:p>
          </table:table-cell>
          <table:table-cell table:style-name="ce10" office:value-type="float" office:value="4460" calcext:value-type="float">
            <text:p>4 460</text:p>
          </table:table-cell>
          <table:table-cell table:style-name="ce10" office:value-type="float" office:value="212179300" calcext:value-type="float">
            <text:p>212 179 300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384" calcext:value-type="float">
            <text:p>384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847" calcext:value-type="float">
            <text:p>2 847</text:p>
          </table:table-cell>
          <table:table-cell table:style-name="ce10" office:value-type="float" office:value="2649" calcext:value-type="float">
            <text:p>2 649</text:p>
          </table:table-cell>
          <table:table-cell table:style-name="ce10" office:value-type="float" office:value="106907612" calcext:value-type="float">
            <text:p>106 907 612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8725" calcext:value-type="float">
            <text:p>8 725</text:p>
          </table:table-cell>
          <table:table-cell table:style-name="ce10" office:value-type="float" office:value="7502" calcext:value-type="float">
            <text:p>7 502</text:p>
          </table:table-cell>
          <table:table-cell table:style-name="ce10" office:value-type="float" office:value="14425" calcext:value-type="float">
            <text:p>14 425</text:p>
          </table:table-cell>
          <table:table-cell table:style-name="ce10" office:value-type="float" office:value="13897" calcext:value-type="float">
            <text:p>13 897</text:p>
          </table:table-cell>
          <table:table-cell table:style-name="ce10" office:value-type="float" office:value="413407130" calcext:value-type="float">
            <text:p>413 407 130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672" calcext:value-type="float">
            <text:p>2 672</text:p>
          </table:table-cell>
          <table:table-cell table:style-name="ce10" office:value-type="float" office:value="1496" calcext:value-type="float">
            <text:p>1 496</text:p>
          </table:table-cell>
          <table:table-cell table:style-name="ce10" office:value-type="float" office:value="54246" calcext:value-type="float">
            <text:p>54 246</text:p>
          </table:table-cell>
          <table:table-cell table:style-name="ce10" office:value-type="float" office:value="46097" calcext:value-type="float">
            <text:p>46 097</text:p>
          </table:table-cell>
          <table:table-cell table:style-name="ce10" office:value-type="float" office:value="1389603785" calcext:value-type="float">
            <text:p>1 389 603 785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975" calcext:value-type="float">
            <text:p>975</text:p>
          </table:table-cell>
          <table:table-cell table:style-name="ce10" office:value-type="float" office:value="540" calcext:value-type="float">
            <text:p>540</text:p>
          </table:table-cell>
          <table:table-cell table:style-name="ce10" office:value-type="float" office:value="80869" calcext:value-type="float">
            <text:p>80 869</text:p>
          </table:table-cell>
          <table:table-cell table:style-name="ce10" office:value-type="float" office:value="68259" calcext:value-type="float">
            <text:p>68 259</text:p>
          </table:table-cell>
          <table:table-cell table:style-name="ce10" office:value-type="float" office:value="1879323400" calcext:value-type="float">
            <text:p>1 879 323 400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0078" calcext:value-type="float">
            <text:p>20 078</text:p>
          </table:table-cell>
          <table:table-cell table:style-name="ce10" office:value-type="float" office:value="17031" calcext:value-type="float">
            <text:p>17 031</text:p>
          </table:table-cell>
          <table:table-cell table:style-name="ce10" office:value-type="float" office:value="431289665" calcext:value-type="float">
            <text:p>431 289 665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101" calcext:value-type="float">
            <text:p>3 101</text:p>
          </table:table-cell>
          <table:table-cell table:style-name="ce10" office:value-type="float" office:value="2835" calcext:value-type="float">
            <text:p>2 835</text:p>
          </table:table-cell>
          <table:table-cell table:style-name="ce10" office:value-type="float" office:value="77707481" calcext:value-type="float">
            <text:p>77 707 481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08159" calcext:value-type="float">
            <text:p>108 159</text:p>
          </table:table-cell>
          <table:table-cell table:style-name="ce10" office:value-type="float" office:value="90735" calcext:value-type="float">
            <text:p>90 735</text:p>
          </table:table-cell>
          <table:table-cell table:style-name="ce10" office:value-type="float" office:value="252405" calcext:value-type="float">
            <text:p>252 405</text:p>
          </table:table-cell>
          <table:table-cell table:style-name="ce10" office:value-type="float" office:value="243885" calcext:value-type="float">
            <text:p>243 885</text:p>
          </table:table-cell>
          <table:table-cell table:style-name="ce10" office:value-type="float" office:value="7057714015" calcext:value-type="float">
            <text:p>7 057 714 015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7510" calcext:value-type="float">
            <text:p>17 510</text:p>
          </table:table-cell>
          <table:table-cell table:style-name="ce10" office:value-type="float" office:value="12097" calcext:value-type="float">
            <text:p>12 097</text:p>
          </table:table-cell>
          <table:table-cell table:style-name="ce10" office:value-type="float" office:value="333696" calcext:value-type="float">
            <text:p>333 696</text:p>
          </table:table-cell>
          <table:table-cell table:style-name="ce10" office:value-type="float" office:value="307634" calcext:value-type="float">
            <text:p>307 634</text:p>
          </table:table-cell>
          <table:table-cell table:style-name="ce10" office:value-type="float" office:value="9950057824" calcext:value-type="float">
            <text:p>9 950 057 824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381" calcext:value-type="float">
            <text:p>3 381</text:p>
          </table:table-cell>
          <table:table-cell table:style-name="ce10" office:value-type="float" office:value="1916" calcext:value-type="float">
            <text:p>1 916</text:p>
          </table:table-cell>
          <table:table-cell table:style-name="ce10" office:value-type="float" office:value="318332" calcext:value-type="float">
            <text:p>318 332</text:p>
          </table:table-cell>
          <table:table-cell table:style-name="ce10" office:value-type="float" office:value="297587" calcext:value-type="float">
            <text:p>297 587</text:p>
          </table:table-cell>
          <table:table-cell table:style-name="ce10" office:value-type="float" office:value="10592689413" calcext:value-type="float">
            <text:p>10 592 689 413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512" calcext:value-type="float">
            <text:p>512</text:p>
          </table:table-cell>
          <table:table-cell table:style-name="ce10" office:value-type="float" office:value="257" calcext:value-type="float">
            <text:p>257</text:p>
          </table:table-cell>
          <table:table-cell table:style-name="ce10" office:value-type="float" office:value="250512" calcext:value-type="float">
            <text:p>250 512</text:p>
          </table:table-cell>
          <table:table-cell table:style-name="ce10" office:value-type="float" office:value="233819" calcext:value-type="float">
            <text:p>233 819</text:p>
          </table:table-cell>
          <table:table-cell table:style-name="ce10" office:value-type="float" office:value="9140558506" calcext:value-type="float">
            <text:p>9 140 558 506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8665" calcext:value-type="float">
            <text:p>8 665</text:p>
          </table:table-cell>
          <table:table-cell table:style-name="ce10" office:value-type="float" office:value="4022" calcext:value-type="float">
            <text:p>4 022</text:p>
          </table:table-cell>
          <table:table-cell table:style-name="ce10" office:value-type="float" office:value="29206" calcext:value-type="float">
            <text:p>29 206</text:p>
          </table:table-cell>
          <table:table-cell table:style-name="ce10" office:value-type="float" office:value="26328" calcext:value-type="float">
            <text:p>26 328</text:p>
          </table:table-cell>
          <table:table-cell table:style-name="ce10" office:value-type="float" office:value="845320679" calcext:value-type="float">
            <text:p>845 320 679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3511" calcext:value-type="float">
            <text:p>3 511</text:p>
          </table:table-cell>
          <table:table-cell table:style-name="ce10" office:value-type="float" office:value="1365" calcext:value-type="float">
            <text:p>1 365</text:p>
          </table:table-cell>
          <table:table-cell table:style-name="ce10" office:value-type="float" office:value="67453" calcext:value-type="float">
            <text:p>67 453</text:p>
          </table:table-cell>
          <table:table-cell table:style-name="ce10" office:value-type="float" office:value="62479" calcext:value-type="float">
            <text:p>62 479</text:p>
          </table:table-cell>
          <table:table-cell table:style-name="ce10" office:value-type="float" office:value="2033846924" calcext:value-type="float">
            <text:p>2 033 846 924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573" calcext:value-type="float">
            <text:p>1 573</text:p>
          </table:table-cell>
          <table:table-cell table:style-name="ce10" office:value-type="float" office:value="1084" calcext:value-type="float">
            <text:p>1 084</text:p>
          </table:table-cell>
          <table:table-cell table:style-name="ce10" office:value-type="float" office:value="140901" calcext:value-type="float">
            <text:p>140 901</text:p>
          </table:table-cell>
          <table:table-cell table:style-name="ce10" office:value-type="float" office:value="131257" calcext:value-type="float">
            <text:p>131 257</text:p>
          </table:table-cell>
          <table:table-cell table:style-name="ce10" office:value-type="float" office:value="4410361504" calcext:value-type="float">
            <text:p>4 410 361 504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306" calcext:value-type="float">
            <text:p>306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246513" calcext:value-type="float">
            <text:p>246 513</text:p>
          </table:table-cell>
          <table:table-cell table:style-name="ce10" office:value-type="float" office:value="227682" calcext:value-type="float">
            <text:p>227 682</text:p>
          </table:table-cell>
          <table:table-cell table:style-name="ce10" office:value-type="float" office:value="7485223014" calcext:value-type="float">
            <text:p>7 485 223 014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419" calcext:value-type="float">
            <text:p>1 419</text:p>
          </table:table-cell>
          <table:table-cell table:style-name="ce10" office:value-type="float" office:value="317" calcext:value-type="float">
            <text:p>317</text:p>
          </table:table-cell>
          <table:table-cell table:style-name="ce10" office:value-type="float" office:value="5772" calcext:value-type="float">
            <text:p>5 772</text:p>
          </table:table-cell>
          <table:table-cell table:style-name="ce10" office:value-type="float" office:value="6205" calcext:value-type="float">
            <text:p>6 205</text:p>
          </table:table-cell>
          <table:table-cell table:style-name="ce10" office:value-type="float" office:value="278891682" calcext:value-type="float">
            <text:p>278 891 682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392" calcext:value-type="float">
            <text:p>392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6865" calcext:value-type="float">
            <text:p>6 865</text:p>
          </table:table-cell>
          <table:table-cell table:style-name="ce10" office:value-type="float" office:value="6529" calcext:value-type="float">
            <text:p>6 529</text:p>
          </table:table-cell>
          <table:table-cell table:style-name="ce10" office:value-type="float" office:value="309346864" calcext:value-type="float">
            <text:p>309 346 864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4827" calcext:value-type="float">
            <text:p>4 827</text:p>
          </table:table-cell>
          <table:table-cell table:style-name="ce10" office:value-type="float" office:value="4496" calcext:value-type="float">
            <text:p>4 496</text:p>
          </table:table-cell>
          <table:table-cell table:style-name="ce10" office:value-type="float" office:value="226824927" calcext:value-type="float">
            <text:p>226 824 927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6784" calcext:value-type="float">
            <text:p>16 784</text:p>
          </table:table-cell>
          <table:table-cell table:style-name="ce10" office:value-type="float" office:value="16237" calcext:value-type="float">
            <text:p>16 237</text:p>
          </table:table-cell>
          <table:table-cell table:style-name="ce10" office:value-type="float" office:value="932370664" calcext:value-type="float">
            <text:p>932 370 664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417" calcext:value-type="float">
            <text:p>417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1553" calcext:value-type="float">
            <text:p>1 553</text:p>
          </table:table-cell>
          <table:table-cell table:style-name="ce10" office:value-type="float" office:value="1477" calcext:value-type="float">
            <text:p>1 477</text:p>
          </table:table-cell>
          <table:table-cell table:style-name="ce10" office:value-type="float" office:value="72174503" calcext:value-type="float">
            <text:p>72 174 503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3161" calcext:value-type="float">
            <text:p>3 161</text:p>
          </table:table-cell>
          <table:table-cell table:style-name="ce10" office:value-type="float" office:value="2886" calcext:value-type="float">
            <text:p>2 886</text:p>
          </table:table-cell>
          <table:table-cell table:style-name="ce10" office:value-type="float" office:value="143416274" calcext:value-type="float">
            <text:p>143 416 274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10443" calcext:value-type="float">
            <text:p>10 443</text:p>
          </table:table-cell>
          <table:table-cell table:style-name="ce10" office:value-type="float" office:value="9416" calcext:value-type="float">
            <text:p>9 416</text:p>
          </table:table-cell>
          <table:table-cell table:style-name="ce10" office:value-type="float" office:value="438353317" calcext:value-type="float">
            <text:p>438 353 317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216" calcext:value-type="float">
            <text:p>8 216</text:p>
          </table:table-cell>
          <table:table-cell table:style-name="ce10" office:value-type="float" office:value="7772" calcext:value-type="float">
            <text:p>7 772</text:p>
          </table:table-cell>
          <table:table-cell table:style-name="ce10" office:value-type="float" office:value="432328862" calcext:value-type="float">
            <text:p>432 328 862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2891" calcext:value-type="float">
            <text:p>22 891</text:p>
          </table:table-cell>
          <table:table-cell table:style-name="ce10" office:value-type="float" office:value="20221" calcext:value-type="float">
            <text:p>20 221</text:p>
          </table:table-cell>
          <table:table-cell table:style-name="ce10" office:value-type="float" office:value="37582" calcext:value-type="float">
            <text:p>37 582</text:p>
          </table:table-cell>
          <table:table-cell table:style-name="ce10" office:value-type="float" office:value="35939" calcext:value-type="float">
            <text:p>35 939</text:p>
          </table:table-cell>
          <table:table-cell table:style-name="ce10" office:value-type="float" office:value="1309241057" calcext:value-type="float">
            <text:p>1 309 241 057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5512" calcext:value-type="float">
            <text:p>5 512</text:p>
          </table:table-cell>
          <table:table-cell table:style-name="ce10" office:value-type="float" office:value="3422" calcext:value-type="float">
            <text:p>3 422</text:p>
          </table:table-cell>
          <table:table-cell table:style-name="ce10" office:value-type="float" office:value="100380" calcext:value-type="float">
            <text:p>100 380</text:p>
          </table:table-cell>
          <table:table-cell table:style-name="ce10" office:value-type="float" office:value="83717" calcext:value-type="float">
            <text:p>83 717</text:p>
          </table:table-cell>
          <table:table-cell table:style-name="ce10" office:value-type="float" office:value="2988499421" calcext:value-type="float">
            <text:p>2 988 499 421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500" calcext:value-type="float">
            <text:p>1 500</text:p>
          </table:table-cell>
          <table:table-cell table:style-name="ce10" office:value-type="float" office:value="799" calcext:value-type="float">
            <text:p>799</text:p>
          </table:table-cell>
          <table:table-cell table:style-name="ce10" office:value-type="float" office:value="122875" calcext:value-type="float">
            <text:p>122 875</text:p>
          </table:table-cell>
          <table:table-cell table:style-name="ce10" office:value-type="float" office:value="107418" calcext:value-type="float">
            <text:p>107 418</text:p>
          </table:table-cell>
          <table:table-cell table:style-name="ce10" office:value-type="float" office:value="3533734279" calcext:value-type="float">
            <text:p>3 533 734 279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38722" calcext:value-type="float">
            <text:p>38 722</text:p>
          </table:table-cell>
          <table:table-cell table:style-name="ce10" office:value-type="float" office:value="36251" calcext:value-type="float">
            <text:p>36 251</text:p>
          </table:table-cell>
          <table:table-cell table:style-name="ce10" office:value-type="float" office:value="1505651316" calcext:value-type="float">
            <text:p>1 505 651 316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71" calcext:value-type="float">
            <text:p>271</text:p>
          </table:table-cell>
          <table:table-cell table:style-name="ce10" office:value-type="float" office:value="171" calcext:value-type="float">
            <text:p>171</text:p>
          </table:table-cell>
          <table:table-cell table:style-name="ce10" office:value-type="float" office:value="914" calcext:value-type="float">
            <text:p>914</text:p>
          </table:table-cell>
          <table:table-cell table:style-name="ce10" office:value-type="float" office:value="894" calcext:value-type="float">
            <text:p>894</text:p>
          </table:table-cell>
          <table:table-cell table:style-name="ce10" office:value-type="float" office:value="38714608" calcext:value-type="float">
            <text:p>38 714 608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21" calcext:value-type="float">
            <text:p>221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5105" calcext:value-type="float">
            <text:p>5 105</text:p>
          </table:table-cell>
          <table:table-cell table:style-name="ce10" office:value-type="float" office:value="4617" calcext:value-type="float">
            <text:p>4 617</text:p>
          </table:table-cell>
          <table:table-cell table:style-name="ce10" office:value-type="float" office:value="168468838" calcext:value-type="float">
            <text:p>168 468 838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42" calcext:value-type="float">
            <text:p>14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12613" calcext:value-type="float">
            <text:p>12 613</text:p>
          </table:table-cell>
          <table:table-cell table:style-name="ce10" office:value-type="float" office:value="11288" calcext:value-type="float">
            <text:p>11 288</text:p>
          </table:table-cell>
          <table:table-cell table:style-name="ce10" office:value-type="float" office:value="383069729" calcext:value-type="float">
            <text:p>383 069 729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4226" calcext:value-type="float">
            <text:p>14 226</text:p>
          </table:table-cell>
          <table:table-cell table:style-name="ce10" office:value-type="float" office:value="13056" calcext:value-type="float">
            <text:p>13 056</text:p>
          </table:table-cell>
          <table:table-cell table:style-name="ce10" office:value-type="float" office:value="565532129" calcext:value-type="float">
            <text:p>565 532 129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357447" calcext:value-type="float">
            <text:p>357 447</text:p>
          </table:table-cell>
          <table:table-cell table:style-name="ce10" office:value-type="float" office:value="312535" calcext:value-type="float">
            <text:p>312 535</text:p>
          </table:table-cell>
          <table:table-cell table:style-name="ce10" office:value-type="float" office:value="777328" calcext:value-type="float">
            <text:p>777 328</text:p>
          </table:table-cell>
          <table:table-cell table:style-name="ce10" office:value-type="float" office:value="764050" calcext:value-type="float">
            <text:p>764 050</text:p>
          </table:table-cell>
          <table:table-cell table:style-name="ce10" office:value-type="float" office:value="28076313752" calcext:value-type="float">
            <text:p>28 076 313 752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51624" calcext:value-type="float">
            <text:p>51 624</text:p>
          </table:table-cell>
          <table:table-cell table:style-name="ce10" office:value-type="float" office:value="37500" calcext:value-type="float">
            <text:p>37 500</text:p>
          </table:table-cell>
          <table:table-cell table:style-name="ce10" office:value-type="float" office:value="946284" calcext:value-type="float">
            <text:p>946 284</text:p>
          </table:table-cell>
          <table:table-cell table:style-name="ce10" office:value-type="float" office:value="863197" calcext:value-type="float">
            <text:p>863 197</text:p>
          </table:table-cell>
          <table:table-cell table:style-name="ce10" office:value-type="float" office:value="37522663316" calcext:value-type="float">
            <text:p>37 522 663 316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0291" calcext:value-type="float">
            <text:p>10 291</text:p>
          </table:table-cell>
          <table:table-cell table:style-name="ce10" office:value-type="float" office:value="6074" calcext:value-type="float">
            <text:p>6 074</text:p>
          </table:table-cell>
          <table:table-cell table:style-name="ce10" office:value-type="float" office:value="962988" calcext:value-type="float">
            <text:p>962 988</text:p>
          </table:table-cell>
          <table:table-cell table:style-name="ce10" office:value-type="float" office:value="907766" calcext:value-type="float">
            <text:p>907 766</text:p>
          </table:table-cell>
          <table:table-cell table:style-name="ce10" office:value-type="float" office:value="46116922153" calcext:value-type="float">
            <text:p>46 116 922 153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2042" calcext:value-type="float">
            <text:p>2 042</text:p>
          </table:table-cell>
          <table:table-cell table:style-name="ce10" office:value-type="float" office:value="984" calcext:value-type="float">
            <text:p>984</text:p>
          </table:table-cell>
          <table:table-cell table:style-name="ce10" office:value-type="float" office:value="1236086" calcext:value-type="float">
            <text:p>1 236 086</text:p>
          </table:table-cell>
          <table:table-cell table:style-name="ce10" office:value-type="float" office:value="1173015" calcext:value-type="float">
            <text:p>1 173 015</text:p>
          </table:table-cell>
          <table:table-cell table:style-name="ce10" office:value-type="float" office:value="69363401981" calcext:value-type="float">
            <text:p>69 363 401 981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6299" calcext:value-type="float">
            <text:p>6 299</text:p>
          </table:table-cell>
          <table:table-cell table:style-name="ce10" office:value-type="float" office:value="1251" calcext:value-type="float">
            <text:p>1 251</text:p>
          </table:table-cell>
          <table:table-cell table:style-name="ce10" office:value-type="float" office:value="28147" calcext:value-type="float">
            <text:p>28 147</text:p>
          </table:table-cell>
          <table:table-cell table:style-name="ce10" office:value-type="float" office:value="28184" calcext:value-type="float">
            <text:p>28 184</text:p>
          </table:table-cell>
          <table:table-cell table:style-name="ce10" office:value-type="float" office:value="969672787" calcext:value-type="float">
            <text:p>969 672 787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6615" calcext:value-type="float">
            <text:p>6 615</text:p>
          </table:table-cell>
          <table:table-cell table:style-name="ce10" office:value-type="float" office:value="1098" calcext:value-type="float">
            <text:p>1 098</text:p>
          </table:table-cell>
          <table:table-cell table:style-name="ce10" office:value-type="float" office:value="133814" calcext:value-type="float">
            <text:p>133 814</text:p>
          </table:table-cell>
          <table:table-cell table:style-name="ce10" office:value-type="float" office:value="125631" calcext:value-type="float">
            <text:p>125 631</text:p>
          </table:table-cell>
          <table:table-cell table:style-name="ce10" office:value-type="float" office:value="4252799516" calcext:value-type="float">
            <text:p>4 252 799 516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810" calcext:value-type="float">
            <text:p>2 810</text:p>
          </table:table-cell>
          <table:table-cell table:style-name="ce10" office:value-type="float" office:value="1725" calcext:value-type="float">
            <text:p>1 725</text:p>
          </table:table-cell>
          <table:table-cell table:style-name="ce10" office:value-type="float" office:value="258089" calcext:value-type="float">
            <text:p>258 089</text:p>
          </table:table-cell>
          <table:table-cell table:style-name="ce10" office:value-type="float" office:value="244842" calcext:value-type="float">
            <text:p>244 842</text:p>
          </table:table-cell>
          <table:table-cell table:style-name="ce10" office:value-type="float" office:value="9212011669" calcext:value-type="float">
            <text:p>9 212 011 669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915" calcext:value-type="float">
            <text:p>915</text:p>
          </table:table-cell>
          <table:table-cell table:style-name="ce10" office:value-type="float" office:value="531" calcext:value-type="float">
            <text:p>531</text:p>
          </table:table-cell>
          <table:table-cell table:style-name="ce10" office:value-type="float" office:value="803284" calcext:value-type="float">
            <text:p>803 284</text:p>
          </table:table-cell>
          <table:table-cell table:style-name="ce10" office:value-type="float" office:value="754007" calcext:value-type="float">
            <text:p>754 007</text:p>
          </table:table-cell>
          <table:table-cell table:style-name="ce10" office:value-type="float" office:value="28466471883" calcext:value-type="float">
            <text:p>28 466 471 883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41" calcext:value-type="float">
            <text:p>141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967" calcext:value-type="float">
            <text:p>967</text:p>
          </table:table-cell>
          <table:table-cell table:style-name="ce10" office:value-type="float" office:value="905" calcext:value-type="float">
            <text:p>905</text:p>
          </table:table-cell>
          <table:table-cell table:style-name="ce10" office:value-type="float" office:value="41213073" calcext:value-type="float">
            <text:p>41 213 073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4 - Grandes entreprises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2580823" calcext:value-type="float">
            <text:p>2 580 823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3 - Moyennes entreprises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342" calcext:value-type="float">
            <text:p>1 342</text:p>
          </table:table-cell>
          <table:table-cell table:style-name="ce10" office:value-type="float" office:value="1181" calcext:value-type="float">
            <text:p>1 181</text:p>
          </table:table-cell>
          <table:table-cell table:style-name="ce10" office:value-type="float" office:value="2841" calcext:value-type="float">
            <text:p>2 841</text:p>
          </table:table-cell>
          <table:table-cell table:style-name="ce10" office:value-type="float" office:value="3108" calcext:value-type="float">
            <text:p>3 108</text:p>
          </table:table-cell>
          <table:table-cell table:style-name="ce10" office:value-type="float" office:value="83777794" calcext:value-type="float">
            <text:p>83 777 794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335" calcext:value-type="float">
            <text:p>335</text:p>
          </table:table-cell>
          <table:table-cell table:style-name="ce10" office:value-type="float" office:value="249" calcext:value-type="float">
            <text:p>249</text:p>
          </table:table-cell>
          <table:table-cell table:style-name="ce10" office:value-type="float" office:value="6553" calcext:value-type="float">
            <text:p>6 553</text:p>
          </table:table-cell>
          <table:table-cell table:style-name="ce10" office:value-type="float" office:value="5426" calcext:value-type="float">
            <text:p>5 426</text:p>
          </table:table-cell>
          <table:table-cell table:style-name="ce10" office:value-type="float" office:value="163489178" calcext:value-type="float">
            <text:p>163 489 178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5506" calcext:value-type="float">
            <text:p>5 506</text:p>
          </table:table-cell>
          <table:table-cell table:style-name="ce10" office:value-type="float" office:value="4990" calcext:value-type="float">
            <text:p>4 990</text:p>
          </table:table-cell>
          <table:table-cell table:style-name="ce10" office:value-type="float" office:value="135708351" calcext:value-type="float">
            <text:p>135 708 351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819" calcext:value-type="float">
            <text:p>1 819</text:p>
          </table:table-cell>
          <table:table-cell table:style-name="ce10" office:value-type="float" office:value="1603" calcext:value-type="float">
            <text:p>1 603</text:p>
          </table:table-cell>
          <table:table-cell table:style-name="ce10" office:value-type="float" office:value="56452283" calcext:value-type="float">
            <text:p>56 452 283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10" calcext:value-type="float">
            <text:p>1 010</text:p>
          </table:table-cell>
          <table:table-cell table:style-name="ce10" office:value-type="float" office:value="927" calcext:value-type="float">
            <text:p>927</text:p>
          </table:table-cell>
          <table:table-cell table:style-name="ce10" office:value-type="float" office:value="28960667" calcext:value-type="float">
            <text:p>28 960 667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8796" calcext:value-type="float">
            <text:p>18 796</text:p>
          </table:table-cell>
          <table:table-cell table:style-name="ce10" office:value-type="float" office:value="16284" calcext:value-type="float">
            <text:p>16 284</text:p>
          </table:table-cell>
          <table:table-cell table:style-name="ce10" office:value-type="float" office:value="41550" calcext:value-type="float">
            <text:p>41 550</text:p>
          </table:table-cell>
          <table:table-cell table:style-name="ce10" office:value-type="float" office:value="41872" calcext:value-type="float">
            <text:p>41 872</text:p>
          </table:table-cell>
          <table:table-cell table:style-name="ce10" office:value-type="float" office:value="1114373823" calcext:value-type="float">
            <text:p>1 114 373 823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447" calcext:value-type="float">
            <text:p>2 447</text:p>
          </table:table-cell>
          <table:table-cell table:style-name="ce10" office:value-type="float" office:value="1948" calcext:value-type="float">
            <text:p>1 948</text:p>
          </table:table-cell>
          <table:table-cell table:style-name="ce10" office:value-type="float" office:value="43291" calcext:value-type="float">
            <text:p>43 291</text:p>
          </table:table-cell>
          <table:table-cell table:style-name="ce10" office:value-type="float" office:value="40878" calcext:value-type="float">
            <text:p>40 878</text:p>
          </table:table-cell>
          <table:table-cell table:style-name="ce10" office:value-type="float" office:value="1270510327" calcext:value-type="float">
            <text:p>1 270 510 327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float" office:value="28614" calcext:value-type="float">
            <text:p>28 614</text:p>
          </table:table-cell>
          <table:table-cell table:style-name="ce10" office:value-type="float" office:value="26841" calcext:value-type="float">
            <text:p>26 841</text:p>
          </table:table-cell>
          <table:table-cell table:style-name="ce10" office:value-type="float" office:value="965272970" calcext:value-type="float">
            <text:p>965 272 970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727" calcext:value-type="float">
            <text:p>8 727</text:p>
          </table:table-cell>
          <table:table-cell table:style-name="ce10" office:value-type="float" office:value="8306" calcext:value-type="float">
            <text:p>8 306</text:p>
          </table:table-cell>
          <table:table-cell table:style-name="ce10" office:value-type="float" office:value="347859932" calcext:value-type="float">
            <text:p>347 859 932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396" calcext:value-type="float">
            <text:p>1 396</text:p>
          </table:table-cell>
          <table:table-cell table:style-name="ce10" office:value-type="float" office:value="1371" calcext:value-type="float">
            <text:p>1 371</text:p>
          </table:table-cell>
          <table:table-cell table:style-name="ce10" office:value-type="float" office:value="71124638" calcext:value-type="float">
            <text:p>71 124 638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457" calcext:value-type="float">
            <text:p>457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8809" calcext:value-type="float">
            <text:p>8 809</text:p>
          </table:table-cell>
          <table:table-cell table:style-name="ce10" office:value-type="float" office:value="8338" calcext:value-type="float">
            <text:p>8 338</text:p>
          </table:table-cell>
          <table:table-cell table:style-name="ce10" office:value-type="float" office:value="418274009" calcext:value-type="float">
            <text:p>418 274 009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07" calcext:value-type="float">
            <text:p>207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21785" calcext:value-type="float">
            <text:p>21 785</text:p>
          </table:table-cell>
          <table:table-cell table:style-name="ce10" office:value-type="float" office:value="20061" calcext:value-type="float">
            <text:p>20 061</text:p>
          </table:table-cell>
          <table:table-cell table:style-name="ce10" office:value-type="float" office:value="944052709" calcext:value-type="float">
            <text:p>944 052 709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9551" calcext:value-type="float">
            <text:p>49 551</text:p>
          </table:table-cell>
          <table:table-cell table:style-name="ce10" office:value-type="float" office:value="46459" calcext:value-type="float">
            <text:p>46 459</text:p>
          </table:table-cell>
          <table:table-cell table:style-name="ce10" office:value-type="float" office:value="1656636372" calcext:value-type="float">
            <text:p>1 656 636 372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373" calcext:value-type="float">
            <text:p>373</text:p>
          </table:table-cell>
          <table:table-cell table:style-name="ce10" office:value-type="float" office:value="18123312" calcext:value-type="float">
            <text:p>18 123 312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2675034" calcext:value-type="float">
            <text:p>2 675 034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570" calcext:value-type="float">
            <text:p>570</text:p>
          </table:table-cell>
          <table:table-cell table:style-name="ce10" office:value-type="float" office:value="498" calcext:value-type="float">
            <text:p>498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131" calcext:value-type="float">
            <text:p>131</text:p>
          </table:table-cell>
          <table:table-cell table:style-name="ce10" office:value-type="float" office:value="3516" calcext:value-type="float">
            <text:p>3 516</text:p>
          </table:table-cell>
          <table:table-cell table:style-name="ce10" office:value-type="float" office:value="2994" calcext:value-type="float">
            <text:p>2 994</text:p>
          </table:table-cell>
          <table:table-cell table:style-name="ce10" office:value-type="float" office:value="95845713" calcext:value-type="float">
            <text:p>95 845 713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134" calcext:value-type="float">
            <text:p>4 134</text:p>
          </table:table-cell>
          <table:table-cell table:style-name="ce10" office:value-type="float" office:value="3368" calcext:value-type="float">
            <text:p>3 368</text:p>
          </table:table-cell>
          <table:table-cell table:style-name="ce10" office:value-type="float" office:value="103667215" calcext:value-type="float">
            <text:p>103 667 215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4 - Grandes entreprises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7948" calcext:value-type="float">
            <text:p>7 948</text:p>
          </table:table-cell>
          <table:table-cell table:style-name="ce10" office:value-type="float" office:value="6916" calcext:value-type="float">
            <text:p>6 916</text:p>
          </table:table-cell>
          <table:table-cell table:style-name="ce10" office:value-type="float" office:value="20849" calcext:value-type="float">
            <text:p>20 849</text:p>
          </table:table-cell>
          <table:table-cell table:style-name="ce10" office:value-type="float" office:value="20565" calcext:value-type="float">
            <text:p>20 565</text:p>
          </table:table-cell>
          <table:table-cell table:style-name="ce10" office:value-type="float" office:value="618601075" calcext:value-type="float">
            <text:p>618 601 075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187" calcext:value-type="float">
            <text:p>1 187</text:p>
          </table:table-cell>
          <table:table-cell table:style-name="ce10" office:value-type="float" office:value="981" calcext:value-type="float">
            <text:p>981</text:p>
          </table:table-cell>
          <table:table-cell table:style-name="ce10" office:value-type="float" office:value="21499" calcext:value-type="float">
            <text:p>21 499</text:p>
          </table:table-cell>
          <table:table-cell table:style-name="ce10" office:value-type="float" office:value="19813" calcext:value-type="float">
            <text:p>19 813</text:p>
          </table:table-cell>
          <table:table-cell table:style-name="ce10" office:value-type="float" office:value="663220856" calcext:value-type="float">
            <text:p>663 220 856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126" calcext:value-type="float">
            <text:p>126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64" calcext:value-type="float">
            <text:p>264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4935" calcext:value-type="float">
            <text:p>4 935</text:p>
          </table:table-cell>
          <table:table-cell table:style-name="ce10" office:value-type="float" office:value="4654" calcext:value-type="float">
            <text:p>4 654</text:p>
          </table:table-cell>
          <table:table-cell table:style-name="ce10" office:value-type="float" office:value="211536147" calcext:value-type="float">
            <text:p>211 536 147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112" calcext:value-type="float">
            <text:p>11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0970" calcext:value-type="float">
            <text:p>20 970</text:p>
          </table:table-cell>
          <table:table-cell table:style-name="ce10" office:value-type="float" office:value="20345" calcext:value-type="float">
            <text:p>20 345</text:p>
          </table:table-cell>
          <table:table-cell table:style-name="ce10" office:value-type="float" office:value="797188210" calcext:value-type="float">
            <text:p>797 188 210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076" calcext:value-type="float">
            <text:p>1 076</text:p>
          </table:table-cell>
          <table:table-cell table:style-name="ce10" office:value-type="float" office:value="349" calcext:value-type="float">
            <text:p>349</text:p>
          </table:table-cell>
          <table:table-cell table:style-name="ce10" office:value-type="float" office:value="3087" calcext:value-type="float">
            <text:p>3 087</text:p>
          </table:table-cell>
          <table:table-cell table:style-name="ce10" office:value-type="float" office:value="3410" calcext:value-type="float">
            <text:p>3 410</text:p>
          </table:table-cell>
          <table:table-cell table:style-name="ce10" office:value-type="float" office:value="138220810" calcext:value-type="float">
            <text:p>138 220 810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4277" calcext:value-type="float">
            <text:p>4 277</text:p>
          </table:table-cell>
          <table:table-cell table:style-name="ce10" office:value-type="float" office:value="4142" calcext:value-type="float">
            <text:p>4 142</text:p>
          </table:table-cell>
          <table:table-cell table:style-name="ce10" office:value-type="float" office:value="167930838" calcext:value-type="float">
            <text:p>167 930 838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227" calcext:value-type="float">
            <text:p>3 227</text:p>
          </table:table-cell>
          <table:table-cell table:style-name="ce10" office:value-type="float" office:value="3067" calcext:value-type="float">
            <text:p>3 067</text:p>
          </table:table-cell>
          <table:table-cell table:style-name="ce10" office:value-type="float" office:value="127822134" calcext:value-type="float">
            <text:p>127 822 134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147" calcext:value-type="float">
            <text:p>5 147</text:p>
          </table:table-cell>
          <table:table-cell table:style-name="ce10" office:value-type="float" office:value="5002" calcext:value-type="float">
            <text:p>5 002</text:p>
          </table:table-cell>
          <table:table-cell table:style-name="ce10" office:value-type="float" office:value="213219805" calcext:value-type="float">
            <text:p>213 219 805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378" calcext:value-type="float">
            <text:p>37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576" calcext:value-type="float">
            <text:p>1 576</text:p>
          </table:table-cell>
          <table:table-cell table:style-name="ce10" office:value-type="float" office:value="1423" calcext:value-type="float">
            <text:p>1 423</text:p>
          </table:table-cell>
          <table:table-cell table:style-name="ce10" office:value-type="float" office:value="45480036" calcext:value-type="float">
            <text:p>45 480 036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4 - Grandes entreprises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6319" calcext:value-type="float">
            <text:p>6 319</text:p>
          </table:table-cell>
          <table:table-cell table:style-name="ce10" office:value-type="float" office:value="5567" calcext:value-type="float">
            <text:p>5 567</text:p>
          </table:table-cell>
          <table:table-cell table:style-name="ce10" office:value-type="float" office:value="10157" calcext:value-type="float">
            <text:p>10 157</text:p>
          </table:table-cell>
          <table:table-cell table:style-name="ce10" office:value-type="float" office:value="9429" calcext:value-type="float">
            <text:p>9 429</text:p>
          </table:table-cell>
          <table:table-cell table:style-name="ce10" office:value-type="float" office:value="275802538" calcext:value-type="float">
            <text:p>275 802 538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558" calcext:value-type="float">
            <text:p>1 558</text:p>
          </table:table-cell>
          <table:table-cell table:style-name="ce10" office:value-type="float" office:value="984" calcext:value-type="float">
            <text:p>984</text:p>
          </table:table-cell>
          <table:table-cell table:style-name="ce10" office:value-type="float" office:value="30153" calcext:value-type="float">
            <text:p>30 153</text:p>
          </table:table-cell>
          <table:table-cell table:style-name="ce10" office:value-type="float" office:value="25686" calcext:value-type="float">
            <text:p>25 686</text:p>
          </table:table-cell>
          <table:table-cell table:style-name="ce10" office:value-type="float" office:value="755596673" calcext:value-type="float">
            <text:p>755 596 673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482" calcext:value-type="float">
            <text:p>482</text:p>
          </table:table-cell>
          <table:table-cell table:style-name="ce10" office:value-type="float" office:value="266" calcext:value-type="float">
            <text:p>266</text:p>
          </table:table-cell>
          <table:table-cell table:style-name="ce10" office:value-type="float" office:value="38132" calcext:value-type="float">
            <text:p>38 132</text:p>
          </table:table-cell>
          <table:table-cell table:style-name="ce10" office:value-type="float" office:value="33401" calcext:value-type="float">
            <text:p>33 401</text:p>
          </table:table-cell>
          <table:table-cell table:style-name="ce10" office:value-type="float" office:value="877800042" calcext:value-type="float">
            <text:p>877 800 042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7058" calcext:value-type="float">
            <text:p>7 058</text:p>
          </table:table-cell>
          <table:table-cell table:style-name="ce10" office:value-type="float" office:value="5656" calcext:value-type="float">
            <text:p>5 656</text:p>
          </table:table-cell>
          <table:table-cell table:style-name="ce10" office:value-type="float" office:value="130978719" calcext:value-type="float">
            <text:p>130 978 719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170" calcext:value-type="float">
            <text:p>2 170</text:p>
          </table:table-cell>
          <table:table-cell table:style-name="ce10" office:value-type="float" office:value="1798" calcext:value-type="float">
            <text:p>1 798</text:p>
          </table:table-cell>
          <table:table-cell table:style-name="ce10" office:value-type="float" office:value="51433780" calcext:value-type="float">
            <text:p>51 433 780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73039" calcext:value-type="float">
            <text:p>73 039</text:p>
          </table:table-cell>
          <table:table-cell table:style-name="ce10" office:value-type="float" office:value="61275" calcext:value-type="float">
            <text:p>61 275</text:p>
          </table:table-cell>
          <table:table-cell table:style-name="ce10" office:value-type="float" office:value="166652" calcext:value-type="float">
            <text:p>166 652</text:p>
          </table:table-cell>
          <table:table-cell table:style-name="ce10" office:value-type="float" office:value="162615" calcext:value-type="float">
            <text:p>162 615</text:p>
          </table:table-cell>
          <table:table-cell table:style-name="ce10" office:value-type="float" office:value="4560809982" calcext:value-type="float">
            <text:p>4 560 809 982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0485" calcext:value-type="float">
            <text:p>10 485</text:p>
          </table:table-cell>
          <table:table-cell table:style-name="ce10" office:value-type="float" office:value="7323" calcext:value-type="float">
            <text:p>7 323</text:p>
          </table:table-cell>
          <table:table-cell table:style-name="ce10" office:value-type="float" office:value="198314" calcext:value-type="float">
            <text:p>198 314</text:p>
          </table:table-cell>
          <table:table-cell table:style-name="ce10" office:value-type="float" office:value="184466" calcext:value-type="float">
            <text:p>184 466</text:p>
          </table:table-cell>
          <table:table-cell table:style-name="ce10" office:value-type="float" office:value="5868424018" calcext:value-type="float">
            <text:p>5 868 424 018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896" calcext:value-type="float">
            <text:p>1 896</text:p>
          </table:table-cell>
          <table:table-cell table:style-name="ce10" office:value-type="float" office:value="1127" calcext:value-type="float">
            <text:p>1 127</text:p>
          </table:table-cell>
          <table:table-cell table:style-name="ce10" office:value-type="float" office:value="176673" calcext:value-type="float">
            <text:p>176 673</text:p>
          </table:table-cell>
          <table:table-cell table:style-name="ce10" office:value-type="float" office:value="165023" calcext:value-type="float">
            <text:p>165 023</text:p>
          </table:table-cell>
          <table:table-cell table:style-name="ce10" office:value-type="float" office:value="5697932808" calcext:value-type="float">
            <text:p>5 697 932 808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261" calcext:value-type="float">
            <text:p>261</text:p>
          </table:table-cell>
          <table:table-cell table:style-name="ce10" office:value-type="float" office:value="136" calcext:value-type="float">
            <text:p>136</text:p>
          </table:table-cell>
          <table:table-cell table:style-name="ce10" office:value-type="float" office:value="128354" calcext:value-type="float">
            <text:p>128 354</text:p>
          </table:table-cell>
          <table:table-cell table:style-name="ce10" office:value-type="float" office:value="121008" calcext:value-type="float">
            <text:p>121 008</text:p>
          </table:table-cell>
          <table:table-cell table:style-name="ce10" office:value-type="float" office:value="5092234390" calcext:value-type="float">
            <text:p>5 092 234 390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5401" calcext:value-type="float">
            <text:p>5 401</text:p>
          </table:table-cell>
          <table:table-cell table:style-name="ce10" office:value-type="float" office:value="2679" calcext:value-type="float">
            <text:p>2 679</text:p>
          </table:table-cell>
          <table:table-cell table:style-name="ce10" office:value-type="float" office:value="17926" calcext:value-type="float">
            <text:p>17 926</text:p>
          </table:table-cell>
          <table:table-cell table:style-name="ce10" office:value-type="float" office:value="16132" calcext:value-type="float">
            <text:p>16 132</text:p>
          </table:table-cell>
          <table:table-cell table:style-name="ce10" office:value-type="float" office:value="513251365" calcext:value-type="float">
            <text:p>513 251 365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179" calcext:value-type="float">
            <text:p>2 179</text:p>
          </table:table-cell>
          <table:table-cell table:style-name="ce10" office:value-type="float" office:value="1025" calcext:value-type="float">
            <text:p>1 025</text:p>
          </table:table-cell>
          <table:table-cell table:style-name="ce10" office:value-type="float" office:value="42205" calcext:value-type="float">
            <text:p>42 205</text:p>
          </table:table-cell>
          <table:table-cell table:style-name="ce10" office:value-type="float" office:value="39090" calcext:value-type="float">
            <text:p>39 090</text:p>
          </table:table-cell>
          <table:table-cell table:style-name="ce10" office:value-type="float" office:value="1260706892" calcext:value-type="float">
            <text:p>1 260 706 892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798" calcext:value-type="float">
            <text:p>798</text:p>
          </table:table-cell>
          <table:table-cell table:style-name="ce10" office:value-type="float" office:value="597" calcext:value-type="float">
            <text:p>597</text:p>
          </table:table-cell>
          <table:table-cell table:style-name="ce10" office:value-type="float" office:value="73893" calcext:value-type="float">
            <text:p>73 893</text:p>
          </table:table-cell>
          <table:table-cell table:style-name="ce10" office:value-type="float" office:value="69062" calcext:value-type="float">
            <text:p>69 062</text:p>
          </table:table-cell>
          <table:table-cell table:style-name="ce10" office:value-type="float" office:value="2310374674" calcext:value-type="float">
            <text:p>2 310 374 674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134" calcext:value-type="float">
            <text:p>134</text:p>
          </table:table-cell>
          <table:table-cell table:style-name="ce10" office:value-type="float" office:value="135536" calcext:value-type="float">
            <text:p>135 536</text:p>
          </table:table-cell>
          <table:table-cell table:style-name="ce10" office:value-type="float" office:value="125850" calcext:value-type="float">
            <text:p>125 850</text:p>
          </table:table-cell>
          <table:table-cell table:style-name="ce10" office:value-type="float" office:value="4053881118" calcext:value-type="float">
            <text:p>4 053 881 118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995" calcext:value-type="float">
            <text:p>1 995</text:p>
          </table:table-cell>
          <table:table-cell table:style-name="ce10" office:value-type="float" office:value="693" calcext:value-type="float">
            <text:p>693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7164" calcext:value-type="float">
            <text:p>7 164</text:p>
          </table:table-cell>
          <table:table-cell table:style-name="ce10" office:value-type="float" office:value="294554059" calcext:value-type="float">
            <text:p>294 554 059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564" calcext:value-type="float">
            <text:p>564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10539" calcext:value-type="float">
            <text:p>10 539</text:p>
          </table:table-cell>
          <table:table-cell table:style-name="ce10" office:value-type="float" office:value="10167" calcext:value-type="float">
            <text:p>10 167</text:p>
          </table:table-cell>
          <table:table-cell table:style-name="ce10" office:value-type="float" office:value="381603941" calcext:value-type="float">
            <text:p>381 603 941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9963" calcext:value-type="float">
            <text:p>9 963</text:p>
          </table:table-cell>
          <table:table-cell table:style-name="ce10" office:value-type="float" office:value="9690" calcext:value-type="float">
            <text:p>9 690</text:p>
          </table:table-cell>
          <table:table-cell table:style-name="ce10" office:value-type="float" office:value="350476561" calcext:value-type="float">
            <text:p>350 476 561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7673" calcext:value-type="float">
            <text:p>7 673</text:p>
          </table:table-cell>
          <table:table-cell table:style-name="ce10" office:value-type="float" office:value="340644864" calcext:value-type="float">
            <text:p>340 644 864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574" calcext:value-type="float">
            <text:p>574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943" calcext:value-type="float">
            <text:p>4 943</text:p>
          </table:table-cell>
          <table:table-cell table:style-name="ce10" office:value-type="float" office:value="4588" calcext:value-type="float">
            <text:p>4 588</text:p>
          </table:table-cell>
          <table:table-cell table:style-name="ce10" office:value-type="float" office:value="169451045" calcext:value-type="float">
            <text:p>169 451 045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174" calcext:value-type="float">
            <text:p>8 174</text:p>
          </table:table-cell>
          <table:table-cell table:style-name="ce10" office:value-type="float" office:value="7935" calcext:value-type="float">
            <text:p>7 935</text:p>
          </table:table-cell>
          <table:table-cell table:style-name="ce10" office:value-type="float" office:value="421218077" calcext:value-type="float">
            <text:p>421 218 077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3515" calcext:value-type="float">
            <text:p>13 515</text:p>
          </table:table-cell>
          <table:table-cell table:style-name="ce10" office:value-type="float" office:value="11798" calcext:value-type="float">
            <text:p>11 798</text:p>
          </table:table-cell>
          <table:table-cell table:style-name="ce10" office:value-type="float" office:value="22064" calcext:value-type="float">
            <text:p>22 064</text:p>
          </table:table-cell>
          <table:table-cell table:number-columns-repeated="2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3137" calcext:value-type="float">
            <text:p>3 137</text:p>
          </table:table-cell>
          <table:table-cell table:style-name="ce10" office:value-type="float" office:value="2076" calcext:value-type="float">
            <text:p>2 076</text:p>
          </table:table-cell>
          <table:table-cell table:style-name="ce10" office:value-type="float" office:value="59643" calcext:value-type="float">
            <text:p>59 643</text:p>
          </table:table-cell>
          <table:table-cell table:style-name="ce10" office:value-type="float" office:value="51066" calcext:value-type="float">
            <text:p>51 066</text:p>
          </table:table-cell>
          <table:table-cell table:style-name="ce10" office:value-type="float" office:value="1453266629" calcext:value-type="float">
            <text:p>1 453 266 629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860" calcext:value-type="float">
            <text:p>860</text:p>
          </table:table-cell>
          <table:table-cell table:style-name="ce10" office:value-type="float" office:value="498" calcext:value-type="float">
            <text:p>498</text:p>
          </table:table-cell>
          <table:table-cell table:style-name="ce10" office:value-type="float" office:value="68339" calcext:value-type="float">
            <text:p>68 339</text:p>
          </table:table-cell>
          <table:table-cell table:style-name="ce10" office:value-type="float" office:value="58960" calcext:value-type="float">
            <text:p>58 960</text:p>
          </table:table-cell>
          <table:table-cell table:style-name="ce10" office:value-type="float" office:value="1566082729" calcext:value-type="float">
            <text:p>1 566 082 729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533" calcext:value-type="float">
            <text:p>8 533</text:p>
          </table:table-cell>
          <table:table-cell table:number-columns-repeated="2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709" calcext:value-type="float">
            <text:p>3 709</text:p>
          </table:table-cell>
          <table:table-cell table:style-name="ce10" office:value-type="float" office:value="3313" calcext:value-type="float">
            <text:p>3 313</text:p>
          </table:table-cell>
          <table:table-cell table:style-name="ce10" office:value-type="float" office:value="90024905" calcext:value-type="float">
            <text:p>90 024 905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56164" calcext:value-type="float">
            <text:p>156 164</text:p>
          </table:table-cell>
          <table:table-cell table:style-name="ce10" office:value-type="float" office:value="131340" calcext:value-type="float">
            <text:p>131 340</text:p>
          </table:table-cell>
          <table:table-cell table:style-name="ce10" office:value-type="float" office:value="342622" calcext:value-type="float">
            <text:p>342 622</text:p>
          </table:table-cell>
          <table:table-cell table:style-name="ce10" office:value-type="float" office:value="343232" calcext:value-type="float">
            <text:p>343 232</text:p>
          </table:table-cell>
          <table:table-cell table:style-name="ce10" office:value-type="float" office:value="9620193218" calcext:value-type="float">
            <text:p>9 620 193 218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0574" calcext:value-type="float">
            <text:p>20 574</text:p>
          </table:table-cell>
          <table:table-cell table:style-name="ce10" office:value-type="float" office:value="14392" calcext:value-type="float">
            <text:p>14 392</text:p>
          </table:table-cell>
          <table:table-cell table:style-name="ce10" office:value-type="float" office:value="378093" calcext:value-type="float">
            <text:p>378 093</text:p>
          </table:table-cell>
          <table:table-cell table:style-name="ce10" office:value-type="float" office:value="353775" calcext:value-type="float">
            <text:p>353 775</text:p>
          </table:table-cell>
          <table:table-cell table:style-name="ce10" office:value-type="float" office:value="11301781216" calcext:value-type="float">
            <text:p>11 301 781 216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212" calcext:value-type="float">
            <text:p>3 212</text:p>
          </table:table-cell>
          <table:table-cell table:style-name="ce10" office:value-type="float" office:value="1907" calcext:value-type="float">
            <text:p>1 907</text:p>
          </table:table-cell>
          <table:table-cell table:style-name="ce10" office:value-type="float" office:value="283686" calcext:value-type="float">
            <text:p>283 686</text:p>
          </table:table-cell>
          <table:table-cell table:style-name="ce10" office:value-type="float" office:value="267408" calcext:value-type="float">
            <text:p>267 408</text:p>
          </table:table-cell>
          <table:table-cell table:style-name="ce10" office:value-type="float" office:value="9271095226" calcext:value-type="float">
            <text:p>9 271 095 226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348" calcext:value-type="float">
            <text:p>348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161378" calcext:value-type="float">
            <text:p>161 378</text:p>
          </table:table-cell>
          <table:table-cell table:style-name="ce10" office:value-type="float" office:value="150624" calcext:value-type="float">
            <text:p>150 624</text:p>
          </table:table-cell>
          <table:table-cell table:style-name="ce10" office:value-type="float" office:value="6216389575" calcext:value-type="float">
            <text:p>6 216 389 575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9367" calcext:value-type="float">
            <text:p>9 367</text:p>
          </table:table-cell>
          <table:table-cell table:style-name="ce10" office:value-type="float" office:value="4264" calcext:value-type="float">
            <text:p>4 264</text:p>
          </table:table-cell>
          <table:table-cell table:style-name="ce10" office:value-type="float" office:value="32895" calcext:value-type="float">
            <text:p>32 895</text:p>
          </table:table-cell>
          <table:table-cell table:style-name="ce10" office:value-type="float" office:value="29894" calcext:value-type="float">
            <text:p>29 894</text:p>
          </table:table-cell>
          <table:table-cell table:style-name="ce10" office:value-type="float" office:value="928870809" calcext:value-type="float">
            <text:p>928 870 809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3938" calcext:value-type="float">
            <text:p>3 938</text:p>
          </table:table-cell>
          <table:table-cell table:style-name="ce10" office:value-type="float" office:value="1907" calcext:value-type="float">
            <text:p>1 907</text:p>
          </table:table-cell>
          <table:table-cell table:style-name="ce10" office:value-type="float" office:value="77433" calcext:value-type="float">
            <text:p>77 433</text:p>
          </table:table-cell>
          <table:table-cell table:style-name="ce10" office:value-type="float" office:value="72115" calcext:value-type="float">
            <text:p>72 115</text:p>
          </table:table-cell>
          <table:table-cell table:style-name="ce10" office:value-type="float" office:value="2273945750" calcext:value-type="float">
            <text:p>2 273 945 750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666" calcext:value-type="float">
            <text:p>1 666</text:p>
          </table:table-cell>
          <table:table-cell table:style-name="ce10" office:value-type="float" office:value="1206" calcext:value-type="float">
            <text:p>1 206</text:p>
          </table:table-cell>
          <table:table-cell table:style-name="ce10" office:value-type="float" office:value="147824" calcext:value-type="float">
            <text:p>147 824</text:p>
          </table:table-cell>
          <table:table-cell table:style-name="ce10" office:value-type="float" office:value="138184" calcext:value-type="float">
            <text:p>138 184</text:p>
          </table:table-cell>
          <table:table-cell table:style-name="ce10" office:value-type="float" office:value="4549990551" calcext:value-type="float">
            <text:p>4 549 990 551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306" calcext:value-type="float">
            <text:p>306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266242" calcext:value-type="float">
            <text:p>266 242</text:p>
          </table:table-cell>
          <table:table-cell table:style-name="ce10" office:value-type="float" office:value="241206" calcext:value-type="float">
            <text:p>241 206</text:p>
          </table:table-cell>
          <table:table-cell table:style-name="ce10" office:value-type="float" office:value="7679970051" calcext:value-type="float">
            <text:p>7 679 970 051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077" calcext:value-type="float">
            <text:p>2 077</text:p>
          </table:table-cell>
          <table:table-cell table:style-name="ce10" office:value-type="float" office:value="850" calcext:value-type="float">
            <text:p>850</text:p>
          </table:table-cell>
          <table:table-cell table:style-name="ce10" office:value-type="float" office:value="7472" calcext:value-type="float">
            <text:p>7 472</text:p>
          </table:table-cell>
          <table:table-cell table:style-name="ce10" office:value-type="float" office:value="7822" calcext:value-type="float">
            <text:p>7 822</text:p>
          </table:table-cell>
          <table:table-cell table:style-name="ce10" office:value-type="float" office:value="305269690" calcext:value-type="float">
            <text:p>305 269 690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505" calcext:value-type="float">
            <text:p>505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8516" calcext:value-type="float">
            <text:p>8 516</text:p>
          </table:table-cell>
          <table:table-cell table:style-name="ce10" office:value-type="float" office:value="8552" calcext:value-type="float">
            <text:p>8 552</text:p>
          </table:table-cell>
          <table:table-cell table:style-name="ce10" office:value-type="float" office:value="322663123" calcext:value-type="float">
            <text:p>322 663 123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6985" calcext:value-type="float">
            <text:p>6 985</text:p>
          </table:table-cell>
          <table:table-cell table:style-name="ce10" office:value-type="float" office:value="6521" calcext:value-type="float">
            <text:p>6 521</text:p>
          </table:table-cell>
          <table:table-cell table:style-name="ce10" office:value-type="float" office:value="259096278" calcext:value-type="float">
            <text:p>259 096 278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437" calcext:value-type="float">
            <text:p>5 437</text:p>
          </table:table-cell>
          <table:table-cell table:style-name="ce10" office:value-type="float" office:value="5309" calcext:value-type="float">
            <text:p>5 309</text:p>
          </table:table-cell>
          <table:table-cell table:style-name="ce10" office:value-type="float" office:value="252848362" calcext:value-type="float">
            <text:p>252 848 362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591" calcext:value-type="float">
            <text:p>591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481" calcext:value-type="float">
            <text:p>3 481</text:p>
          </table:table-cell>
          <table:table-cell table:style-name="ce10" office:value-type="float" office:value="3069" calcext:value-type="float">
            <text:p>3 069</text:p>
          </table:table-cell>
          <table:table-cell table:style-name="ce10" office:value-type="float" office:value="107321789" calcext:value-type="float">
            <text:p>107 321 789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966" calcext:value-type="float">
            <text:p>4 966</text:p>
          </table:table-cell>
          <table:table-cell table:style-name="ce10" office:value-type="float" office:value="4437" calcext:value-type="float">
            <text:p>4 437</text:p>
          </table:table-cell>
          <table:table-cell table:style-name="ce10" office:value-type="float" office:value="154052642" calcext:value-type="float">
            <text:p>154 052 642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4463" calcext:value-type="float">
            <text:p>14 463</text:p>
          </table:table-cell>
          <table:table-cell table:style-name="ce10" office:value-type="float" office:value="12851" calcext:value-type="float">
            <text:p>12 851</text:p>
          </table:table-cell>
          <table:table-cell table:style-name="ce10" office:value-type="float" office:value="21670" calcext:value-type="float">
            <text:p>21 670</text:p>
          </table:table-cell>
          <table:table-cell table:style-name="ce10" office:value-type="float" office:value="21371" calcext:value-type="float">
            <text:p>21 371</text:p>
          </table:table-cell>
          <table:table-cell table:style-name="ce10" office:value-type="float" office:value="600378052" calcext:value-type="float">
            <text:p>600 378 052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986" calcext:value-type="float">
            <text:p>2 986</text:p>
          </table:table-cell>
          <table:table-cell table:style-name="ce10" office:value-type="float" office:value="1971" calcext:value-type="float">
            <text:p>1 971</text:p>
          </table:table-cell>
          <table:table-cell table:style-name="ce10" office:value-type="float" office:value="57725" calcext:value-type="float">
            <text:p>57 725</text:p>
          </table:table-cell>
          <table:table-cell table:style-name="ce10" office:value-type="float" office:value="49015" calcext:value-type="float">
            <text:p>49 015</text:p>
          </table:table-cell>
          <table:table-cell table:style-name="ce10" office:value-type="float" office:value="1397327682" calcext:value-type="float">
            <text:p>1 397 327 682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931" calcext:value-type="float">
            <text:p>931</text:p>
          </table:table-cell>
          <table:table-cell table:style-name="ce10" office:value-type="float" office:value="502" calcext:value-type="float">
            <text:p>502</text:p>
          </table:table-cell>
          <table:table-cell table:style-name="ce10" office:value-type="float" office:value="70484" calcext:value-type="float">
            <text:p>70 484</text:p>
          </table:table-cell>
          <table:table-cell table:style-name="ce10" office:value-type="float" office:value="61501" calcext:value-type="float">
            <text:p>61 501</text:p>
          </table:table-cell>
          <table:table-cell table:style-name="ce10" office:value-type="float" office:value="1654325879" calcext:value-type="float">
            <text:p>1 654 325 879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2847" calcext:value-type="float">
            <text:p>12 847</text:p>
          </table:table-cell>
          <table:table-cell table:style-name="ce10" office:value-type="float" office:value="10141" calcext:value-type="float">
            <text:p>10 141</text:p>
          </table:table-cell>
          <table:table-cell table:style-name="ce10" office:value-type="float" office:value="270238001" calcext:value-type="float">
            <text:p>270 238 001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49" calcext:value-type="float">
            <text:p>749</text:p>
          </table:table-cell>
          <table:table-cell table:style-name="ce10" office:value-type="float" office:value="652" calcext:value-type="float">
            <text:p>652</text:p>
          </table:table-cell>
          <table:table-cell table:style-name="ce10" office:value-type="float" office:value="18948410" calcext:value-type="float">
            <text:p>18 948 410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762" calcext:value-type="float">
            <text:p>1 762</text:p>
          </table:table-cell>
          <table:table-cell table:style-name="ce10" office:value-type="float" office:value="1571" calcext:value-type="float">
            <text:p>1 571</text:p>
          </table:table-cell>
          <table:table-cell table:style-name="ce10" office:value-type="float" office:value="49245530" calcext:value-type="float">
            <text:p>49 245 530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4 - Grandes entreprises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54570" calcext:value-type="float">
            <text:p>154 570</text:p>
          </table:table-cell>
          <table:table-cell table:style-name="ce10" office:value-type="float" office:value="132008" calcext:value-type="float">
            <text:p>132 008</text:p>
          </table:table-cell>
          <table:table-cell table:style-name="ce10" office:value-type="float" office:value="327249" calcext:value-type="float">
            <text:p>327 249</text:p>
          </table:table-cell>
          <table:table-cell table:style-name="ce10" office:value-type="float" office:value="326273" calcext:value-type="float">
            <text:p>326 273</text:p>
          </table:table-cell>
          <table:table-cell table:style-name="ce10" office:value-type="float" office:value="9154070936" calcext:value-type="float">
            <text:p>9 154 070 936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8977" calcext:value-type="float">
            <text:p>18 977</text:p>
          </table:table-cell>
          <table:table-cell table:style-name="ce10" office:value-type="float" office:value="13081" calcext:value-type="float">
            <text:p>13 081</text:p>
          </table:table-cell>
          <table:table-cell table:style-name="ce10" office:value-type="float" office:value="341951" calcext:value-type="float">
            <text:p>341 951</text:p>
          </table:table-cell>
          <table:table-cell table:style-name="ce10" office:value-type="float" office:value="316464" calcext:value-type="float">
            <text:p>316 464</text:p>
          </table:table-cell>
          <table:table-cell table:style-name="ce10" office:value-type="float" office:value="10254599513" calcext:value-type="float">
            <text:p>10 254 599 513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949" calcext:value-type="float">
            <text:p>2 949</text:p>
          </table:table-cell>
          <table:table-cell table:style-name="ce10" office:value-type="float" office:value="1699" calcext:value-type="float">
            <text:p>1 699</text:p>
          </table:table-cell>
          <table:table-cell table:style-name="ce10" office:value-type="float" office:value="256212" calcext:value-type="float">
            <text:p>256 212</text:p>
          </table:table-cell>
          <table:table-cell table:style-name="ce10" office:value-type="float" office:value="236550" calcext:value-type="float">
            <text:p>236 550</text:p>
          </table:table-cell>
          <table:table-cell table:style-name="ce10" office:value-type="float" office:value="8472195616" calcext:value-type="float">
            <text:p>8 472 195 616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348" calcext:value-type="float">
            <text:p>348</text:p>
          </table:table-cell>
          <table:table-cell table:style-name="ce10" office:value-type="float" office:value="158" calcext:value-type="float">
            <text:p>158</text:p>
          </table:table-cell>
          <table:table-cell table:style-name="ce10" office:value-type="float" office:value="185577" calcext:value-type="float">
            <text:p>185 577</text:p>
          </table:table-cell>
          <table:table-cell table:style-name="ce10" office:value-type="float" office:value="174184" calcext:value-type="float">
            <text:p>174 184</text:p>
          </table:table-cell>
          <table:table-cell table:style-name="ce10" office:value-type="float" office:value="7952406153" calcext:value-type="float">
            <text:p>7 952 406 153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8745" calcext:value-type="float">
            <text:p>8 745</text:p>
          </table:table-cell>
          <table:table-cell table:style-name="ce10" office:value-type="float" office:value="4091" calcext:value-type="float">
            <text:p>4 091</text:p>
          </table:table-cell>
          <table:table-cell table:style-name="ce10" office:value-type="float" office:value="29676" calcext:value-type="float">
            <text:p>29 676</text:p>
          </table:table-cell>
          <table:table-cell table:style-name="ce10" office:value-type="float" office:value="26967" calcext:value-type="float">
            <text:p>26 967</text:p>
          </table:table-cell>
          <table:table-cell table:style-name="ce10" office:value-type="float" office:value="864219449" calcext:value-type="float">
            <text:p>864 219 449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3778" calcext:value-type="float">
            <text:p>3 778</text:p>
          </table:table-cell>
          <table:table-cell table:style-name="ce10" office:value-type="float" office:value="1670" calcext:value-type="float">
            <text:p>1 670</text:p>
          </table:table-cell>
          <table:table-cell table:style-name="ce10" office:value-type="float" office:value="75050" calcext:value-type="float">
            <text:p>75 050</text:p>
          </table:table-cell>
          <table:table-cell table:style-name="ce10" office:value-type="float" office:value="69555" calcext:value-type="float">
            <text:p>69 555</text:p>
          </table:table-cell>
          <table:table-cell table:style-name="ce10" office:value-type="float" office:value="2207928483" calcext:value-type="float">
            <text:p>2 207 928 483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601" calcext:value-type="float">
            <text:p>1 601</text:p>
          </table:table-cell>
          <table:table-cell table:style-name="ce10" office:value-type="float" office:value="1122" calcext:value-type="float">
            <text:p>1 122</text:p>
          </table:table-cell>
          <table:table-cell table:style-name="ce10" office:value-type="float" office:value="150210" calcext:value-type="float">
            <text:p>150 210</text:p>
          </table:table-cell>
          <table:table-cell table:style-name="ce10" office:value-type="float" office:value="139486" calcext:value-type="float">
            <text:p>139 486</text:p>
          </table:table-cell>
          <table:table-cell table:style-name="ce10" office:value-type="float" office:value="4654145222" calcext:value-type="float">
            <text:p>4 654 145 222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288" calcext:value-type="float">
            <text:p>288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239211" calcext:value-type="float">
            <text:p>239 211</text:p>
          </table:table-cell>
          <table:table-cell table:style-name="ce10" office:value-type="float" office:value="221102" calcext:value-type="float">
            <text:p>221 102</text:p>
          </table:table-cell>
          <table:table-cell table:style-name="ce10" office:value-type="float" office:value="7389812340" calcext:value-type="float">
            <text:p>7 389 812 340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415" calcext:value-type="float">
            <text:p>1 415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4849" calcext:value-type="float">
            <text:p>4 849</text:p>
          </table:table-cell>
          <table:table-cell table:style-name="ce10" office:value-type="float" office:value="186992718" calcext:value-type="float">
            <text:p>186 992 718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408" calcext:value-type="float">
            <text:p>408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7409" calcext:value-type="float">
            <text:p>7 409</text:p>
          </table:table-cell>
          <table:table-cell table:style-name="ce10" office:value-type="float" office:value="7182" calcext:value-type="float">
            <text:p>7 182</text:p>
          </table:table-cell>
          <table:table-cell table:style-name="ce10" office:value-type="float" office:value="290158154" calcext:value-type="float">
            <text:p>290 158 154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5543" calcext:value-type="float">
            <text:p>5 543</text:p>
          </table:table-cell>
          <table:table-cell table:style-name="ce10" office:value-type="float" office:value="5227" calcext:value-type="float">
            <text:p>5 227</text:p>
          </table:table-cell>
          <table:table-cell table:style-name="ce10" office:value-type="float" office:value="192131155" calcext:value-type="float">
            <text:p>192 131 155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8051" calcext:value-type="float">
            <text:p>8 051</text:p>
          </table:table-cell>
          <table:table-cell table:style-name="ce10" office:value-type="float" office:value="354780875" calcext:value-type="float">
            <text:p>354 780 875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333" calcext:value-type="float">
            <text:p>333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649" calcext:value-type="float">
            <text:p>3 649</text:p>
          </table:table-cell>
          <table:table-cell table:style-name="ce10" office:value-type="float" office:value="3251" calcext:value-type="float">
            <text:p>3 251</text:p>
          </table:table-cell>
          <table:table-cell table:style-name="ce10" office:value-type="float" office:value="108268210" calcext:value-type="float">
            <text:p>108 268 210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9399" calcext:value-type="float">
            <text:p>9 399</text:p>
          </table:table-cell>
          <table:table-cell table:style-name="ce10" office:value-type="float" office:value="8136" calcext:value-type="float">
            <text:p>8 136</text:p>
          </table:table-cell>
          <table:table-cell table:style-name="ce10" office:value-type="float" office:value="16123" calcext:value-type="float">
            <text:p>16 123</text:p>
          </table:table-cell>
          <table:table-cell table:number-columns-repeated="2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530" calcext:value-type="float">
            <text:p>2 530</text:p>
          </table:table-cell>
          <table:table-cell table:style-name="ce10" office:value-type="float" office:value="1629" calcext:value-type="float">
            <text:p>1 629</text:p>
          </table:table-cell>
          <table:table-cell table:style-name="ce10" office:value-type="float" office:value="47993" calcext:value-type="float">
            <text:p>47 993</text:p>
          </table:table-cell>
          <table:table-cell table:style-name="ce10" office:value-type="float" office:value="40587" calcext:value-type="float">
            <text:p>40 587</text:p>
          </table:table-cell>
          <table:table-cell table:style-name="ce10" office:value-type="float" office:value="1194912291" calcext:value-type="float">
            <text:p>1 194 912 291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657" calcext:value-type="float">
            <text:p>657</text:p>
          </table:table-cell>
          <table:table-cell table:style-name="ce10" office:value-type="float" office:value="387" calcext:value-type="float">
            <text:p>387</text:p>
          </table:table-cell>
          <table:table-cell table:style-name="ce10" office:value-type="float" office:value="51652" calcext:value-type="float">
            <text:p>51 652</text:p>
          </table:table-cell>
          <table:table-cell table:style-name="ce10" office:value-type="float" office:value="44539" calcext:value-type="float">
            <text:p>44 539</text:p>
          </table:table-cell>
          <table:table-cell table:style-name="ce10" office:value-type="float" office:value="1249052628" calcext:value-type="float">
            <text:p>1 249 052 628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8549" calcext:value-type="float">
            <text:p>8 549</text:p>
          </table:table-cell>
          <table:table-cell table:number-columns-repeated="2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266" calcext:value-type="float">
            <text:p>2 266</text:p>
          </table:table-cell>
          <table:table-cell table:style-name="ce10" office:value-type="float" office:value="1965" calcext:value-type="float">
            <text:p>1 965</text:p>
          </table:table-cell>
          <table:table-cell table:style-name="ce10" office:value-type="float" office:value="59030618" calcext:value-type="float">
            <text:p>59 030 618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83096" calcext:value-type="float">
            <text:p>83 096</text:p>
          </table:table-cell>
          <table:table-cell table:style-name="ce10" office:value-type="float" office:value="68967" calcext:value-type="float">
            <text:p>68 967</text:p>
          </table:table-cell>
          <table:table-cell table:style-name="ce10" office:value-type="float" office:value="194054" calcext:value-type="float">
            <text:p>194 054</text:p>
          </table:table-cell>
          <table:table-cell table:style-name="ce10" office:value-type="float" office:value="193212" calcext:value-type="float">
            <text:p>193 212</text:p>
          </table:table-cell>
          <table:table-cell table:style-name="ce10" office:value-type="float" office:value="5493491953" calcext:value-type="float">
            <text:p>5 493 491 953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3464" calcext:value-type="float">
            <text:p>13 464</text:p>
          </table:table-cell>
          <table:table-cell table:style-name="ce10" office:value-type="float" office:value="9413" calcext:value-type="float">
            <text:p>9 413</text:p>
          </table:table-cell>
          <table:table-cell table:style-name="ce10" office:value-type="float" office:value="252400" calcext:value-type="float">
            <text:p>252 400</text:p>
          </table:table-cell>
          <table:table-cell table:style-name="ce10" office:value-type="float" office:value="234601" calcext:value-type="float">
            <text:p>234 601</text:p>
          </table:table-cell>
          <table:table-cell table:style-name="ce10" office:value-type="float" office:value="7654772983" calcext:value-type="float">
            <text:p>7 654 772 983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720" calcext:value-type="float">
            <text:p>2 720</text:p>
          </table:table-cell>
          <table:table-cell table:style-name="ce10" office:value-type="float" office:value="1708" calcext:value-type="float">
            <text:p>1 708</text:p>
          </table:table-cell>
          <table:table-cell table:style-name="ce10" office:value-type="float" office:value="255478" calcext:value-type="float">
            <text:p>255 478</text:p>
          </table:table-cell>
          <table:table-cell table:style-name="ce10" office:value-type="float" office:value="238901" calcext:value-type="float">
            <text:p>238 901</text:p>
          </table:table-cell>
          <table:table-cell table:style-name="ce10" office:value-type="float" office:value="8298752661" calcext:value-type="float">
            <text:p>8 298 752 661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371" calcext:value-type="float">
            <text:p>371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169209" calcext:value-type="float">
            <text:p>169 209</text:p>
          </table:table-cell>
          <table:table-cell table:style-name="ce10" office:value-type="float" office:value="159419" calcext:value-type="float">
            <text:p>159 419</text:p>
          </table:table-cell>
          <table:table-cell table:style-name="ce10" office:value-type="float" office:value="6059651633" calcext:value-type="float">
            <text:p>6 059 651 633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784" calcext:value-type="float">
            <text:p>2 784</text:p>
          </table:table-cell>
          <table:table-cell table:style-name="ce10" office:value-type="float" office:value="942" calcext:value-type="float">
            <text:p>942</text:p>
          </table:table-cell>
          <table:table-cell table:style-name="ce10" office:value-type="float" office:value="12167" calcext:value-type="float">
            <text:p>12 167</text:p>
          </table:table-cell>
          <table:table-cell table:style-name="ce10" office:value-type="float" office:value="11411" calcext:value-type="float">
            <text:p>11 411</text:p>
          </table:table-cell>
          <table:table-cell table:style-name="ce10" office:value-type="float" office:value="376839546" calcext:value-type="float">
            <text:p>376 839 546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990" calcext:value-type="float">
            <text:p>1 990</text:p>
          </table:table-cell>
          <table:table-cell table:style-name="ce10" office:value-type="float" office:value="896" calcext:value-type="float">
            <text:p>896</text:p>
          </table:table-cell>
          <table:table-cell table:style-name="ce10" office:value-type="float" office:value="39736" calcext:value-type="float">
            <text:p>39 736</text:p>
          </table:table-cell>
          <table:table-cell table:style-name="ce10" office:value-type="float" office:value="36541" calcext:value-type="float">
            <text:p>36 541</text:p>
          </table:table-cell>
          <table:table-cell table:style-name="ce10" office:value-type="float" office:value="1166844676" calcext:value-type="float">
            <text:p>1 166 844 676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885" calcext:value-type="float">
            <text:p>885</text:p>
          </table:table-cell>
          <table:table-cell table:style-name="ce10" office:value-type="float" office:value="628" calcext:value-type="float">
            <text:p>628</text:p>
          </table:table-cell>
          <table:table-cell table:style-name="ce10" office:value-type="float" office:value="80050" calcext:value-type="float">
            <text:p>80 050</text:p>
          </table:table-cell>
          <table:table-cell table:style-name="ce10" office:value-type="float" office:value="73884" calcext:value-type="float">
            <text:p>73 884</text:p>
          </table:table-cell>
          <table:table-cell table:style-name="ce10" office:value-type="float" office:value="2449217023" calcext:value-type="float">
            <text:p>2 449 217 023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71" calcext:value-type="float">
            <text:p>171</text:p>
          </table:table-cell>
          <table:table-cell table:style-name="ce10" office:value-type="float" office:value="116" calcext:value-type="float">
            <text:p>116</text:p>
          </table:table-cell>
          <table:table-cell table:style-name="ce10" office:value-type="float" office:value="133389" calcext:value-type="float">
            <text:p>133 389</text:p>
          </table:table-cell>
          <table:table-cell table:style-name="ce10" office:value-type="float" office:value="123319" calcext:value-type="float">
            <text:p>123 319</text:p>
          </table:table-cell>
          <table:table-cell table:style-name="ce10" office:value-type="float" office:value="4070915800" calcext:value-type="float">
            <text:p>4 070 915 800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149" calcext:value-type="float">
            <text:p>1 149</text:p>
          </table:table-cell>
          <table:table-cell table:style-name="ce10" office:value-type="float" office:value="528" calcext:value-type="float">
            <text:p>528</text:p>
          </table:table-cell>
          <table:table-cell table:style-name="ce10" office:value-type="float" office:value="4500" calcext:value-type="float">
            <text:p>4 500</text:p>
          </table:table-cell>
          <table:table-cell table:style-name="ce10" office:value-type="float" office:value="4613" calcext:value-type="float">
            <text:p>4 613</text:p>
          </table:table-cell>
          <table:table-cell table:style-name="ce10" office:value-type="float" office:value="186250746" calcext:value-type="float">
            <text:p>186 250 746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4820" calcext:value-type="float">
            <text:p>4 820</text:p>
          </table:table-cell>
          <table:table-cell table:style-name="ce10" office:value-type="float" office:value="4536" calcext:value-type="float">
            <text:p>4 536</text:p>
          </table:table-cell>
          <table:table-cell table:style-name="ce10" office:value-type="float" office:value="186311922" calcext:value-type="float">
            <text:p>186 311 922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635" calcext:value-type="float">
            <text:p>2 635</text:p>
          </table:table-cell>
          <table:table-cell table:style-name="ce10" office:value-type="float" office:value="2425" calcext:value-type="float">
            <text:p>2 425</text:p>
          </table:table-cell>
          <table:table-cell table:style-name="ce10" office:value-type="float" office:value="114168287" calcext:value-type="float">
            <text:p>114 168 287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652" calcext:value-type="float">
            <text:p>5 652</text:p>
          </table:table-cell>
          <table:table-cell table:style-name="ce10" office:value-type="float" office:value="5515" calcext:value-type="float">
            <text:p>5 515</text:p>
          </table:table-cell>
          <table:table-cell table:style-name="ce10" office:value-type="float" office:value="275935999" calcext:value-type="float">
            <text:p>275 935 999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427" calcext:value-type="float">
            <text:p>427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33" calcext:value-type="float">
            <text:p>13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505" calcext:value-type="float">
            <text:p>2 505</text:p>
          </table:table-cell>
          <table:table-cell table:style-name="ce10" office:value-type="float" office:value="2133" calcext:value-type="float">
            <text:p>2 133</text:p>
          </table:table-cell>
          <table:table-cell table:style-name="ce10" office:value-type="float" office:value="89387094" calcext:value-type="float">
            <text:p>89 387 094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159" calcext:value-type="float">
            <text:p>3 159</text:p>
          </table:table-cell>
          <table:table-cell table:style-name="ce10" office:value-type="float" office:value="2818" calcext:value-type="float">
            <text:p>2 818</text:p>
          </table:table-cell>
          <table:table-cell table:style-name="ce10" office:value-type="float" office:value="112000708" calcext:value-type="float">
            <text:p>112 000 708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0491" calcext:value-type="float">
            <text:p>10 491</text:p>
          </table:table-cell>
          <table:table-cell table:style-name="ce10" office:value-type="float" office:value="9156" calcext:value-type="float">
            <text:p>9 156</text:p>
          </table:table-cell>
          <table:table-cell table:style-name="ce10" office:value-type="float" office:value="17282" calcext:value-type="float">
            <text:p>17 282</text:p>
          </table:table-cell>
          <table:table-cell table:style-name="ce10" office:value-type="float" office:value="17008" calcext:value-type="float">
            <text:p>17 008</text:p>
          </table:table-cell>
          <table:table-cell table:style-name="ce10" office:value-type="float" office:value="506528744" calcext:value-type="float">
            <text:p>506 528 744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439" calcext:value-type="float">
            <text:p>2 439</text:p>
          </table:table-cell>
          <table:table-cell table:style-name="ce10" office:value-type="float" office:value="1526" calcext:value-type="float">
            <text:p>1 526</text:p>
          </table:table-cell>
          <table:table-cell table:style-name="ce10" office:value-type="float" office:value="47096" calcext:value-type="float">
            <text:p>47 096</text:p>
          </table:table-cell>
          <table:table-cell table:style-name="ce10" office:value-type="float" office:value="40387" calcext:value-type="float">
            <text:p>40 387</text:p>
          </table:table-cell>
          <table:table-cell table:style-name="ce10" office:value-type="float" office:value="1220006198" calcext:value-type="float">
            <text:p>1 220 006 198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607" calcext:value-type="float">
            <text:p>607</text:p>
          </table:table-cell>
          <table:table-cell table:style-name="ce10" office:value-type="float" office:value="334" calcext:value-type="float">
            <text:p>334</text:p>
          </table:table-cell>
          <table:table-cell table:style-name="ce10" office:value-type="float" office:value="49498" calcext:value-type="float">
            <text:p>49 498</text:p>
          </table:table-cell>
          <table:table-cell table:style-name="ce10" office:value-type="float" office:value="43114" calcext:value-type="float">
            <text:p>43 114</text:p>
          </table:table-cell>
          <table:table-cell table:style-name="ce10" office:value-type="float" office:value="1204825967" calcext:value-type="float">
            <text:p>1 204 825 967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2962" calcext:value-type="float">
            <text:p>12 962</text:p>
          </table:table-cell>
          <table:table-cell table:style-name="ce10" office:value-type="float" office:value="10866" calcext:value-type="float">
            <text:p>10 866</text:p>
          </table:table-cell>
          <table:table-cell table:style-name="ce10" office:value-type="float" office:value="373789711" calcext:value-type="float">
            <text:p>373 789 711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665" calcext:value-type="float">
            <text:p>665</text:p>
          </table:table-cell>
          <table:table-cell table:style-name="ce10" office:value-type="float" office:value="549" calcext:value-type="float">
            <text:p>549</text:p>
          </table:table-cell>
          <table:table-cell table:style-name="ce10" office:value-type="float" office:value="17345647" calcext:value-type="float">
            <text:p>17 345 647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806" calcext:value-type="float">
            <text:p>1 806</text:p>
          </table:table-cell>
          <table:table-cell table:style-name="ce10" office:value-type="float" office:value="1646" calcext:value-type="float">
            <text:p>1 646</text:p>
          </table:table-cell>
          <table:table-cell table:style-name="ce10" office:value-type="float" office:value="52346934" calcext:value-type="float">
            <text:p>52 346 934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58181" calcext:value-type="float">
            <text:p>158 181</text:p>
          </table:table-cell>
          <table:table-cell table:style-name="ce10" office:value-type="float" office:value="135266" calcext:value-type="float">
            <text:p>135 266</text:p>
          </table:table-cell>
          <table:table-cell table:style-name="ce10" office:value-type="float" office:value="331203" calcext:value-type="float">
            <text:p>331 203</text:p>
          </table:table-cell>
          <table:table-cell table:style-name="ce10" office:value-type="float" office:value="332698" calcext:value-type="float">
            <text:p>332 698</text:p>
          </table:table-cell>
          <table:table-cell table:style-name="ce10" office:value-type="float" office:value="9900990431" calcext:value-type="float">
            <text:p>9 900 990 431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8283" calcext:value-type="float">
            <text:p>18 283</text:p>
          </table:table-cell>
          <table:table-cell table:style-name="ce10" office:value-type="float" office:value="12576" calcext:value-type="float">
            <text:p>12 576</text:p>
          </table:table-cell>
          <table:table-cell table:style-name="ce10" office:value-type="float" office:value="326303" calcext:value-type="float">
            <text:p>326 303</text:p>
          </table:table-cell>
          <table:table-cell table:style-name="ce10" office:value-type="float" office:value="304429" calcext:value-type="float">
            <text:p>304 429</text:p>
          </table:table-cell>
          <table:table-cell table:style-name="ce10" office:value-type="float" office:value="10446784210" calcext:value-type="float">
            <text:p>10 446 784 210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989" calcext:value-type="float">
            <text:p>2 989</text:p>
          </table:table-cell>
          <table:table-cell table:style-name="ce10" office:value-type="float" office:value="1654" calcext:value-type="float">
            <text:p>1 654</text:p>
          </table:table-cell>
          <table:table-cell table:style-name="ce10" office:value-type="float" office:value="257826" calcext:value-type="float">
            <text:p>257 826</text:p>
          </table:table-cell>
          <table:table-cell table:style-name="ce10" office:value-type="float" office:value="239064" calcext:value-type="float">
            <text:p>239 064</text:p>
          </table:table-cell>
          <table:table-cell table:style-name="ce10" office:value-type="float" office:value="8916644582" calcext:value-type="float">
            <text:p>8 916 644 582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312" calcext:value-type="float">
            <text:p>312</text:p>
          </table:table-cell>
          <table:table-cell table:style-name="ce10" office:value-type="float" office:value="154" calcext:value-type="float">
            <text:p>154</text:p>
          </table:table-cell>
          <table:table-cell table:style-name="ce10" office:value-type="float" office:value="151492" calcext:value-type="float">
            <text:p>151 492</text:p>
          </table:table-cell>
          <table:table-cell table:style-name="ce10" office:value-type="float" office:value="139950" calcext:value-type="float">
            <text:p>139 950</text:p>
          </table:table-cell>
          <table:table-cell table:style-name="ce10" office:value-type="float" office:value="6444136726" calcext:value-type="float">
            <text:p>6 444 136 726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3244" calcext:value-type="float">
            <text:p>3 244</text:p>
          </table:table-cell>
          <table:table-cell table:style-name="ce10" office:value-type="float" office:value="765" calcext:value-type="float">
            <text:p>765</text:p>
          </table:table-cell>
          <table:table-cell table:style-name="ce10" office:value-type="float" office:value="14883" calcext:value-type="float">
            <text:p>14 883</text:p>
          </table:table-cell>
          <table:table-cell table:style-name="ce10" office:value-type="float" office:value="14023" calcext:value-type="float">
            <text:p>14 023</text:p>
          </table:table-cell>
          <table:table-cell table:style-name="ce10" office:value-type="float" office:value="479908738" calcext:value-type="float">
            <text:p>479 908 738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601" calcext:value-type="float">
            <text:p>2 601</text:p>
          </table:table-cell>
          <table:table-cell table:style-name="ce10" office:value-type="float" office:value="661" calcext:value-type="float">
            <text:p>661</text:p>
          </table:table-cell>
          <table:table-cell table:style-name="ce10" office:value-type="float" office:value="50352" calcext:value-type="float">
            <text:p>50 352</text:p>
          </table:table-cell>
          <table:table-cell table:style-name="ce10" office:value-type="float" office:value="46327" calcext:value-type="float">
            <text:p>46 327</text:p>
          </table:table-cell>
          <table:table-cell table:style-name="ce10" office:value-type="float" office:value="1564261592" calcext:value-type="float">
            <text:p>1 564 261 592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185" calcext:value-type="float">
            <text:p>1 185</text:p>
          </table:table-cell>
          <table:table-cell table:style-name="ce10" office:value-type="float" office:value="872" calcext:value-type="float">
            <text:p>872</text:p>
          </table:table-cell>
          <table:table-cell table:style-name="ce10" office:value-type="float" office:value="108614" calcext:value-type="float">
            <text:p>108 614</text:p>
          </table:table-cell>
          <table:table-cell table:style-name="ce10" office:value-type="float" office:value="101287" calcext:value-type="float">
            <text:p>101 287</text:p>
          </table:table-cell>
          <table:table-cell table:style-name="ce10" office:value-type="float" office:value="3525520708" calcext:value-type="float">
            <text:p>3 525 520 708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 + 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269" calcext:value-type="float">
            <text:p>269</text:p>
          </table:table-cell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246445" calcext:value-type="float">
            <text:p>246 445</text:p>
          </table:table-cell>
          <table:table-cell table:style-name="ce10" office:value-type="float" office:value="232978" calcext:value-type="float">
            <text:p>232 978</text:p>
          </table:table-cell>
          <table:table-cell table:style-name="ce10" office:value-type="float" office:value="7931755970" calcext:value-type="float">
            <text:p>7 931 755 970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2967" calcext:value-type="float">
            <text:p>2 967</text:p>
          </table:table-cell>
          <table:table-cell table:style-name="ce10" office:value-type="float" office:value="911" calcext:value-type="float">
            <text:p>911</text:p>
          </table:table-cell>
          <table:table-cell table:style-name="ce10" office:value-type="float" office:value="35465" calcext:value-type="float">
            <text:p>35 465</text:p>
          </table:table-cell>
          <table:table-cell table:style-name="ce10" office:value-type="float" office:value="34559" calcext:value-type="float">
            <text:p>34 559</text:p>
          </table:table-cell>
          <table:table-cell table:style-name="ce10" office:value-type="float" office:value="1459457796" calcext:value-type="float">
            <text:p>1 459 457 796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081" calcext:value-type="float">
            <text:p>1 081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18619" calcext:value-type="float">
            <text:p>18 619</text:p>
          </table:table-cell>
          <table:table-cell table:style-name="ce10" office:value-type="float" office:value="16689" calcext:value-type="float">
            <text:p>16 689</text:p>
          </table:table-cell>
          <table:table-cell table:style-name="ce10" office:value-type="float" office:value="651193528" calcext:value-type="float">
            <text:p>651 193 528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23634" calcext:value-type="float">
            <text:p>23 634</text:p>
          </table:table-cell>
          <table:table-cell table:style-name="ce10" office:value-type="float" office:value="19382" calcext:value-type="float">
            <text:p>19 382</text:p>
          </table:table-cell>
          <table:table-cell table:style-name="ce10" office:value-type="float" office:value="227360" calcext:value-type="float">
            <text:p>227 360</text:p>
          </table:table-cell>
          <table:table-cell table:style-name="ce10" office:value-type="float" office:value="194261" calcext:value-type="float">
            <text:p>194 261</text:p>
          </table:table-cell>
          <table:table-cell table:style-name="ce10" office:value-type="float" office:value="5594162166" calcext:value-type="float">
            <text:p>5 594 162 166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299" calcext:value-type="float">
            <text:p>299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10497" calcext:value-type="float">
            <text:p>10 497</text:p>
          </table:table-cell>
          <table:table-cell table:style-name="ce10" office:value-type="float" office:value="9141" calcext:value-type="float">
            <text:p>9 141</text:p>
          </table:table-cell>
          <table:table-cell table:style-name="ce10" office:value-type="float" office:value="291347797" calcext:value-type="float">
            <text:p>291 347 797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243281" calcext:value-type="float">
            <text:p>243 281</text:p>
          </table:table-cell>
          <table:table-cell table:style-name="ce10" office:value-type="float" office:value="199501" calcext:value-type="float">
            <text:p>199 501</text:p>
          </table:table-cell>
          <table:table-cell table:style-name="ce10" office:value-type="float" office:value="1828673" calcext:value-type="float">
            <text:p>1 828 673</text:p>
          </table:table-cell>
          <table:table-cell table:style-name="ce10" office:value-type="float" office:value="1718760" calcext:value-type="float">
            <text:p>1 718 760</text:p>
          </table:table-cell>
          <table:table-cell table:style-name="ce10" office:value-type="float" office:value="62851246623" calcext:value-type="float">
            <text:p>62 851 246 623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6331" calcext:value-type="float">
            <text:p>16 331</text:p>
          </table:table-cell>
          <table:table-cell table:style-name="ce10" office:value-type="float" office:value="7191" calcext:value-type="float">
            <text:p>7 191</text:p>
          </table:table-cell>
          <table:table-cell table:style-name="ce10" office:value-type="float" office:value="627492" calcext:value-type="float">
            <text:p>627 492</text:p>
          </table:table-cell>
          <table:table-cell table:style-name="ce10" office:value-type="float" office:value="580566" calcext:value-type="float">
            <text:p>580 566</text:p>
          </table:table-cell>
          <table:table-cell table:style-name="ce10" office:value-type="float" office:value="19399583430" calcext:value-type="float">
            <text:p>19 399 583 430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362" calcext:value-type="float">
            <text:p>1 362</text:p>
          </table:table-cell>
          <table:table-cell table:style-name="ce10" office:value-type="float" office:value="453" calcext:value-type="float">
            <text:p>453</text:p>
          </table:table-cell>
          <table:table-cell table:style-name="ce10" office:value-type="float" office:value="14112" calcext:value-type="float">
            <text:p>14 112</text:p>
          </table:table-cell>
          <table:table-cell table:style-name="ce10" office:value-type="float" office:value="13766" calcext:value-type="float">
            <text:p>13 766</text:p>
          </table:table-cell>
          <table:table-cell table:style-name="ce10" office:value-type="float" office:value="586931882" calcext:value-type="float">
            <text:p>586 931 882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498" calcext:value-type="float">
            <text:p>498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8123" calcext:value-type="float">
            <text:p>8 123</text:p>
          </table:table-cell>
          <table:table-cell table:style-name="ce10" office:value-type="float" office:value="7412" calcext:value-type="float">
            <text:p>7 412</text:p>
          </table:table-cell>
          <table:table-cell table:style-name="ce10" office:value-type="float" office:value="231817433" calcext:value-type="float">
            <text:p>231 817 433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7721" calcext:value-type="float">
            <text:p>7 721</text:p>
          </table:table-cell>
          <table:table-cell table:style-name="ce10" office:value-type="float" office:value="5935" calcext:value-type="float">
            <text:p>5 935</text:p>
          </table:table-cell>
          <table:table-cell table:style-name="ce10" office:value-type="float" office:value="75143" calcext:value-type="float">
            <text:p>75 143</text:p>
          </table:table-cell>
          <table:table-cell table:style-name="ce10" office:value-type="float" office:value="64541" calcext:value-type="float">
            <text:p>64 541</text:p>
          </table:table-cell>
          <table:table-cell table:style-name="ce10" office:value-type="float" office:value="1795670651" calcext:value-type="float">
            <text:p>1 795 670 651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2026" calcext:value-type="float">
            <text:p>2 026</text:p>
          </table:table-cell>
          <table:table-cell table:style-name="ce10" office:value-type="float" office:value="1750" calcext:value-type="float">
            <text:p>1 750</text:p>
          </table:table-cell>
          <table:table-cell table:style-name="ce10" office:value-type="float" office:value="54625278" calcext:value-type="float">
            <text:p>54 625 278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72953" calcext:value-type="float">
            <text:p>72 953</text:p>
          </table:table-cell>
          <table:table-cell table:style-name="ce10" office:value-type="float" office:value="59805" calcext:value-type="float">
            <text:p>59 805</text:p>
          </table:table-cell>
          <table:table-cell table:style-name="ce10" office:value-type="float" office:value="534950" calcext:value-type="float">
            <text:p>534 950</text:p>
          </table:table-cell>
          <table:table-cell table:style-name="ce10" office:value-type="float" office:value="502736" calcext:value-type="float">
            <text:p>502 736</text:p>
          </table:table-cell>
          <table:table-cell table:style-name="ce10" office:value-type="float" office:value="16476482365" calcext:value-type="float">
            <text:p>16 476 482 365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0102" calcext:value-type="float">
            <text:p>10 102</text:p>
          </table:table-cell>
          <table:table-cell table:style-name="ce10" office:value-type="float" office:value="5582" calcext:value-type="float">
            <text:p>5 582</text:p>
          </table:table-cell>
          <table:table-cell table:style-name="ce10" office:value-type="float" office:value="233995" calcext:value-type="float">
            <text:p>233 995</text:p>
          </table:table-cell>
          <table:table-cell table:style-name="ce10" office:value-type="float" office:value="216761" calcext:value-type="float">
            <text:p>216 761</text:p>
          </table:table-cell>
          <table:table-cell table:style-name="ce10" office:value-type="float" office:value="7086673485" calcext:value-type="float">
            <text:p>7 086 673 485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743" calcext:value-type="float">
            <text:p>1 743</text:p>
          </table:table-cell>
          <table:table-cell table:style-name="ce10" office:value-type="float" office:value="690" calcext:value-type="float">
            <text:p>690</text:p>
          </table:table-cell>
          <table:table-cell table:style-name="ce10" office:value-type="float" office:value="27813" calcext:value-type="float">
            <text:p>27 813</text:p>
          </table:table-cell>
          <table:table-cell table:style-name="ce10" office:value-type="float" office:value="27216" calcext:value-type="float">
            <text:p>27 216</text:p>
          </table:table-cell>
          <table:table-cell table:style-name="ce10" office:value-type="float" office:value="1103965922" calcext:value-type="float">
            <text:p>1 103 965 922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382" calcext:value-type="float">
            <text:p>382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8501" calcext:value-type="float">
            <text:p>8 501</text:p>
          </table:table-cell>
          <table:table-cell table:style-name="ce10" office:value-type="float" office:value="7779" calcext:value-type="float">
            <text:p>7 779</text:p>
          </table:table-cell>
          <table:table-cell table:style-name="ce10" office:value-type="float" office:value="276984937" calcext:value-type="float">
            <text:p>276 984 937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0602" calcext:value-type="float">
            <text:p>10 602</text:p>
          </table:table-cell>
          <table:table-cell table:style-name="ce10" office:value-type="float" office:value="8818" calcext:value-type="float">
            <text:p>8 818</text:p>
          </table:table-cell>
          <table:table-cell table:style-name="ce10" office:value-type="float" office:value="106505" calcext:value-type="float">
            <text:p>106 505</text:p>
          </table:table-cell>
          <table:table-cell table:style-name="ce10" office:value-type="float" office:value="93628" calcext:value-type="float">
            <text:p>93 628</text:p>
          </table:table-cell>
          <table:table-cell table:style-name="ce10" office:value-type="float" office:value="2717676448" calcext:value-type="float">
            <text:p>2 717 676 448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87" calcext:value-type="float">
            <text:p>87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5330" calcext:value-type="float">
            <text:p>5 330</text:p>
          </table:table-cell>
          <table:table-cell table:style-name="ce10" office:value-type="float" office:value="4675" calcext:value-type="float">
            <text:p>4 675</text:p>
          </table:table-cell>
          <table:table-cell table:style-name="ce10" office:value-type="float" office:value="159020061" calcext:value-type="float">
            <text:p>159 020 061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91665" calcext:value-type="float">
            <text:p>91 665</text:p>
          </table:table-cell>
          <table:table-cell table:style-name="ce10" office:value-type="float" office:value="75298" calcext:value-type="float">
            <text:p>75 298</text:p>
          </table:table-cell>
          <table:table-cell table:style-name="ce10" office:value-type="float" office:value="667038" calcext:value-type="float">
            <text:p>667 038</text:p>
          </table:table-cell>
          <table:table-cell table:style-name="ce10" office:value-type="float" office:value="633924" calcext:value-type="float">
            <text:p>633 924</text:p>
          </table:table-cell>
          <table:table-cell table:style-name="ce10" office:value-type="float" office:value="20569095572" calcext:value-type="float">
            <text:p>20 569 095 572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5579" calcext:value-type="float">
            <text:p>5 579</text:p>
          </table:table-cell>
          <table:table-cell table:style-name="ce10" office:value-type="float" office:value="2539" calcext:value-type="float">
            <text:p>2 539</text:p>
          </table:table-cell>
          <table:table-cell table:style-name="ce10" office:value-type="float" office:value="253120" calcext:value-type="float">
            <text:p>253 120</text:p>
          </table:table-cell>
          <table:table-cell table:style-name="ce10" office:value-type="float" office:value="233724" calcext:value-type="float">
            <text:p>233 724</text:p>
          </table:table-cell>
          <table:table-cell table:style-name="ce10" office:value-type="float" office:value="7628529577" calcext:value-type="float">
            <text:p>7 628 529 577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081" calcext:value-type="float">
            <text:p>1 081</text:p>
          </table:table-cell>
          <table:table-cell table:style-name="ce10" office:value-type="float" office:value="228" calcext:value-type="float">
            <text:p>228</text:p>
          </table:table-cell>
          <table:table-cell table:style-name="ce10" office:value-type="float" office:value="13720" calcext:value-type="float">
            <text:p>13 720</text:p>
          </table:table-cell>
          <table:table-cell table:style-name="ce10" office:value-type="float" office:value="13668" calcext:value-type="float">
            <text:p>13 668</text:p>
          </table:table-cell>
          <table:table-cell table:style-name="ce10" office:value-type="float" office:value="578040790" calcext:value-type="float">
            <text:p>578 040 790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332" calcext:value-type="float">
            <text:p>332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6540" calcext:value-type="float">
            <text:p>6 540</text:p>
          </table:table-cell>
          <table:table-cell table:style-name="ce10" office:value-type="float" office:value="6175" calcext:value-type="float">
            <text:p>6 175</text:p>
          </table:table-cell>
          <table:table-cell table:style-name="ce10" office:value-type="float" office:value="250709696" calcext:value-type="float">
            <text:p>250 709 696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7365" calcext:value-type="float">
            <text:p>7 365</text:p>
          </table:table-cell>
          <table:table-cell table:style-name="ce10" office:value-type="float" office:value="6021" calcext:value-type="float">
            <text:p>6 021</text:p>
          </table:table-cell>
          <table:table-cell table:style-name="ce10" office:value-type="float" office:value="60096" calcext:value-type="float">
            <text:p>60 096</text:p>
          </table:table-cell>
          <table:table-cell table:style-name="ce10" office:value-type="float" office:value="52084" calcext:value-type="float">
            <text:p>52 084</text:p>
          </table:table-cell>
          <table:table-cell table:style-name="ce10" office:value-type="float" office:value="1421507943" calcext:value-type="float">
            <text:p>1 421 507 943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655" calcext:value-type="float">
            <text:p>2 655</text:p>
          </table:table-cell>
          <table:table-cell table:style-name="ce10" office:value-type="float" office:value="2451" calcext:value-type="float">
            <text:p>2 451</text:p>
          </table:table-cell>
          <table:table-cell table:style-name="ce10" office:value-type="float" office:value="68404948" calcext:value-type="float">
            <text:p>68 404 948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64568" calcext:value-type="float">
            <text:p>64 568</text:p>
          </table:table-cell>
          <table:table-cell table:style-name="ce10" office:value-type="float" office:value="52048" calcext:value-type="float">
            <text:p>52 048</text:p>
          </table:table-cell>
          <table:table-cell table:style-name="ce10" office:value-type="float" office:value="517753" calcext:value-type="float">
            <text:p>517 753</text:p>
          </table:table-cell>
          <table:table-cell table:style-name="ce10" office:value-type="float" office:value="491164" calcext:value-type="float">
            <text:p>491 164</text:p>
          </table:table-cell>
          <table:table-cell table:style-name="ce10" office:value-type="float" office:value="16417148708" calcext:value-type="float">
            <text:p>16 417 148 708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6497" calcext:value-type="float">
            <text:p>6 497</text:p>
          </table:table-cell>
          <table:table-cell table:style-name="ce10" office:value-type="float" office:value="3309" calcext:value-type="float">
            <text:p>3 309</text:p>
          </table:table-cell>
          <table:table-cell table:style-name="ce10" office:value-type="float" office:value="198709" calcext:value-type="float">
            <text:p>198 709</text:p>
          </table:table-cell>
          <table:table-cell table:style-name="ce10" office:value-type="float" office:value="186165" calcext:value-type="float">
            <text:p>186 165</text:p>
          </table:table-cell>
          <table:table-cell table:style-name="ce10" office:value-type="float" office:value="6061871740" calcext:value-type="float">
            <text:p>6 061 871 740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1047" calcext:value-type="float">
            <text:p>1 047</text:p>
          </table:table-cell>
          <table:table-cell table:style-name="ce10" office:value-type="float" office:value="979" calcext:value-type="float">
            <text:p>979</text:p>
          </table:table-cell>
          <table:table-cell table:style-name="ce10" office:value-type="float" office:value="47457736" calcext:value-type="float">
            <text:p>47 457 736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872" calcext:value-type="float">
            <text:p>872</text:p>
          </table:table-cell>
          <table:table-cell table:style-name="ce10" office:value-type="float" office:value="708" calcext:value-type="float">
            <text:p>708</text:p>
          </table:table-cell>
          <table:table-cell table:style-name="ce10" office:value-type="float" office:value="6453" calcext:value-type="float">
            <text:p>6 453</text:p>
          </table:table-cell>
          <table:table-cell table:style-name="ce10" office:value-type="float" office:value="5478" calcext:value-type="float">
            <text:p>5 478</text:p>
          </table:table-cell>
          <table:table-cell table:style-name="ce10" office:value-type="float" office:value="150363973" calcext:value-type="float">
            <text:p>150 363 973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5349" calcext:value-type="float">
            <text:p>15 349</text:p>
          </table:table-cell>
          <table:table-cell table:style-name="ce10" office:value-type="float" office:value="13837" calcext:value-type="float">
            <text:p>13 837</text:p>
          </table:table-cell>
          <table:table-cell table:style-name="ce10" office:value-type="float" office:value="64646" calcext:value-type="float">
            <text:p>64 646</text:p>
          </table:table-cell>
          <table:table-cell table:style-name="ce10" office:value-type="float" office:value="66633" calcext:value-type="float">
            <text:p>66 633</text:p>
          </table:table-cell>
          <table:table-cell table:style-name="ce10" office:value-type="float" office:value="2022081418" calcext:value-type="float">
            <text:p>2 022 081 418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004" calcext:value-type="float">
            <text:p>1 004</text:p>
          </table:table-cell>
          <table:table-cell table:style-name="ce10" office:value-type="float" office:value="490" calcext:value-type="float">
            <text:p>490</text:p>
          </table:table-cell>
          <table:table-cell table:style-name="ce10" office:value-type="float" office:value="31416" calcext:value-type="float">
            <text:p>31 416</text:p>
          </table:table-cell>
          <table:table-cell table:style-name="ce10" office:value-type="float" office:value="29978" calcext:value-type="float">
            <text:p>29 978</text:p>
          </table:table-cell>
          <table:table-cell table:style-name="ce10" office:value-type="float" office:value="1091570301" calcext:value-type="float">
            <text:p>1 091 570 301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2495" calcext:value-type="float">
            <text:p>2 495</text:p>
          </table:table-cell>
          <table:table-cell table:style-name="ce10" office:value-type="float" office:value="872" calcext:value-type="float">
            <text:p>872</text:p>
          </table:table-cell>
          <table:table-cell table:style-name="ce10" office:value-type="float" office:value="29346" calcext:value-type="float">
            <text:p>29 346</text:p>
          </table:table-cell>
          <table:table-cell table:style-name="ce10" office:value-type="float" office:value="28719" calcext:value-type="float">
            <text:p>28 719</text:p>
          </table:table-cell>
          <table:table-cell table:style-name="ce10" office:value-type="float" office:value="1267358654" calcext:value-type="float">
            <text:p>1 267 358 654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508" calcext:value-type="float">
            <text:p>508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6867" calcext:value-type="float">
            <text:p>6 867</text:p>
          </table:table-cell>
          <table:table-cell table:style-name="ce10" office:value-type="float" office:value="6489" calcext:value-type="float">
            <text:p>6 489</text:p>
          </table:table-cell>
          <table:table-cell table:style-name="ce10" office:value-type="float" office:value="272196786" calcext:value-type="float">
            <text:p>272 196 786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2640" calcext:value-type="float">
            <text:p>12 640</text:p>
          </table:table-cell>
          <table:table-cell table:style-name="ce10" office:value-type="float" office:value="9733" calcext:value-type="float">
            <text:p>9 733</text:p>
          </table:table-cell>
          <table:table-cell table:style-name="ce10" office:value-type="float" office:value="146363" calcext:value-type="float">
            <text:p>146 363</text:p>
          </table:table-cell>
          <table:table-cell table:style-name="ce10" office:value-type="float" office:value="127098" calcext:value-type="float">
            <text:p>127 098</text:p>
          </table:table-cell>
          <table:table-cell table:style-name="ce10" office:value-type="float" office:value="3519624723" calcext:value-type="float">
            <text:p>3 519 624 723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70" calcext:value-type="float">
            <text:p>170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10421" calcext:value-type="float">
            <text:p>10 421</text:p>
          </table:table-cell>
          <table:table-cell table:style-name="ce10" office:value-type="float" office:value="9386" calcext:value-type="float">
            <text:p>9 386</text:p>
          </table:table-cell>
          <table:table-cell table:style-name="ce10" office:value-type="float" office:value="294175013" calcext:value-type="float">
            <text:p>294 175 013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42808" calcext:value-type="float">
            <text:p>142 808</text:p>
          </table:table-cell>
          <table:table-cell table:style-name="ce10" office:value-type="float" office:value="116708" calcext:value-type="float">
            <text:p>116 708</text:p>
          </table:table-cell>
          <table:table-cell table:style-name="ce10" office:value-type="float" office:value="1098059" calcext:value-type="float">
            <text:p>1 098 059</text:p>
          </table:table-cell>
          <table:table-cell table:style-name="ce10" office:value-type="float" office:value="1029247" calcext:value-type="float">
            <text:p>1 029 247</text:p>
          </table:table-cell>
          <table:table-cell table:style-name="ce10" office:value-type="float" office:value="35155054652" calcext:value-type="float">
            <text:p>35 155 054 652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6529" calcext:value-type="float">
            <text:p>16 529</text:p>
          </table:table-cell>
          <table:table-cell table:style-name="ce10" office:value-type="float" office:value="9057" calcext:value-type="float">
            <text:p>9 057</text:p>
          </table:table-cell>
          <table:table-cell table:style-name="ce10" office:value-type="float" office:value="437038" calcext:value-type="float">
            <text:p>437 038</text:p>
          </table:table-cell>
          <table:table-cell table:style-name="ce10" office:value-type="float" office:value="405659" calcext:value-type="float">
            <text:p>405 659</text:p>
          </table:table-cell>
          <table:table-cell table:style-name="ce10" office:value-type="float" office:value="13617087134" calcext:value-type="float">
            <text:p>13 617 087 134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08" calcext:value-type="float">
            <text:p>10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053" calcext:value-type="float">
            <text:p>1 053</text:p>
          </table:table-cell>
          <table:table-cell table:style-name="ce10" office:value-type="float" office:value="1057" calcext:value-type="float">
            <text:p>1 057</text:p>
          </table:table-cell>
          <table:table-cell table:style-name="ce10" office:value-type="float" office:value="57737715" calcext:value-type="float">
            <text:p>57 737 715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92" calcext:value-type="float">
            <text:p>292</text:p>
          </table:table-cell>
          <table:table-cell table:style-name="ce10" office:value-type="float" office:value="288" calcext:value-type="float">
            <text:p>288</text:p>
          </table:table-cell>
          <table:table-cell table:style-name="ce10" office:value-type="float" office:value="12999366" calcext:value-type="float">
            <text:p>12 999 366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868" calcext:value-type="float">
            <text:p>868</text:p>
          </table:table-cell>
          <table:table-cell table:style-name="ce10" office:value-type="float" office:value="655" calcext:value-type="float">
            <text:p>655</text:p>
          </table:table-cell>
          <table:table-cell table:style-name="ce10" office:value-type="float" office:value="8713" calcext:value-type="float">
            <text:p>8 713</text:p>
          </table:table-cell>
          <table:table-cell table:style-name="ce10" office:value-type="float" office:value="7589" calcext:value-type="float">
            <text:p>7 589</text:p>
          </table:table-cell>
          <table:table-cell table:style-name="ce10" office:value-type="float" office:value="222243106" calcext:value-type="float">
            <text:p>222 243 106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52" calcext:value-type="float">
            <text:p>152</text:p>
          </table:table-cell>
          <table:table-cell table:style-name="ce10" office:value-type="float" office:value="143" calcext:value-type="float">
            <text:p>143</text:p>
          </table:table-cell>
          <table:table-cell table:style-name="ce10" office:value-type="float" office:value="4613460" calcext:value-type="float">
            <text:p>4 613 460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0150" calcext:value-type="float">
            <text:p>10 150</text:p>
          </table:table-cell>
          <table:table-cell table:style-name="ce10" office:value-type="float" office:value="8905" calcext:value-type="float">
            <text:p>8 905</text:p>
          </table:table-cell>
          <table:table-cell table:style-name="ce10" office:value-type="float" office:value="57823" calcext:value-type="float">
            <text:p>57 823</text:p>
          </table:table-cell>
          <table:table-cell table:style-name="ce10" office:value-type="float" office:value="54234" calcext:value-type="float">
            <text:p>54 234</text:p>
          </table:table-cell>
          <table:table-cell table:style-name="ce10" office:value-type="float" office:value="1864841858" calcext:value-type="float">
            <text:p>1 864 841 858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627" calcext:value-type="float">
            <text:p>627</text:p>
          </table:table-cell>
          <table:table-cell table:style-name="ce10" office:value-type="float" office:value="222" calcext:value-type="float">
            <text:p>222</text:p>
          </table:table-cell>
          <table:table-cell table:style-name="ce10" office:value-type="float" office:value="39296" calcext:value-type="float">
            <text:p>39 296</text:p>
          </table:table-cell>
          <table:table-cell table:style-name="ce10" office:value-type="float" office:value="37335" calcext:value-type="float">
            <text:p>37 335</text:p>
          </table:table-cell>
          <table:table-cell table:style-name="ce10" office:value-type="float" office:value="1556998205" calcext:value-type="float">
            <text:p>1 556 998 205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77" calcext:value-type="float">
            <text:p>177</text:p>
          </table:table-cell>
          <table:table-cell table:style-name="ce10" office:value-type="float" office:value="168" calcext:value-type="float">
            <text:p>168</text:p>
          </table:table-cell>
          <table:table-cell table:style-name="ce10" office:value-type="float" office:value="7661639" calcext:value-type="float">
            <text:p>7 661 639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396" calcext:value-type="float">
            <text:p>396</text:p>
          </table:table-cell>
          <table:table-cell table:style-name="ce10" office:value-type="float" office:value="286" calcext:value-type="float">
            <text:p>286</text:p>
          </table:table-cell>
          <table:table-cell table:style-name="ce10" office:value-type="float" office:value="3859" calcext:value-type="float">
            <text:p>3 859</text:p>
          </table:table-cell>
          <table:table-cell table:style-name="ce10" office:value-type="float" office:value="3482" calcext:value-type="float">
            <text:p>3 482</text:p>
          </table:table-cell>
          <table:table-cell table:style-name="ce10" office:value-type="float" office:value="111096430" calcext:value-type="float">
            <text:p>111 096 430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4121" calcext:value-type="float">
            <text:p>4 121</text:p>
          </table:table-cell>
          <table:table-cell table:style-name="ce10" office:value-type="float" office:value="3468" calcext:value-type="float">
            <text:p>3 468</text:p>
          </table:table-cell>
          <table:table-cell table:style-name="ce10" office:value-type="float" office:value="24295" calcext:value-type="float">
            <text:p>24 295</text:p>
          </table:table-cell>
          <table:table-cell table:style-name="ce10" office:value-type="float" office:value="22939" calcext:value-type="float">
            <text:p>22 939</text:p>
          </table:table-cell>
          <table:table-cell table:style-name="ce10" office:value-type="float" office:value="815312805" calcext:value-type="float">
            <text:p>815 312 805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385" calcext:value-type="float">
            <text:p>385</text:p>
          </table:table-cell>
          <table:table-cell table:style-name="ce10" office:value-type="float" office:value="129" calcext:value-type="float">
            <text:p>129</text:p>
          </table:table-cell>
          <table:table-cell table:style-name="ce10" office:value-type="float" office:value="26605" calcext:value-type="float">
            <text:p>26 605</text:p>
          </table:table-cell>
          <table:table-cell table:style-name="ce10" office:value-type="float" office:value="24985" calcext:value-type="float">
            <text:p>24 985</text:p>
          </table:table-cell>
          <table:table-cell table:style-name="ce10" office:value-type="float" office:value="1051938021" calcext:value-type="float">
            <text:p>1 051 938 021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739" calcext:value-type="float">
            <text:p>1 739</text:p>
          </table:table-cell>
          <table:table-cell table:style-name="ce10" office:value-type="float" office:value="397" calcext:value-type="float">
            <text:p>397</text:p>
          </table:table-cell>
          <table:table-cell table:style-name="ce10" office:value-type="float" office:value="19638" calcext:value-type="float">
            <text:p>19 638</text:p>
          </table:table-cell>
          <table:table-cell table:style-name="ce10" office:value-type="float" office:value="19071" calcext:value-type="float">
            <text:p>19 071</text:p>
          </table:table-cell>
          <table:table-cell table:style-name="ce10" office:value-type="float" office:value="843131497" calcext:value-type="float">
            <text:p>843 131 497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493" calcext:value-type="float">
            <text:p>493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5862" calcext:value-type="float">
            <text:p>5 862</text:p>
          </table:table-cell>
          <table:table-cell table:style-name="ce10" office:value-type="float" office:value="5594" calcext:value-type="float">
            <text:p>5 594</text:p>
          </table:table-cell>
          <table:table-cell table:style-name="ce10" office:value-type="float" office:value="223450955" calcext:value-type="float">
            <text:p>223 450 955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2427" calcext:value-type="float">
            <text:p>12 427</text:p>
          </table:table-cell>
          <table:table-cell table:style-name="ce10" office:value-type="float" office:value="9566" calcext:value-type="float">
            <text:p>9 566</text:p>
          </table:table-cell>
          <table:table-cell table:style-name="ce10" office:value-type="float" office:value="169618" calcext:value-type="float">
            <text:p>169 618</text:p>
          </table:table-cell>
          <table:table-cell table:style-name="ce10" office:value-type="float" office:value="145284" calcext:value-type="float">
            <text:p>145 284</text:p>
          </table:table-cell>
          <table:table-cell table:style-name="ce10" office:value-type="float" office:value="4113623980" calcext:value-type="float">
            <text:p>4 113 623 980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16" calcext:value-type="float">
            <text:p>116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6668" calcext:value-type="float">
            <text:p>6 668</text:p>
          </table:table-cell>
          <table:table-cell table:style-name="ce10" office:value-type="float" office:value="6140" calcext:value-type="float">
            <text:p>6 140</text:p>
          </table:table-cell>
          <table:table-cell table:style-name="ce10" office:value-type="float" office:value="188324780" calcext:value-type="float">
            <text:p>188 324 780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29562" calcext:value-type="float">
            <text:p>129 562</text:p>
          </table:table-cell>
          <table:table-cell table:style-name="ce10" office:value-type="float" office:value="105005" calcext:value-type="float">
            <text:p>105 005</text:p>
          </table:table-cell>
          <table:table-cell table:style-name="ce10" office:value-type="float" office:value="1154945" calcext:value-type="float">
            <text:p>1 154 945</text:p>
          </table:table-cell>
          <table:table-cell table:style-name="ce10" office:value-type="float" office:value="1082924" calcext:value-type="float">
            <text:p>1 082 924</text:p>
          </table:table-cell>
          <table:table-cell table:style-name="ce10" office:value-type="float" office:value="36741019758" calcext:value-type="float">
            <text:p>36 741 019 758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4055" calcext:value-type="float">
            <text:p>14 055</text:p>
          </table:table-cell>
          <table:table-cell table:style-name="ce10" office:value-type="float" office:value="6685" calcext:value-type="float">
            <text:p>6 685</text:p>
          </table:table-cell>
          <table:table-cell table:style-name="ce10" office:value-type="float" office:value="484073" calcext:value-type="float">
            <text:p>484 073</text:p>
          </table:table-cell>
          <table:table-cell table:style-name="ce10" office:value-type="float" office:value="447747" calcext:value-type="float">
            <text:p>447 747</text:p>
          </table:table-cell>
          <table:table-cell table:style-name="ce10" office:value-type="float" office:value="14774752121" calcext:value-type="float">
            <text:p>14 774 752 121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891" calcext:value-type="float">
            <text:p>1 891</text:p>
          </table:table-cell>
          <table:table-cell table:style-name="ce10" office:value-type="float" office:value="462" calcext:value-type="float">
            <text:p>462</text:p>
          </table:table-cell>
          <table:table-cell table:style-name="ce10" office:value-type="float" office:value="34248" calcext:value-type="float">
            <text:p>34 248</text:p>
          </table:table-cell>
          <table:table-cell table:style-name="ce10" office:value-type="float" office:value="33467" calcext:value-type="float">
            <text:p>33 467</text:p>
          </table:table-cell>
          <table:table-cell table:style-name="ce10" office:value-type="float" office:value="1747434137" calcext:value-type="float">
            <text:p>1 747 434 137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691" calcext:value-type="float">
            <text:p>691</text:p>
          </table:table-cell>
          <table:table-cell table:style-name="ce10" office:value-type="float" office:value="178" calcext:value-type="float">
            <text:p>178</text:p>
          </table:table-cell>
          <table:table-cell table:style-name="ce10" office:value-type="float" office:value="23373" calcext:value-type="float">
            <text:p>23 373</text:p>
          </table:table-cell>
          <table:table-cell table:style-name="ce10" office:value-type="float" office:value="21551" calcext:value-type="float">
            <text:p>21 551</text:p>
          </table:table-cell>
          <table:table-cell table:style-name="ce10" office:value-type="float" office:value="1086272956" calcext:value-type="float">
            <text:p>1 086 272 956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29987" calcext:value-type="float">
            <text:p>29 987</text:p>
          </table:table-cell>
          <table:table-cell table:style-name="ce10" office:value-type="float" office:value="24504" calcext:value-type="float">
            <text:p>24 504</text:p>
          </table:table-cell>
          <table:table-cell table:style-name="ce10" office:value-type="float" office:value="299559" calcext:value-type="float">
            <text:p>299 559</text:p>
          </table:table-cell>
          <table:table-cell table:style-name="ce10" office:value-type="float" office:value="263325" calcext:value-type="float">
            <text:p>263 325</text:p>
          </table:table-cell>
          <table:table-cell table:style-name="ce10" office:value-type="float" office:value="9337126073" calcext:value-type="float">
            <text:p>9 337 126 073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654" calcext:value-type="float">
            <text:p>654</text:p>
          </table:table-cell>
          <table:table-cell table:style-name="ce10" office:value-type="float" office:value="282" calcext:value-type="float">
            <text:p>282</text:p>
          </table:table-cell>
          <table:table-cell table:style-name="ce10" office:value-type="float" office:value="32858" calcext:value-type="float">
            <text:p>32 858</text:p>
          </table:table-cell>
          <table:table-cell table:style-name="ce10" office:value-type="float" office:value="29856" calcext:value-type="float">
            <text:p>29 856</text:p>
          </table:table-cell>
          <table:table-cell table:style-name="ce10" office:value-type="float" office:value="1155785304" calcext:value-type="float">
            <text:p>1 155 785 304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421404" calcext:value-type="float">
            <text:p>421 404</text:p>
          </table:table-cell>
          <table:table-cell table:style-name="ce10" office:value-type="float" office:value="357093" calcext:value-type="float">
            <text:p>357 093</text:p>
          </table:table-cell>
          <table:table-cell table:style-name="ce10" office:value-type="float" office:value="3922686" calcext:value-type="float">
            <text:p>3 922 686</text:p>
          </table:table-cell>
          <table:table-cell table:style-name="ce10" office:value-type="float" office:value="3708029" calcext:value-type="float">
            <text:p>3 708 029</text:p>
          </table:table-cell>
          <table:table-cell table:style-name="ce10" office:value-type="float" office:value="181079301202" calcext:value-type="float">
            <text:p>181 079 301 202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6639" calcext:value-type="float">
            <text:p>16 639</text:p>
          </table:table-cell>
          <table:table-cell table:style-name="ce10" office:value-type="float" office:value="4605" calcext:value-type="float">
            <text:p>4 605</text:p>
          </table:table-cell>
          <table:table-cell table:style-name="ce10" office:value-type="float" office:value="1223334" calcext:value-type="float">
            <text:p>1 223 334</text:p>
          </table:table-cell>
          <table:table-cell table:style-name="ce10" office:value-type="float" office:value="1152664" calcext:value-type="float">
            <text:p>1 152 664</text:p>
          </table:table-cell>
          <table:table-cell table:style-name="ce10" office:value-type="float" office:value="42900955855" calcext:value-type="float">
            <text:p>42 900 955 855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75" calcext:value-type="float">
            <text:p>75</text:p>
          </table:table-cell>
          <table:table-cell table:style-name="ce10" office:value-type="float" office:value="3050" calcext:value-type="float">
            <text:p>3 050</text:p>
          </table:table-cell>
          <table:table-cell table:style-name="ce10" office:value-type="float" office:value="2722" calcext:value-type="float">
            <text:p>2 722</text:p>
          </table:table-cell>
          <table:table-cell table:style-name="ce10" office:value-type="float" office:value="127506591" calcext:value-type="float">
            <text:p>127 506 591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87" calcext:value-type="float">
            <text:p>687</text:p>
          </table:table-cell>
          <table:table-cell table:style-name="ce10" office:value-type="float" office:value="676" calcext:value-type="float">
            <text:p>676</text:p>
          </table:table-cell>
          <table:table-cell table:style-name="ce10" office:value-type="float" office:value="29905989" calcext:value-type="float">
            <text:p>29 905 989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749" calcext:value-type="float">
            <text:p>1 749</text:p>
          </table:table-cell>
          <table:table-cell table:style-name="ce10" office:value-type="float" office:value="1471" calcext:value-type="float">
            <text:p>1 471</text:p>
          </table:table-cell>
          <table:table-cell table:style-name="ce10" office:value-type="float" office:value="16719" calcext:value-type="float">
            <text:p>16 719</text:p>
          </table:table-cell>
          <table:table-cell table:style-name="ce10" office:value-type="float" office:value="15127" calcext:value-type="float">
            <text:p>15 127</text:p>
          </table:table-cell>
          <table:table-cell table:style-name="ce10" office:value-type="float" office:value="439427606" calcext:value-type="float">
            <text:p>439 427 606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653" calcext:value-type="float">
            <text:p>1 653</text:p>
          </table:table-cell>
          <table:table-cell table:style-name="ce10" office:value-type="float" office:value="1519" calcext:value-type="float">
            <text:p>1 519</text:p>
          </table:table-cell>
          <table:table-cell table:style-name="ce10" office:value-type="float" office:value="50467631" calcext:value-type="float">
            <text:p>50 467 631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21569" calcext:value-type="float">
            <text:p>21 569</text:p>
          </table:table-cell>
          <table:table-cell table:style-name="ce10" office:value-type="float" office:value="18469" calcext:value-type="float">
            <text:p>18 469</text:p>
          </table:table-cell>
          <table:table-cell table:style-name="ce10" office:value-type="float" office:value="122182" calcext:value-type="float">
            <text:p>122 182</text:p>
          </table:table-cell>
          <table:table-cell table:style-name="ce10" office:value-type="float" office:value="117898" calcext:value-type="float">
            <text:p>117 898</text:p>
          </table:table-cell>
          <table:table-cell table:style-name="ce10" office:value-type="float" office:value="3698017052" calcext:value-type="float">
            <text:p>3 698 017 052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981" calcext:value-type="float">
            <text:p>981</text:p>
          </table:table-cell>
          <table:table-cell table:style-name="ce10" office:value-type="float" office:value="248" calcext:value-type="float">
            <text:p>248</text:p>
          </table:table-cell>
          <table:table-cell table:style-name="ce10" office:value-type="float" office:value="81541" calcext:value-type="float">
            <text:p>81 541</text:p>
          </table:table-cell>
          <table:table-cell table:style-name="ce10" office:value-type="float" office:value="76230" calcext:value-type="float">
            <text:p>76 230</text:p>
          </table:table-cell>
          <table:table-cell table:style-name="ce10" office:value-type="float" office:value="3090087728" calcext:value-type="float">
            <text:p>3 090 087 728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1072" calcext:value-type="float">
            <text:p>1 072</text:p>
          </table:table-cell>
          <table:table-cell table:style-name="ce10" office:value-type="float" office:value="1074" calcext:value-type="float">
            <text:p>1 074</text:p>
          </table:table-cell>
          <table:table-cell table:style-name="ce10" office:value-type="float" office:value="58248351" calcext:value-type="float">
            <text:p>58 248 351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808" calcext:value-type="float">
            <text:p>808</text:p>
          </table:table-cell>
          <table:table-cell table:style-name="ce10" office:value-type="float" office:value="669" calcext:value-type="float">
            <text:p>669</text:p>
          </table:table-cell>
          <table:table-cell table:style-name="ce10" office:value-type="float" office:value="9078" calcext:value-type="float">
            <text:p>9 078</text:p>
          </table:table-cell>
          <table:table-cell table:style-name="ce10" office:value-type="float" office:value="7690" calcext:value-type="float">
            <text:p>7 690</text:p>
          </table:table-cell>
          <table:table-cell table:style-name="ce10" office:value-type="float" office:value="236625762" calcext:value-type="float">
            <text:p>236 625 762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9311" calcext:value-type="float">
            <text:p>9 311</text:p>
          </table:table-cell>
          <table:table-cell table:style-name="ce10" office:value-type="float" office:value="8035" calcext:value-type="float">
            <text:p>8 035</text:p>
          </table:table-cell>
          <table:table-cell table:style-name="ce10" office:value-type="float" office:value="60561" calcext:value-type="float">
            <text:p>60 561</text:p>
          </table:table-cell>
          <table:table-cell table:style-name="ce10" office:value-type="float" office:value="56991" calcext:value-type="float">
            <text:p>56 991</text:p>
          </table:table-cell>
          <table:table-cell table:style-name="ce10" office:value-type="float" office:value="1923154423" calcext:value-type="float">
            <text:p>1 923 154 423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619" calcext:value-type="float">
            <text:p>619</text:p>
          </table:table-cell>
          <table:table-cell table:style-name="ce10" office:value-type="float" office:value="227" calcext:value-type="float">
            <text:p>227</text:p>
          </table:table-cell>
          <table:table-cell table:style-name="ce10" office:value-type="float" office:value="40392" calcext:value-type="float">
            <text:p>40 392</text:p>
          </table:table-cell>
          <table:table-cell table:style-name="ce10" office:value-type="float" office:value="38506" calcext:value-type="float">
            <text:p>38 506</text:p>
          </table:table-cell>
          <table:table-cell table:style-name="ce10" office:value-type="float" office:value="1584365589" calcext:value-type="float">
            <text:p>1 584 365 589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335" calcext:value-type="float">
            <text:p>1 335</text:p>
          </table:table-cell>
          <table:table-cell table:style-name="ce10" office:value-type="float" office:value="424" calcext:value-type="float">
            <text:p>424</text:p>
          </table:table-cell>
          <table:table-cell table:style-name="ce10" office:value-type="float" office:value="15738" calcext:value-type="float">
            <text:p>15 738</text:p>
          </table:table-cell>
          <table:table-cell table:style-name="ce10" office:value-type="float" office:value="15621" calcext:value-type="float">
            <text:p>15 621</text:p>
          </table:table-cell>
          <table:table-cell table:style-name="ce10" office:value-type="float" office:value="647193587" calcext:value-type="float">
            <text:p>647 193 587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453" calcext:value-type="float">
            <text:p>45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5898" calcext:value-type="float">
            <text:p>5 898</text:p>
          </table:table-cell>
          <table:table-cell table:style-name="ce10" office:value-type="float" office:value="5432" calcext:value-type="float">
            <text:p>5 432</text:p>
          </table:table-cell>
          <table:table-cell table:style-name="ce10" office:value-type="float" office:value="232544715" calcext:value-type="float">
            <text:p>232 544 715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8377" calcext:value-type="float">
            <text:p>8 377</text:p>
          </table:table-cell>
          <table:table-cell table:style-name="ce10" office:value-type="float" office:value="6834" calcext:value-type="float">
            <text:p>6 834</text:p>
          </table:table-cell>
          <table:table-cell table:style-name="ce10" office:value-type="float" office:value="85500" calcext:value-type="float">
            <text:p>85 500</text:p>
          </table:table-cell>
          <table:table-cell table:style-name="ce10" office:value-type="float" office:value="74171" calcext:value-type="float">
            <text:p>74 171</text:p>
          </table:table-cell>
          <table:table-cell table:style-name="ce10" office:value-type="float" office:value="2040177972" calcext:value-type="float">
            <text:p>2 040 177 972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036" calcext:value-type="float">
            <text:p>5 036</text:p>
          </table:table-cell>
          <table:table-cell table:style-name="ce10" office:value-type="float" office:value="4400" calcext:value-type="float">
            <text:p>4 400</text:p>
          </table:table-cell>
          <table:table-cell table:style-name="ce10" office:value-type="float" office:value="138339946" calcext:value-type="float">
            <text:p>138 339 946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85681" calcext:value-type="float">
            <text:p>85 681</text:p>
          </table:table-cell>
          <table:table-cell table:style-name="ce10" office:value-type="float" office:value="69861" calcext:value-type="float">
            <text:p>69 861</text:p>
          </table:table-cell>
          <table:table-cell table:style-name="ce10" office:value-type="float" office:value="669993" calcext:value-type="float">
            <text:p>669 993</text:p>
          </table:table-cell>
          <table:table-cell table:style-name="ce10" office:value-type="float" office:value="633112" calcext:value-type="float">
            <text:p>633 112</text:p>
          </table:table-cell>
          <table:table-cell table:style-name="ce10" office:value-type="float" office:value="21219401198" calcext:value-type="float">
            <text:p>21 219 401 198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8565" calcext:value-type="float">
            <text:p>8 565</text:p>
          </table:table-cell>
          <table:table-cell table:style-name="ce10" office:value-type="float" office:value="4435" calcext:value-type="float">
            <text:p>4 435</text:p>
          </table:table-cell>
          <table:table-cell table:style-name="ce10" office:value-type="float" office:value="269560" calcext:value-type="float">
            <text:p>269 560</text:p>
          </table:table-cell>
          <table:table-cell table:style-name="ce10" office:value-type="float" office:value="250135" calcext:value-type="float">
            <text:p>250 135</text:p>
          </table:table-cell>
          <table:table-cell table:style-name="ce10" office:value-type="float" office:value="8138214049" calcext:value-type="float">
            <text:p>8 138 214 049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2689" calcext:value-type="float">
            <text:p>2 689</text:p>
          </table:table-cell>
          <table:table-cell table:style-name="ce10" office:value-type="float" office:value="948" calcext:value-type="float">
            <text:p>948</text:p>
          </table:table-cell>
          <table:table-cell table:style-name="ce10" office:value-type="float" office:value="35268" calcext:value-type="float">
            <text:p>35 268</text:p>
          </table:table-cell>
          <table:table-cell table:style-name="ce10" office:value-type="float" office:value="34694" calcext:value-type="float">
            <text:p>34 694</text:p>
          </table:table-cell>
          <table:table-cell table:style-name="ce10" office:value-type="float" office:value="1367279425" calcext:value-type="float">
            <text:p>1 367 279 425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774" calcext:value-type="float">
            <text:p>774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17805" calcext:value-type="float">
            <text:p>17 805</text:p>
          </table:table-cell>
          <table:table-cell table:style-name="ce10" office:value-type="float" office:value="16914" calcext:value-type="float">
            <text:p>16 914</text:p>
          </table:table-cell>
          <table:table-cell table:style-name="ce10" office:value-type="float" office:value="762740054" calcext:value-type="float">
            <text:p>762 740 054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7537" calcext:value-type="float">
            <text:p>17 537</text:p>
          </table:table-cell>
          <table:table-cell table:style-name="ce10" office:value-type="float" office:value="14389" calcext:value-type="float">
            <text:p>14 389</text:p>
          </table:table-cell>
          <table:table-cell table:style-name="ce10" office:value-type="float" office:value="158579" calcext:value-type="float">
            <text:p>158 579</text:p>
          </table:table-cell>
          <table:table-cell table:style-name="ce10" office:value-type="float" office:value="139091" calcext:value-type="float">
            <text:p>139 091</text:p>
          </table:table-cell>
          <table:table-cell table:style-name="ce10" office:value-type="float" office:value="3849147122" calcext:value-type="float">
            <text:p>3 849 147 122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43" calcext:value-type="float">
            <text:p>143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7534" calcext:value-type="float">
            <text:p>7 534</text:p>
          </table:table-cell>
          <table:table-cell table:style-name="ce10" office:value-type="float" office:value="6719" calcext:value-type="float">
            <text:p>6 719</text:p>
          </table:table-cell>
          <table:table-cell table:style-name="ce10" office:value-type="float" office:value="208662060" calcext:value-type="float">
            <text:p>208 662 060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80298" calcext:value-type="float">
            <text:p>180 298</text:p>
          </table:table-cell>
          <table:table-cell table:style-name="ce10" office:value-type="float" office:value="147819" calcext:value-type="float">
            <text:p>147 819</text:p>
          </table:table-cell>
          <table:table-cell table:style-name="ce10" office:value-type="float" office:value="1165779" calcext:value-type="float">
            <text:p>1 165 779</text:p>
          </table:table-cell>
          <table:table-cell table:style-name="ce10" office:value-type="float" office:value="1115038" calcext:value-type="float">
            <text:p>1 115 038</text:p>
          </table:table-cell>
          <table:table-cell table:style-name="ce10" office:value-type="float" office:value="36409459235" calcext:value-type="float">
            <text:p>36 409 459 235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5277" calcext:value-type="float">
            <text:p>15 277</text:p>
          </table:table-cell>
          <table:table-cell table:style-name="ce10" office:value-type="float" office:value="7576" calcext:value-type="float">
            <text:p>7 576</text:p>
          </table:table-cell>
          <table:table-cell table:style-name="ce10" office:value-type="float" office:value="524394" calcext:value-type="float">
            <text:p>524 394</text:p>
          </table:table-cell>
          <table:table-cell table:style-name="ce10" office:value-type="float" office:value="481398" calcext:value-type="float">
            <text:p>481 398</text:p>
          </table:table-cell>
          <table:table-cell table:style-name="ce10" office:value-type="float" office:value="15432777161" calcext:value-type="float">
            <text:p>15 432 777 161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2665" calcext:value-type="float">
            <text:p>2 665</text:p>
          </table:table-cell>
          <table:table-cell table:style-name="ce10" office:value-type="float" office:value="1100" calcext:value-type="float">
            <text:p>1 100</text:p>
          </table:table-cell>
          <table:table-cell table:style-name="ce10" office:value-type="float" office:value="28410" calcext:value-type="float">
            <text:p>28 410</text:p>
          </table:table-cell>
          <table:table-cell table:style-name="ce10" office:value-type="float" office:value="28204" calcext:value-type="float">
            <text:p>28 204</text:p>
          </table:table-cell>
          <table:table-cell table:style-name="ce10" office:value-type="float" office:value="1139877453" calcext:value-type="float">
            <text:p>1 139 877 453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834" calcext:value-type="float">
            <text:p>834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12809" calcext:value-type="float">
            <text:p>12 809</text:p>
          </table:table-cell>
          <table:table-cell table:style-name="ce10" office:value-type="float" office:value="11684" calcext:value-type="float">
            <text:p>11 684</text:p>
          </table:table-cell>
          <table:table-cell table:style-name="ce10" office:value-type="float" office:value="434745183" calcext:value-type="float">
            <text:p>434 745 183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8406" calcext:value-type="float">
            <text:p>18 406</text:p>
          </table:table-cell>
          <table:table-cell table:style-name="ce10" office:value-type="float" office:value="15343" calcext:value-type="float">
            <text:p>15 343</text:p>
          </table:table-cell>
          <table:table-cell table:style-name="ce10" office:value-type="float" office:value="162726" calcext:value-type="float">
            <text:p>162 726</text:p>
          </table:table-cell>
          <table:table-cell table:style-name="ce10" office:value-type="float" office:value="142028" calcext:value-type="float">
            <text:p>142 028</text:p>
          </table:table-cell>
          <table:table-cell table:style-name="ce10" office:value-type="float" office:value="3922269614" calcext:value-type="float">
            <text:p>3 922 269 614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3774" calcext:value-type="float">
            <text:p>3 774</text:p>
          </table:table-cell>
          <table:table-cell table:style-name="ce10" office:value-type="float" office:value="3390" calcext:value-type="float">
            <text:p>3 390</text:p>
          </table:table-cell>
          <table:table-cell table:style-name="ce10" office:value-type="float" office:value="111450902" calcext:value-type="float">
            <text:p>111 450 902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76844" calcext:value-type="float">
            <text:p>176 844</text:p>
          </table:table-cell>
          <table:table-cell table:style-name="ce10" office:value-type="float" office:value="146946" calcext:value-type="float">
            <text:p>146 946</text:p>
          </table:table-cell>
          <table:table-cell table:style-name="ce10" office:value-type="float" office:value="1110989" calcext:value-type="float">
            <text:p>1 110 989</text:p>
          </table:table-cell>
          <table:table-cell table:style-name="ce10" office:value-type="float" office:value="1053470" calcext:value-type="float">
            <text:p>1 053 470</text:p>
          </table:table-cell>
          <table:table-cell table:style-name="ce10" office:value-type="float" office:value="35833272218" calcext:value-type="float">
            <text:p>35 833 272 218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4412" calcext:value-type="float">
            <text:p>14 412</text:p>
          </table:table-cell>
          <table:table-cell table:style-name="ce10" office:value-type="float" office:value="7073" calcext:value-type="float">
            <text:p>7 073</text:p>
          </table:table-cell>
          <table:table-cell table:style-name="ce10" office:value-type="float" office:value="494147" calcext:value-type="float">
            <text:p>494 147</text:p>
          </table:table-cell>
          <table:table-cell table:style-name="ce10" office:value-type="float" office:value="457111" calcext:value-type="float">
            <text:p>457 111</text:p>
          </table:table-cell>
          <table:table-cell table:style-name="ce10" office:value-type="float" office:value="15116105494" calcext:value-type="float">
            <text:p>15 116 105 494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896" calcext:value-type="float">
            <text:p>1 896</text:p>
          </table:table-cell>
          <table:table-cell table:style-name="ce10" office:value-type="float" office:value="646" calcext:value-type="float">
            <text:p>646</text:p>
          </table:table-cell>
          <table:table-cell table:style-name="ce10" office:value-type="float" office:value="26152" calcext:value-type="float">
            <text:p>26 152</text:p>
          </table:table-cell>
          <table:table-cell table:style-name="ce10" office:value-type="float" office:value="25309" calcext:value-type="float">
            <text:p>25 309</text:p>
          </table:table-cell>
          <table:table-cell table:style-name="ce10" office:value-type="float" office:value="1024062902" calcext:value-type="float">
            <text:p>1 024 062 902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505" calcext:value-type="float">
            <text:p>505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8734" calcext:value-type="float">
            <text:p>8 734</text:p>
          </table:table-cell>
          <table:table-cell table:style-name="ce10" office:value-type="float" office:value="7762" calcext:value-type="float">
            <text:p>7 762</text:p>
          </table:table-cell>
          <table:table-cell table:style-name="ce10" office:value-type="float" office:value="274796616" calcext:value-type="float">
            <text:p>274 796 616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2611" calcext:value-type="float">
            <text:p>12 611</text:p>
          </table:table-cell>
          <table:table-cell table:style-name="ce10" office:value-type="float" office:value="10172" calcext:value-type="float">
            <text:p>10 172</text:p>
          </table:table-cell>
          <table:table-cell table:style-name="ce10" office:value-type="float" office:value="124317" calcext:value-type="float">
            <text:p>124 317</text:p>
          </table:table-cell>
          <table:table-cell table:style-name="ce10" office:value-type="float" office:value="106946" calcext:value-type="float">
            <text:p>106 946</text:p>
          </table:table-cell>
          <table:table-cell table:style-name="ce10" office:value-type="float" office:value="3090659640" calcext:value-type="float">
            <text:p>3 090 659 640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726" calcext:value-type="float">
            <text:p>2 726</text:p>
          </table:table-cell>
          <table:table-cell table:style-name="ce10" office:value-type="float" office:value="2379" calcext:value-type="float">
            <text:p>2 379</text:p>
          </table:table-cell>
          <table:table-cell table:style-name="ce10" office:value-type="float" office:value="71937228" calcext:value-type="float">
            <text:p>71 937 228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99651" calcext:value-type="float">
            <text:p>99 651</text:p>
          </table:table-cell>
          <table:table-cell table:style-name="ce10" office:value-type="float" office:value="80292" calcext:value-type="float">
            <text:p>80 292</text:p>
          </table:table-cell>
          <table:table-cell table:style-name="ce10" office:value-type="float" office:value="871141" calcext:value-type="float">
            <text:p>871 141</text:p>
          </table:table-cell>
          <table:table-cell table:style-name="ce10" office:value-type="float" office:value="826133" calcext:value-type="float">
            <text:p>826 133</text:p>
          </table:table-cell>
          <table:table-cell table:style-name="ce10" office:value-type="float" office:value="27506669230" calcext:value-type="float">
            <text:p>27 506 669 230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5830" calcext:value-type="float">
            <text:p>5 830</text:p>
          </table:table-cell>
          <table:table-cell table:style-name="ce10" office:value-type="float" office:value="2582" calcext:value-type="float">
            <text:p>2 582</text:p>
          </table:table-cell>
          <table:table-cell table:style-name="ce10" office:value-type="float" office:value="265342" calcext:value-type="float">
            <text:p>265 342</text:p>
          </table:table-cell>
          <table:table-cell table:style-name="ce10" office:value-type="float" office:value="245155" calcext:value-type="float">
            <text:p>245 155</text:p>
          </table:table-cell>
          <table:table-cell table:style-name="ce10" office:value-type="float" office:value="8063817045" calcext:value-type="float">
            <text:p>8 063 817 045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490" calcext:value-type="float">
            <text:p>1 490</text:p>
          </table:table-cell>
          <table:table-cell table:style-name="ce10" office:value-type="float" office:value="665" calcext:value-type="float">
            <text:p>665</text:p>
          </table:table-cell>
          <table:table-cell table:style-name="ce10" office:value-type="float" office:value="17607" calcext:value-type="float">
            <text:p>17 607</text:p>
          </table:table-cell>
          <table:table-cell table:style-name="ce10" office:value-type="float" office:value="17089" calcext:value-type="float">
            <text:p>17 089</text:p>
          </table:table-cell>
          <table:table-cell table:style-name="ce10" office:value-type="float" office:value="762666954" calcext:value-type="float">
            <text:p>762 666 954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597" calcext:value-type="float">
            <text:p>597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7698" calcext:value-type="float">
            <text:p>7 698</text:p>
          </table:table-cell>
          <table:table-cell table:style-name="ce10" office:value-type="float" office:value="6878" calcext:value-type="float">
            <text:p>6 878</text:p>
          </table:table-cell>
          <table:table-cell table:style-name="ce10" office:value-type="float" office:value="281686807" calcext:value-type="float">
            <text:p>281 686 807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3565" calcext:value-type="float">
            <text:p>13 565</text:p>
          </table:table-cell>
          <table:table-cell table:style-name="ce10" office:value-type="float" office:value="11040" calcext:value-type="float">
            <text:p>11 040</text:p>
          </table:table-cell>
          <table:table-cell table:style-name="ce10" office:value-type="float" office:value="126838" calcext:value-type="float">
            <text:p>126 838</text:p>
          </table:table-cell>
          <table:table-cell table:style-name="ce10" office:value-type="float" office:value="111376" calcext:value-type="float">
            <text:p>111 376</text:p>
          </table:table-cell>
          <table:table-cell table:style-name="ce10" office:value-type="float" office:value="3305150620" calcext:value-type="float">
            <text:p>3 305 150 620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85" calcext:value-type="float">
            <text:p>85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4686" calcext:value-type="float">
            <text:p>4 686</text:p>
          </table:table-cell>
          <table:table-cell table:style-name="ce10" office:value-type="float" office:value="4133" calcext:value-type="float">
            <text:p>4 133</text:p>
          </table:table-cell>
          <table:table-cell table:style-name="ce10" office:value-type="float" office:value="134315512" calcext:value-type="float">
            <text:p>134 315 512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179765" calcext:value-type="float">
            <text:p>179 765</text:p>
          </table:table-cell>
          <table:table-cell table:style-name="ce10" office:value-type="float" office:value="149650" calcext:value-type="float">
            <text:p>149 650</text:p>
          </table:table-cell>
          <table:table-cell table:style-name="ce10" office:value-type="float" office:value="1066824" calcext:value-type="float">
            <text:p>1 066 824</text:p>
          </table:table-cell>
          <table:table-cell table:style-name="ce10" office:value-type="float" office:value="1016141" calcext:value-type="float">
            <text:p>1 016 141</text:p>
          </table:table-cell>
          <table:table-cell table:style-name="ce10" office:value-type="float" office:value="35708555949" calcext:value-type="float">
            <text:p>35 708 555 949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Toutes entreprises</text:p>
          </table:table-cell>
          <table:table-cell table:style-name="ce10" office:value-type="float" office:value="7299" calcext:value-type="float">
            <text:p>7 299</text:p>
          </table:table-cell>
          <table:table-cell table:style-name="ce10" office:value-type="float" office:value="2482" calcext:value-type="float">
            <text:p>2 482</text:p>
          </table:table-cell>
          <table:table-cell table:style-name="ce10" office:value-type="float" office:value="420294" calcext:value-type="float">
            <text:p>420 294</text:p>
          </table:table-cell>
          <table:table-cell table:style-name="ce10" office:value-type="float" office:value="394615" calcext:value-type="float">
            <text:p>394 615</text:p>
          </table:table-cell>
          <table:table-cell table:style-name="ce10" office:value-type="float" office:value="13501447008" calcext:value-type="float">
            <text:p>13 501 447 008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211" calcext:value-type="float">
            <text:p>2 211</text:p>
          </table:table-cell>
          <table:table-cell table:style-name="ce10" office:value-type="float" office:value="645" calcext:value-type="float">
            <text:p>645</text:p>
          </table:table-cell>
          <table:table-cell table:style-name="ce10" office:value-type="float" office:value="8515" calcext:value-type="float">
            <text:p>8 515</text:p>
          </table:table-cell>
          <table:table-cell table:style-name="ce10" office:value-type="float" office:value="8704" calcext:value-type="float">
            <text:p>8 704</text:p>
          </table:table-cell>
          <table:table-cell table:style-name="ce10" office:value-type="float" office:value="353741497" calcext:value-type="float">
            <text:p>353 741 497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661" calcext:value-type="float">
            <text:p>661</text:p>
          </table:table-cell>
          <table:table-cell table:style-name="ce10" office:value-type="float" office:value="211" calcext:value-type="float">
            <text:p>211</text:p>
          </table:table-cell>
          <table:table-cell table:style-name="ce10" office:value-type="float" office:value="11568" calcext:value-type="float">
            <text:p>11 568</text:p>
          </table:table-cell>
          <table:table-cell table:style-name="ce10" office:value-type="float" office:value="11133" calcext:value-type="float">
            <text:p>11 133</text:p>
          </table:table-cell>
          <table:table-cell table:style-name="ce10" office:value-type="float" office:value="458341365" calcext:value-type="float">
            <text:p>458 341 365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6885" calcext:value-type="float">
            <text:p>6 885</text:p>
          </table:table-cell>
          <table:table-cell table:style-name="ce10" office:value-type="float" office:value="6446" calcext:value-type="float">
            <text:p>6 446</text:p>
          </table:table-cell>
          <table:table-cell table:style-name="ce10" office:value-type="float" office:value="258318185" calcext:value-type="float">
            <text:p>258 318 185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8497" calcext:value-type="float">
            <text:p>8 497</text:p>
          </table:table-cell>
          <table:table-cell table:style-name="ce10" office:value-type="float" office:value="8276" calcext:value-type="float">
            <text:p>8 276</text:p>
          </table:table-cell>
          <table:table-cell table:style-name="ce10" office:value-type="float" office:value="389056749" calcext:value-type="float">
            <text:p>389 056 749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773" calcext:value-type="float">
            <text:p>773</text:p>
          </table:table-cell>
          <table:table-cell table:style-name="ce10" office:value-type="float" office:value="64" calcext:value-type="float">
            <text:p>64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15" calcext:value-type="float">
            <text:p>21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4601" calcext:value-type="float">
            <text:p>4 601</text:p>
          </table:table-cell>
          <table:table-cell table:style-name="ce10" office:value-type="float" office:value="3899" calcext:value-type="float">
            <text:p>3 899</text:p>
          </table:table-cell>
          <table:table-cell table:style-name="ce10" office:value-type="float" office:value="142981043" calcext:value-type="float">
            <text:p>142 981 043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86" calcext:value-type="float">
            <text:p>8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7686" calcext:value-type="float">
            <text:p>7 686</text:p>
          </table:table-cell>
          <table:table-cell table:style-name="ce10" office:value-type="float" office:value="6915" calcext:value-type="float">
            <text:p>6 915</text:p>
          </table:table-cell>
          <table:table-cell table:style-name="ce10" office:value-type="float" office:value="254762835" calcext:value-type="float">
            <text:p>254 762 835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7835" calcext:value-type="float">
            <text:p>17 835</text:p>
          </table:table-cell>
          <table:table-cell table:style-name="ce10" office:value-type="float" office:value="15676" calcext:value-type="float">
            <text:p>15 676</text:p>
          </table:table-cell>
          <table:table-cell table:style-name="ce10" office:value-type="float" office:value="29599" calcext:value-type="float">
            <text:p>29 599</text:p>
          </table:table-cell>
          <table:table-cell table:style-name="ce10" office:value-type="float" office:value="27583" calcext:value-type="float">
            <text:p>27 583</text:p>
          </table:table-cell>
          <table:table-cell table:style-name="ce10" office:value-type="float" office:value="815157336" calcext:value-type="float">
            <text:p>815 157 336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4564" calcext:value-type="float">
            <text:p>4 564</text:p>
          </table:table-cell>
          <table:table-cell table:style-name="ce10" office:value-type="float" office:value="3019" calcext:value-type="float">
            <text:p>3 019</text:p>
          </table:table-cell>
          <table:table-cell table:style-name="ce10" office:value-type="float" office:value="86133" calcext:value-type="float">
            <text:p>86 133</text:p>
          </table:table-cell>
          <table:table-cell table:style-name="ce10" office:value-type="float" office:value="71224" calcext:value-type="float">
            <text:p>71 224</text:p>
          </table:table-cell>
          <table:table-cell table:style-name="ce10" office:value-type="float" office:value="2084328049" calcext:value-type="float">
            <text:p>2 084 328 049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189" calcext:value-type="float">
            <text:p>1 189</text:p>
          </table:table-cell>
          <table:table-cell table:style-name="ce10" office:value-type="float" office:value="657" calcext:value-type="float">
            <text:p>657</text:p>
          </table:table-cell>
          <table:table-cell table:style-name="ce10" office:value-type="float" office:value="93758" calcext:value-type="float">
            <text:p>93 758</text:p>
          </table:table-cell>
          <table:table-cell table:style-name="ce10" office:value-type="float" office:value="80297" calcext:value-type="float">
            <text:p>80 297</text:p>
          </table:table-cell>
          <table:table-cell table:style-name="ce10" office:value-type="float" office:value="2241751510" calcext:value-type="float">
            <text:p>2 241 751 510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17870" calcext:value-type="float">
            <text:p>17 870</text:p>
          </table:table-cell>
          <table:table-cell table:style-name="ce10" office:value-type="float" office:value="15157" calcext:value-type="float">
            <text:p>15 157</text:p>
          </table:table-cell>
          <table:table-cell table:style-name="ce10" office:value-type="float" office:value="452925271" calcext:value-type="float">
            <text:p>452 925 271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97" calcext:value-type="float">
            <text:p>97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187" calcext:value-type="float">
            <text:p>2 187</text:p>
          </table:table-cell>
          <table:table-cell table:style-name="ce10" office:value-type="float" office:value="1850" calcext:value-type="float">
            <text:p>1 850</text:p>
          </table:table-cell>
          <table:table-cell table:style-name="ce10" office:value-type="float" office:value="58678365" calcext:value-type="float">
            <text:p>58 678 365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4892" calcext:value-type="float">
            <text:p>4 892</text:p>
          </table:table-cell>
          <table:table-cell table:style-name="ce10" office:value-type="float" office:value="4222" calcext:value-type="float">
            <text:p>4 222</text:p>
          </table:table-cell>
          <table:table-cell table:style-name="ce10" office:value-type="float" office:value="133833334" calcext:value-type="float">
            <text:p>133 833 334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06161" calcext:value-type="float">
            <text:p>206 161</text:p>
          </table:table-cell>
          <table:table-cell table:style-name="ce10" office:value-type="float" office:value="174202" calcext:value-type="float">
            <text:p>174 202</text:p>
          </table:table-cell>
          <table:table-cell table:style-name="ce10" office:value-type="float" office:value="459475" calcext:value-type="float">
            <text:p>459 475</text:p>
          </table:table-cell>
          <table:table-cell table:style-name="ce10" office:value-type="float" office:value="446604" calcext:value-type="float">
            <text:p>446 604</text:p>
          </table:table-cell>
          <table:table-cell table:style-name="ce10" office:value-type="float" office:value="13741950443" calcext:value-type="float">
            <text:p>13 741 950 443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30987" calcext:value-type="float">
            <text:p>30 987</text:p>
          </table:table-cell>
          <table:table-cell table:style-name="ce10" office:value-type="float" office:value="21772" calcext:value-type="float">
            <text:p>21 772</text:p>
          </table:table-cell>
          <table:table-cell table:style-name="ce10" office:value-type="float" office:value="567102" calcext:value-type="float">
            <text:p>567 102</text:p>
          </table:table-cell>
          <table:table-cell table:style-name="ce10" office:value-type="float" office:value="524543" calcext:value-type="float">
            <text:p>524 543</text:p>
          </table:table-cell>
          <table:table-cell table:style-name="ce10" office:value-type="float" office:value="18362745119" calcext:value-type="float">
            <text:p>18 362 745 119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5476" calcext:value-type="float">
            <text:p>5 476</text:p>
          </table:table-cell>
          <table:table-cell table:style-name="ce10" office:value-type="float" office:value="3199" calcext:value-type="float">
            <text:p>3 199</text:p>
          </table:table-cell>
          <table:table-cell table:style-name="ce10" office:value-type="float" office:value="492033" calcext:value-type="float">
            <text:p>492 033</text:p>
          </table:table-cell>
          <table:table-cell table:style-name="ce10" office:value-type="float" office:value="458423" calcext:value-type="float">
            <text:p>458 423</text:p>
          </table:table-cell>
          <table:table-cell table:style-name="ce10" office:value-type="float" office:value="17646585695" calcext:value-type="float">
            <text:p>17 646 585 695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657" calcext:value-type="float">
            <text:p>657</text:p>
          </table:table-cell>
          <table:table-cell table:style-name="ce10" office:value-type="float" office:value="328" calcext:value-type="float">
            <text:p>328</text:p>
          </table:table-cell>
          <table:table-cell table:style-name="ce10" office:value-type="float" office:value="310063" calcext:value-type="float">
            <text:p>310 063</text:p>
          </table:table-cell>
          <table:table-cell table:style-name="ce10" office:value-type="float" office:value="289189" calcext:value-type="float">
            <text:p>289 189</text:p>
          </table:table-cell>
          <table:table-cell table:style-name="ce10" office:value-type="float" office:value="13099965366" calcext:value-type="float">
            <text:p>13 099 965 366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8843" calcext:value-type="float">
            <text:p>8 843</text:p>
          </table:table-cell>
          <table:table-cell table:style-name="ce10" office:value-type="float" office:value="3325" calcext:value-type="float">
            <text:p>3 325</text:p>
          </table:table-cell>
          <table:table-cell table:style-name="ce10" office:value-type="float" office:value="35298" calcext:value-type="float">
            <text:p>35 298</text:p>
          </table:table-cell>
          <table:table-cell table:style-name="ce10" office:value-type="float" office:value="32434" calcext:value-type="float">
            <text:p>32 434</text:p>
          </table:table-cell>
          <table:table-cell table:style-name="ce10" office:value-type="float" office:value="1042086733" calcext:value-type="float">
            <text:p>1 042 086 733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4995" calcext:value-type="float">
            <text:p>4 995</text:p>
          </table:table-cell>
          <table:table-cell table:style-name="ce10" office:value-type="float" office:value="2112" calcext:value-type="float">
            <text:p>2 112</text:p>
          </table:table-cell>
          <table:table-cell table:style-name="ce10" office:value-type="float" office:value="96072" calcext:value-type="float">
            <text:p>96 072</text:p>
          </table:table-cell>
          <table:table-cell table:style-name="ce10" office:value-type="float" office:value="88275" calcext:value-type="float">
            <text:p>88 275</text:p>
          </table:table-cell>
          <table:table-cell table:style-name="ce10" office:value-type="float" office:value="2834333039" calcext:value-type="float">
            <text:p>2 834 333 039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129" calcext:value-type="float">
            <text:p>2 129</text:p>
          </table:table-cell>
          <table:table-cell table:style-name="ce10" office:value-type="float" office:value="1508" calcext:value-type="float">
            <text:p>1 508</text:p>
          </table:table-cell>
          <table:table-cell table:style-name="ce10" office:value-type="float" office:value="194582" calcext:value-type="float">
            <text:p>194 582</text:p>
          </table:table-cell>
          <table:table-cell table:style-name="ce10" office:value-type="float" office:value="179940" calcext:value-type="float">
            <text:p>179 940</text:p>
          </table:table-cell>
          <table:table-cell table:style-name="ce10" office:value-type="float" office:value="6154768528" calcext:value-type="float">
            <text:p>6 154 768 528</text:p>
          </table:table-cell>
          <table:table-cell/>
        </table:table-row>
        <table:table-row table:style-name="ro2">
          <table:table-cell table:style-name="ce6" office:value-type="string" calcext:value-type="string">
            <text:p>Auvergne-Rhône-Alpes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364" calcext:value-type="float">
            <text:p>364</text:p>
          </table:table-cell>
          <table:table-cell table:style-name="ce10" office:value-type="float" office:value="246" calcext:value-type="float">
            <text:p>246</text:p>
          </table:table-cell>
          <table:table-cell table:style-name="ce10" office:value-type="float" office:value="301540" calcext:value-type="float">
            <text:p>301 540</text:p>
          </table:table-cell>
          <table:table-cell table:style-name="ce10" office:value-type="float" office:value="279917" calcext:value-type="float">
            <text:p>279 917</text:p>
          </table:table-cell>
          <table:table-cell table:style-name="ce10" office:value-type="float" office:value="9368395130" calcext:value-type="float">
            <text:p>9 368 395 130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049" calcext:value-type="float">
            <text:p>1 049</text:p>
          </table:table-cell>
          <table:table-cell table:style-name="ce10" office:value-type="float" office:value="317" calcext:value-type="float">
            <text:p>317</text:p>
          </table:table-cell>
          <table:table-cell table:style-name="ce10" office:value-type="float" office:value="3858" calcext:value-type="float">
            <text:p>3 858</text:p>
          </table:table-cell>
          <table:table-cell table:style-name="ce10" office:value-type="float" office:value="3836" calcext:value-type="float">
            <text:p>3 836</text:p>
          </table:table-cell>
          <table:table-cell table:style-name="ce10" office:value-type="float" office:value="156551940" calcext:value-type="float">
            <text:p>156 551 940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77" calcext:value-type="float">
            <text:p>277</text:p>
          </table:table-cell>
          <table:table-cell table:style-name="ce10" office:value-type="float" office:value="116" calcext:value-type="float">
            <text:p>116</text:p>
          </table:table-cell>
          <table:table-cell table:style-name="ce10" office:value-type="float" office:value="4830" calcext:value-type="float">
            <text:p>4 830</text:p>
          </table:table-cell>
          <table:table-cell table:style-name="ce10" office:value-type="float" office:value="4636" calcext:value-type="float">
            <text:p>4 636</text:p>
          </table:table-cell>
          <table:table-cell table:style-name="ce10" office:value-type="float" office:value="195225589" calcext:value-type="float">
            <text:p>195 225 589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345" calcext:value-type="float">
            <text:p>345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023" calcext:value-type="float">
            <text:p>1 023</text:p>
          </table:table-cell>
          <table:table-cell table:style-name="ce10" office:value-type="float" office:value="1197" calcext:value-type="float">
            <text:p>1 197</text:p>
          </table:table-cell>
          <table:table-cell table:style-name="ce10" office:value-type="float" office:value="42988017" calcext:value-type="float">
            <text:p>42 988 017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5738" calcext:value-type="float">
            <text:p>5 738</text:p>
          </table:table-cell>
          <table:table-cell table:style-name="ce10" office:value-type="float" office:value="4778" calcext:value-type="float">
            <text:p>4 778</text:p>
          </table:table-cell>
          <table:table-cell table:style-name="ce10" office:value-type="float" office:value="9879" calcext:value-type="float">
            <text:p>9 879</text:p>
          </table:table-cell>
          <table:table-cell table:style-name="ce10" office:value-type="float" office:value="9418" calcext:value-type="float">
            <text:p>9 418</text:p>
          </table:table-cell>
          <table:table-cell table:style-name="ce10" office:value-type="float" office:value="275134639" calcext:value-type="float">
            <text:p>275 134 639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602" calcext:value-type="float">
            <text:p>1 602</text:p>
          </table:table-cell>
          <table:table-cell table:style-name="ce10" office:value-type="float" office:value="958" calcext:value-type="float">
            <text:p>958</text:p>
          </table:table-cell>
          <table:table-cell table:style-name="ce10" office:value-type="float" office:value="31203" calcext:value-type="float">
            <text:p>31 203</text:p>
          </table:table-cell>
          <table:table-cell table:style-name="ce10" office:value-type="float" office:value="25766" calcext:value-type="float">
            <text:p>25 766</text:p>
          </table:table-cell>
          <table:table-cell table:style-name="ce10" office:value-type="float" office:value="735761753" calcext:value-type="float">
            <text:p>735 761 753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64" calcext:value-type="float">
            <text:p>364</text:p>
          </table:table-cell>
          <table:table-cell table:style-name="ce10" office:value-type="float" office:value="193" calcext:value-type="float">
            <text:p>193</text:p>
          </table:table-cell>
          <table:table-cell table:style-name="ce10" office:value-type="float" office:value="27744" calcext:value-type="float">
            <text:p>27 744</text:p>
          </table:table-cell>
          <table:table-cell table:style-name="ce10" office:value-type="float" office:value="23827" calcext:value-type="float">
            <text:p>23 827</text:p>
          </table:table-cell>
          <table:table-cell table:style-name="ce10" office:value-type="float" office:value="631743281" calcext:value-type="float">
            <text:p>631 743 281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6317" calcext:value-type="float">
            <text:p>6 317</text:p>
          </table:table-cell>
          <table:table-cell table:style-name="ce10" office:value-type="float" office:value="5530" calcext:value-type="float">
            <text:p>5 530</text:p>
          </table:table-cell>
          <table:table-cell table:style-name="ce10" office:value-type="float" office:value="153030978" calcext:value-type="float">
            <text:p>153 030 978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2464613" calcext:value-type="float">
            <text:p>2 464 613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62252" calcext:value-type="float">
            <text:p>62 252</text:p>
          </table:table-cell>
          <table:table-cell table:style-name="ce10" office:value-type="float" office:value="52484" calcext:value-type="float">
            <text:p>52 484</text:p>
          </table:table-cell>
          <table:table-cell table:style-name="ce10" office:value-type="float" office:value="143346" calcext:value-type="float">
            <text:p>143 346</text:p>
          </table:table-cell>
          <table:table-cell table:style-name="ce10" office:value-type="float" office:value="137245" calcext:value-type="float">
            <text:p>137 245</text:p>
          </table:table-cell>
          <table:table-cell table:style-name="ce10" office:value-type="float" office:value="3895339718" calcext:value-type="float">
            <text:p>3 895 339 718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8983" calcext:value-type="float">
            <text:p>8 983</text:p>
          </table:table-cell>
          <table:table-cell table:style-name="ce10" office:value-type="float" office:value="6226" calcext:value-type="float">
            <text:p>6 226</text:p>
          </table:table-cell>
          <table:table-cell table:style-name="ce10" office:value-type="float" office:value="167408" calcext:value-type="float">
            <text:p>167 408</text:p>
          </table:table-cell>
          <table:table-cell table:style-name="ce10" office:value-type="float" office:value="155202" calcext:value-type="float">
            <text:p>155 202</text:p>
          </table:table-cell>
          <table:table-cell table:style-name="ce10" office:value-type="float" office:value="5007857089" calcext:value-type="float">
            <text:p>5 007 857 089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531" calcext:value-type="float">
            <text:p>1 531</text:p>
          </table:table-cell>
          <table:table-cell table:style-name="ce10" office:value-type="float" office:value="983" calcext:value-type="float">
            <text:p>983</text:p>
          </table:table-cell>
          <table:table-cell table:style-name="ce10" office:value-type="float" office:value="142091" calcext:value-type="float">
            <text:p>142 091</text:p>
          </table:table-cell>
          <table:table-cell table:style-name="ce10" office:value-type="float" office:value="131988" calcext:value-type="float">
            <text:p>131 988</text:p>
          </table:table-cell>
          <table:table-cell table:style-name="ce10" office:value-type="float" office:value="4498081784" calcext:value-type="float">
            <text:p>4 498 081 784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82105" calcext:value-type="float">
            <text:p>82 105</text:p>
          </table:table-cell>
          <table:table-cell table:style-name="ce10" office:value-type="float" office:value="78301" calcext:value-type="float">
            <text:p>78 301</text:p>
          </table:table-cell>
          <table:table-cell table:style-name="ce10" office:value-type="float" office:value="3075203774" calcext:value-type="float">
            <text:p>3 075 203 774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7245" calcext:value-type="float">
            <text:p>7 245</text:p>
          </table:table-cell>
          <table:table-cell table:style-name="ce10" office:value-type="float" office:value="4086" calcext:value-type="float">
            <text:p>4 086</text:p>
          </table:table-cell>
          <table:table-cell table:style-name="ce10" office:value-type="float" office:value="20749" calcext:value-type="float">
            <text:p>20 749</text:p>
          </table:table-cell>
          <table:table-cell table:style-name="ce10" office:value-type="float" office:value="18310" calcext:value-type="float">
            <text:p>18 310</text:p>
          </table:table-cell>
          <table:table-cell table:style-name="ce10" office:value-type="float" office:value="570862147" calcext:value-type="float">
            <text:p>570 862 147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915" calcext:value-type="float">
            <text:p>1 915</text:p>
          </table:table-cell>
          <table:table-cell table:style-name="ce10" office:value-type="float" office:value="872" calcext:value-type="float">
            <text:p>872</text:p>
          </table:table-cell>
          <table:table-cell table:style-name="ce10" office:value-type="float" office:value="37646" calcext:value-type="float">
            <text:p>37 646</text:p>
          </table:table-cell>
          <table:table-cell table:style-name="ce10" office:value-type="float" office:value="35195" calcext:value-type="float">
            <text:p>35 195</text:p>
          </table:table-cell>
          <table:table-cell table:style-name="ce10" office:value-type="float" office:value="1147079993" calcext:value-type="float">
            <text:p>1 147 079 993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797" calcext:value-type="float">
            <text:p>797</text:p>
          </table:table-cell>
          <table:table-cell table:style-name="ce10" office:value-type="float" office:value="524" calcext:value-type="float">
            <text:p>524</text:p>
          </table:table-cell>
          <table:table-cell table:style-name="ce10" office:value-type="float" office:value="73722" calcext:value-type="float">
            <text:p>73 722</text:p>
          </table:table-cell>
          <table:table-cell table:style-name="ce10" office:value-type="float" office:value="68818" calcext:value-type="float">
            <text:p>68 818</text:p>
          </table:table-cell>
          <table:table-cell table:style-name="ce10" office:value-type="float" office:value="2300559624" calcext:value-type="float">
            <text:p>2 300 559 624</text:p>
          </table:table-cell>
          <table:table-cell/>
        </table:table-row>
        <table:table-row table:style-name="ro2">
          <table:table-cell table:style-name="ce6" office:value-type="string" calcext:value-type="string">
            <text:p>Bourgogne-Franche-Comté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45" calcext:value-type="float">
            <text:p>145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01878" calcext:value-type="float">
            <text:p>101 878</text:p>
          </table:table-cell>
          <table:table-cell table:style-name="ce10" office:value-type="float" office:value="94439" calcext:value-type="float">
            <text:p>94 439</text:p>
          </table:table-cell>
          <table:table-cell table:style-name="ce10" office:value-type="float" office:value="3068171721" calcext:value-type="float">
            <text:p>3 068 171 721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332" calcext:value-type="float">
            <text:p>1 332</text:p>
          </table:table-cell>
          <table:table-cell table:style-name="ce10" office:value-type="float" office:value="536" calcext:value-type="float">
            <text:p>536</text:p>
          </table:table-cell>
          <table:table-cell table:style-name="ce10" office:value-type="float" office:value="3857" calcext:value-type="float">
            <text:p>3 857</text:p>
          </table:table-cell>
          <table:table-cell table:style-name="ce10" office:value-type="float" office:value="3930" calcext:value-type="float">
            <text:p>3 930</text:p>
          </table:table-cell>
          <table:table-cell table:style-name="ce10" office:value-type="float" office:value="145157038" calcext:value-type="float">
            <text:p>145 157 038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339" calcext:value-type="float">
            <text:p>339</text:p>
          </table:table-cell>
          <table:table-cell table:style-name="ce10" office:value-type="float" office:value="118" calcext:value-type="float">
            <text:p>118</text:p>
          </table:table-cell>
          <table:table-cell table:style-name="ce10" office:value-type="float" office:value="6499" calcext:value-type="float">
            <text:p>6 499</text:p>
          </table:table-cell>
          <table:table-cell table:style-name="ce10" office:value-type="float" office:value="6155" calcext:value-type="float">
            <text:p>6 155</text:p>
          </table:table-cell>
          <table:table-cell table:style-name="ce10" office:value-type="float" office:value="229367754" calcext:value-type="float">
            <text:p>229 367 754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4437" calcext:value-type="float">
            <text:p>4 437</text:p>
          </table:table-cell>
          <table:table-cell table:style-name="ce10" office:value-type="float" office:value="4343" calcext:value-type="float">
            <text:p>4 343</text:p>
          </table:table-cell>
          <table:table-cell table:style-name="ce10" office:value-type="float" office:value="150343457" calcext:value-type="float">
            <text:p>150 343 457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3020" calcext:value-type="float">
            <text:p>13 020</text:p>
          </table:table-cell>
          <table:table-cell table:style-name="ce10" office:value-type="float" office:value="12787" calcext:value-type="float">
            <text:p>12 787</text:p>
          </table:table-cell>
          <table:table-cell table:style-name="ce10" office:value-type="float" office:value="579097673" calcext:value-type="float">
            <text:p>579 097 673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57" calcext:value-type="float">
            <text:p>257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845" calcext:value-type="float">
            <text:p>845</text:p>
          </table:table-cell>
          <table:table-cell table:style-name="ce10" office:value-type="float" office:value="827" calcext:value-type="float">
            <text:p>827</text:p>
          </table:table-cell>
          <table:table-cell table:style-name="ce10" office:value-type="float" office:value="33717175" calcext:value-type="float">
            <text:p>33 717 175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731" calcext:value-type="float">
            <text:p>1 731</text:p>
          </table:table-cell>
          <table:table-cell table:style-name="ce10" office:value-type="float" office:value="1473" calcext:value-type="float">
            <text:p>1 473</text:p>
          </table:table-cell>
          <table:table-cell table:style-name="ce10" office:value-type="float" office:value="48578195" calcext:value-type="float">
            <text:p>48 578 195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908" calcext:value-type="float">
            <text:p>2 908</text:p>
          </table:table-cell>
          <table:table-cell table:style-name="ce10" office:value-type="float" office:value="2645" calcext:value-type="float">
            <text:p>2 645</text:p>
          </table:table-cell>
          <table:table-cell table:style-name="ce10" office:value-type="float" office:value="86411540" calcext:value-type="float">
            <text:p>86 411 540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017" calcext:value-type="float">
            <text:p>3 017</text:p>
          </table:table-cell>
          <table:table-cell table:style-name="ce10" office:value-type="float" office:value="2834" calcext:value-type="float">
            <text:p>2 834</text:p>
          </table:table-cell>
          <table:table-cell table:style-name="ce10" office:value-type="float" office:value="108278027" calcext:value-type="float">
            <text:p>108 278 027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8019" calcext:value-type="float">
            <text:p>8 019</text:p>
          </table:table-cell>
          <table:table-cell table:style-name="ce10" office:value-type="float" office:value="7134" calcext:value-type="float">
            <text:p>7 134</text:p>
          </table:table-cell>
          <table:table-cell table:style-name="ce10" office:value-type="float" office:value="13423" calcext:value-type="float">
            <text:p>13 423</text:p>
          </table:table-cell>
          <table:table-cell table:style-name="ce10" office:value-type="float" office:value="13217" calcext:value-type="float">
            <text:p>13 217</text:p>
          </table:table-cell>
          <table:table-cell table:style-name="ce10" office:value-type="float" office:value="384982838" calcext:value-type="float">
            <text:p>384 982 838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999" calcext:value-type="float">
            <text:p>1 999</text:p>
          </table:table-cell>
          <table:table-cell table:style-name="ce10" office:value-type="float" office:value="1342" calcext:value-type="float">
            <text:p>1 342</text:p>
          </table:table-cell>
          <table:table-cell table:style-name="ce10" office:value-type="float" office:value="39122" calcext:value-type="float">
            <text:p>39 122</text:p>
          </table:table-cell>
          <table:table-cell table:style-name="ce10" office:value-type="float" office:value="33817" calcext:value-type="float">
            <text:p>33 817</text:p>
          </table:table-cell>
          <table:table-cell table:style-name="ce10" office:value-type="float" office:value="999388698" calcext:value-type="float">
            <text:p>999 388 698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566" calcext:value-type="float">
            <text:p>566</text:p>
          </table:table-cell>
          <table:table-cell table:style-name="ce10" office:value-type="float" office:value="327" calcext:value-type="float">
            <text:p>327</text:p>
          </table:table-cell>
          <table:table-cell table:style-name="ce10" office:value-type="float" office:value="47966" calcext:value-type="float">
            <text:p>47 966</text:p>
          </table:table-cell>
          <table:table-cell table:style-name="ce10" office:value-type="float" office:value="41419" calcext:value-type="float">
            <text:p>41 419</text:p>
          </table:table-cell>
          <table:table-cell table:style-name="ce10" office:value-type="float" office:value="1159688796" calcext:value-type="float">
            <text:p>1 159 688 796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5994" calcext:value-type="float">
            <text:p>5 994</text:p>
          </table:table-cell>
          <table:table-cell table:style-name="ce10" office:value-type="float" office:value="5176" calcext:value-type="float">
            <text:p>5 176</text:p>
          </table:table-cell>
          <table:table-cell table:style-name="ce10" office:value-type="float" office:value="173616116" calcext:value-type="float">
            <text:p>173 616 116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1695857" calcext:value-type="float">
            <text:p>1 695 857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704" calcext:value-type="float">
            <text:p>704</text:p>
          </table:table-cell>
          <table:table-cell table:style-name="ce10" office:value-type="float" office:value="600" calcext:value-type="float">
            <text:p>600</text:p>
          </table:table-cell>
          <table:table-cell table:style-name="ce10" office:value-type="float" office:value="19425021" calcext:value-type="float">
            <text:p>19 425 021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990" calcext:value-type="float">
            <text:p>2 990</text:p>
          </table:table-cell>
          <table:table-cell table:style-name="ce10" office:value-type="float" office:value="2580" calcext:value-type="float">
            <text:p>2 580</text:p>
          </table:table-cell>
          <table:table-cell table:style-name="ce10" office:value-type="float" office:value="83902840" calcext:value-type="float">
            <text:p>83 902 840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4 - Grandes entreprises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1588" calcext:value-type="float">
            <text:p>1 588</text:p>
          </table:table-cell>
          <table:table-cell table:style-name="ce10" office:value-type="float" office:value="1443" calcext:value-type="float">
            <text:p>1 443</text:p>
          </table:table-cell>
          <table:table-cell table:style-name="ce10" office:value-type="float" office:value="53996343" calcext:value-type="float">
            <text:p>53 996 343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78429" calcext:value-type="float">
            <text:p>78 429</text:p>
          </table:table-cell>
          <table:table-cell table:style-name="ce10" office:value-type="float" office:value="66207" calcext:value-type="float">
            <text:p>66 207</text:p>
          </table:table-cell>
          <table:table-cell table:style-name="ce10" office:value-type="float" office:value="177151" calcext:value-type="float">
            <text:p>177 151</text:p>
          </table:table-cell>
          <table:table-cell table:style-name="ce10" office:value-type="float" office:value="176068" calcext:value-type="float">
            <text:p>176 068</text:p>
          </table:table-cell>
          <table:table-cell table:style-name="ce10" office:value-type="float" office:value="4978463227" calcext:value-type="float">
            <text:p>4 978 463 227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1076" calcext:value-type="float">
            <text:p>11 076</text:p>
          </table:table-cell>
          <table:table-cell table:style-name="ce10" office:value-type="float" office:value="7782" calcext:value-type="float">
            <text:p>7 782</text:p>
          </table:table-cell>
          <table:table-cell table:style-name="ce10" office:value-type="float" office:value="204326" calcext:value-type="float">
            <text:p>204 326</text:p>
          </table:table-cell>
          <table:table-cell table:style-name="ce10" office:value-type="float" office:value="190724" calcext:value-type="float">
            <text:p>190 724</text:p>
          </table:table-cell>
          <table:table-cell table:style-name="ce10" office:value-type="float" office:value="6138088247" calcext:value-type="float">
            <text:p>6 138 088 247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914" calcext:value-type="float">
            <text:p>1 914</text:p>
          </table:table-cell>
          <table:table-cell table:style-name="ce10" office:value-type="float" office:value="1171" calcext:value-type="float">
            <text:p>1 171</text:p>
          </table:table-cell>
          <table:table-cell table:style-name="ce10" office:value-type="float" office:value="176539" calcext:value-type="float">
            <text:p>176 539</text:p>
          </table:table-cell>
          <table:table-cell table:style-name="ce10" office:value-type="float" office:value="164472" calcext:value-type="float">
            <text:p>164 472</text:p>
          </table:table-cell>
          <table:table-cell table:style-name="ce10" office:value-type="float" office:value="5650011431" calcext:value-type="float">
            <text:p>5 650 011 431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246" calcext:value-type="float">
            <text:p>246</text:p>
          </table:table-cell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109022" calcext:value-type="float">
            <text:p>109 022</text:p>
          </table:table-cell>
          <table:table-cell table:style-name="ce10" office:value-type="float" office:value="102660" calcext:value-type="float">
            <text:p>102 660</text:p>
          </table:table-cell>
          <table:table-cell table:style-name="ce10" office:value-type="float" office:value="3802532667" calcext:value-type="float">
            <text:p>3 802 532 667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554" calcext:value-type="float">
            <text:p>2 554</text:p>
          </table:table-cell>
          <table:table-cell table:style-name="ce10" office:value-type="float" office:value="926" calcext:value-type="float">
            <text:p>926</text:p>
          </table:table-cell>
          <table:table-cell table:style-name="ce10" office:value-type="float" office:value="10875" calcext:value-type="float">
            <text:p>10 875</text:p>
          </table:table-cell>
          <table:table-cell table:style-name="ce10" office:value-type="float" office:value="10412" calcext:value-type="float">
            <text:p>10 412</text:p>
          </table:table-cell>
          <table:table-cell table:style-name="ce10" office:value-type="float" office:value="343244025" calcext:value-type="float">
            <text:p>343 244 025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978" calcext:value-type="float">
            <text:p>1 978</text:p>
          </table:table-cell>
          <table:table-cell table:style-name="ce10" office:value-type="float" office:value="928" calcext:value-type="float">
            <text:p>928</text:p>
          </table:table-cell>
          <table:table-cell table:style-name="ce10" office:value-type="float" office:value="39855" calcext:value-type="float">
            <text:p>39 855</text:p>
          </table:table-cell>
          <table:table-cell table:style-name="ce10" office:value-type="float" office:value="36798" calcext:value-type="float">
            <text:p>36 798</text:p>
          </table:table-cell>
          <table:table-cell table:style-name="ce10" office:value-type="float" office:value="1167936216" calcext:value-type="float">
            <text:p>1 167 936 216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887" calcext:value-type="float">
            <text:p>887</text:p>
          </table:table-cell>
          <table:table-cell table:style-name="ce10" office:value-type="float" office:value="584" calcext:value-type="float">
            <text:p>584</text:p>
          </table:table-cell>
          <table:table-cell table:style-name="ce10" office:value-type="float" office:value="79174" calcext:value-type="float">
            <text:p>79 174</text:p>
          </table:table-cell>
          <table:table-cell table:style-name="ce10" office:value-type="float" office:value="73373" calcext:value-type="float">
            <text:p>73 373</text:p>
          </table:table-cell>
          <table:table-cell table:style-name="ce10" office:value-type="float" office:value="2404987322" calcext:value-type="float">
            <text:p>2 404 987 322</text:p>
          </table:table-cell>
          <table:table-cell/>
        </table:table-row>
        <table:table-row table:style-name="ro2">
          <table:table-cell table:style-name="ce6" office:value-type="string" calcext:value-type="string">
            <text:p>Bretag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60" calcext:value-type="float">
            <text:p>160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123216" calcext:value-type="float">
            <text:p>123 216</text:p>
          </table:table-cell>
          <table:table-cell table:style-name="ce10" office:value-type="float" office:value="113141" calcext:value-type="float">
            <text:p>113 141</text:p>
          </table:table-cell>
          <table:table-cell table:style-name="ce10" office:value-type="float" office:value="3712362014" calcext:value-type="float">
            <text:p>3 712 362 014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848" calcext:value-type="float">
            <text:p>848</text:p>
          </table:table-cell>
          <table:table-cell table:style-name="ce10" office:value-type="float" office:value="177" calcext:value-type="float">
            <text:p>177</text:p>
          </table:table-cell>
          <table:table-cell table:style-name="ce10" office:value-type="float" office:value="3155" calcext:value-type="float">
            <text:p>3 155</text:p>
          </table:table-cell>
          <table:table-cell table:style-name="ce10" office:value-type="float" office:value="3282" calcext:value-type="float">
            <text:p>3 282</text:p>
          </table:table-cell>
          <table:table-cell table:style-name="ce10" office:value-type="float" office:value="130160362" calcext:value-type="float">
            <text:p>130 160 362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3353" calcext:value-type="float">
            <text:p>3 353</text:p>
          </table:table-cell>
          <table:table-cell table:style-name="ce10" office:value-type="float" office:value="3280" calcext:value-type="float">
            <text:p>3 280</text:p>
          </table:table-cell>
          <table:table-cell table:style-name="ce10" office:value-type="float" office:value="128888011" calcext:value-type="float">
            <text:p>128 888 011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560" calcext:value-type="float">
            <text:p>2 560</text:p>
          </table:table-cell>
          <table:table-cell table:style-name="ce10" office:value-type="float" office:value="2547" calcext:value-type="float">
            <text:p>2 547</text:p>
          </table:table-cell>
          <table:table-cell table:style-name="ce10" office:value-type="float" office:value="101332856" calcext:value-type="float">
            <text:p>101 332 856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652" calcext:value-type="float">
            <text:p>4 652</text:p>
          </table:table-cell>
          <table:table-cell table:style-name="ce10" office:value-type="float" office:value="4560" calcext:value-type="float">
            <text:p>4 560</text:p>
          </table:table-cell>
          <table:table-cell table:style-name="ce10" office:value-type="float" office:value="217659561" calcext:value-type="float">
            <text:p>217 659 561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41" calcext:value-type="float">
            <text:p>241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479" calcext:value-type="float">
            <text:p>1 479</text:p>
          </table:table-cell>
          <table:table-cell table:style-name="ce10" office:value-type="float" office:value="1365" calcext:value-type="float">
            <text:p>1 365</text:p>
          </table:table-cell>
          <table:table-cell table:style-name="ce10" office:value-type="float" office:value="48866766" calcext:value-type="float">
            <text:p>48 866 766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4 - Grandes entreprises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number-columns-repeated="2" table:style-name="ce10" office:value-type="string" calcext:value-type="string">
            <text:p>s</text:p>
          </table:table-cell>
          <table:table-cell table:style-name="ce10" office:value-type="float" office:value="94057995" calcext:value-type="float">
            <text:p>94 057 995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5799" calcext:value-type="float">
            <text:p>5 799</text:p>
          </table:table-cell>
          <table:table-cell table:style-name="ce10" office:value-type="float" office:value="5093" calcext:value-type="float">
            <text:p>5 093</text:p>
          </table:table-cell>
          <table:table-cell table:style-name="ce10" office:value-type="float" office:value="8907" calcext:value-type="float">
            <text:p>8 907</text:p>
          </table:table-cell>
          <table:table-cell table:style-name="ce10" office:value-type="float" office:value="8666" calcext:value-type="float">
            <text:p>8 666</text:p>
          </table:table-cell>
          <table:table-cell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254" calcext:value-type="float">
            <text:p>1 254</text:p>
          </table:table-cell>
          <table:table-cell table:style-name="ce10" office:value-type="float" office:value="774" calcext:value-type="float">
            <text:p>774</text:p>
          </table:table-cell>
          <table:table-cell table:style-name="ce10" office:value-type="float" office:value="24370" calcext:value-type="float">
            <text:p>24 370</text:p>
          </table:table-cell>
          <table:table-cell table:style-name="ce10" office:value-type="float" office:value="20299" calcext:value-type="float">
            <text:p>20 299</text:p>
          </table:table-cell>
          <table:table-cell table:style-name="ce10" office:value-type="float" office:value="584258541" calcext:value-type="float">
            <text:p>584 258 541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02" calcext:value-type="float">
            <text:p>302</text:p>
          </table:table-cell>
          <table:table-cell table:style-name="ce10" office:value-type="float" office:value="146" calcext:value-type="float">
            <text:p>146</text:p>
          </table:table-cell>
          <table:table-cell table:style-name="ce10" office:value-type="float" office:value="23364" calcext:value-type="float">
            <text:p>23 364</text:p>
          </table:table-cell>
          <table:table-cell table:style-name="ce10" office:value-type="float" office:value="20151" calcext:value-type="float">
            <text:p>20 151</text:p>
          </table:table-cell>
          <table:table-cell table:style-name="ce10" office:value-type="float" office:value="517067460" calcext:value-type="float">
            <text:p>517 067 460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3455" calcext:value-type="float">
            <text:p>3 455</text:p>
          </table:table-cell>
          <table:table-cell table:style-name="ce10" office:value-type="float" office:value="2967" calcext:value-type="float">
            <text:p>2 967</text:p>
          </table:table-cell>
          <table:table-cell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676" calcext:value-type="float">
            <text:p>676</text:p>
          </table:table-cell>
          <table:table-cell table:style-name="ce10" office:value-type="float" office:value="624" calcext:value-type="float">
            <text:p>624</text:p>
          </table:table-cell>
          <table:table-cell table:style-name="ce10" office:value-type="float" office:value="19160478" calcext:value-type="float">
            <text:p>19 160 478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54675" calcext:value-type="float">
            <text:p>54 675</text:p>
          </table:table-cell>
          <table:table-cell table:style-name="ce10" office:value-type="float" office:value="45614" calcext:value-type="float">
            <text:p>45 614</text:p>
          </table:table-cell>
          <table:table-cell table:style-name="ce10" office:value-type="float" office:value="126231" calcext:value-type="float">
            <text:p>126 231</text:p>
          </table:table-cell>
          <table:table-cell table:style-name="ce10" office:value-type="float" office:value="123867" calcext:value-type="float">
            <text:p>123 867</text:p>
          </table:table-cell>
          <table:table-cell table:style-name="ce10" office:value-type="float" office:value="3523057895" calcext:value-type="float">
            <text:p>3 523 057 895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8149" calcext:value-type="float">
            <text:p>8 149</text:p>
          </table:table-cell>
          <table:table-cell table:style-name="ce10" office:value-type="float" office:value="5475" calcext:value-type="float">
            <text:p>5 475</text:p>
          </table:table-cell>
          <table:table-cell table:style-name="ce10" office:value-type="float" office:value="154591" calcext:value-type="float">
            <text:p>154 591</text:p>
          </table:table-cell>
          <table:table-cell table:style-name="ce10" office:value-type="float" office:value="143888" calcext:value-type="float">
            <text:p>143 888</text:p>
          </table:table-cell>
          <table:table-cell table:style-name="ce10" office:value-type="float" office:value="4624798117" calcext:value-type="float">
            <text:p>4 624 798 117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525" calcext:value-type="float">
            <text:p>1 525</text:p>
          </table:table-cell>
          <table:table-cell table:style-name="ce10" office:value-type="float" office:value="861" calcext:value-type="float">
            <text:p>861</text:p>
          </table:table-cell>
          <table:table-cell table:style-name="ce10" office:value-type="float" office:value="139403" calcext:value-type="float">
            <text:p>139 403</text:p>
          </table:table-cell>
          <table:table-cell table:style-name="ce10" office:value-type="float" office:value="130662" calcext:value-type="float">
            <text:p>130 662</text:p>
          </table:table-cell>
          <table:table-cell table:style-name="ce10" office:value-type="float" office:value="4498712920" calcext:value-type="float">
            <text:p>4 498 712 920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float" office:value="98" calcext:value-type="float">
            <text:p>98</text:p>
          </table:table-cell>
          <table:table-cell table:style-name="ce10" office:value-type="float" office:value="97528" calcext:value-type="float">
            <text:p>97 528</text:p>
          </table:table-cell>
          <table:table-cell table:style-name="ce10" office:value-type="float" office:value="92747" calcext:value-type="float">
            <text:p>92 747</text:p>
          </table:table-cell>
          <table:table-cell table:style-name="ce10" office:value-type="float" office:value="3770579776" calcext:value-type="float">
            <text:p>3 770 579 776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4006" calcext:value-type="float">
            <text:p>4 006</text:p>
          </table:table-cell>
          <table:table-cell table:style-name="ce10" office:value-type="float" office:value="1904" calcext:value-type="float">
            <text:p>1 904</text:p>
          </table:table-cell>
          <table:table-cell table:style-name="ce10" office:value-type="float" office:value="14237" calcext:value-type="float">
            <text:p>14 237</text:p>
          </table:table-cell>
          <table:table-cell table:style-name="ce10" office:value-type="float" office:value="13105" calcext:value-type="float">
            <text:p>13 105</text:p>
          </table:table-cell>
          <table:table-cell table:style-name="ce10" office:value-type="float" office:value="414491986" calcext:value-type="float">
            <text:p>414 491 986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675" calcext:value-type="float">
            <text:p>1 675</text:p>
          </table:table-cell>
          <table:table-cell table:style-name="ce10" office:value-type="float" office:value="824" calcext:value-type="float">
            <text:p>824</text:p>
          </table:table-cell>
          <table:table-cell table:style-name="ce10" office:value-type="float" office:value="31855" calcext:value-type="float">
            <text:p>31 855</text:p>
          </table:table-cell>
          <table:table-cell table:style-name="ce10" office:value-type="float" office:value="29741" calcext:value-type="float">
            <text:p>29 741</text:p>
          </table:table-cell>
          <table:table-cell table:style-name="ce10" office:value-type="float" office:value="952835478" calcext:value-type="float">
            <text:p>952 835 478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694" calcext:value-type="float">
            <text:p>694</text:p>
          </table:table-cell>
          <table:table-cell table:style-name="ce10" office:value-type="float" office:value="499" calcext:value-type="float">
            <text:p>499</text:p>
          </table:table-cell>
          <table:table-cell table:style-name="ce10" office:value-type="float" office:value="64064" calcext:value-type="float">
            <text:p>64 064</text:p>
          </table:table-cell>
          <table:table-cell table:style-name="ce10" office:value-type="float" office:value="60252" calcext:value-type="float">
            <text:p>60 252</text:p>
          </table:table-cell>
          <table:table-cell table:style-name="ce10" office:value-type="float" office:value="2001378326" calcext:value-type="float">
            <text:p>2 001 378 326</text:p>
          </table:table-cell>
          <table:table-cell/>
        </table:table-row>
        <table:table-row table:style-name="ro2">
          <table:table-cell table:style-name="ce6" office:value-type="string" calcext:value-type="string">
            <text:p>Centre-Val de Loi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22" calcext:value-type="float">
            <text:p>122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88553" calcext:value-type="float">
            <text:p>88 553</text:p>
          </table:table-cell>
          <table:table-cell table:style-name="ce10" office:value-type="float" office:value="83067" calcext:value-type="float">
            <text:p>83 067</text:p>
          </table:table-cell>
          <table:table-cell table:style-name="ce10" office:value-type="float" office:value="2693165950" calcext:value-type="float">
            <text:p>2 693 165 950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27" calcext:value-type="float">
            <text:p>27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546" calcext:value-type="float">
            <text:p>546</text:p>
          </table:table-cell>
          <table:table-cell table:style-name="ce10" office:value-type="float" office:value="496" calcext:value-type="float">
            <text:p>496</text:p>
          </table:table-cell>
          <table:table-cell table:style-name="ce10" office:value-type="float" office:value="23262533" calcext:value-type="float">
            <text:p>23 262 533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4 - Grandes entreprises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87" calcext:value-type="float">
            <text:p>287</text:p>
          </table:table-cell>
          <table:table-cell table:style-name="ce10" office:value-type="float" office:value="251" calcext:value-type="float">
            <text:p>251</text:p>
          </table:table-cell>
          <table:table-cell table:style-name="ce10" office:value-type="float" office:value="9328535" calcext:value-type="float">
            <text:p>9 328 535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674" calcext:value-type="float">
            <text:p>674</text:p>
          </table:table-cell>
          <table:table-cell table:style-name="ce10" office:value-type="float" office:value="579" calcext:value-type="float">
            <text:p>579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71" calcext:value-type="float">
            <text:p>171</text:p>
          </table:table-cell>
          <table:table-cell table:style-name="ce10" office:value-type="float" office:value="115" calcext:value-type="float">
            <text:p>115</text:p>
          </table:table-cell>
          <table:table-cell table:style-name="ce10" office:value-type="float" office:value="3288" calcext:value-type="float">
            <text:p>3 288</text:p>
          </table:table-cell>
          <table:table-cell table:style-name="ce10" office:value-type="float" office:value="2721" calcext:value-type="float">
            <text:p>2 721</text:p>
          </table:table-cell>
          <table:table-cell table:style-name="ce10" office:value-type="float" office:value="76890858" calcext:value-type="float">
            <text:p>76 890 858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3886" calcext:value-type="float">
            <text:p>13 886</text:p>
          </table:table-cell>
          <table:table-cell table:style-name="ce10" office:value-type="float" office:value="12634" calcext:value-type="float">
            <text:p>12 634</text:p>
          </table:table-cell>
          <table:table-cell table:style-name="ce10" office:value-type="float" office:value="27470" calcext:value-type="float">
            <text:p>27 470</text:p>
          </table:table-cell>
          <table:table-cell table:style-name="ce10" office:value-type="float" office:value="31411" calcext:value-type="float">
            <text:p>31 411</text:p>
          </table:table-cell>
          <table:table-cell table:style-name="ce10" office:value-type="float" office:value="867323436" calcext:value-type="float">
            <text:p>867 323 436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323" calcext:value-type="float">
            <text:p>1 323</text:p>
          </table:table-cell>
          <table:table-cell table:style-name="ce10" office:value-type="float" office:value="1104" calcext:value-type="float">
            <text:p>1 104</text:p>
          </table:table-cell>
          <table:table-cell table:style-name="ce10" office:value-type="float" office:value="23103" calcext:value-type="float">
            <text:p>23 103</text:p>
          </table:table-cell>
          <table:table-cell table:style-name="ce10" office:value-type="float" office:value="22212" calcext:value-type="float">
            <text:p>22 212</text:p>
          </table:table-cell>
          <table:table-cell table:style-name="ce10" office:value-type="float" office:value="703572487" calcext:value-type="float">
            <text:p>703 572 487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96" calcext:value-type="float">
            <text:p>96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596" calcext:value-type="float">
            <text:p>596</text:p>
          </table:table-cell>
          <table:table-cell table:style-name="ce10" office:value-type="float" office:value="265" calcext:value-type="float">
            <text:p>265</text:p>
          </table:table-cell>
          <table:table-cell table:number-columns-repeated="2" table:style-name="ce10" office:value-type="string" calcext:value-type="string">
            <text:p>s</text:p>
          </table:table-cell>
          <table:table-cell table:style-name="ce10" office:value-type="float" office:value="66598615" calcext:value-type="float">
            <text:p>66 598 615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73" calcext:value-type="float">
            <text:p>273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office:value-type="float" office:value="5465" calcext:value-type="float">
            <text:p>5 465</text:p>
          </table:table-cell>
          <table:table-cell table:style-name="ce10" office:value-type="float" office:value="5147" calcext:value-type="float">
            <text:p>5 147</text:p>
          </table:table-cell>
          <table:table-cell table:style-name="ce10" office:value-type="float" office:value="181957096" calcext:value-type="float">
            <text:p>181 957 096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23" calcext:value-type="float">
            <text:p>123</text:p>
          </table:table-cell>
          <table:table-cell table:style-name="ce10" office:value-type="float" office:value="88" calcext:value-type="float">
            <text:p>88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Cors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4 - Grandes entreprises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910" calcext:value-type="float">
            <text:p>1 910</text:p>
          </table:table-cell>
          <table:table-cell table:style-name="ce10" office:value-type="float" office:value="568" calcext:value-type="float">
            <text:p>568</text:p>
          </table:table-cell>
          <table:table-cell table:style-name="ce10" office:value-type="float" office:value="5887" calcext:value-type="float">
            <text:p>5 887</text:p>
          </table:table-cell>
          <table:table-cell table:style-name="ce10" office:value-type="float" office:value="6175" calcext:value-type="float">
            <text:p>6 175</text:p>
          </table:table-cell>
          <table:table-cell table:style-name="ce10" office:value-type="float" office:value="257038794" calcext:value-type="float">
            <text:p>257 038 794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float" office:value="255" calcext:value-type="float">
            <text:p>255</text:p>
          </table:table-cell>
          <table:table-cell table:style-name="ce10" office:value-type="float" office:value="8114" calcext:value-type="float">
            <text:p>8 114</text:p>
          </table:table-cell>
          <table:table-cell table:style-name="ce10" office:value-type="float" office:value="7754" calcext:value-type="float">
            <text:p>7 754</text:p>
          </table:table-cell>
          <table:table-cell table:style-name="ce10" office:value-type="float" office:value="332013682" calcext:value-type="float">
            <text:p>332 013 682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7313" calcext:value-type="float">
            <text:p>7 313</text:p>
          </table:table-cell>
          <table:table-cell table:style-name="ce10" office:value-type="float" office:value="7087" calcext:value-type="float">
            <text:p>7 087</text:p>
          </table:table-cell>
          <table:table-cell table:style-name="ce10" office:value-type="float" office:value="309926927" calcext:value-type="float">
            <text:p>309 926 927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8032" calcext:value-type="float">
            <text:p>8 032</text:p>
          </table:table-cell>
          <table:table-cell table:style-name="ce10" office:value-type="float" office:value="7703" calcext:value-type="float">
            <text:p>7 703</text:p>
          </table:table-cell>
          <table:table-cell table:style-name="ce10" office:value-type="float" office:value="368379251" calcext:value-type="float">
            <text:p>368 379 251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378" calcext:value-type="float">
            <text:p>378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977" calcext:value-type="float">
            <text:p>1 977</text:p>
          </table:table-cell>
          <table:table-cell table:style-name="ce10" office:value-type="float" office:value="1818" calcext:value-type="float">
            <text:p>1 818</text:p>
          </table:table-cell>
          <table:table-cell table:style-name="ce10" office:value-type="float" office:value="75129530" calcext:value-type="float">
            <text:p>75 129 530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479" calcext:value-type="float">
            <text:p>2 479</text:p>
          </table:table-cell>
          <table:table-cell table:style-name="ce10" office:value-type="float" office:value="2307" calcext:value-type="float">
            <text:p>2 307</text:p>
          </table:table-cell>
          <table:table-cell table:style-name="ce10" office:value-type="float" office:value="92636830" calcext:value-type="float">
            <text:p>92 636 830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9216" calcext:value-type="float">
            <text:p>9 216</text:p>
          </table:table-cell>
          <table:table-cell table:style-name="ce10" office:value-type="float" office:value="7765" calcext:value-type="float">
            <text:p>7 765</text:p>
          </table:table-cell>
          <table:table-cell table:style-name="ce10" office:value-type="float" office:value="16647" calcext:value-type="float">
            <text:p>16 647</text:p>
          </table:table-cell>
          <table:table-cell table:style-name="ce10" office:value-type="float" office:value="15738" calcext:value-type="float">
            <text:p>15 738</text:p>
          </table:table-cell>
          <table:table-cell table:style-name="ce10" office:value-type="float" office:value="460943916" calcext:value-type="float">
            <text:p>460 943 916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586" calcext:value-type="float">
            <text:p>2 586</text:p>
          </table:table-cell>
          <table:table-cell table:style-name="ce10" office:value-type="float" office:value="1540" calcext:value-type="float">
            <text:p>1 540</text:p>
          </table:table-cell>
          <table:table-cell table:style-name="ce10" office:value-type="float" office:value="50639" calcext:value-type="float">
            <text:p>50 639</text:p>
          </table:table-cell>
          <table:table-cell table:style-name="ce10" office:value-type="float" office:value="43018" calcext:value-type="float">
            <text:p>43 018</text:p>
          </table:table-cell>
          <table:table-cell table:style-name="ce10" office:value-type="float" office:value="1226230032" calcext:value-type="float">
            <text:p>1 226 230 032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804" calcext:value-type="float">
            <text:p>804</text:p>
          </table:table-cell>
          <table:table-cell table:style-name="ce10" office:value-type="float" office:value="404" calcext:value-type="float">
            <text:p>404</text:p>
          </table:table-cell>
          <table:table-cell table:style-name="ce10" office:value-type="float" office:value="62930" calcext:value-type="float">
            <text:p>62 930</text:p>
          </table:table-cell>
          <table:table-cell table:style-name="ce10" office:value-type="float" office:value="54222" calcext:value-type="float">
            <text:p>54 222</text:p>
          </table:table-cell>
          <table:table-cell table:style-name="ce10" office:value-type="float" office:value="1429435275" calcext:value-type="float">
            <text:p>1 429 435 275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6147" calcext:value-type="float">
            <text:p>16 147</text:p>
          </table:table-cell>
          <table:table-cell table:style-name="ce10" office:value-type="float" office:value="14120" calcext:value-type="float">
            <text:p>14 120</text:p>
          </table:table-cell>
          <table:table-cell table:style-name="ce10" office:value-type="float" office:value="403015500" calcext:value-type="float">
            <text:p>403 015 500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19" calcext:value-type="float">
            <text:p>19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313" calcext:value-type="float">
            <text:p>1 313</text:p>
          </table:table-cell>
          <table:table-cell table:style-name="ce10" office:value-type="float" office:value="1144" calcext:value-type="float">
            <text:p>1 144</text:p>
          </table:table-cell>
          <table:table-cell table:style-name="ce10" office:value-type="float" office:value="33263057" calcext:value-type="float">
            <text:p>33 263 057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130" calcext:value-type="float">
            <text:p>5 130</text:p>
          </table:table-cell>
          <table:table-cell table:style-name="ce10" office:value-type="float" office:value="4617" calcext:value-type="float">
            <text:p>4 617</text:p>
          </table:table-cell>
          <table:table-cell table:style-name="ce10" office:value-type="float" office:value="136665433" calcext:value-type="float">
            <text:p>136 665 433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20879" calcext:value-type="float">
            <text:p>120 879</text:p>
          </table:table-cell>
          <table:table-cell table:style-name="ce10" office:value-type="float" office:value="101795" calcext:value-type="float">
            <text:p>101 795</text:p>
          </table:table-cell>
          <table:table-cell table:style-name="ce10" office:value-type="float" office:value="277287" calcext:value-type="float">
            <text:p>277 287</text:p>
          </table:table-cell>
          <table:table-cell table:style-name="ce10" office:value-type="float" office:value="263509" calcext:value-type="float">
            <text:p>263 509</text:p>
          </table:table-cell>
          <table:table-cell table:style-name="ce10" office:value-type="float" office:value="7693056054" calcext:value-type="float">
            <text:p>7 693 056 054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8344" calcext:value-type="float">
            <text:p>18 344</text:p>
          </table:table-cell>
          <table:table-cell table:style-name="ce10" office:value-type="float" office:value="12774" calcext:value-type="float">
            <text:p>12 774</text:p>
          </table:table-cell>
          <table:table-cell table:style-name="ce10" office:value-type="float" office:value="335539" calcext:value-type="float">
            <text:p>335 539</text:p>
          </table:table-cell>
          <table:table-cell table:style-name="ce10" office:value-type="float" office:value="309705" calcext:value-type="float">
            <text:p>309 705</text:p>
          </table:table-cell>
          <table:table-cell table:style-name="ce10" office:value-type="float" office:value="10241856839" calcext:value-type="float">
            <text:p>10 241 856 839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165" calcext:value-type="float">
            <text:p>3 165</text:p>
          </table:table-cell>
          <table:table-cell table:style-name="ce10" office:value-type="float" office:value="1901" calcext:value-type="float">
            <text:p>1 901</text:p>
          </table:table-cell>
          <table:table-cell table:style-name="ce10" office:value-type="float" office:value="291343" calcext:value-type="float">
            <text:p>291 343</text:p>
          </table:table-cell>
          <table:table-cell table:style-name="ce10" office:value-type="float" office:value="272312" calcext:value-type="float">
            <text:p>272 312</text:p>
          </table:table-cell>
          <table:table-cell table:style-name="ce10" office:value-type="float" office:value="9902506222" calcext:value-type="float">
            <text:p>9 902 506 222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420" calcext:value-type="float">
            <text:p>420</text:p>
          </table:table-cell>
          <table:table-cell table:style-name="ce10" office:value-type="float" office:value="238" calcext:value-type="float">
            <text:p>238</text:p>
          </table:table-cell>
          <table:table-cell table:style-name="ce10" office:value-type="float" office:value="193890" calcext:value-type="float">
            <text:p>193 890</text:p>
          </table:table-cell>
          <table:table-cell table:style-name="ce10" office:value-type="float" office:value="183721" calcext:value-type="float">
            <text:p>183 721</text:p>
          </table:table-cell>
          <table:table-cell table:style-name="ce10" office:value-type="float" office:value="7317635537" calcext:value-type="float">
            <text:p>7 317 635 537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1327" calcext:value-type="float">
            <text:p>11 327</text:p>
          </table:table-cell>
          <table:table-cell table:style-name="ce10" office:value-type="float" office:value="6508" calcext:value-type="float">
            <text:p>6 508</text:p>
          </table:table-cell>
          <table:table-cell table:style-name="ce10" office:value-type="float" office:value="31538" calcext:value-type="float">
            <text:p>31 538</text:p>
          </table:table-cell>
          <table:table-cell table:style-name="ce10" office:value-type="float" office:value="28242" calcext:value-type="float">
            <text:p>28 242</text:p>
          </table:table-cell>
          <table:table-cell table:style-name="ce10" office:value-type="float" office:value="900989630" calcext:value-type="float">
            <text:p>900 989 630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3498" calcext:value-type="float">
            <text:p>3 498</text:p>
          </table:table-cell>
          <table:table-cell table:style-name="ce10" office:value-type="float" office:value="1418" calcext:value-type="float">
            <text:p>1 418</text:p>
          </table:table-cell>
          <table:table-cell table:style-name="ce10" office:value-type="float" office:value="70423" calcext:value-type="float">
            <text:p>70 423</text:p>
          </table:table-cell>
          <table:table-cell table:style-name="ce10" office:value-type="float" office:value="65191" calcext:value-type="float">
            <text:p>65 191</text:p>
          </table:table-cell>
          <table:table-cell table:style-name="ce10" office:value-type="float" office:value="2156345034" calcext:value-type="float">
            <text:p>2 156 345 034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446" calcext:value-type="float">
            <text:p>1 446</text:p>
          </table:table-cell>
          <table:table-cell table:style-name="ce10" office:value-type="float" office:value="963" calcext:value-type="float">
            <text:p>963</text:p>
          </table:table-cell>
          <table:table-cell table:style-name="ce10" office:value-type="float" office:value="134246" calcext:value-type="float">
            <text:p>134 246</text:p>
          </table:table-cell>
          <table:table-cell table:style-name="ce10" office:value-type="float" office:value="125057" calcext:value-type="float">
            <text:p>125 057</text:p>
          </table:table-cell>
          <table:table-cell table:style-name="ce10" office:value-type="float" office:value="4316065996" calcext:value-type="float">
            <text:p>4 316 065 996</text:p>
          </table:table-cell>
          <table:table-cell/>
        </table:table-row>
        <table:table-row table:style-name="ro2">
          <table:table-cell table:style-name="ce6" office:value-type="string" calcext:value-type="string">
            <text:p>Grand-Est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258" calcext:value-type="float">
            <text:p>258</text:p>
          </table:table-cell>
          <table:table-cell table:style-name="ce10" office:value-type="float" office:value="168" calcext:value-type="float">
            <text:p>168</text:p>
          </table:table-cell>
          <table:table-cell table:style-name="ce10" office:value-type="float" office:value="200831" calcext:value-type="float">
            <text:p>200 831</text:p>
          </table:table-cell>
          <table:table-cell table:style-name="ce10" office:value-type="float" office:value="187169" calcext:value-type="float">
            <text:p>187 169</text:p>
          </table:table-cell>
          <table:table-cell table:style-name="ce10" office:value-type="float" office:value="6243686474" calcext:value-type="float">
            <text:p>6 243 686 474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23" calcext:value-type="float">
            <text:p>23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462" calcext:value-type="float">
            <text:p>462</text:p>
          </table:table-cell>
          <table:table-cell table:style-name="ce10" office:value-type="float" office:value="453" calcext:value-type="float">
            <text:p>453</text:p>
          </table:table-cell>
          <table:table-cell table:style-name="ce10" office:value-type="float" office:value="23161961" calcext:value-type="float">
            <text:p>23 161 961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90" calcext:value-type="float">
            <text:p>90</text:p>
          </table:table-cell>
          <table:table-cell table:style-name="ce10" office:value-type="float" office:value="3770273" calcext:value-type="float">
            <text:p>3 770 273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3 - Moyennes entreprises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603" calcext:value-type="float">
            <text:p>603</text:p>
          </table:table-cell>
          <table:table-cell table:style-name="ce10" office:value-type="float" office:value="479" calcext:value-type="float">
            <text:p>479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27" calcext:value-type="float">
            <text:p>227</text:p>
          </table:table-cell>
          <table:table-cell table:style-name="ce10" office:value-type="float" office:value="153" calcext:value-type="float">
            <text:p>153</text:p>
          </table:table-cell>
          <table:table-cell table:style-name="ce10" office:value-type="float" office:value="4297" calcext:value-type="float">
            <text:p>4 297</text:p>
          </table:table-cell>
          <table:table-cell table:style-name="ce10" office:value-type="float" office:value="3553" calcext:value-type="float">
            <text:p>3 553</text:p>
          </table:table-cell>
          <table:table-cell table:style-name="ce10" office:value-type="float" office:value="106870729" calcext:value-type="float">
            <text:p>106 870 729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601" calcext:value-type="float">
            <text:p>2 601</text:p>
          </table:table-cell>
          <table:table-cell table:style-name="ce10" office:value-type="float" office:value="2234" calcext:value-type="float">
            <text:p>2 234</text:p>
          </table:table-cell>
          <table:table-cell table:style-name="ce10" office:value-type="float" office:value="65202112" calcext:value-type="float">
            <text:p>65 202 112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4 - Grandes entreprises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8871" calcext:value-type="float">
            <text:p>8 871</text:p>
          </table:table-cell>
          <table:table-cell table:style-name="ce10" office:value-type="float" office:value="7891" calcext:value-type="float">
            <text:p>7 891</text:p>
          </table:table-cell>
          <table:table-cell table:style-name="ce10" office:value-type="float" office:value="22828" calcext:value-type="float">
            <text:p>22 828</text:p>
          </table:table-cell>
          <table:table-cell table:style-name="ce10" office:value-type="float" office:value="21992" calcext:value-type="float">
            <text:p>21 992</text:p>
          </table:table-cell>
          <table:table-cell table:style-name="ce10" office:value-type="float" office:value="637922924" calcext:value-type="float">
            <text:p>637 922 924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135" calcext:value-type="float">
            <text:p>1 135</text:p>
          </table:table-cell>
          <table:table-cell table:style-name="ce10" office:value-type="float" office:value="913" calcext:value-type="float">
            <text:p>913</text:p>
          </table:table-cell>
          <table:table-cell table:style-name="ce10" office:value-type="float" office:value="19744" calcext:value-type="float">
            <text:p>19 744</text:p>
          </table:table-cell>
          <table:table-cell table:style-name="ce10" office:value-type="float" office:value="18129" calcext:value-type="float">
            <text:p>18 129</text:p>
          </table:table-cell>
          <table:table-cell table:style-name="ce10" office:value-type="float" office:value="631685332" calcext:value-type="float">
            <text:p>631 685 332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15" calcext:value-type="float">
            <text:p>215</text:p>
          </table:table-cell>
          <table:table-cell table:style-name="ce10" office:value-type="float" office:value="38" calcext:value-type="float">
            <text:p>38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57" calcext:value-type="float">
            <text:p>257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5151" calcext:value-type="float">
            <text:p>5 151</text:p>
          </table:table-cell>
          <table:table-cell table:style-name="ce10" office:value-type="float" office:value="4901" calcext:value-type="float">
            <text:p>4 901</text:p>
          </table:table-cell>
          <table:table-cell table:style-name="ce10" office:value-type="float" office:value="218666600" calcext:value-type="float">
            <text:p>218 666 600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101" calcext:value-type="float">
            <text:p>10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adeloup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0001" calcext:value-type="float">
            <text:p>20 001</text:p>
          </table:table-cell>
          <table:table-cell table:style-name="ce10" office:value-type="float" office:value="18965" calcext:value-type="float">
            <text:p>18 965</text:p>
          </table:table-cell>
          <table:table-cell table:style-name="ce10" office:value-type="float" office:value="733312709" calcext:value-type="float">
            <text:p>733 312 709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7" calcext:value-type="float">
            <text:p>7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84" calcext:value-type="float">
            <text:p>284</text:p>
          </table:table-cell>
          <table:table-cell table:style-name="ce10" office:value-type="float" office:value="217" calcext:value-type="float">
            <text:p>217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1781" calcext:value-type="float">
            <text:p>1 781</text:p>
          </table:table-cell>
          <table:table-cell table:style-name="ce10" office:value-type="float" office:value="1590" calcext:value-type="float">
            <text:p>1 590</text:p>
          </table:table-cell>
          <table:table-cell table:style-name="ce10" office:value-type="float" office:value="49768858" calcext:value-type="float">
            <text:p>49 768 858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3546" calcext:value-type="float">
            <text:p>3 546</text:p>
          </table:table-cell>
          <table:table-cell table:style-name="ce10" office:value-type="float" office:value="3021" calcext:value-type="float">
            <text:p>3 021</text:p>
          </table:table-cell>
          <table:table-cell table:style-name="ce10" office:value-type="float" office:value="9179" calcext:value-type="float">
            <text:p>9 179</text:p>
          </table:table-cell>
          <table:table-cell table:style-name="ce10" office:value-type="float" office:value="8991" calcext:value-type="float">
            <text:p>8 991</text:p>
          </table:table-cell>
          <table:table-cell table:style-name="ce10" office:value-type="float" office:value="268209625" calcext:value-type="float">
            <text:p>268 209 625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512" calcext:value-type="float">
            <text:p>512</text:p>
          </table:table-cell>
          <table:table-cell table:style-name="ce10" office:value-type="float" office:value="404" calcext:value-type="float">
            <text:p>404</text:p>
          </table:table-cell>
          <table:table-cell table:style-name="ce10" office:value-type="float" office:value="8996" calcext:value-type="float">
            <text:p>8 996</text:p>
          </table:table-cell>
          <table:table-cell table:style-name="ce10" office:value-type="float" office:value="8358" calcext:value-type="float">
            <text:p>8 358</text:p>
          </table:table-cell>
          <table:table-cell table:style-name="ce10" office:value-type="float" office:value="295306207" calcext:value-type="float">
            <text:p>295 306 207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42" calcext:value-type="float">
            <text:p>4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4 - Grandes entreprises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414" calcext:value-type="float">
            <text:p>414</text:p>
          </table:table-cell>
          <table:table-cell table:style-name="ce10" office:value-type="float" office:value="424" calcext:value-type="float">
            <text:p>424</text:p>
          </table:table-cell>
          <table:table-cell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88" calcext:value-type="float">
            <text:p>18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4195" calcext:value-type="float">
            <text:p>4 195</text:p>
          </table:table-cell>
          <table:table-cell table:style-name="ce10" office:value-type="float" office:value="4113" calcext:value-type="float">
            <text:p>4 113</text:p>
          </table:table-cell>
          <table:table-cell table:style-name="ce10" office:value-type="float" office:value="186463873" calcext:value-type="float">
            <text:p>186 463 873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89" calcext:value-type="float">
            <text:p>89</text:p>
          </table:table-cell>
          <table:table-cell table:style-name="ce10" office:value-type="float" office:value="71" calcext:value-type="float">
            <text:p>7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Guya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396" calcext:value-type="float">
            <text:p>1 396</text:p>
          </table:table-cell>
          <table:table-cell table:style-name="ce10" office:value-type="float" office:value="290" calcext:value-type="float">
            <text:p>290</text:p>
          </table:table-cell>
          <table:table-cell table:style-name="ce10" office:value-type="float" office:value="5218" calcext:value-type="float">
            <text:p>5 218</text:p>
          </table:table-cell>
          <table:table-cell table:style-name="ce10" office:value-type="float" office:value="5288" calcext:value-type="float">
            <text:p>5 288</text:p>
          </table:table-cell>
          <table:table-cell table:style-name="ce10" office:value-type="float" office:value="228374030" calcext:value-type="float">
            <text:p>228 374 030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89" calcext:value-type="float">
            <text:p>289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4929" calcext:value-type="float">
            <text:p>4 929</text:p>
          </table:table-cell>
          <table:table-cell table:style-name="ce10" office:value-type="float" office:value="4691" calcext:value-type="float">
            <text:p>4 691</text:p>
          </table:table-cell>
          <table:table-cell table:style-name="ce10" office:value-type="float" office:value="200289387" calcext:value-type="float">
            <text:p>200 289 387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4912" calcext:value-type="float">
            <text:p>4 912</text:p>
          </table:table-cell>
          <table:table-cell table:style-name="ce10" office:value-type="float" office:value="4633" calcext:value-type="float">
            <text:p>4 633</text:p>
          </table:table-cell>
          <table:table-cell table:style-name="ce10" office:value-type="float" office:value="202288780" calcext:value-type="float">
            <text:p>202 288 780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579" calcext:value-type="float">
            <text:p>4 579</text:p>
          </table:table-cell>
          <table:table-cell table:style-name="ce10" office:value-type="float" office:value="4460" calcext:value-type="float">
            <text:p>4 460</text:p>
          </table:table-cell>
          <table:table-cell table:style-name="ce10" office:value-type="float" office:value="212179300" calcext:value-type="float">
            <text:p>212 179 300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384" calcext:value-type="float">
            <text:p>384</text:p>
          </table:table-cell>
          <table:table-cell table:style-name="ce10" office:value-type="float" office:value="18" calcext:value-type="float">
            <text:p>18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81" calcext:value-type="float">
            <text:p>81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847" calcext:value-type="float">
            <text:p>2 847</text:p>
          </table:table-cell>
          <table:table-cell table:style-name="ce10" office:value-type="float" office:value="2649" calcext:value-type="float">
            <text:p>2 649</text:p>
          </table:table-cell>
          <table:table-cell table:style-name="ce10" office:value-type="float" office:value="106907612" calcext:value-type="float">
            <text:p>106 907 612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8725" calcext:value-type="float">
            <text:p>8 725</text:p>
          </table:table-cell>
          <table:table-cell table:style-name="ce10" office:value-type="float" office:value="7502" calcext:value-type="float">
            <text:p>7 502</text:p>
          </table:table-cell>
          <table:table-cell table:style-name="ce10" office:value-type="float" office:value="14425" calcext:value-type="float">
            <text:p>14 425</text:p>
          </table:table-cell>
          <table:table-cell table:style-name="ce10" office:value-type="float" office:value="13897" calcext:value-type="float">
            <text:p>13 897</text:p>
          </table:table-cell>
          <table:table-cell table:style-name="ce10" office:value-type="float" office:value="413407130" calcext:value-type="float">
            <text:p>413 407 130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672" calcext:value-type="float">
            <text:p>2 672</text:p>
          </table:table-cell>
          <table:table-cell table:style-name="ce10" office:value-type="float" office:value="1496" calcext:value-type="float">
            <text:p>1 496</text:p>
          </table:table-cell>
          <table:table-cell table:style-name="ce10" office:value-type="float" office:value="54246" calcext:value-type="float">
            <text:p>54 246</text:p>
          </table:table-cell>
          <table:table-cell table:style-name="ce10" office:value-type="float" office:value="46097" calcext:value-type="float">
            <text:p>46 097</text:p>
          </table:table-cell>
          <table:table-cell table:style-name="ce10" office:value-type="float" office:value="1389603785" calcext:value-type="float">
            <text:p>1 389 603 785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975" calcext:value-type="float">
            <text:p>975</text:p>
          </table:table-cell>
          <table:table-cell table:style-name="ce10" office:value-type="float" office:value="540" calcext:value-type="float">
            <text:p>540</text:p>
          </table:table-cell>
          <table:table-cell table:style-name="ce10" office:value-type="float" office:value="80869" calcext:value-type="float">
            <text:p>80 869</text:p>
          </table:table-cell>
          <table:table-cell table:style-name="ce10" office:value-type="float" office:value="68259" calcext:value-type="float">
            <text:p>68 259</text:p>
          </table:table-cell>
          <table:table-cell table:style-name="ce10" office:value-type="float" office:value="1879323400" calcext:value-type="float">
            <text:p>1 879 323 400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0078" calcext:value-type="float">
            <text:p>20 078</text:p>
          </table:table-cell>
          <table:table-cell table:style-name="ce10" office:value-type="float" office:value="17031" calcext:value-type="float">
            <text:p>17 031</text:p>
          </table:table-cell>
          <table:table-cell table:style-name="ce10" office:value-type="float" office:value="431289665" calcext:value-type="float">
            <text:p>431 289 665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101" calcext:value-type="float">
            <text:p>3 101</text:p>
          </table:table-cell>
          <table:table-cell table:style-name="ce10" office:value-type="float" office:value="2835" calcext:value-type="float">
            <text:p>2 835</text:p>
          </table:table-cell>
          <table:table-cell table:style-name="ce10" office:value-type="float" office:value="77707481" calcext:value-type="float">
            <text:p>77 707 481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08159" calcext:value-type="float">
            <text:p>108 159</text:p>
          </table:table-cell>
          <table:table-cell table:style-name="ce10" office:value-type="float" office:value="90735" calcext:value-type="float">
            <text:p>90 735</text:p>
          </table:table-cell>
          <table:table-cell table:style-name="ce10" office:value-type="float" office:value="252405" calcext:value-type="float">
            <text:p>252 405</text:p>
          </table:table-cell>
          <table:table-cell table:style-name="ce10" office:value-type="float" office:value="243885" calcext:value-type="float">
            <text:p>243 885</text:p>
          </table:table-cell>
          <table:table-cell table:style-name="ce10" office:value-type="float" office:value="7057714015" calcext:value-type="float">
            <text:p>7 057 714 015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7510" calcext:value-type="float">
            <text:p>17 510</text:p>
          </table:table-cell>
          <table:table-cell table:style-name="ce10" office:value-type="float" office:value="12097" calcext:value-type="float">
            <text:p>12 097</text:p>
          </table:table-cell>
          <table:table-cell table:style-name="ce10" office:value-type="float" office:value="333696" calcext:value-type="float">
            <text:p>333 696</text:p>
          </table:table-cell>
          <table:table-cell table:style-name="ce10" office:value-type="float" office:value="307634" calcext:value-type="float">
            <text:p>307 634</text:p>
          </table:table-cell>
          <table:table-cell table:style-name="ce10" office:value-type="float" office:value="9950057824" calcext:value-type="float">
            <text:p>9 950 057 824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381" calcext:value-type="float">
            <text:p>3 381</text:p>
          </table:table-cell>
          <table:table-cell table:style-name="ce10" office:value-type="float" office:value="1916" calcext:value-type="float">
            <text:p>1 916</text:p>
          </table:table-cell>
          <table:table-cell table:style-name="ce10" office:value-type="float" office:value="318332" calcext:value-type="float">
            <text:p>318 332</text:p>
          </table:table-cell>
          <table:table-cell table:style-name="ce10" office:value-type="float" office:value="297587" calcext:value-type="float">
            <text:p>297 587</text:p>
          </table:table-cell>
          <table:table-cell table:style-name="ce10" office:value-type="float" office:value="10592689413" calcext:value-type="float">
            <text:p>10 592 689 413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512" calcext:value-type="float">
            <text:p>512</text:p>
          </table:table-cell>
          <table:table-cell table:style-name="ce10" office:value-type="float" office:value="257" calcext:value-type="float">
            <text:p>257</text:p>
          </table:table-cell>
          <table:table-cell table:style-name="ce10" office:value-type="float" office:value="250512" calcext:value-type="float">
            <text:p>250 512</text:p>
          </table:table-cell>
          <table:table-cell table:style-name="ce10" office:value-type="float" office:value="233819" calcext:value-type="float">
            <text:p>233 819</text:p>
          </table:table-cell>
          <table:table-cell table:style-name="ce10" office:value-type="float" office:value="9140558506" calcext:value-type="float">
            <text:p>9 140 558 506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8665" calcext:value-type="float">
            <text:p>8 665</text:p>
          </table:table-cell>
          <table:table-cell table:style-name="ce10" office:value-type="float" office:value="4022" calcext:value-type="float">
            <text:p>4 022</text:p>
          </table:table-cell>
          <table:table-cell table:style-name="ce10" office:value-type="float" office:value="29206" calcext:value-type="float">
            <text:p>29 206</text:p>
          </table:table-cell>
          <table:table-cell table:style-name="ce10" office:value-type="float" office:value="26328" calcext:value-type="float">
            <text:p>26 328</text:p>
          </table:table-cell>
          <table:table-cell table:style-name="ce10" office:value-type="float" office:value="845320679" calcext:value-type="float">
            <text:p>845 320 679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3511" calcext:value-type="float">
            <text:p>3 511</text:p>
          </table:table-cell>
          <table:table-cell table:style-name="ce10" office:value-type="float" office:value="1365" calcext:value-type="float">
            <text:p>1 365</text:p>
          </table:table-cell>
          <table:table-cell table:style-name="ce10" office:value-type="float" office:value="67453" calcext:value-type="float">
            <text:p>67 453</text:p>
          </table:table-cell>
          <table:table-cell table:style-name="ce10" office:value-type="float" office:value="62479" calcext:value-type="float">
            <text:p>62 479</text:p>
          </table:table-cell>
          <table:table-cell table:style-name="ce10" office:value-type="float" office:value="2033846924" calcext:value-type="float">
            <text:p>2 033 846 924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573" calcext:value-type="float">
            <text:p>1 573</text:p>
          </table:table-cell>
          <table:table-cell table:style-name="ce10" office:value-type="float" office:value="1084" calcext:value-type="float">
            <text:p>1 084</text:p>
          </table:table-cell>
          <table:table-cell table:style-name="ce10" office:value-type="float" office:value="140901" calcext:value-type="float">
            <text:p>140 901</text:p>
          </table:table-cell>
          <table:table-cell table:style-name="ce10" office:value-type="float" office:value="131257" calcext:value-type="float">
            <text:p>131 257</text:p>
          </table:table-cell>
          <table:table-cell table:style-name="ce10" office:value-type="float" office:value="4410361504" calcext:value-type="float">
            <text:p>4 410 361 504</text:p>
          </table:table-cell>
          <table:table-cell/>
        </table:table-row>
        <table:table-row table:style-name="ro2">
          <table:table-cell table:style-name="ce6" office:value-type="string" calcext:value-type="string">
            <text:p>Hauts-de-Franc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306" calcext:value-type="float">
            <text:p>306</text:p>
          </table:table-cell>
          <table:table-cell table:style-name="ce10" office:value-type="float" office:value="214" calcext:value-type="float">
            <text:p>214</text:p>
          </table:table-cell>
          <table:table-cell table:style-name="ce10" office:value-type="float" office:value="246513" calcext:value-type="float">
            <text:p>246 513</text:p>
          </table:table-cell>
          <table:table-cell table:style-name="ce10" office:value-type="float" office:value="227682" calcext:value-type="float">
            <text:p>227 682</text:p>
          </table:table-cell>
          <table:table-cell table:style-name="ce10" office:value-type="float" office:value="7485223014" calcext:value-type="float">
            <text:p>7 485 223 014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419" calcext:value-type="float">
            <text:p>1 419</text:p>
          </table:table-cell>
          <table:table-cell table:style-name="ce10" office:value-type="float" office:value="317" calcext:value-type="float">
            <text:p>317</text:p>
          </table:table-cell>
          <table:table-cell table:style-name="ce10" office:value-type="float" office:value="5772" calcext:value-type="float">
            <text:p>5 772</text:p>
          </table:table-cell>
          <table:table-cell table:style-name="ce10" office:value-type="float" office:value="6205" calcext:value-type="float">
            <text:p>6 205</text:p>
          </table:table-cell>
          <table:table-cell table:style-name="ce10" office:value-type="float" office:value="278891682" calcext:value-type="float">
            <text:p>278 891 682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392" calcext:value-type="float">
            <text:p>392</text:p>
          </table:table-cell>
          <table:table-cell table:style-name="ce10" office:value-type="float" office:value="101" calcext:value-type="float">
            <text:p>101</text:p>
          </table:table-cell>
          <table:table-cell table:style-name="ce10" office:value-type="float" office:value="6865" calcext:value-type="float">
            <text:p>6 865</text:p>
          </table:table-cell>
          <table:table-cell table:style-name="ce10" office:value-type="float" office:value="6529" calcext:value-type="float">
            <text:p>6 529</text:p>
          </table:table-cell>
          <table:table-cell table:style-name="ce10" office:value-type="float" office:value="309346864" calcext:value-type="float">
            <text:p>309 346 864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4827" calcext:value-type="float">
            <text:p>4 827</text:p>
          </table:table-cell>
          <table:table-cell table:style-name="ce10" office:value-type="float" office:value="4496" calcext:value-type="float">
            <text:p>4 496</text:p>
          </table:table-cell>
          <table:table-cell table:style-name="ce10" office:value-type="float" office:value="226824927" calcext:value-type="float">
            <text:p>226 824 927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6784" calcext:value-type="float">
            <text:p>16 784</text:p>
          </table:table-cell>
          <table:table-cell table:style-name="ce10" office:value-type="float" office:value="16237" calcext:value-type="float">
            <text:p>16 237</text:p>
          </table:table-cell>
          <table:table-cell table:style-name="ce10" office:value-type="float" office:value="932370664" calcext:value-type="float">
            <text:p>932 370 664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417" calcext:value-type="float">
            <text:p>417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1553" calcext:value-type="float">
            <text:p>1 553</text:p>
          </table:table-cell>
          <table:table-cell table:style-name="ce10" office:value-type="float" office:value="1477" calcext:value-type="float">
            <text:p>1 477</text:p>
          </table:table-cell>
          <table:table-cell table:style-name="ce10" office:value-type="float" office:value="72174503" calcext:value-type="float">
            <text:p>72 174 503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3161" calcext:value-type="float">
            <text:p>3 161</text:p>
          </table:table-cell>
          <table:table-cell table:style-name="ce10" office:value-type="float" office:value="2886" calcext:value-type="float">
            <text:p>2 886</text:p>
          </table:table-cell>
          <table:table-cell table:style-name="ce10" office:value-type="float" office:value="143416274" calcext:value-type="float">
            <text:p>143 416 274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95" calcext:value-type="float">
            <text:p>9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10443" calcext:value-type="float">
            <text:p>10 443</text:p>
          </table:table-cell>
          <table:table-cell table:style-name="ce10" office:value-type="float" office:value="9416" calcext:value-type="float">
            <text:p>9 416</text:p>
          </table:table-cell>
          <table:table-cell table:style-name="ce10" office:value-type="float" office:value="438353317" calcext:value-type="float">
            <text:p>438 353 317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216" calcext:value-type="float">
            <text:p>8 216</text:p>
          </table:table-cell>
          <table:table-cell table:style-name="ce10" office:value-type="float" office:value="7772" calcext:value-type="float">
            <text:p>7 772</text:p>
          </table:table-cell>
          <table:table-cell table:style-name="ce10" office:value-type="float" office:value="432328862" calcext:value-type="float">
            <text:p>432 328 862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2891" calcext:value-type="float">
            <text:p>22 891</text:p>
          </table:table-cell>
          <table:table-cell table:style-name="ce10" office:value-type="float" office:value="20221" calcext:value-type="float">
            <text:p>20 221</text:p>
          </table:table-cell>
          <table:table-cell table:style-name="ce10" office:value-type="float" office:value="37582" calcext:value-type="float">
            <text:p>37 582</text:p>
          </table:table-cell>
          <table:table-cell table:style-name="ce10" office:value-type="float" office:value="35939" calcext:value-type="float">
            <text:p>35 939</text:p>
          </table:table-cell>
          <table:table-cell table:style-name="ce10" office:value-type="float" office:value="1309241057" calcext:value-type="float">
            <text:p>1 309 241 057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5512" calcext:value-type="float">
            <text:p>5 512</text:p>
          </table:table-cell>
          <table:table-cell table:style-name="ce10" office:value-type="float" office:value="3422" calcext:value-type="float">
            <text:p>3 422</text:p>
          </table:table-cell>
          <table:table-cell table:style-name="ce10" office:value-type="float" office:value="100380" calcext:value-type="float">
            <text:p>100 380</text:p>
          </table:table-cell>
          <table:table-cell table:style-name="ce10" office:value-type="float" office:value="83717" calcext:value-type="float">
            <text:p>83 717</text:p>
          </table:table-cell>
          <table:table-cell table:style-name="ce10" office:value-type="float" office:value="2988499421" calcext:value-type="float">
            <text:p>2 988 499 421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500" calcext:value-type="float">
            <text:p>1 500</text:p>
          </table:table-cell>
          <table:table-cell table:style-name="ce10" office:value-type="float" office:value="799" calcext:value-type="float">
            <text:p>799</text:p>
          </table:table-cell>
          <table:table-cell table:style-name="ce10" office:value-type="float" office:value="122875" calcext:value-type="float">
            <text:p>122 875</text:p>
          </table:table-cell>
          <table:table-cell table:style-name="ce10" office:value-type="float" office:value="107418" calcext:value-type="float">
            <text:p>107 418</text:p>
          </table:table-cell>
          <table:table-cell table:style-name="ce10" office:value-type="float" office:value="3533734279" calcext:value-type="float">
            <text:p>3 533 734 279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84" calcext:value-type="float">
            <text:p>84</text:p>
          </table:table-cell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38722" calcext:value-type="float">
            <text:p>38 722</text:p>
          </table:table-cell>
          <table:table-cell table:style-name="ce10" office:value-type="float" office:value="36251" calcext:value-type="float">
            <text:p>36 251</text:p>
          </table:table-cell>
          <table:table-cell table:style-name="ce10" office:value-type="float" office:value="1505651316" calcext:value-type="float">
            <text:p>1 505 651 316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71" calcext:value-type="float">
            <text:p>271</text:p>
          </table:table-cell>
          <table:table-cell table:style-name="ce10" office:value-type="float" office:value="171" calcext:value-type="float">
            <text:p>171</text:p>
          </table:table-cell>
          <table:table-cell table:style-name="ce10" office:value-type="float" office:value="914" calcext:value-type="float">
            <text:p>914</text:p>
          </table:table-cell>
          <table:table-cell table:style-name="ce10" office:value-type="float" office:value="894" calcext:value-type="float">
            <text:p>894</text:p>
          </table:table-cell>
          <table:table-cell table:style-name="ce10" office:value-type="float" office:value="38714608" calcext:value-type="float">
            <text:p>38 714 608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21" calcext:value-type="float">
            <text:p>221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5105" calcext:value-type="float">
            <text:p>5 105</text:p>
          </table:table-cell>
          <table:table-cell table:style-name="ce10" office:value-type="float" office:value="4617" calcext:value-type="float">
            <text:p>4 617</text:p>
          </table:table-cell>
          <table:table-cell table:style-name="ce10" office:value-type="float" office:value="168468838" calcext:value-type="float">
            <text:p>168 468 838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42" calcext:value-type="float">
            <text:p>142</text:p>
          </table:table-cell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12613" calcext:value-type="float">
            <text:p>12 613</text:p>
          </table:table-cell>
          <table:table-cell table:style-name="ce10" office:value-type="float" office:value="11288" calcext:value-type="float">
            <text:p>11 288</text:p>
          </table:table-cell>
          <table:table-cell table:style-name="ce10" office:value-type="float" office:value="383069729" calcext:value-type="float">
            <text:p>383 069 729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4226" calcext:value-type="float">
            <text:p>14 226</text:p>
          </table:table-cell>
          <table:table-cell table:style-name="ce10" office:value-type="float" office:value="13056" calcext:value-type="float">
            <text:p>13 056</text:p>
          </table:table-cell>
          <table:table-cell table:style-name="ce10" office:value-type="float" office:value="565532129" calcext:value-type="float">
            <text:p>565 532 129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357447" calcext:value-type="float">
            <text:p>357 447</text:p>
          </table:table-cell>
          <table:table-cell table:style-name="ce10" office:value-type="float" office:value="312535" calcext:value-type="float">
            <text:p>312 535</text:p>
          </table:table-cell>
          <table:table-cell table:style-name="ce10" office:value-type="float" office:value="777328" calcext:value-type="float">
            <text:p>777 328</text:p>
          </table:table-cell>
          <table:table-cell table:style-name="ce10" office:value-type="float" office:value="764050" calcext:value-type="float">
            <text:p>764 050</text:p>
          </table:table-cell>
          <table:table-cell table:style-name="ce10" office:value-type="float" office:value="28076313752" calcext:value-type="float">
            <text:p>28 076 313 752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51624" calcext:value-type="float">
            <text:p>51 624</text:p>
          </table:table-cell>
          <table:table-cell table:style-name="ce10" office:value-type="float" office:value="37500" calcext:value-type="float">
            <text:p>37 500</text:p>
          </table:table-cell>
          <table:table-cell table:style-name="ce10" office:value-type="float" office:value="946284" calcext:value-type="float">
            <text:p>946 284</text:p>
          </table:table-cell>
          <table:table-cell table:style-name="ce10" office:value-type="float" office:value="863197" calcext:value-type="float">
            <text:p>863 197</text:p>
          </table:table-cell>
          <table:table-cell table:style-name="ce10" office:value-type="float" office:value="37522663316" calcext:value-type="float">
            <text:p>37 522 663 316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0291" calcext:value-type="float">
            <text:p>10 291</text:p>
          </table:table-cell>
          <table:table-cell table:style-name="ce10" office:value-type="float" office:value="6074" calcext:value-type="float">
            <text:p>6 074</text:p>
          </table:table-cell>
          <table:table-cell table:style-name="ce10" office:value-type="float" office:value="962988" calcext:value-type="float">
            <text:p>962 988</text:p>
          </table:table-cell>
          <table:table-cell table:style-name="ce10" office:value-type="float" office:value="907766" calcext:value-type="float">
            <text:p>907 766</text:p>
          </table:table-cell>
          <table:table-cell table:style-name="ce10" office:value-type="float" office:value="46116922153" calcext:value-type="float">
            <text:p>46 116 922 153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2042" calcext:value-type="float">
            <text:p>2 042</text:p>
          </table:table-cell>
          <table:table-cell table:style-name="ce10" office:value-type="float" office:value="984" calcext:value-type="float">
            <text:p>984</text:p>
          </table:table-cell>
          <table:table-cell table:style-name="ce10" office:value-type="float" office:value="1236086" calcext:value-type="float">
            <text:p>1 236 086</text:p>
          </table:table-cell>
          <table:table-cell table:style-name="ce10" office:value-type="float" office:value="1173015" calcext:value-type="float">
            <text:p>1 173 015</text:p>
          </table:table-cell>
          <table:table-cell table:style-name="ce10" office:value-type="float" office:value="69363401981" calcext:value-type="float">
            <text:p>69 363 401 981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6299" calcext:value-type="float">
            <text:p>6 299</text:p>
          </table:table-cell>
          <table:table-cell table:style-name="ce10" office:value-type="float" office:value="1251" calcext:value-type="float">
            <text:p>1 251</text:p>
          </table:table-cell>
          <table:table-cell table:style-name="ce10" office:value-type="float" office:value="28147" calcext:value-type="float">
            <text:p>28 147</text:p>
          </table:table-cell>
          <table:table-cell table:style-name="ce10" office:value-type="float" office:value="28184" calcext:value-type="float">
            <text:p>28 184</text:p>
          </table:table-cell>
          <table:table-cell table:style-name="ce10" office:value-type="float" office:value="969672787" calcext:value-type="float">
            <text:p>969 672 787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6615" calcext:value-type="float">
            <text:p>6 615</text:p>
          </table:table-cell>
          <table:table-cell table:style-name="ce10" office:value-type="float" office:value="1098" calcext:value-type="float">
            <text:p>1 098</text:p>
          </table:table-cell>
          <table:table-cell table:style-name="ce10" office:value-type="float" office:value="133814" calcext:value-type="float">
            <text:p>133 814</text:p>
          </table:table-cell>
          <table:table-cell table:style-name="ce10" office:value-type="float" office:value="125631" calcext:value-type="float">
            <text:p>125 631</text:p>
          </table:table-cell>
          <table:table-cell table:style-name="ce10" office:value-type="float" office:value="4252799516" calcext:value-type="float">
            <text:p>4 252 799 516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810" calcext:value-type="float">
            <text:p>2 810</text:p>
          </table:table-cell>
          <table:table-cell table:style-name="ce10" office:value-type="float" office:value="1725" calcext:value-type="float">
            <text:p>1 725</text:p>
          </table:table-cell>
          <table:table-cell table:style-name="ce10" office:value-type="float" office:value="258089" calcext:value-type="float">
            <text:p>258 089</text:p>
          </table:table-cell>
          <table:table-cell table:style-name="ce10" office:value-type="float" office:value="244842" calcext:value-type="float">
            <text:p>244 842</text:p>
          </table:table-cell>
          <table:table-cell table:style-name="ce10" office:value-type="float" office:value="9212011669" calcext:value-type="float">
            <text:p>9 212 011 669</text:p>
          </table:table-cell>
          <table:table-cell/>
        </table:table-row>
        <table:table-row table:style-name="ro2">
          <table:table-cell table:style-name="ce6" office:value-type="string" calcext:value-type="string">
            <text:p>Ile-de-Franc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915" calcext:value-type="float">
            <text:p>915</text:p>
          </table:table-cell>
          <table:table-cell table:style-name="ce10" office:value-type="float" office:value="531" calcext:value-type="float">
            <text:p>531</text:p>
          </table:table-cell>
          <table:table-cell table:style-name="ce10" office:value-type="float" office:value="803284" calcext:value-type="float">
            <text:p>803 284</text:p>
          </table:table-cell>
          <table:table-cell table:style-name="ce10" office:value-type="float" office:value="754007" calcext:value-type="float">
            <text:p>754 007</text:p>
          </table:table-cell>
          <table:table-cell table:style-name="ce10" office:value-type="float" office:value="28466471883" calcext:value-type="float">
            <text:p>28 466 471 883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41" calcext:value-type="float">
            <text:p>141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967" calcext:value-type="float">
            <text:p>967</text:p>
          </table:table-cell>
          <table:table-cell table:style-name="ce10" office:value-type="float" office:value="905" calcext:value-type="float">
            <text:p>905</text:p>
          </table:table-cell>
          <table:table-cell table:style-name="ce10" office:value-type="float" office:value="41213073" calcext:value-type="float">
            <text:p>41 213 073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4 - Grandes entreprises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0" calcext:value-type="float">
            <text:p>70</text:p>
          </table:table-cell>
          <table:table-cell table:style-name="ce10" office:value-type="float" office:value="69" calcext:value-type="float">
            <text:p>69</text:p>
          </table:table-cell>
          <table:table-cell table:style-name="ce10" office:value-type="float" office:value="2580823" calcext:value-type="float">
            <text:p>2 580 823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3 - Moyennes entreprises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342" calcext:value-type="float">
            <text:p>1 342</text:p>
          </table:table-cell>
          <table:table-cell table:style-name="ce10" office:value-type="float" office:value="1181" calcext:value-type="float">
            <text:p>1 181</text:p>
          </table:table-cell>
          <table:table-cell table:style-name="ce10" office:value-type="float" office:value="2841" calcext:value-type="float">
            <text:p>2 841</text:p>
          </table:table-cell>
          <table:table-cell table:style-name="ce10" office:value-type="float" office:value="3108" calcext:value-type="float">
            <text:p>3 108</text:p>
          </table:table-cell>
          <table:table-cell table:style-name="ce10" office:value-type="float" office:value="83777794" calcext:value-type="float">
            <text:p>83 777 794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335" calcext:value-type="float">
            <text:p>335</text:p>
          </table:table-cell>
          <table:table-cell table:style-name="ce10" office:value-type="float" office:value="249" calcext:value-type="float">
            <text:p>249</text:p>
          </table:table-cell>
          <table:table-cell table:style-name="ce10" office:value-type="float" office:value="6553" calcext:value-type="float">
            <text:p>6 553</text:p>
          </table:table-cell>
          <table:table-cell table:style-name="ce10" office:value-type="float" office:value="5426" calcext:value-type="float">
            <text:p>5 426</text:p>
          </table:table-cell>
          <table:table-cell table:style-name="ce10" office:value-type="float" office:value="163489178" calcext:value-type="float">
            <text:p>163 489 178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5506" calcext:value-type="float">
            <text:p>5 506</text:p>
          </table:table-cell>
          <table:table-cell table:style-name="ce10" office:value-type="float" office:value="4990" calcext:value-type="float">
            <text:p>4 990</text:p>
          </table:table-cell>
          <table:table-cell table:style-name="ce10" office:value-type="float" office:value="135708351" calcext:value-type="float">
            <text:p>135 708 351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819" calcext:value-type="float">
            <text:p>1 819</text:p>
          </table:table-cell>
          <table:table-cell table:style-name="ce10" office:value-type="float" office:value="1603" calcext:value-type="float">
            <text:p>1 603</text:p>
          </table:table-cell>
          <table:table-cell table:style-name="ce10" office:value-type="float" office:value="56452283" calcext:value-type="float">
            <text:p>56 452 283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10" calcext:value-type="float">
            <text:p>1 010</text:p>
          </table:table-cell>
          <table:table-cell table:style-name="ce10" office:value-type="float" office:value="927" calcext:value-type="float">
            <text:p>927</text:p>
          </table:table-cell>
          <table:table-cell table:style-name="ce10" office:value-type="float" office:value="28960667" calcext:value-type="float">
            <text:p>28 960 667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8796" calcext:value-type="float">
            <text:p>18 796</text:p>
          </table:table-cell>
          <table:table-cell table:style-name="ce10" office:value-type="float" office:value="16284" calcext:value-type="float">
            <text:p>16 284</text:p>
          </table:table-cell>
          <table:table-cell table:style-name="ce10" office:value-type="float" office:value="41550" calcext:value-type="float">
            <text:p>41 550</text:p>
          </table:table-cell>
          <table:table-cell table:style-name="ce10" office:value-type="float" office:value="41872" calcext:value-type="float">
            <text:p>41 872</text:p>
          </table:table-cell>
          <table:table-cell table:style-name="ce10" office:value-type="float" office:value="1114373823" calcext:value-type="float">
            <text:p>1 114 373 823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447" calcext:value-type="float">
            <text:p>2 447</text:p>
          </table:table-cell>
          <table:table-cell table:style-name="ce10" office:value-type="float" office:value="1948" calcext:value-type="float">
            <text:p>1 948</text:p>
          </table:table-cell>
          <table:table-cell table:style-name="ce10" office:value-type="float" office:value="43291" calcext:value-type="float">
            <text:p>43 291</text:p>
          </table:table-cell>
          <table:table-cell table:style-name="ce10" office:value-type="float" office:value="40878" calcext:value-type="float">
            <text:p>40 878</text:p>
          </table:table-cell>
          <table:table-cell table:style-name="ce10" office:value-type="float" office:value="1270510327" calcext:value-type="float">
            <text:p>1 270 510 327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219" calcext:value-type="float">
            <text:p>219</text:p>
          </table:table-cell>
          <table:table-cell table:style-name="ce10" office:value-type="float" office:value="28614" calcext:value-type="float">
            <text:p>28 614</text:p>
          </table:table-cell>
          <table:table-cell table:style-name="ce10" office:value-type="float" office:value="26841" calcext:value-type="float">
            <text:p>26 841</text:p>
          </table:table-cell>
          <table:table-cell table:style-name="ce10" office:value-type="float" office:value="965272970" calcext:value-type="float">
            <text:p>965 272 970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727" calcext:value-type="float">
            <text:p>8 727</text:p>
          </table:table-cell>
          <table:table-cell table:style-name="ce10" office:value-type="float" office:value="8306" calcext:value-type="float">
            <text:p>8 306</text:p>
          </table:table-cell>
          <table:table-cell table:style-name="ce10" office:value-type="float" office:value="347859932" calcext:value-type="float">
            <text:p>347 859 932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70" calcext:value-type="float">
            <text:p>270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396" calcext:value-type="float">
            <text:p>1 396</text:p>
          </table:table-cell>
          <table:table-cell table:style-name="ce10" office:value-type="float" office:value="1371" calcext:value-type="float">
            <text:p>1 371</text:p>
          </table:table-cell>
          <table:table-cell table:style-name="ce10" office:value-type="float" office:value="71124638" calcext:value-type="float">
            <text:p>71 124 638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457" calcext:value-type="float">
            <text:p>457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8809" calcext:value-type="float">
            <text:p>8 809</text:p>
          </table:table-cell>
          <table:table-cell table:style-name="ce10" office:value-type="float" office:value="8338" calcext:value-type="float">
            <text:p>8 338</text:p>
          </table:table-cell>
          <table:table-cell table:style-name="ce10" office:value-type="float" office:value="418274009" calcext:value-type="float">
            <text:p>418 274 009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07" calcext:value-type="float">
            <text:p>207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21785" calcext:value-type="float">
            <text:p>21 785</text:p>
          </table:table-cell>
          <table:table-cell table:style-name="ce10" office:value-type="float" office:value="20061" calcext:value-type="float">
            <text:p>20 061</text:p>
          </table:table-cell>
          <table:table-cell table:style-name="ce10" office:value-type="float" office:value="944052709" calcext:value-type="float">
            <text:p>944 052 709</text:p>
          </table:table-cell>
          <table:table-cell/>
        </table:table-row>
        <table:table-row table:style-name="ro2">
          <table:table-cell table:style-name="ce6" office:value-type="string" calcext:value-type="string">
            <text:p>La Réunion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49551" calcext:value-type="float">
            <text:p>49 551</text:p>
          </table:table-cell>
          <table:table-cell table:style-name="ce10" office:value-type="float" office:value="46459" calcext:value-type="float">
            <text:p>46 459</text:p>
          </table:table-cell>
          <table:table-cell table:style-name="ce10" office:value-type="float" office:value="1656636372" calcext:value-type="float">
            <text:p>1 656 636 372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91" calcext:value-type="float">
            <text:p>91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360" calcext:value-type="float">
            <text:p>360</text:p>
          </table:table-cell>
          <table:table-cell table:style-name="ce10" office:value-type="float" office:value="373" calcext:value-type="float">
            <text:p>373</text:p>
          </table:table-cell>
          <table:table-cell table:style-name="ce10" office:value-type="float" office:value="18123312" calcext:value-type="float">
            <text:p>18 123 312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79" calcext:value-type="float">
            <text:p>79</text:p>
          </table:table-cell>
          <table:table-cell table:style-name="ce10" office:value-type="float" office:value="77" calcext:value-type="float">
            <text:p>77</text:p>
          </table:table-cell>
          <table:table-cell table:style-name="ce10" office:value-type="float" office:value="2675034" calcext:value-type="float">
            <text:p>2 675 034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570" calcext:value-type="float">
            <text:p>570</text:p>
          </table:table-cell>
          <table:table-cell table:style-name="ce10" office:value-type="float" office:value="498" calcext:value-type="float">
            <text:p>498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86" calcext:value-type="float">
            <text:p>186</text:p>
          </table:table-cell>
          <table:table-cell table:style-name="ce10" office:value-type="float" office:value="131" calcext:value-type="float">
            <text:p>131</text:p>
          </table:table-cell>
          <table:table-cell table:style-name="ce10" office:value-type="float" office:value="3516" calcext:value-type="float">
            <text:p>3 516</text:p>
          </table:table-cell>
          <table:table-cell table:style-name="ce10" office:value-type="float" office:value="2994" calcext:value-type="float">
            <text:p>2 994</text:p>
          </table:table-cell>
          <table:table-cell table:style-name="ce10" office:value-type="float" office:value="95845713" calcext:value-type="float">
            <text:p>95 845 713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4134" calcext:value-type="float">
            <text:p>4 134</text:p>
          </table:table-cell>
          <table:table-cell table:style-name="ce10" office:value-type="float" office:value="3368" calcext:value-type="float">
            <text:p>3 368</text:p>
          </table:table-cell>
          <table:table-cell table:style-name="ce10" office:value-type="float" office:value="103667215" calcext:value-type="float">
            <text:p>103 667 215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4 - Grandes entreprises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7948" calcext:value-type="float">
            <text:p>7 948</text:p>
          </table:table-cell>
          <table:table-cell table:style-name="ce10" office:value-type="float" office:value="6916" calcext:value-type="float">
            <text:p>6 916</text:p>
          </table:table-cell>
          <table:table-cell table:style-name="ce10" office:value-type="float" office:value="20849" calcext:value-type="float">
            <text:p>20 849</text:p>
          </table:table-cell>
          <table:table-cell table:style-name="ce10" office:value-type="float" office:value="20565" calcext:value-type="float">
            <text:p>20 565</text:p>
          </table:table-cell>
          <table:table-cell table:style-name="ce10" office:value-type="float" office:value="618601075" calcext:value-type="float">
            <text:p>618 601 075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187" calcext:value-type="float">
            <text:p>1 187</text:p>
          </table:table-cell>
          <table:table-cell table:style-name="ce10" office:value-type="float" office:value="981" calcext:value-type="float">
            <text:p>981</text:p>
          </table:table-cell>
          <table:table-cell table:style-name="ce10" office:value-type="float" office:value="21499" calcext:value-type="float">
            <text:p>21 499</text:p>
          </table:table-cell>
          <table:table-cell table:style-name="ce10" office:value-type="float" office:value="19813" calcext:value-type="float">
            <text:p>19 813</text:p>
          </table:table-cell>
          <table:table-cell table:style-name="ce10" office:value-type="float" office:value="663220856" calcext:value-type="float">
            <text:p>663 220 856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126" calcext:value-type="float">
            <text:p>126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2" calcext:value-type="float">
            <text:p>1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39" calcext:value-type="float">
            <text:p>39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64" calcext:value-type="float">
            <text:p>264</text:p>
          </table:table-cell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4935" calcext:value-type="float">
            <text:p>4 935</text:p>
          </table:table-cell>
          <table:table-cell table:style-name="ce10" office:value-type="float" office:value="4654" calcext:value-type="float">
            <text:p>4 654</text:p>
          </table:table-cell>
          <table:table-cell table:style-name="ce10" office:value-type="float" office:value="211536147" calcext:value-type="float">
            <text:p>211 536 147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40" calcext:value-type="float">
            <text:p>140</text:p>
          </table:table-cell>
          <table:table-cell table:style-name="ce10" office:value-type="float" office:value="112" calcext:value-type="float">
            <text:p>11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Martiniqu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0970" calcext:value-type="float">
            <text:p>20 970</text:p>
          </table:table-cell>
          <table:table-cell table:style-name="ce10" office:value-type="float" office:value="20345" calcext:value-type="float">
            <text:p>20 345</text:p>
          </table:table-cell>
          <table:table-cell table:style-name="ce10" office:value-type="float" office:value="797188210" calcext:value-type="float">
            <text:p>797 188 210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076" calcext:value-type="float">
            <text:p>1 076</text:p>
          </table:table-cell>
          <table:table-cell table:style-name="ce10" office:value-type="float" office:value="349" calcext:value-type="float">
            <text:p>349</text:p>
          </table:table-cell>
          <table:table-cell table:style-name="ce10" office:value-type="float" office:value="3087" calcext:value-type="float">
            <text:p>3 087</text:p>
          </table:table-cell>
          <table:table-cell table:style-name="ce10" office:value-type="float" office:value="3410" calcext:value-type="float">
            <text:p>3 410</text:p>
          </table:table-cell>
          <table:table-cell table:style-name="ce10" office:value-type="float" office:value="138220810" calcext:value-type="float">
            <text:p>138 220 810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16" calcext:value-type="float">
            <text:p>216</text:p>
          </table:table-cell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4277" calcext:value-type="float">
            <text:p>4 277</text:p>
          </table:table-cell>
          <table:table-cell table:style-name="ce10" office:value-type="float" office:value="4142" calcext:value-type="float">
            <text:p>4 142</text:p>
          </table:table-cell>
          <table:table-cell table:style-name="ce10" office:value-type="float" office:value="167930838" calcext:value-type="float">
            <text:p>167 930 838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3227" calcext:value-type="float">
            <text:p>3 227</text:p>
          </table:table-cell>
          <table:table-cell table:style-name="ce10" office:value-type="float" office:value="3067" calcext:value-type="float">
            <text:p>3 067</text:p>
          </table:table-cell>
          <table:table-cell table:style-name="ce10" office:value-type="float" office:value="127822134" calcext:value-type="float">
            <text:p>127 822 134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147" calcext:value-type="float">
            <text:p>5 147</text:p>
          </table:table-cell>
          <table:table-cell table:style-name="ce10" office:value-type="float" office:value="5002" calcext:value-type="float">
            <text:p>5 002</text:p>
          </table:table-cell>
          <table:table-cell table:style-name="ce10" office:value-type="float" office:value="213219805" calcext:value-type="float">
            <text:p>213 219 805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378" calcext:value-type="float">
            <text:p>378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576" calcext:value-type="float">
            <text:p>1 576</text:p>
          </table:table-cell>
          <table:table-cell table:style-name="ce10" office:value-type="float" office:value="1423" calcext:value-type="float">
            <text:p>1 423</text:p>
          </table:table-cell>
          <table:table-cell table:style-name="ce10" office:value-type="float" office:value="45480036" calcext:value-type="float">
            <text:p>45 480 036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4 - Grandes entreprises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6319" calcext:value-type="float">
            <text:p>6 319</text:p>
          </table:table-cell>
          <table:table-cell table:style-name="ce10" office:value-type="float" office:value="5567" calcext:value-type="float">
            <text:p>5 567</text:p>
          </table:table-cell>
          <table:table-cell table:style-name="ce10" office:value-type="float" office:value="10157" calcext:value-type="float">
            <text:p>10 157</text:p>
          </table:table-cell>
          <table:table-cell table:style-name="ce10" office:value-type="float" office:value="9429" calcext:value-type="float">
            <text:p>9 429</text:p>
          </table:table-cell>
          <table:table-cell table:style-name="ce10" office:value-type="float" office:value="275802538" calcext:value-type="float">
            <text:p>275 802 538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558" calcext:value-type="float">
            <text:p>1 558</text:p>
          </table:table-cell>
          <table:table-cell table:style-name="ce10" office:value-type="float" office:value="984" calcext:value-type="float">
            <text:p>984</text:p>
          </table:table-cell>
          <table:table-cell table:style-name="ce10" office:value-type="float" office:value="30153" calcext:value-type="float">
            <text:p>30 153</text:p>
          </table:table-cell>
          <table:table-cell table:style-name="ce10" office:value-type="float" office:value="25686" calcext:value-type="float">
            <text:p>25 686</text:p>
          </table:table-cell>
          <table:table-cell table:style-name="ce10" office:value-type="float" office:value="755596673" calcext:value-type="float">
            <text:p>755 596 673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482" calcext:value-type="float">
            <text:p>482</text:p>
          </table:table-cell>
          <table:table-cell table:style-name="ce10" office:value-type="float" office:value="266" calcext:value-type="float">
            <text:p>266</text:p>
          </table:table-cell>
          <table:table-cell table:style-name="ce10" office:value-type="float" office:value="38132" calcext:value-type="float">
            <text:p>38 132</text:p>
          </table:table-cell>
          <table:table-cell table:style-name="ce10" office:value-type="float" office:value="33401" calcext:value-type="float">
            <text:p>33 401</text:p>
          </table:table-cell>
          <table:table-cell table:style-name="ce10" office:value-type="float" office:value="877800042" calcext:value-type="float">
            <text:p>877 800 042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7058" calcext:value-type="float">
            <text:p>7 058</text:p>
          </table:table-cell>
          <table:table-cell table:style-name="ce10" office:value-type="float" office:value="5656" calcext:value-type="float">
            <text:p>5 656</text:p>
          </table:table-cell>
          <table:table-cell table:style-name="ce10" office:value-type="float" office:value="130978719" calcext:value-type="float">
            <text:p>130 978 719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170" calcext:value-type="float">
            <text:p>2 170</text:p>
          </table:table-cell>
          <table:table-cell table:style-name="ce10" office:value-type="float" office:value="1798" calcext:value-type="float">
            <text:p>1 798</text:p>
          </table:table-cell>
          <table:table-cell table:style-name="ce10" office:value-type="float" office:value="51433780" calcext:value-type="float">
            <text:p>51 433 780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73039" calcext:value-type="float">
            <text:p>73 039</text:p>
          </table:table-cell>
          <table:table-cell table:style-name="ce10" office:value-type="float" office:value="61275" calcext:value-type="float">
            <text:p>61 275</text:p>
          </table:table-cell>
          <table:table-cell table:style-name="ce10" office:value-type="float" office:value="166652" calcext:value-type="float">
            <text:p>166 652</text:p>
          </table:table-cell>
          <table:table-cell table:style-name="ce10" office:value-type="float" office:value="162615" calcext:value-type="float">
            <text:p>162 615</text:p>
          </table:table-cell>
          <table:table-cell table:style-name="ce10" office:value-type="float" office:value="4560809982" calcext:value-type="float">
            <text:p>4 560 809 982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0485" calcext:value-type="float">
            <text:p>10 485</text:p>
          </table:table-cell>
          <table:table-cell table:style-name="ce10" office:value-type="float" office:value="7323" calcext:value-type="float">
            <text:p>7 323</text:p>
          </table:table-cell>
          <table:table-cell table:style-name="ce10" office:value-type="float" office:value="198314" calcext:value-type="float">
            <text:p>198 314</text:p>
          </table:table-cell>
          <table:table-cell table:style-name="ce10" office:value-type="float" office:value="184466" calcext:value-type="float">
            <text:p>184 466</text:p>
          </table:table-cell>
          <table:table-cell table:style-name="ce10" office:value-type="float" office:value="5868424018" calcext:value-type="float">
            <text:p>5 868 424 018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896" calcext:value-type="float">
            <text:p>1 896</text:p>
          </table:table-cell>
          <table:table-cell table:style-name="ce10" office:value-type="float" office:value="1127" calcext:value-type="float">
            <text:p>1 127</text:p>
          </table:table-cell>
          <table:table-cell table:style-name="ce10" office:value-type="float" office:value="176673" calcext:value-type="float">
            <text:p>176 673</text:p>
          </table:table-cell>
          <table:table-cell table:style-name="ce10" office:value-type="float" office:value="165023" calcext:value-type="float">
            <text:p>165 023</text:p>
          </table:table-cell>
          <table:table-cell table:style-name="ce10" office:value-type="float" office:value="5697932808" calcext:value-type="float">
            <text:p>5 697 932 808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261" calcext:value-type="float">
            <text:p>261</text:p>
          </table:table-cell>
          <table:table-cell table:style-name="ce10" office:value-type="float" office:value="136" calcext:value-type="float">
            <text:p>136</text:p>
          </table:table-cell>
          <table:table-cell table:style-name="ce10" office:value-type="float" office:value="128354" calcext:value-type="float">
            <text:p>128 354</text:p>
          </table:table-cell>
          <table:table-cell table:style-name="ce10" office:value-type="float" office:value="121008" calcext:value-type="float">
            <text:p>121 008</text:p>
          </table:table-cell>
          <table:table-cell table:style-name="ce10" office:value-type="float" office:value="5092234390" calcext:value-type="float">
            <text:p>5 092 234 390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5401" calcext:value-type="float">
            <text:p>5 401</text:p>
          </table:table-cell>
          <table:table-cell table:style-name="ce10" office:value-type="float" office:value="2679" calcext:value-type="float">
            <text:p>2 679</text:p>
          </table:table-cell>
          <table:table-cell table:style-name="ce10" office:value-type="float" office:value="17926" calcext:value-type="float">
            <text:p>17 926</text:p>
          </table:table-cell>
          <table:table-cell table:style-name="ce10" office:value-type="float" office:value="16132" calcext:value-type="float">
            <text:p>16 132</text:p>
          </table:table-cell>
          <table:table-cell table:style-name="ce10" office:value-type="float" office:value="513251365" calcext:value-type="float">
            <text:p>513 251 365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179" calcext:value-type="float">
            <text:p>2 179</text:p>
          </table:table-cell>
          <table:table-cell table:style-name="ce10" office:value-type="float" office:value="1025" calcext:value-type="float">
            <text:p>1 025</text:p>
          </table:table-cell>
          <table:table-cell table:style-name="ce10" office:value-type="float" office:value="42205" calcext:value-type="float">
            <text:p>42 205</text:p>
          </table:table-cell>
          <table:table-cell table:style-name="ce10" office:value-type="float" office:value="39090" calcext:value-type="float">
            <text:p>39 090</text:p>
          </table:table-cell>
          <table:table-cell table:style-name="ce10" office:value-type="float" office:value="1260706892" calcext:value-type="float">
            <text:p>1 260 706 892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798" calcext:value-type="float">
            <text:p>798</text:p>
          </table:table-cell>
          <table:table-cell table:style-name="ce10" office:value-type="float" office:value="597" calcext:value-type="float">
            <text:p>597</text:p>
          </table:table-cell>
          <table:table-cell table:style-name="ce10" office:value-type="float" office:value="73893" calcext:value-type="float">
            <text:p>73 893</text:p>
          </table:table-cell>
          <table:table-cell table:style-name="ce10" office:value-type="float" office:value="69062" calcext:value-type="float">
            <text:p>69 062</text:p>
          </table:table-cell>
          <table:table-cell table:style-name="ce10" office:value-type="float" office:value="2310374674" calcext:value-type="float">
            <text:p>2 310 374 674</text:p>
          </table:table-cell>
          <table:table-cell/>
        </table:table-row>
        <table:table-row table:style-name="ro2">
          <table:table-cell table:style-name="ce6" office:value-type="string" calcext:value-type="string">
            <text:p>Normandi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87" calcext:value-type="float">
            <text:p>187</text:p>
          </table:table-cell>
          <table:table-cell table:style-name="ce10" office:value-type="float" office:value="134" calcext:value-type="float">
            <text:p>134</text:p>
          </table:table-cell>
          <table:table-cell table:style-name="ce10" office:value-type="float" office:value="135536" calcext:value-type="float">
            <text:p>135 536</text:p>
          </table:table-cell>
          <table:table-cell table:style-name="ce10" office:value-type="float" office:value="125850" calcext:value-type="float">
            <text:p>125 850</text:p>
          </table:table-cell>
          <table:table-cell table:style-name="ce10" office:value-type="float" office:value="4053881118" calcext:value-type="float">
            <text:p>4 053 881 118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995" calcext:value-type="float">
            <text:p>1 995</text:p>
          </table:table-cell>
          <table:table-cell table:style-name="ce10" office:value-type="float" office:value="693" calcext:value-type="float">
            <text:p>693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7164" calcext:value-type="float">
            <text:p>7 164</text:p>
          </table:table-cell>
          <table:table-cell table:style-name="ce10" office:value-type="float" office:value="294554059" calcext:value-type="float">
            <text:p>294 554 059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564" calcext:value-type="float">
            <text:p>564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10539" calcext:value-type="float">
            <text:p>10 539</text:p>
          </table:table-cell>
          <table:table-cell table:style-name="ce10" office:value-type="float" office:value="10167" calcext:value-type="float">
            <text:p>10 167</text:p>
          </table:table-cell>
          <table:table-cell table:style-name="ce10" office:value-type="float" office:value="381603941" calcext:value-type="float">
            <text:p>381 603 941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12" calcext:value-type="float">
            <text:p>112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9963" calcext:value-type="float">
            <text:p>9 963</text:p>
          </table:table-cell>
          <table:table-cell table:style-name="ce10" office:value-type="float" office:value="9690" calcext:value-type="float">
            <text:p>9 690</text:p>
          </table:table-cell>
          <table:table-cell table:style-name="ce10" office:value-type="float" office:value="350476561" calcext:value-type="float">
            <text:p>350 476 561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7673" calcext:value-type="float">
            <text:p>7 673</text:p>
          </table:table-cell>
          <table:table-cell table:style-name="ce10" office:value-type="float" office:value="340644864" calcext:value-type="float">
            <text:p>340 644 864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574" calcext:value-type="float">
            <text:p>574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38" calcext:value-type="float">
            <text:p>138</text:p>
          </table:table-cell>
          <table:table-cell table:style-name="ce10" office:value-type="float" office:value="15" calcext:value-type="float">
            <text:p>15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4943" calcext:value-type="float">
            <text:p>4 943</text:p>
          </table:table-cell>
          <table:table-cell table:style-name="ce10" office:value-type="float" office:value="4588" calcext:value-type="float">
            <text:p>4 588</text:p>
          </table:table-cell>
          <table:table-cell table:style-name="ce10" office:value-type="float" office:value="169451045" calcext:value-type="float">
            <text:p>169 451 045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8174" calcext:value-type="float">
            <text:p>8 174</text:p>
          </table:table-cell>
          <table:table-cell table:style-name="ce10" office:value-type="float" office:value="7935" calcext:value-type="float">
            <text:p>7 935</text:p>
          </table:table-cell>
          <table:table-cell table:style-name="ce10" office:value-type="float" office:value="421218077" calcext:value-type="float">
            <text:p>421 218 077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3515" calcext:value-type="float">
            <text:p>13 515</text:p>
          </table:table-cell>
          <table:table-cell table:style-name="ce10" office:value-type="float" office:value="11798" calcext:value-type="float">
            <text:p>11 798</text:p>
          </table:table-cell>
          <table:table-cell table:style-name="ce10" office:value-type="float" office:value="22064" calcext:value-type="float">
            <text:p>22 064</text:p>
          </table:table-cell>
          <table:table-cell table:number-columns-repeated="2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3137" calcext:value-type="float">
            <text:p>3 137</text:p>
          </table:table-cell>
          <table:table-cell table:style-name="ce10" office:value-type="float" office:value="2076" calcext:value-type="float">
            <text:p>2 076</text:p>
          </table:table-cell>
          <table:table-cell table:style-name="ce10" office:value-type="float" office:value="59643" calcext:value-type="float">
            <text:p>59 643</text:p>
          </table:table-cell>
          <table:table-cell table:style-name="ce10" office:value-type="float" office:value="51066" calcext:value-type="float">
            <text:p>51 066</text:p>
          </table:table-cell>
          <table:table-cell table:style-name="ce10" office:value-type="float" office:value="1453266629" calcext:value-type="float">
            <text:p>1 453 266 629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860" calcext:value-type="float">
            <text:p>860</text:p>
          </table:table-cell>
          <table:table-cell table:style-name="ce10" office:value-type="float" office:value="498" calcext:value-type="float">
            <text:p>498</text:p>
          </table:table-cell>
          <table:table-cell table:style-name="ce10" office:value-type="float" office:value="68339" calcext:value-type="float">
            <text:p>68 339</text:p>
          </table:table-cell>
          <table:table-cell table:style-name="ce10" office:value-type="float" office:value="58960" calcext:value-type="float">
            <text:p>58 960</text:p>
          </table:table-cell>
          <table:table-cell table:style-name="ce10" office:value-type="float" office:value="1566082729" calcext:value-type="float">
            <text:p>1 566 082 729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533" calcext:value-type="float">
            <text:p>8 533</text:p>
          </table:table-cell>
          <table:table-cell table:number-columns-repeated="2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13" calcext:value-type="float">
            <text:p>13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3709" calcext:value-type="float">
            <text:p>3 709</text:p>
          </table:table-cell>
          <table:table-cell table:style-name="ce10" office:value-type="float" office:value="3313" calcext:value-type="float">
            <text:p>3 313</text:p>
          </table:table-cell>
          <table:table-cell table:style-name="ce10" office:value-type="float" office:value="90024905" calcext:value-type="float">
            <text:p>90 024 905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56164" calcext:value-type="float">
            <text:p>156 164</text:p>
          </table:table-cell>
          <table:table-cell table:style-name="ce10" office:value-type="float" office:value="131340" calcext:value-type="float">
            <text:p>131 340</text:p>
          </table:table-cell>
          <table:table-cell table:style-name="ce10" office:value-type="float" office:value="342622" calcext:value-type="float">
            <text:p>342 622</text:p>
          </table:table-cell>
          <table:table-cell table:style-name="ce10" office:value-type="float" office:value="343232" calcext:value-type="float">
            <text:p>343 232</text:p>
          </table:table-cell>
          <table:table-cell table:style-name="ce10" office:value-type="float" office:value="9620193218" calcext:value-type="float">
            <text:p>9 620 193 218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0574" calcext:value-type="float">
            <text:p>20 574</text:p>
          </table:table-cell>
          <table:table-cell table:style-name="ce10" office:value-type="float" office:value="14392" calcext:value-type="float">
            <text:p>14 392</text:p>
          </table:table-cell>
          <table:table-cell table:style-name="ce10" office:value-type="float" office:value="378093" calcext:value-type="float">
            <text:p>378 093</text:p>
          </table:table-cell>
          <table:table-cell table:style-name="ce10" office:value-type="float" office:value="353775" calcext:value-type="float">
            <text:p>353 775</text:p>
          </table:table-cell>
          <table:table-cell table:style-name="ce10" office:value-type="float" office:value="11301781216" calcext:value-type="float">
            <text:p>11 301 781 216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212" calcext:value-type="float">
            <text:p>3 212</text:p>
          </table:table-cell>
          <table:table-cell table:style-name="ce10" office:value-type="float" office:value="1907" calcext:value-type="float">
            <text:p>1 907</text:p>
          </table:table-cell>
          <table:table-cell table:style-name="ce10" office:value-type="float" office:value="283686" calcext:value-type="float">
            <text:p>283 686</text:p>
          </table:table-cell>
          <table:table-cell table:style-name="ce10" office:value-type="float" office:value="267408" calcext:value-type="float">
            <text:p>267 408</text:p>
          </table:table-cell>
          <table:table-cell table:style-name="ce10" office:value-type="float" office:value="9271095226" calcext:value-type="float">
            <text:p>9 271 095 226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348" calcext:value-type="float">
            <text:p>348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161378" calcext:value-type="float">
            <text:p>161 378</text:p>
          </table:table-cell>
          <table:table-cell table:style-name="ce10" office:value-type="float" office:value="150624" calcext:value-type="float">
            <text:p>150 624</text:p>
          </table:table-cell>
          <table:table-cell table:style-name="ce10" office:value-type="float" office:value="6216389575" calcext:value-type="float">
            <text:p>6 216 389 575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9367" calcext:value-type="float">
            <text:p>9 367</text:p>
          </table:table-cell>
          <table:table-cell table:style-name="ce10" office:value-type="float" office:value="4264" calcext:value-type="float">
            <text:p>4 264</text:p>
          </table:table-cell>
          <table:table-cell table:style-name="ce10" office:value-type="float" office:value="32895" calcext:value-type="float">
            <text:p>32 895</text:p>
          </table:table-cell>
          <table:table-cell table:style-name="ce10" office:value-type="float" office:value="29894" calcext:value-type="float">
            <text:p>29 894</text:p>
          </table:table-cell>
          <table:table-cell table:style-name="ce10" office:value-type="float" office:value="928870809" calcext:value-type="float">
            <text:p>928 870 809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3938" calcext:value-type="float">
            <text:p>3 938</text:p>
          </table:table-cell>
          <table:table-cell table:style-name="ce10" office:value-type="float" office:value="1907" calcext:value-type="float">
            <text:p>1 907</text:p>
          </table:table-cell>
          <table:table-cell table:style-name="ce10" office:value-type="float" office:value="77433" calcext:value-type="float">
            <text:p>77 433</text:p>
          </table:table-cell>
          <table:table-cell table:style-name="ce10" office:value-type="float" office:value="72115" calcext:value-type="float">
            <text:p>72 115</text:p>
          </table:table-cell>
          <table:table-cell table:style-name="ce10" office:value-type="float" office:value="2273945750" calcext:value-type="float">
            <text:p>2 273 945 750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666" calcext:value-type="float">
            <text:p>1 666</text:p>
          </table:table-cell>
          <table:table-cell table:style-name="ce10" office:value-type="float" office:value="1206" calcext:value-type="float">
            <text:p>1 206</text:p>
          </table:table-cell>
          <table:table-cell table:style-name="ce10" office:value-type="float" office:value="147824" calcext:value-type="float">
            <text:p>147 824</text:p>
          </table:table-cell>
          <table:table-cell table:style-name="ce10" office:value-type="float" office:value="138184" calcext:value-type="float">
            <text:p>138 184</text:p>
          </table:table-cell>
          <table:table-cell table:style-name="ce10" office:value-type="float" office:value="4549990551" calcext:value-type="float">
            <text:p>4 549 990 551</text:p>
          </table:table-cell>
          <table:table-cell/>
        </table:table-row>
        <table:table-row table:style-name="ro2">
          <table:table-cell table:style-name="ce6" office:value-type="string" calcext:value-type="string">
            <text:p>Nouvelle-Aquitain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306" calcext:value-type="float">
            <text:p>306</text:p>
          </table:table-cell>
          <table:table-cell table:style-name="ce10" office:value-type="float" office:value="199" calcext:value-type="float">
            <text:p>199</text:p>
          </table:table-cell>
          <table:table-cell table:style-name="ce10" office:value-type="float" office:value="266242" calcext:value-type="float">
            <text:p>266 242</text:p>
          </table:table-cell>
          <table:table-cell table:style-name="ce10" office:value-type="float" office:value="241206" calcext:value-type="float">
            <text:p>241 206</text:p>
          </table:table-cell>
          <table:table-cell table:style-name="ce10" office:value-type="float" office:value="7679970051" calcext:value-type="float">
            <text:p>7 679 970 051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077" calcext:value-type="float">
            <text:p>2 077</text:p>
          </table:table-cell>
          <table:table-cell table:style-name="ce10" office:value-type="float" office:value="850" calcext:value-type="float">
            <text:p>850</text:p>
          </table:table-cell>
          <table:table-cell table:style-name="ce10" office:value-type="float" office:value="7472" calcext:value-type="float">
            <text:p>7 472</text:p>
          </table:table-cell>
          <table:table-cell table:style-name="ce10" office:value-type="float" office:value="7822" calcext:value-type="float">
            <text:p>7 822</text:p>
          </table:table-cell>
          <table:table-cell table:style-name="ce10" office:value-type="float" office:value="305269690" calcext:value-type="float">
            <text:p>305 269 690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505" calcext:value-type="float">
            <text:p>505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8516" calcext:value-type="float">
            <text:p>8 516</text:p>
          </table:table-cell>
          <table:table-cell table:style-name="ce10" office:value-type="float" office:value="8552" calcext:value-type="float">
            <text:p>8 552</text:p>
          </table:table-cell>
          <table:table-cell table:style-name="ce10" office:value-type="float" office:value="322663123" calcext:value-type="float">
            <text:p>322 663 123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6985" calcext:value-type="float">
            <text:p>6 985</text:p>
          </table:table-cell>
          <table:table-cell table:style-name="ce10" office:value-type="float" office:value="6521" calcext:value-type="float">
            <text:p>6 521</text:p>
          </table:table-cell>
          <table:table-cell table:style-name="ce10" office:value-type="float" office:value="259096278" calcext:value-type="float">
            <text:p>259 096 278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5437" calcext:value-type="float">
            <text:p>5 437</text:p>
          </table:table-cell>
          <table:table-cell table:style-name="ce10" office:value-type="float" office:value="5309" calcext:value-type="float">
            <text:p>5 309</text:p>
          </table:table-cell>
          <table:table-cell table:style-name="ce10" office:value-type="float" office:value="252848362" calcext:value-type="float">
            <text:p>252 848 362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591" calcext:value-type="float">
            <text:p>591</text:p>
          </table:table-cell>
          <table:table-cell table:style-name="ce10" office:value-type="float" office:value="24" calcext:value-type="float">
            <text:p>24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80" calcext:value-type="float">
            <text:p>180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481" calcext:value-type="float">
            <text:p>3 481</text:p>
          </table:table-cell>
          <table:table-cell table:style-name="ce10" office:value-type="float" office:value="3069" calcext:value-type="float">
            <text:p>3 069</text:p>
          </table:table-cell>
          <table:table-cell table:style-name="ce10" office:value-type="float" office:value="107321789" calcext:value-type="float">
            <text:p>107 321 789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4966" calcext:value-type="float">
            <text:p>4 966</text:p>
          </table:table-cell>
          <table:table-cell table:style-name="ce10" office:value-type="float" office:value="4437" calcext:value-type="float">
            <text:p>4 437</text:p>
          </table:table-cell>
          <table:table-cell table:style-name="ce10" office:value-type="float" office:value="154052642" calcext:value-type="float">
            <text:p>154 052 642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4463" calcext:value-type="float">
            <text:p>14 463</text:p>
          </table:table-cell>
          <table:table-cell table:style-name="ce10" office:value-type="float" office:value="12851" calcext:value-type="float">
            <text:p>12 851</text:p>
          </table:table-cell>
          <table:table-cell table:style-name="ce10" office:value-type="float" office:value="21670" calcext:value-type="float">
            <text:p>21 670</text:p>
          </table:table-cell>
          <table:table-cell table:style-name="ce10" office:value-type="float" office:value="21371" calcext:value-type="float">
            <text:p>21 371</text:p>
          </table:table-cell>
          <table:table-cell table:style-name="ce10" office:value-type="float" office:value="600378052" calcext:value-type="float">
            <text:p>600 378 052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986" calcext:value-type="float">
            <text:p>2 986</text:p>
          </table:table-cell>
          <table:table-cell table:style-name="ce10" office:value-type="float" office:value="1971" calcext:value-type="float">
            <text:p>1 971</text:p>
          </table:table-cell>
          <table:table-cell table:style-name="ce10" office:value-type="float" office:value="57725" calcext:value-type="float">
            <text:p>57 725</text:p>
          </table:table-cell>
          <table:table-cell table:style-name="ce10" office:value-type="float" office:value="49015" calcext:value-type="float">
            <text:p>49 015</text:p>
          </table:table-cell>
          <table:table-cell table:style-name="ce10" office:value-type="float" office:value="1397327682" calcext:value-type="float">
            <text:p>1 397 327 682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931" calcext:value-type="float">
            <text:p>931</text:p>
          </table:table-cell>
          <table:table-cell table:style-name="ce10" office:value-type="float" office:value="502" calcext:value-type="float">
            <text:p>502</text:p>
          </table:table-cell>
          <table:table-cell table:style-name="ce10" office:value-type="float" office:value="70484" calcext:value-type="float">
            <text:p>70 484</text:p>
          </table:table-cell>
          <table:table-cell table:style-name="ce10" office:value-type="float" office:value="61501" calcext:value-type="float">
            <text:p>61 501</text:p>
          </table:table-cell>
          <table:table-cell table:style-name="ce10" office:value-type="float" office:value="1654325879" calcext:value-type="float">
            <text:p>1 654 325 879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2847" calcext:value-type="float">
            <text:p>12 847</text:p>
          </table:table-cell>
          <table:table-cell table:style-name="ce10" office:value-type="float" office:value="10141" calcext:value-type="float">
            <text:p>10 141</text:p>
          </table:table-cell>
          <table:table-cell table:style-name="ce10" office:value-type="float" office:value="270238001" calcext:value-type="float">
            <text:p>270 238 001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749" calcext:value-type="float">
            <text:p>749</text:p>
          </table:table-cell>
          <table:table-cell table:style-name="ce10" office:value-type="float" office:value="652" calcext:value-type="float">
            <text:p>652</text:p>
          </table:table-cell>
          <table:table-cell table:style-name="ce10" office:value-type="float" office:value="18948410" calcext:value-type="float">
            <text:p>18 948 410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762" calcext:value-type="float">
            <text:p>1 762</text:p>
          </table:table-cell>
          <table:table-cell table:style-name="ce10" office:value-type="float" office:value="1571" calcext:value-type="float">
            <text:p>1 571</text:p>
          </table:table-cell>
          <table:table-cell table:style-name="ce10" office:value-type="float" office:value="49245530" calcext:value-type="float">
            <text:p>49 245 530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4 - Grandes entreprises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54570" calcext:value-type="float">
            <text:p>154 570</text:p>
          </table:table-cell>
          <table:table-cell table:style-name="ce10" office:value-type="float" office:value="132008" calcext:value-type="float">
            <text:p>132 008</text:p>
          </table:table-cell>
          <table:table-cell table:style-name="ce10" office:value-type="float" office:value="327249" calcext:value-type="float">
            <text:p>327 249</text:p>
          </table:table-cell>
          <table:table-cell table:style-name="ce10" office:value-type="float" office:value="326273" calcext:value-type="float">
            <text:p>326 273</text:p>
          </table:table-cell>
          <table:table-cell table:style-name="ce10" office:value-type="float" office:value="9154070936" calcext:value-type="float">
            <text:p>9 154 070 936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8977" calcext:value-type="float">
            <text:p>18 977</text:p>
          </table:table-cell>
          <table:table-cell table:style-name="ce10" office:value-type="float" office:value="13081" calcext:value-type="float">
            <text:p>13 081</text:p>
          </table:table-cell>
          <table:table-cell table:style-name="ce10" office:value-type="float" office:value="341951" calcext:value-type="float">
            <text:p>341 951</text:p>
          </table:table-cell>
          <table:table-cell table:style-name="ce10" office:value-type="float" office:value="316464" calcext:value-type="float">
            <text:p>316 464</text:p>
          </table:table-cell>
          <table:table-cell table:style-name="ce10" office:value-type="float" office:value="10254599513" calcext:value-type="float">
            <text:p>10 254 599 513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949" calcext:value-type="float">
            <text:p>2 949</text:p>
          </table:table-cell>
          <table:table-cell table:style-name="ce10" office:value-type="float" office:value="1699" calcext:value-type="float">
            <text:p>1 699</text:p>
          </table:table-cell>
          <table:table-cell table:style-name="ce10" office:value-type="float" office:value="256212" calcext:value-type="float">
            <text:p>256 212</text:p>
          </table:table-cell>
          <table:table-cell table:style-name="ce10" office:value-type="float" office:value="236550" calcext:value-type="float">
            <text:p>236 550</text:p>
          </table:table-cell>
          <table:table-cell table:style-name="ce10" office:value-type="float" office:value="8472195616" calcext:value-type="float">
            <text:p>8 472 195 616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348" calcext:value-type="float">
            <text:p>348</text:p>
          </table:table-cell>
          <table:table-cell table:style-name="ce10" office:value-type="float" office:value="158" calcext:value-type="float">
            <text:p>158</text:p>
          </table:table-cell>
          <table:table-cell table:style-name="ce10" office:value-type="float" office:value="185577" calcext:value-type="float">
            <text:p>185 577</text:p>
          </table:table-cell>
          <table:table-cell table:style-name="ce10" office:value-type="float" office:value="174184" calcext:value-type="float">
            <text:p>174 184</text:p>
          </table:table-cell>
          <table:table-cell table:style-name="ce10" office:value-type="float" office:value="7952406153" calcext:value-type="float">
            <text:p>7 952 406 153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8745" calcext:value-type="float">
            <text:p>8 745</text:p>
          </table:table-cell>
          <table:table-cell table:style-name="ce10" office:value-type="float" office:value="4091" calcext:value-type="float">
            <text:p>4 091</text:p>
          </table:table-cell>
          <table:table-cell table:style-name="ce10" office:value-type="float" office:value="29676" calcext:value-type="float">
            <text:p>29 676</text:p>
          </table:table-cell>
          <table:table-cell table:style-name="ce10" office:value-type="float" office:value="26967" calcext:value-type="float">
            <text:p>26 967</text:p>
          </table:table-cell>
          <table:table-cell table:style-name="ce10" office:value-type="float" office:value="864219449" calcext:value-type="float">
            <text:p>864 219 449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3778" calcext:value-type="float">
            <text:p>3 778</text:p>
          </table:table-cell>
          <table:table-cell table:style-name="ce10" office:value-type="float" office:value="1670" calcext:value-type="float">
            <text:p>1 670</text:p>
          </table:table-cell>
          <table:table-cell table:style-name="ce10" office:value-type="float" office:value="75050" calcext:value-type="float">
            <text:p>75 050</text:p>
          </table:table-cell>
          <table:table-cell table:style-name="ce10" office:value-type="float" office:value="69555" calcext:value-type="float">
            <text:p>69 555</text:p>
          </table:table-cell>
          <table:table-cell table:style-name="ce10" office:value-type="float" office:value="2207928483" calcext:value-type="float">
            <text:p>2 207 928 483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601" calcext:value-type="float">
            <text:p>1 601</text:p>
          </table:table-cell>
          <table:table-cell table:style-name="ce10" office:value-type="float" office:value="1122" calcext:value-type="float">
            <text:p>1 122</text:p>
          </table:table-cell>
          <table:table-cell table:style-name="ce10" office:value-type="float" office:value="150210" calcext:value-type="float">
            <text:p>150 210</text:p>
          </table:table-cell>
          <table:table-cell table:style-name="ce10" office:value-type="float" office:value="139486" calcext:value-type="float">
            <text:p>139 486</text:p>
          </table:table-cell>
          <table:table-cell table:style-name="ce10" office:value-type="float" office:value="4654145222" calcext:value-type="float">
            <text:p>4 654 145 222</text:p>
          </table:table-cell>
          <table:table-cell/>
        </table:table-row>
        <table:table-row table:style-name="ro2">
          <table:table-cell table:style-name="ce6" office:value-type="string" calcext:value-type="string">
            <text:p>Occitani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288" calcext:value-type="float">
            <text:p>288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239211" calcext:value-type="float">
            <text:p>239 211</text:p>
          </table:table-cell>
          <table:table-cell table:style-name="ce10" office:value-type="float" office:value="221102" calcext:value-type="float">
            <text:p>221 102</text:p>
          </table:table-cell>
          <table:table-cell table:style-name="ce10" office:value-type="float" office:value="7389812340" calcext:value-type="float">
            <text:p>7 389 812 340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415" calcext:value-type="float">
            <text:p>1 415</text:p>
          </table:table-cell>
          <table:table-cell table:style-name="ce10" office:value-type="float" office:value="500" calcext:value-type="float">
            <text:p>500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4849" calcext:value-type="float">
            <text:p>4 849</text:p>
          </table:table-cell>
          <table:table-cell table:style-name="ce10" office:value-type="float" office:value="186992718" calcext:value-type="float">
            <text:p>186 992 718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408" calcext:value-type="float">
            <text:p>408</text:p>
          </table:table-cell>
          <table:table-cell table:style-name="ce10" office:value-type="float" office:value="109" calcext:value-type="float">
            <text:p>109</text:p>
          </table:table-cell>
          <table:table-cell table:style-name="ce10" office:value-type="float" office:value="7409" calcext:value-type="float">
            <text:p>7 409</text:p>
          </table:table-cell>
          <table:table-cell table:style-name="ce10" office:value-type="float" office:value="7182" calcext:value-type="float">
            <text:p>7 182</text:p>
          </table:table-cell>
          <table:table-cell table:style-name="ce10" office:value-type="float" office:value="290158154" calcext:value-type="float">
            <text:p>290 158 154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5543" calcext:value-type="float">
            <text:p>5 543</text:p>
          </table:table-cell>
          <table:table-cell table:style-name="ce10" office:value-type="float" office:value="5227" calcext:value-type="float">
            <text:p>5 227</text:p>
          </table:table-cell>
          <table:table-cell table:style-name="ce10" office:value-type="float" office:value="192131155" calcext:value-type="float">
            <text:p>192 131 155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s</text:p>
          </table:table-cell>
          <table:table-cell table:style-name="ce10" office:value-type="float" office:value="8051" calcext:value-type="float">
            <text:p>8 051</text:p>
          </table:table-cell>
          <table:table-cell table:style-name="ce10" office:value-type="float" office:value="354780875" calcext:value-type="float">
            <text:p>354 780 875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333" calcext:value-type="float">
            <text:p>333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9" calcext:value-type="float">
            <text:p>9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649" calcext:value-type="float">
            <text:p>3 649</text:p>
          </table:table-cell>
          <table:table-cell table:style-name="ce10" office:value-type="float" office:value="3251" calcext:value-type="float">
            <text:p>3 251</text:p>
          </table:table-cell>
          <table:table-cell table:style-name="ce10" office:value-type="float" office:value="108268210" calcext:value-type="float">
            <text:p>108 268 210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9399" calcext:value-type="float">
            <text:p>9 399</text:p>
          </table:table-cell>
          <table:table-cell table:style-name="ce10" office:value-type="float" office:value="8136" calcext:value-type="float">
            <text:p>8 136</text:p>
          </table:table-cell>
          <table:table-cell table:style-name="ce10" office:value-type="float" office:value="16123" calcext:value-type="float">
            <text:p>16 123</text:p>
          </table:table-cell>
          <table:table-cell table:number-columns-repeated="2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530" calcext:value-type="float">
            <text:p>2 530</text:p>
          </table:table-cell>
          <table:table-cell table:style-name="ce10" office:value-type="float" office:value="1629" calcext:value-type="float">
            <text:p>1 629</text:p>
          </table:table-cell>
          <table:table-cell table:style-name="ce10" office:value-type="float" office:value="47993" calcext:value-type="float">
            <text:p>47 993</text:p>
          </table:table-cell>
          <table:table-cell table:style-name="ce10" office:value-type="float" office:value="40587" calcext:value-type="float">
            <text:p>40 587</text:p>
          </table:table-cell>
          <table:table-cell table:style-name="ce10" office:value-type="float" office:value="1194912291" calcext:value-type="float">
            <text:p>1 194 912 291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657" calcext:value-type="float">
            <text:p>657</text:p>
          </table:table-cell>
          <table:table-cell table:style-name="ce10" office:value-type="float" office:value="387" calcext:value-type="float">
            <text:p>387</text:p>
          </table:table-cell>
          <table:table-cell table:style-name="ce10" office:value-type="float" office:value="51652" calcext:value-type="float">
            <text:p>51 652</text:p>
          </table:table-cell>
          <table:table-cell table:style-name="ce10" office:value-type="float" office:value="44539" calcext:value-type="float">
            <text:p>44 539</text:p>
          </table:table-cell>
          <table:table-cell table:style-name="ce10" office:value-type="float" office:value="1249052628" calcext:value-type="float">
            <text:p>1 249 052 628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8549" calcext:value-type="float">
            <text:p>8 549</text:p>
          </table:table-cell>
          <table:table-cell table:number-columns-repeated="2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1" calcext:value-type="float">
            <text:p>1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266" calcext:value-type="float">
            <text:p>2 266</text:p>
          </table:table-cell>
          <table:table-cell table:style-name="ce10" office:value-type="float" office:value="1965" calcext:value-type="float">
            <text:p>1 965</text:p>
          </table:table-cell>
          <table:table-cell table:style-name="ce10" office:value-type="float" office:value="59030618" calcext:value-type="float">
            <text:p>59 030 618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83096" calcext:value-type="float">
            <text:p>83 096</text:p>
          </table:table-cell>
          <table:table-cell table:style-name="ce10" office:value-type="float" office:value="68967" calcext:value-type="float">
            <text:p>68 967</text:p>
          </table:table-cell>
          <table:table-cell table:style-name="ce10" office:value-type="float" office:value="194054" calcext:value-type="float">
            <text:p>194 054</text:p>
          </table:table-cell>
          <table:table-cell table:style-name="ce10" office:value-type="float" office:value="193212" calcext:value-type="float">
            <text:p>193 212</text:p>
          </table:table-cell>
          <table:table-cell table:style-name="ce10" office:value-type="float" office:value="5493491953" calcext:value-type="float">
            <text:p>5 493 491 953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3464" calcext:value-type="float">
            <text:p>13 464</text:p>
          </table:table-cell>
          <table:table-cell table:style-name="ce10" office:value-type="float" office:value="9413" calcext:value-type="float">
            <text:p>9 413</text:p>
          </table:table-cell>
          <table:table-cell table:style-name="ce10" office:value-type="float" office:value="252400" calcext:value-type="float">
            <text:p>252 400</text:p>
          </table:table-cell>
          <table:table-cell table:style-name="ce10" office:value-type="float" office:value="234601" calcext:value-type="float">
            <text:p>234 601</text:p>
          </table:table-cell>
          <table:table-cell table:style-name="ce10" office:value-type="float" office:value="7654772983" calcext:value-type="float">
            <text:p>7 654 772 983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720" calcext:value-type="float">
            <text:p>2 720</text:p>
          </table:table-cell>
          <table:table-cell table:style-name="ce10" office:value-type="float" office:value="1708" calcext:value-type="float">
            <text:p>1 708</text:p>
          </table:table-cell>
          <table:table-cell table:style-name="ce10" office:value-type="float" office:value="255478" calcext:value-type="float">
            <text:p>255 478</text:p>
          </table:table-cell>
          <table:table-cell table:style-name="ce10" office:value-type="float" office:value="238901" calcext:value-type="float">
            <text:p>238 901</text:p>
          </table:table-cell>
          <table:table-cell table:style-name="ce10" office:value-type="float" office:value="8298752661" calcext:value-type="float">
            <text:p>8 298 752 661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371" calcext:value-type="float">
            <text:p>371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169209" calcext:value-type="float">
            <text:p>169 209</text:p>
          </table:table-cell>
          <table:table-cell table:style-name="ce10" office:value-type="float" office:value="159419" calcext:value-type="float">
            <text:p>159 419</text:p>
          </table:table-cell>
          <table:table-cell table:style-name="ce10" office:value-type="float" office:value="6059651633" calcext:value-type="float">
            <text:p>6 059 651 633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2784" calcext:value-type="float">
            <text:p>2 784</text:p>
          </table:table-cell>
          <table:table-cell table:style-name="ce10" office:value-type="float" office:value="942" calcext:value-type="float">
            <text:p>942</text:p>
          </table:table-cell>
          <table:table-cell table:style-name="ce10" office:value-type="float" office:value="12167" calcext:value-type="float">
            <text:p>12 167</text:p>
          </table:table-cell>
          <table:table-cell table:style-name="ce10" office:value-type="float" office:value="11411" calcext:value-type="float">
            <text:p>11 411</text:p>
          </table:table-cell>
          <table:table-cell table:style-name="ce10" office:value-type="float" office:value="376839546" calcext:value-type="float">
            <text:p>376 839 546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990" calcext:value-type="float">
            <text:p>1 990</text:p>
          </table:table-cell>
          <table:table-cell table:style-name="ce10" office:value-type="float" office:value="896" calcext:value-type="float">
            <text:p>896</text:p>
          </table:table-cell>
          <table:table-cell table:style-name="ce10" office:value-type="float" office:value="39736" calcext:value-type="float">
            <text:p>39 736</text:p>
          </table:table-cell>
          <table:table-cell table:style-name="ce10" office:value-type="float" office:value="36541" calcext:value-type="float">
            <text:p>36 541</text:p>
          </table:table-cell>
          <table:table-cell table:style-name="ce10" office:value-type="float" office:value="1166844676" calcext:value-type="float">
            <text:p>1 166 844 676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885" calcext:value-type="float">
            <text:p>885</text:p>
          </table:table-cell>
          <table:table-cell table:style-name="ce10" office:value-type="float" office:value="628" calcext:value-type="float">
            <text:p>628</text:p>
          </table:table-cell>
          <table:table-cell table:style-name="ce10" office:value-type="float" office:value="80050" calcext:value-type="float">
            <text:p>80 050</text:p>
          </table:table-cell>
          <table:table-cell table:style-name="ce10" office:value-type="float" office:value="73884" calcext:value-type="float">
            <text:p>73 884</text:p>
          </table:table-cell>
          <table:table-cell table:style-name="ce10" office:value-type="float" office:value="2449217023" calcext:value-type="float">
            <text:p>2 449 217 023</text:p>
          </table:table-cell>
          <table:table-cell/>
        </table:table-row>
        <table:table-row table:style-name="ro2">
          <table:table-cell table:style-name="ce6" office:value-type="string" calcext:value-type="string">
            <text:p>Pays de la Loire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71" calcext:value-type="float">
            <text:p>171</text:p>
          </table:table-cell>
          <table:table-cell table:style-name="ce10" office:value-type="float" office:value="116" calcext:value-type="float">
            <text:p>116</text:p>
          </table:table-cell>
          <table:table-cell table:style-name="ce10" office:value-type="float" office:value="133389" calcext:value-type="float">
            <text:p>133 389</text:p>
          </table:table-cell>
          <table:table-cell table:style-name="ce10" office:value-type="float" office:value="123319" calcext:value-type="float">
            <text:p>123 319</text:p>
          </table:table-cell>
          <table:table-cell table:style-name="ce10" office:value-type="float" office:value="4070915800" calcext:value-type="float">
            <text:p>4 070 915 800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149" calcext:value-type="float">
            <text:p>1 149</text:p>
          </table:table-cell>
          <table:table-cell table:style-name="ce10" office:value-type="float" office:value="528" calcext:value-type="float">
            <text:p>528</text:p>
          </table:table-cell>
          <table:table-cell table:style-name="ce10" office:value-type="float" office:value="4500" calcext:value-type="float">
            <text:p>4 500</text:p>
          </table:table-cell>
          <table:table-cell table:style-name="ce10" office:value-type="float" office:value="4613" calcext:value-type="float">
            <text:p>4 613</text:p>
          </table:table-cell>
          <table:table-cell table:style-name="ce10" office:value-type="float" office:value="186250746" calcext:value-type="float">
            <text:p>186 250 746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305" calcext:value-type="float">
            <text:p>305</text:p>
          </table:table-cell>
          <table:table-cell table:style-name="ce10" office:value-type="float" office:value="120" calcext:value-type="float">
            <text:p>120</text:p>
          </table:table-cell>
          <table:table-cell table:style-name="ce10" office:value-type="float" office:value="4820" calcext:value-type="float">
            <text:p>4 820</text:p>
          </table:table-cell>
          <table:table-cell table:style-name="ce10" office:value-type="float" office:value="4536" calcext:value-type="float">
            <text:p>4 536</text:p>
          </table:table-cell>
          <table:table-cell table:style-name="ce10" office:value-type="float" office:value="186311922" calcext:value-type="float">
            <text:p>186 311 922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635" calcext:value-type="float">
            <text:p>2 635</text:p>
          </table:table-cell>
          <table:table-cell table:style-name="ce10" office:value-type="float" office:value="2425" calcext:value-type="float">
            <text:p>2 425</text:p>
          </table:table-cell>
          <table:table-cell table:style-name="ce10" office:value-type="float" office:value="114168287" calcext:value-type="float">
            <text:p>114 168 287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1. Coopérativ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5652" calcext:value-type="float">
            <text:p>5 652</text:p>
          </table:table-cell>
          <table:table-cell table:style-name="ce10" office:value-type="float" office:value="5515" calcext:value-type="float">
            <text:p>5 515</text:p>
          </table:table-cell>
          <table:table-cell table:style-name="ce10" office:value-type="float" office:value="275935999" calcext:value-type="float">
            <text:p>275 935 999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427" calcext:value-type="float">
            <text:p>427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33" calcext:value-type="float">
            <text:p>133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505" calcext:value-type="float">
            <text:p>2 505</text:p>
          </table:table-cell>
          <table:table-cell table:style-name="ce10" office:value-type="float" office:value="2133" calcext:value-type="float">
            <text:p>2 133</text:p>
          </table:table-cell>
          <table:table-cell table:style-name="ce10" office:value-type="float" office:value="89387094" calcext:value-type="float">
            <text:p>89 387 094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3159" calcext:value-type="float">
            <text:p>3 159</text:p>
          </table:table-cell>
          <table:table-cell table:style-name="ce10" office:value-type="float" office:value="2818" calcext:value-type="float">
            <text:p>2 818</text:p>
          </table:table-cell>
          <table:table-cell table:style-name="ce10" office:value-type="float" office:value="112000708" calcext:value-type="float">
            <text:p>112 000 708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2. Mutuelle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0491" calcext:value-type="float">
            <text:p>10 491</text:p>
          </table:table-cell>
          <table:table-cell table:style-name="ce10" office:value-type="float" office:value="9156" calcext:value-type="float">
            <text:p>9 156</text:p>
          </table:table-cell>
          <table:table-cell table:style-name="ce10" office:value-type="float" office:value="17282" calcext:value-type="float">
            <text:p>17 282</text:p>
          </table:table-cell>
          <table:table-cell table:style-name="ce10" office:value-type="float" office:value="17008" calcext:value-type="float">
            <text:p>17 008</text:p>
          </table:table-cell>
          <table:table-cell table:style-name="ce10" office:value-type="float" office:value="506528744" calcext:value-type="float">
            <text:p>506 528 744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439" calcext:value-type="float">
            <text:p>2 439</text:p>
          </table:table-cell>
          <table:table-cell table:style-name="ce10" office:value-type="float" office:value="1526" calcext:value-type="float">
            <text:p>1 526</text:p>
          </table:table-cell>
          <table:table-cell table:style-name="ce10" office:value-type="float" office:value="47096" calcext:value-type="float">
            <text:p>47 096</text:p>
          </table:table-cell>
          <table:table-cell table:style-name="ce10" office:value-type="float" office:value="40387" calcext:value-type="float">
            <text:p>40 387</text:p>
          </table:table-cell>
          <table:table-cell table:style-name="ce10" office:value-type="float" office:value="1220006198" calcext:value-type="float">
            <text:p>1 220 006 198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607" calcext:value-type="float">
            <text:p>607</text:p>
          </table:table-cell>
          <table:table-cell table:style-name="ce10" office:value-type="float" office:value="334" calcext:value-type="float">
            <text:p>334</text:p>
          </table:table-cell>
          <table:table-cell table:style-name="ce10" office:value-type="float" office:value="49498" calcext:value-type="float">
            <text:p>49 498</text:p>
          </table:table-cell>
          <table:table-cell table:style-name="ce10" office:value-type="float" office:value="43114" calcext:value-type="float">
            <text:p>43 114</text:p>
          </table:table-cell>
          <table:table-cell table:style-name="ce10" office:value-type="float" office:value="1204825967" calcext:value-type="float">
            <text:p>1 204 825 967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3. Associ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12962" calcext:value-type="float">
            <text:p>12 962</text:p>
          </table:table-cell>
          <table:table-cell table:style-name="ce10" office:value-type="float" office:value="10866" calcext:value-type="float">
            <text:p>10 866</text:p>
          </table:table-cell>
          <table:table-cell table:style-name="ce10" office:value-type="float" office:value="373789711" calcext:value-type="float">
            <text:p>373 789 711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14" calcext:value-type="float">
            <text:p>14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665" calcext:value-type="float">
            <text:p>665</text:p>
          </table:table-cell>
          <table:table-cell table:style-name="ce10" office:value-type="float" office:value="549" calcext:value-type="float">
            <text:p>549</text:p>
          </table:table-cell>
          <table:table-cell table:style-name="ce10" office:value-type="float" office:value="17345647" calcext:value-type="float">
            <text:p>17 345 647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806" calcext:value-type="float">
            <text:p>1 806</text:p>
          </table:table-cell>
          <table:table-cell table:style-name="ce10" office:value-type="float" office:value="1646" calcext:value-type="float">
            <text:p>1 646</text:p>
          </table:table-cell>
          <table:table-cell table:style-name="ce10" office:value-type="float" office:value="52346934" calcext:value-type="float">
            <text:p>52 346 934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ESS</text:p>
          </table:table-cell>
          <table:table-cell table:style-name="ce6" office:value-type="string" calcext:value-type="string">
            <text:p>4. Fondation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string" calcext:value-type="string">
            <text:p>s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158181" calcext:value-type="float">
            <text:p>158 181</text:p>
          </table:table-cell>
          <table:table-cell table:style-name="ce10" office:value-type="float" office:value="135266" calcext:value-type="float">
            <text:p>135 266</text:p>
          </table:table-cell>
          <table:table-cell table:style-name="ce10" office:value-type="float" office:value="331203" calcext:value-type="float">
            <text:p>331 203</text:p>
          </table:table-cell>
          <table:table-cell table:style-name="ce10" office:value-type="float" office:value="332698" calcext:value-type="float">
            <text:p>332 698</text:p>
          </table:table-cell>
          <table:table-cell table:style-name="ce10" office:value-type="float" office:value="9900990431" calcext:value-type="float">
            <text:p>9 900 990 431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18283" calcext:value-type="float">
            <text:p>18 283</text:p>
          </table:table-cell>
          <table:table-cell table:style-name="ce10" office:value-type="float" office:value="12576" calcext:value-type="float">
            <text:p>12 576</text:p>
          </table:table-cell>
          <table:table-cell table:style-name="ce10" office:value-type="float" office:value="326303" calcext:value-type="float">
            <text:p>326 303</text:p>
          </table:table-cell>
          <table:table-cell table:style-name="ce10" office:value-type="float" office:value="304429" calcext:value-type="float">
            <text:p>304 429</text:p>
          </table:table-cell>
          <table:table-cell table:style-name="ce10" office:value-type="float" office:value="10446784210" calcext:value-type="float">
            <text:p>10 446 784 210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2989" calcext:value-type="float">
            <text:p>2 989</text:p>
          </table:table-cell>
          <table:table-cell table:style-name="ce10" office:value-type="float" office:value="1654" calcext:value-type="float">
            <text:p>1 654</text:p>
          </table:table-cell>
          <table:table-cell table:style-name="ce10" office:value-type="float" office:value="257826" calcext:value-type="float">
            <text:p>257 826</text:p>
          </table:table-cell>
          <table:table-cell table:style-name="ce10" office:value-type="float" office:value="239064" calcext:value-type="float">
            <text:p>239 064</text:p>
          </table:table-cell>
          <table:table-cell table:style-name="ce10" office:value-type="float" office:value="8916644582" calcext:value-type="float">
            <text:p>8 916 644 582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rivé Hors ESS</text:p>
          </table:table-cell>
          <table:table-cell table:style-name="ce6" office:value-type="string" calcext:value-type="string">
            <text:p>4 - Grandes entreprises</text:p>
          </table:table-cell>
          <table:table-cell table:style-name="ce10" office:value-type="float" office:value="312" calcext:value-type="float">
            <text:p>312</text:p>
          </table:table-cell>
          <table:table-cell table:style-name="ce10" office:value-type="float" office:value="154" calcext:value-type="float">
            <text:p>154</text:p>
          </table:table-cell>
          <table:table-cell table:style-name="ce10" office:value-type="float" office:value="151492" calcext:value-type="float">
            <text:p>151 492</text:p>
          </table:table-cell>
          <table:table-cell table:style-name="ce10" office:value-type="float" office:value="139950" calcext:value-type="float">
            <text:p>139 950</text:p>
          </table:table-cell>
          <table:table-cell table:style-name="ce10" office:value-type="float" office:value="6444136726" calcext:value-type="float">
            <text:p>6 444 136 726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1 - Micro entreprise</text:p>
          </table:table-cell>
          <table:table-cell table:style-name="ce10" office:value-type="float" office:value="3244" calcext:value-type="float">
            <text:p>3 244</text:p>
          </table:table-cell>
          <table:table-cell table:style-name="ce10" office:value-type="float" office:value="765" calcext:value-type="float">
            <text:p>765</text:p>
          </table:table-cell>
          <table:table-cell table:style-name="ce10" office:value-type="float" office:value="14883" calcext:value-type="float">
            <text:p>14 883</text:p>
          </table:table-cell>
          <table:table-cell table:style-name="ce10" office:value-type="float" office:value="14023" calcext:value-type="float">
            <text:p>14 023</text:p>
          </table:table-cell>
          <table:table-cell table:style-name="ce10" office:value-type="float" office:value="479908738" calcext:value-type="float">
            <text:p>479 908 738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2 - Petites entreprises</text:p>
          </table:table-cell>
          <table:table-cell table:style-name="ce10" office:value-type="float" office:value="2601" calcext:value-type="float">
            <text:p>2 601</text:p>
          </table:table-cell>
          <table:table-cell table:style-name="ce10" office:value-type="float" office:value="661" calcext:value-type="float">
            <text:p>661</text:p>
          </table:table-cell>
          <table:table-cell table:style-name="ce10" office:value-type="float" office:value="50352" calcext:value-type="float">
            <text:p>50 352</text:p>
          </table:table-cell>
          <table:table-cell table:style-name="ce10" office:value-type="float" office:value="46327" calcext:value-type="float">
            <text:p>46 327</text:p>
          </table:table-cell>
          <table:table-cell table:style-name="ce10" office:value-type="float" office:value="1564261592" calcext:value-type="float">
            <text:p>1 564 261 592</text:p>
          </table:table-cell>
          <table:table-cell/>
        </table:table-row>
        <table:table-row table:style-name="ro2">
          <table:table-cell table:style-name="ce6" office:value-type="string" calcext:value-type="string">
            <text:p>Provence-Alpes-Côte d'Azur</text:p>
          </table:table-cell>
          <table:table-cell table:style-name="ce6" office:value-type="string" calcext:value-type="string">
            <text:p>Hors ESS</text:p>
          </table:table-cell>
          <table:table-cell table:style-name="ce6" office:value-type="string" calcext:value-type="string">
            <text:p>Public</text:p>
          </table:table-cell>
          <table:table-cell table:style-name="ce6" office:value-type="string" calcext:value-type="string">
            <text:p>3 - Moyennes entreprises</text:p>
          </table:table-cell>
          <table:table-cell table:style-name="ce10" office:value-type="float" office:value="1185" calcext:value-type="float">
            <text:p>1 185</text:p>
          </table:table-cell>
          <table:table-cell table:style-name="ce10" office:value-type="float" office:value="872" calcext:value-type="float">
            <text:p>872</text:p>
          </table:table-cell>
          <table:table-cell table:style-name="ce10" office:value-type="float" office:value="108614" calcext:value-type="float">
            <text:p>108 614</text:p>
          </table:table-cell>
          <table:table-cell table:style-name="ce10" office:value-type="float" office:value="101287" calcext:value-type="float">
            <text:p>101 287</text:p>
          </table:table-cell>
          <table:table-cell table:style-name="ce10" office:value-type="float" office:value="3525520708" calcext:value-type="float">
            <text:p>3 525 520 708</text:p>
          </table:table-cell>
          <table:table-cell/>
        </table:table-row>
        <table:table-row table:style-name="ro2">
          <table:table-cell table:style-name="ce7" office:value-type="string" calcext:value-type="string">
            <text:p>Provence-Alpes-Côte d'Azur</text:p>
          </table:table-cell>
          <table:table-cell table:style-name="ce7" office:value-type="string" calcext:value-type="string">
            <text:p>Hors ESS</text:p>
          </table:table-cell>
          <table:table-cell table:style-name="ce7" office:value-type="string" calcext:value-type="string">
            <text:p>Public</text:p>
          </table:table-cell>
          <table:table-cell table:style-name="ce7" office:value-type="string" calcext:value-type="string">
            <text:p>4 - Grandes entreprises</text:p>
          </table:table-cell>
          <table:table-cell table:style-name="ce11" office:value-type="float" office:value="269" calcext:value-type="float">
            <text:p>269</text:p>
          </table:table-cell>
          <table:table-cell table:style-name="ce11" office:value-type="float" office:value="184" calcext:value-type="float">
            <text:p>184</text:p>
          </table:table-cell>
          <table:table-cell table:style-name="ce11" office:value-type="float" office:value="246445" calcext:value-type="float">
            <text:p>246 445</text:p>
          </table:table-cell>
          <table:table-cell table:style-name="ce11" office:value-type="float" office:value="232978" calcext:value-type="float">
            <text:p>232 978</text:p>
          </table:table-cell>
          <table:table-cell table:style-name="ce11" office:value-type="float" office:value="7931755970" calcext:value-type="float">
            <text:p>7 931 755 970</text:p>
          </table:table-cell>
          <table:table-cell/>
        </table:table-row>
        <table:table-row table:style-name="ro2" table:number-rows-repeated="1047265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1-08-12T17:58:29.292000000</dc:date>
    <dc:creator>Régis Arthaut</dc:creator>
    <meta:editing-duration>PT4M21S</meta:editing-duration>
    <meta:editing-cycles>1</meta:editing-cycles>
    <meta:document-statistic meta:table-count="1" meta:cell-count="11723" meta:object-count="0"/>
    <meta:generator>LibreOffice/6.4.7.2$Windows_X86_64 LibreOffice_project/639b8ac485750d5696d7590a72ef1b496725cfb5</meta:generator>
  </office:meta>
</office:document-meta>
</file>